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4.4681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4437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2.5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6.3827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6634in"/>
    </style:style>
    <style:style style:name="co14" style:family="table-column">
      <style:table-column-properties fo:break-before="auto" style:column-width="0.4346in"/>
    </style:style>
    <style:style style:name="co15" style:family="table-column">
      <style:table-column-properties fo:break-before="auto" style:column-width="0.5165in"/>
    </style:style>
    <style:style style:name="co16" style:family="table-column">
      <style:table-column-properties fo:break-before="auto" style:column-width="2.1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21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V00C00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Default"/>
        <table:table-row table:style-name="ro1">
          <table:table-cell table:style-name="ce1"/>
          <table:table-cell table:style-name="ce12" office:value-type="string" calcext:value-type="string">
            <text:p>RomRaider —</text:p>
          </table:table-cell>
          <table:table-cell table:style-name="ce13" office:value-type="string" calcext:value-type="string">
            <text:p>name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table</text:p>
          </table:table-cell>
          <table:table-cell table:style-name="ce18" office:value-type="string" calcext:value-type="string">
            <text:p>sizey</text:p>
          </table:table-cell>
          <table:table-cell table:style-name="ce18" office:value-type="string" calcext:value-type="string">
            <text:p>sizex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2</text:p>
          </table:table-cell>
          <table:table-cell table:style-name="ce13" office:value-type="string" calcext:value-type="string">
            <text:p>categ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s</text:p>
          </table:table-cell>
          <table:table-cell table:number-columns-repeated="2" office:value-type="string" calcext:value-type="string">
            <text:p>1118c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]=&quot;2D&quot;;[.D2]=[.E2]);&quot;synth2D&quot;;[.H2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RPM)</text:p>
          </table:table-cell>
          <table:table-cell table:number-columns-repeated="2" office:value-type="string" calcext:value-type="string">
            <text:p>1118b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]=&quot;2D&quot;;[.D3]=[.E3]);&quot;synth2D&quot;;[.H3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Load)</text:p>
          </table:table-cell>
          <table:table-cell table:number-columns-repeated="2" office:value-type="string" calcext:value-type="string">
            <text:p>1118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]=&quot;2D&quot;;[.D4]=[.E4]);&quot;synth2D&quot;;[.H4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Unknown)</text:p>
          </table:table-cell>
          <table:table-cell table:number-columns-repeated="2" table:style-name="ce17" office:value-type="string" calcext:value-type="string">
            <text:p>620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]=&quot;2D&quot;;[.D5]=[.E5]);&quot;synth2D&quot;;[.H5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C</text:p>
          </table:table-cell>
          <table:table-cell table:number-columns-repeated="2" office:value-type="string" calcext:value-type="string">
            <text:p>1117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]=&quot;2D&quot;;[.D6]=[.E6]);&quot;synth2D&quot;;[.H6])" office:value-type="string" office:string-value="synth2D" calcext:value-type="string">
            <text:p>synth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ase</text:p>
          </table:table-cell>
          <table:table-cell office:value-type="string" calcext:value-type="string">
            <text:p>13c528</text:p>
          </table:table-cell>
          <table:table-cell office:value-type="string" calcext:value-type="string">
            <text:p>e39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table:formula="of:=IF(AND([.H7]=&quot;2D&quot;;[.D7]=[.E7]);&quot;synth2D&quot;;[.H7])" office:value-type="string" office:string-value="2D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B (ECT)</text:p>
          </table:table-cell>
          <table:table-cell office:value-type="string" calcext:value-type="string">
            <text:p>117cac</text:p>
          </table:table-cell>
          <table:table-cell office:value-type="string" calcext:value-type="string">
            <text:p>e11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8]=&quot;2D&quot;;[.D8]=[.E8]);&quot;synth2D&quot;;[.H8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E (ECT)</text:p>
          </table:table-cell>
          <table:table-cell office:value-type="string" calcext:value-type="string">
            <text:p>117d14</text:p>
          </table:table-cell>
          <table:table-cell office:value-type="string" calcext:value-type="string">
            <text:p>e11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9]=&quot;2D&quot;;[.D9]=[.E9]);&quot;synth2D&quot;;[.H9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F (ECT)</text:p>
          </table:table-cell>
          <table:table-cell office:value-type="string" calcext:value-type="string">
            <text:p>117d5c</text:p>
          </table:table-cell>
          <table:table-cell office:value-type="string" calcext:value-type="string">
            <text:p>e114c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0]=&quot;2D&quot;;[.D10]=[.E10]);&quot;synth2D&quot;;[.H10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I (ECT)</text:p>
          </table:table-cell>
          <table:table-cell office:value-type="string" calcext:value-type="string">
            <text:p>117da4</text:p>
          </table:table-cell>
          <table:table-cell office:value-type="string" calcext:value-type="string">
            <text:p>e11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1]=&quot;2D&quot;;[.D11]=[.E11]);&quot;synth2D&quot;;[.H11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J (ECT)</text:p>
          </table:table-cell>
          <table:table-cell office:value-type="string" calcext:value-type="string">
            <text:p>117dec</text:p>
          </table:table-cell>
          <table:table-cell office:value-type="string" calcext:value-type="string">
            <text:p>e118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2]=&quot;2D&quot;;[.D12]=[.E12]);&quot;synth2D&quot;;[.H12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Minimum Open Time</text:p>
          </table:table-cell>
          <table:table-cell table:number-columns-repeated="2" table:style-name="ce17" office:value-type="string" calcext:value-type="string">
            <text:p>1118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3]=&quot;2D&quot;;[.D13]=[.E13]);&quot;synth2D&quot;;[.H13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Multiplier</text:p>
          </table:table-cell>
          <table:table-cell table:number-columns-repeated="2" table:style-name="ce17" office:value-type="string" calcext:value-type="string">
            <text:p>111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]=&quot;2D&quot;;[.D14]=[.E14]);&quot;synth2D&quot;;[.H14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C Duty Multiplier</text:p>
          </table:table-cell>
          <table:table-cell table:number-columns-repeated="2" office:value-type="string" calcext:value-type="string">
            <text:p>c64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]=&quot;2D&quot;;[.D15]=[.E15]);&quot;synth2D&quot;;[.H15])" office:value-type="string" office:string-value="synth2D" calcext:value-type="string">
            <text:p>synth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A</text:p>
          </table:table-cell>
          <table:table-cell office:value-type="string" calcext:value-type="string">
            <text:p>104c6c</text:p>
          </table:table-cell>
          <table:table-cell office:value-type="string" calcext:value-type="string">
            <text:p>dd1a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6]=&quot;2D&quot;;[.D16]=[.E16]);&quot;synth2D&quot;;[.H16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B</text:p>
          </table:table-cell>
          <table:table-cell office:value-type="string" calcext:value-type="string">
            <text:p>104ca4</text:p>
          </table:table-cell>
          <table:table-cell office:value-type="string" calcext:value-type="string">
            <text:p>dd1b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7]=&quot;2D&quot;;[.D17]=[.E17]);&quot;synth2D&quot;;[.H17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Base/Normal/Safe Hysteresis</text:p>
          </table:table-cell>
          <table:table-cell table:number-columns-repeated="2" table:style-name="ce17" office:value-type="string" calcext:value-type="string">
            <text:p>1296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8]=&quot;2D&quot;;[.D18]=[.E18]);&quot;synth2D&quot;;[.H18])" office:value-type="string" office:string-value="synth2D" calcext:value-type="string">
            <text:p>synth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for Airflow</text:p>
          </table:table-cell>
          <table:table-cell office:value-type="string" calcext:value-type="string">
            <text:p>13c6f0</text:p>
          </table:table-cell>
          <table:table-cell office:value-type="string" calcext:value-type="string">
            <text:p>e3a1c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2D</text:p>
          </table:table-cell>
          <table:table-cell table:formula="of:=IF(AND([.H19]=&quot;2D&quot;;[.D19]=[.E19]);&quot;synth2D&quot;;[.H1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B</text:p>
          </table:table-cell>
          <table:table-cell office:value-type="string" calcext:value-type="string">
            <text:p>13c5ec</text:p>
          </table:table-cell>
          <table:table-cell office:value-type="string" calcext:value-type="string">
            <text:p>e39e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table:formula="of:=IF(AND([.H20]=&quot;2D&quot;;[.D20]=[.E20]);&quot;synth2D&quot;;[.H2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C</text:p>
          </table:table-cell>
          <table:table-cell office:value-type="string" calcext:value-type="string">
            <text:p>13c624</text:p>
          </table:table-cell>
          <table:table-cell office:value-type="string" calcext:value-type="string">
            <text:p>e39f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21]=&quot;2D&quot;;[.D21]=[.E21]);&quot;synth2D&quot;;[.H21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D</text:p>
          </table:table-cell>
          <table:table-cell office:value-type="string" calcext:value-type="string">
            <text:p>13d984</text:p>
          </table:table-cell>
          <table:table-cell office:value-type="string" calcext:value-type="string">
            <text:p>e3c8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]=&quot;2D&quot;;[.D22]=[.E22]);&quot;synth2D&quot;;[.H22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for Airflow</text:p>
          </table:table-cell>
          <table:table-cell table:number-columns-repeated="2" office:value-type="string" calcext:value-type="string">
            <text:p>10c2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]=&quot;2D&quot;;[.D23]=[.E23]);&quot;synth2D&quot;;[.H23])" office:value-type="string" office:string-value="synth2D" calcext:value-type="string">
            <text:p>synth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B</text:p>
          </table:table-cell>
          <table:table-cell office:value-type="string" calcext:value-type="string">
            <text:p>10c220</text:p>
          </table:table-cell>
          <table:table-cell office:value-type="string" calcext:value-type="string">
            <text:p>de9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4]=&quot;2D&quot;;[.D24]=[.E24]);&quot;synth2D&quot;;[.H2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C</text:p>
          </table:table-cell>
          <table:table-cell office:value-type="string" calcext:value-type="string">
            <text:p>10c230</text:p>
          </table:table-cell>
          <table:table-cell office:value-type="string" calcext:value-type="string">
            <text:p>de9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5]=&quot;2D&quot;;[.D25]=[.E25]);&quot;synth2D&quot;;[.H2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D</text:p>
          </table:table-cell>
          <table:table-cell office:value-type="string" calcext:value-type="string">
            <text:p>1107a8</text:p>
          </table:table-cell>
          <table:table-cell office:value-type="string" calcext:value-type="string">
            <text:p>df40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6]=&quot;2D&quot;;[.D26]=[.E26]);&quot;synth2D&quot;;[.H26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Injector Load Threshold)</text:p>
          </table:table-cell>
          <table:table-cell office:value-type="string" calcext:value-type="string">
            <text:p>1141a8</text:p>
          </table:table-cell>
          <table:table-cell office:value-type="string" calcext:value-type="string">
            <text:p>e04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7]=&quot;2D&quot;;[.D27]=[.E27]);&quot;synth2D&quot;;[.H27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0</text:p>
          </table:table-cell>
          <table:table-cell table:number-columns-repeated="2" table:style-name="ce17" office:value-type="string" calcext:value-type="string">
            <text:p>125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8]=&quot;2D&quot;;[.D28]=[.E28]);&quot;synth2D&quot;;[.H2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</text:p>
          </table:table-cell>
          <table:table-cell table:number-columns-repeated="2" office:value-type="string" calcext:value-type="string">
            <text:p>12550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9]=&quot;2D&quot;;[.D29]=[.E29]);&quot;synth2D&quot;;[.H2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2</text:p>
          </table:table-cell>
          <table:table-cell table:number-columns-repeated="2" table:style-name="ce17" office:value-type="string" calcext:value-type="string">
            <text:p>1255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0]=&quot;2D&quot;;[.D30]=[.E30]);&quot;synth2D&quot;;[.H3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3</text:p>
          </table:table-cell>
          <table:table-cell table:number-columns-repeated="2" table:style-name="ce17" office:value-type="string" calcext:value-type="string">
            <text:p>1255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1]=&quot;2D&quot;;[.D31]=[.E31]);&quot;synth2D&quot;;[.H3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4</text:p>
          </table:table-cell>
          <table:table-cell table:number-columns-repeated="2" table:style-name="ce17" office:value-type="string" calcext:value-type="string">
            <text:p>1254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2]=&quot;2D&quot;;[.D32]=[.E32]);&quot;synth2D&quot;;[.H3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5</text:p>
          </table:table-cell>
          <table:table-cell table:number-columns-repeated="2" office:value-type="string" calcext:value-type="string">
            <text:p>1254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3]=&quot;2D&quot;;[.D33]=[.E33]);&quot;synth2D&quot;;[.H3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6</text:p>
          </table:table-cell>
          <table:table-cell table:number-columns-repeated="2" office:value-type="string" calcext:value-type="string">
            <text:p>1254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4]=&quot;2D&quot;;[.D34]=[.E34]);&quot;synth2D&quot;;[.H3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8</text:p>
          </table:table-cell>
          <table:table-cell table:number-columns-repeated="2" table:style-name="ce17" office:value-type="string" calcext:value-type="string">
            <text:p>1255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5]=&quot;2D&quot;;[.D35]=[.E35]);&quot;synth2D&quot;;[.H3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9</text:p>
          </table:table-cell>
          <table:table-cell table:number-columns-repeated="2" table:style-name="ce17" office:value-type="string" calcext:value-type="string">
            <text:p>1255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6]=&quot;2D&quot;;[.D36]=[.E36]);&quot;synth2D&quot;;[.H36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0</text:p>
          </table:table-cell>
          <table:table-cell table:number-columns-repeated="2" table:style-name="ce17" office:value-type="string" calcext:value-type="string">
            <text:p>1090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7]=&quot;2D&quot;;[.D37]=[.E37]);&quot;synth2D&quot;;[.H37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1</text:p>
          </table:table-cell>
          <table:table-cell table:number-columns-repeated="2" office:value-type="string" calcext:value-type="string">
            <text:p>1254f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8]=&quot;2D&quot;;[.D38]=[.E38]);&quot;synth2D&quot;;[.H3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2</text:p>
          </table:table-cell>
          <table:table-cell table:number-columns-repeated="2" office:value-type="string" calcext:value-type="string">
            <text:p>12551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9]=&quot;2D&quot;;[.D39]=[.E39]);&quot;synth2D&quot;;[.H3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0 Multiplier</text:p>
          </table:table-cell>
          <table:table-cell table:number-columns-repeated="2" office:value-type="string" calcext:value-type="string">
            <text:p>1000a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]=&quot;2D&quot;;[.D40]=[.E40]);&quot;synth2D&quot;;[.H4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0 Offset</text:p>
          </table:table-cell>
          <table:table-cell table:number-columns-repeated="2" office:value-type="string" calcext:value-type="string">
            <text:p>1000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]=&quot;2D&quot;;[.D41]=[.E41]);&quot;synth2D&quot;;[.H4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1 Multiplier</text:p>
          </table:table-cell>
          <table:table-cell table:number-columns-repeated="2" office:value-type="string" calcext:value-type="string">
            <text:p>1000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]=&quot;2D&quot;;[.D42]=[.E42]);&quot;synth2D&quot;;[.H4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1 Offset</text:p>
          </table:table-cell>
          <table:table-cell table:number-columns-repeated="2" office:value-type="string" calcext:value-type="string">
            <text:p>1000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3]=&quot;2D&quot;;[.D43]=[.E43]);&quot;synth2D&quot;;[.H4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2 Multiplier</text:p>
          </table:table-cell>
          <table:table-cell table:number-columns-repeated="2" table:style-name="ce17" office:value-type="string" calcext:value-type="string">
            <text:p>125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4]=&quot;2D&quot;;[.D44]=[.E44]);&quot;synth2D&quot;;[.H4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2 Offset</text:p>
          </table:table-cell>
          <table:table-cell table:number-columns-repeated="2" office:value-type="string" calcext:value-type="string">
            <text:p>1000b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5]=&quot;2D&quot;;[.D45]=[.E45]);&quot;synth2D&quot;;[.H4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3 Multiplier</text:p>
          </table:table-cell>
          <table:table-cell table:number-columns-repeated="2" table:style-name="ce17" office:value-type="string" calcext:value-type="string">
            <text:p>1255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6]=&quot;2D&quot;;[.D46]=[.E46]);&quot;synth2D&quot;;[.H46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3 Offset</text:p>
          </table:table-cell>
          <table:table-cell table:number-columns-repeated="2" office:value-type="string" calcext:value-type="string">
            <text:p>1000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7]=&quot;2D&quot;;[.D47]=[.E47]);&quot;synth2D&quot;;[.H47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5 Multiplier</text:p>
          </table:table-cell>
          <table:table-cell table:number-columns-repeated="2" office:value-type="string" calcext:value-type="string">
            <text:p>1000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8]=&quot;2D&quot;;[.D48]=[.E48]);&quot;synth2D&quot;;[.H4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5 Offset</text:p>
          </table:table-cell>
          <table:table-cell table:number-columns-repeated="2" office:value-type="string" calcext:value-type="string">
            <text:p>1000c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9]=&quot;2D&quot;;[.D49]=[.E49]);&quot;synth2D&quot;;[.H4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6 Multiplier</text:p>
          </table:table-cell>
          <table:table-cell table:number-columns-repeated="2" table:style-name="ce17" office:value-type="string" calcext:value-type="string">
            <text:p>1255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0]=&quot;2D&quot;;[.D50]=[.E50]);&quot;synth2D&quot;;[.H5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6 Offset</text:p>
          </table:table-cell>
          <table:table-cell table:number-columns-repeated="2" table:style-name="ce17" office:value-type="string" calcext:value-type="string">
            <text:p>125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1]=&quot;2D&quot;;[.D51]=[.E51]);&quot;synth2D&quot;;[.H5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7 Multiplier</text:p>
          </table:table-cell>
          <table:table-cell table:number-columns-repeated="2" office:value-type="string" calcext:value-type="string">
            <text:p>1000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2]=&quot;2D&quot;;[.D52]=[.E52]);&quot;synth2D&quot;;[.H5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7 Offset</text:p>
          </table:table-cell>
          <table:table-cell table:number-columns-repeated="2" office:value-type="string" calcext:value-type="string">
            <text:p>1000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3]=&quot;2D&quot;;[.D53]=[.E53]);&quot;synth2D&quot;;[.H5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8 Multiplier</text:p>
          </table:table-cell>
          <table:table-cell table:number-columns-repeated="2" office:value-type="string" calcext:value-type="string">
            <text:p>1000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4]=&quot;2D&quot;;[.D54]=[.E54]);&quot;synth2D&quot;;[.H5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8 Offset</text:p>
          </table:table-cell>
          <table:table-cell table:number-columns-repeated="2" table:style-name="ce17" office:value-type="string" calcext:value-type="string">
            <text:p>1000e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5]=&quot;2D&quot;;[.D55]=[.E55]);&quot;synth2D&quot;;[.H5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3</text:p>
          </table:table-cell>
          <table:table-cell office:value-type="string" calcext:value-type="string">
            <text:p>126be0</text:p>
          </table:table-cell>
          <table:table-cell office:value-type="string" calcext:value-type="string">
            <text:p>e423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D</text:p>
          </table:table-cell>
          <table:table-cell table:formula="of:=IF(AND([.H56]=&quot;2D&quot;;[.D56]=[.E56]);&quot;synth2D&quot;;[.H56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4</text:p>
          </table:table-cell>
          <table:table-cell office:value-type="string" calcext:value-type="string">
            <text:p>126c68</text:p>
          </table:table-cell>
          <table:table-cell office:value-type="string" calcext:value-type="string">
            <text:p>e42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57]=&quot;2D&quot;;[.D57]=[.E57]);&quot;synth2D&quot;;[.H57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5</text:p>
          </table:table-cell>
          <table:table-cell office:value-type="string" calcext:value-type="string">
            <text:p>126c80</text:p>
          </table:table-cell>
          <table:table-cell office:value-type="string" calcext:value-type="string">
            <text:p>e424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58]=&quot;2D&quot;;[.D58]=[.E58]);&quot;synth2D&quot;;[.H58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Scaling A</text:p>
          </table:table-cell>
          <table:table-cell table:number-columns-repeated="2" office:value-type="string" calcext:value-type="string">
            <text:p>1255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59]=&quot;2D&quot;;[.D59]=[.E59]);&quot;synth2D&quot;;[.H59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Limits (CEL)</text:p>
          </table:table-cell>
          <table:table-cell table:number-columns-repeated="2" table:style-name="ce17" office:value-type="string" calcext:value-type="string">
            <text:p>1254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60]=&quot;2D&quot;;[.D60]=[.E60]);&quot;synth2D&quot;;[.H60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CEL Delays</text:p>
          </table:table-cell>
          <table:table-cell table:number-columns-repeated="2" office:value-type="string" calcext:value-type="string">
            <text:p>12545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61]=&quot;2D&quot;;[.D61]=[.E61]);&quot;synth2D&quot;;[.H61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</text:p>
          </table:table-cell>
          <table:table-cell table:style-name="ce17" office:value-type="string" calcext:value-type="string">
            <text:p>116550</text:p>
          </table:table-cell>
          <table:table-cell office:value-type="string" calcext:value-type="string">
            <text:p>e0d7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2]=&quot;2D&quot;;[.D62]=[.E62]);&quot;synth2D&quot;;[.H62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B</text:p>
          </table:table-cell>
          <table:table-cell office:value-type="string" calcext:value-type="string">
            <text:p>11670c</text:p>
          </table:table-cell>
          <table:table-cell office:value-type="string" calcext:value-type="string">
            <text:p>e0d9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3]=&quot;2D&quot;;[.D63]=[.E63]);&quot;synth2D&quot;;[.H63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Minimum</text:p>
          </table:table-cell>
          <table:table-cell office:value-type="string" calcext:value-type="string">
            <text:p>116d1c</text:p>
          </table:table-cell>
          <table:table-cell office:value-type="string" calcext:value-type="string">
            <text:p>e0f1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4]=&quot;2D&quot;;[.D64]=[.E64]);&quot;synth2D&quot;;[.H64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Active Primary Open Loop Enrichment</text:p>
          </table:table-cell>
          <table:table-cell table:number-columns-repeated="2" office:value-type="string" calcext:value-type="string">
            <text:p>111d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5]=&quot;2D&quot;;[.D65]=[.E65]);&quot;synth2D&quot;;[.H65])" office:value-type="string" office:string-value="synth2D" calcext:value-type="string">
            <text:p>synth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A</text:p>
          </table:table-cell>
          <table:table-cell table:style-name="ce17" office:value-type="string" calcext:value-type="string">
            <text:p>127114</text:p>
          </table:table-cell>
          <table:table-cell office:value-type="string" calcext:value-type="string">
            <text:p>e42c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table:formula="of:=IF(AND([.H66]=&quot;2D&quot;;[.D66]=[.E66]);&quot;synth2D&quot;;[.H66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B</text:p>
          </table:table-cell>
          <table:table-cell table:style-name="ce17" office:value-type="string" calcext:value-type="string">
            <text:p>127184</text:p>
          </table:table-cell>
          <table:table-cell office:value-type="string" calcext:value-type="string">
            <text:p>e42d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table:formula="of:=IF(AND([.H67]=&quot;2D&quot;;[.D67]=[.E67]);&quot;synth2D&quot;;[.H67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Rich Limit</text:p>
          </table:table-cell>
          <table:table-cell table:number-columns-repeated="2" office:value-type="string" calcext:value-type="string">
            <text:p>52ff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8]=&quot;2D&quot;;[.D68]=[.E68]);&quot;synth2D&quot;;[.H68])" office:value-type="string" office:string-value="synth2D" calcext:value-type="string">
            <text:p>synth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Compensation (Atm. Pressure)</text:p>
          </table:table-cell>
          <table:table-cell table:style-name="ce17" office:value-type="string" calcext:value-type="string">
            <text:p>104e20</text:p>
          </table:table-cell>
          <table:table-cell office:value-type="string" calcext:value-type="string">
            <text:p>dd23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69]=&quot;2D&quot;;[.D69]=[.E69]);&quot;synth2D&quot;;[.H69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A</text:p>
          </table:table-cell>
          <table:table-cell office:value-type="string" calcext:value-type="string">
            <text:p>113c48</text:p>
          </table:table-cell>
          <table:table-cell office:value-type="string" calcext:value-type="string">
            <text:p>e01dc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table:formula="of:=IF(AND([.H70]=&quot;2D&quot;;[.D70]=[.E70]);&quot;synth2D&quot;;[.H7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F</text:p>
          </table:table-cell>
          <table:table-cell table:number-columns-repeated="2" office:value-type="string" calcext:value-type="string">
            <text:p>111b0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table:formula="of:=IF(AND([.H71]=&quot;2D&quot;;[.D71]=[.E71]);&quot;synth2D&quot;;[.H71])" office:value-type="string" office:string-value="synth2D" calcext:value-type="string">
            <text:p>synth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A</text:p>
          </table:table-cell>
          <table:table-cell office:value-type="string" calcext:value-type="string">
            <text:p>114fcc</text:p>
          </table:table-cell>
          <table:table-cell office:value-type="string" calcext:value-type="string">
            <text:p>e08b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2]=&quot;2D&quot;;[.D72]=[.E72]);&quot;synth2D&quot;;[.H7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A</text:p>
          </table:table-cell>
          <table:table-cell office:value-type="string" calcext:value-type="string">
            <text:p>11507c</text:p>
          </table:table-cell>
          <table:table-cell office:value-type="string" calcext:value-type="string">
            <text:p>e08d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3]=&quot;2D&quot;;[.D73]=[.E73]);&quot;synth2D&quot;;[.H7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A</text:p>
          </table:table-cell>
          <table:table-cell office:value-type="string" calcext:value-type="string">
            <text:p>11512c</text:p>
          </table:table-cell>
          <table:table-cell office:value-type="string" calcext:value-type="string">
            <text:p>e08e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4]=&quot;2D&quot;;[.D74]=[.E74]);&quot;synth2D&quot;;[.H7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A</text:p>
          </table:table-cell>
          <table:table-cell office:value-type="string" calcext:value-type="string">
            <text:p>1151ec</text:p>
          </table:table-cell>
          <table:table-cell office:value-type="string" calcext:value-type="string">
            <text:p>e090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5]=&quot;2D&quot;;[.D75]=[.E75]);&quot;synth2D&quot;;[.H7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A</text:p>
          </table:table-cell>
          <table:table-cell table:style-name="ce17" office:value-type="string" calcext:value-type="string">
            <text:p>115264</text:p>
          </table:table-cell>
          <table:table-cell office:value-type="string" calcext:value-type="string">
            <text:p>e09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6]=&quot;2D&quot;;[.D76]=[.E76]);&quot;synth2D&quot;;[.H7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A</text:p>
          </table:table-cell>
          <table:table-cell office:value-type="string" calcext:value-type="string">
            <text:p>1152c0</text:p>
          </table:table-cell>
          <table:table-cell office:value-type="string" calcext:value-type="string">
            <text:p>e091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77]=&quot;2D&quot;;[.D77]=[.E77]);&quot;synth2D&quot;;[.H7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A</text:p>
          </table:table-cell>
          <table:table-cell office:value-type="string" calcext:value-type="string">
            <text:p>11531c</text:p>
          </table:table-cell>
          <table:table-cell office:value-type="string" calcext:value-type="string">
            <text:p>e09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8]=&quot;2D&quot;;[.D78]=[.E78]);&quot;synth2D&quot;;[.H7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A</text:p>
          </table:table-cell>
          <table:table-cell table:style-name="ce17" office:value-type="string" calcext:value-type="string">
            <text:p>115394</text:p>
          </table:table-cell>
          <table:table-cell office:value-type="string" calcext:value-type="string">
            <text:p>e093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9]=&quot;2D&quot;;[.D79]=[.E79]);&quot;synth2D&quot;;[.H7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A</text:p>
          </table:table-cell>
          <table:table-cell office:value-type="string" calcext:value-type="string">
            <text:p>1153f0</text:p>
          </table:table-cell>
          <table:table-cell office:value-type="string" calcext:value-type="string">
            <text:p>e094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0]=&quot;2D&quot;;[.D80]=[.E80]);&quot;synth2D&quot;;[.H8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B</text:p>
          </table:table-cell>
          <table:table-cell table:style-name="ce17" office:value-type="string" calcext:value-type="string">
            <text:p>115024</text:p>
          </table:table-cell>
          <table:table-cell office:value-type="string" calcext:value-type="string">
            <text:p>e08c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1]=&quot;2D&quot;;[.D81]=[.E81]);&quot;synth2D&quot;;[.H8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B</text:p>
          </table:table-cell>
          <table:table-cell office:value-type="string" calcext:value-type="string">
            <text:p>1150d4</text:p>
          </table:table-cell>
          <table:table-cell office:value-type="string" calcext:value-type="string">
            <text:p>e08e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2]=&quot;2D&quot;;[.D82]=[.E82]);&quot;synth2D&quot;;[.H8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B</text:p>
          </table:table-cell>
          <table:table-cell table:style-name="ce17" office:value-type="string" calcext:value-type="string">
            <text:p>115184</text:p>
          </table:table-cell>
          <table:table-cell office:value-type="string" calcext:value-type="string">
            <text:p>e08f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3]=&quot;2D&quot;;[.D83]=[.E83]);&quot;synth2D&quot;;[.H8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B</text:p>
          </table:table-cell>
          <table:table-cell office:value-type="string" calcext:value-type="string">
            <text:p>11544c</text:p>
          </table:table-cell>
          <table:table-cell office:value-type="string" calcext:value-type="string">
            <text:p>e094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4]=&quot;2D&quot;;[.D84]=[.E84]);&quot;synth2D&quot;;[.H8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B</text:p>
          </table:table-cell>
          <table:table-cell office:value-type="string" calcext:value-type="string">
            <text:p>1154c4</text:p>
          </table:table-cell>
          <table:table-cell office:value-type="string" calcext:value-type="string">
            <text:p>e095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5]=&quot;2D&quot;;[.D85]=[.E85]);&quot;synth2D&quot;;[.H8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B</text:p>
          </table:table-cell>
          <table:table-cell table:style-name="ce17" office:value-type="string" calcext:value-type="string">
            <text:p>115520</text:p>
          </table:table-cell>
          <table:table-cell office:value-type="string" calcext:value-type="string">
            <text:p>e096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6]=&quot;2D&quot;;[.D86]=[.E86]);&quot;synth2D&quot;;[.H8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B</text:p>
          </table:table-cell>
          <table:table-cell office:value-type="string" calcext:value-type="string">
            <text:p>11557c</text:p>
          </table:table-cell>
          <table:table-cell office:value-type="string" calcext:value-type="string">
            <text:p>e097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7]=&quot;2D&quot;;[.D87]=[.E87]);&quot;synth2D&quot;;[.H8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B</text:p>
          </table:table-cell>
          <table:table-cell office:value-type="string" calcext:value-type="string">
            <text:p>1155f4</text:p>
          </table:table-cell>
          <table:table-cell office:value-type="string" calcext:value-type="string">
            <text:p>e097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8]=&quot;2D&quot;;[.D88]=[.E88]);&quot;synth2D&quot;;[.H8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B</text:p>
          </table:table-cell>
          <table:table-cell table:style-name="ce17" office:value-type="string" calcext:value-type="string">
            <text:p>115650</text:p>
          </table:table-cell>
          <table:table-cell office:value-type="string" calcext:value-type="string">
            <text:p>e098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9]=&quot;2D&quot;;[.D89]=[.E89]);&quot;synth2D&quot;;[.H8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0</text:p>
          </table:table-cell>
          <table:table-cell office:value-type="string" calcext:value-type="string">
            <text:p>11499c</text:p>
          </table:table-cell>
          <table:table-cell office:value-type="string" calcext:value-type="string">
            <text:p>e06e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90]=&quot;2D&quot;;[.D90]=[.E90]);&quot;synth2D&quot;;[.H9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A</text:p>
          </table:table-cell>
          <table:table-cell office:value-type="string" calcext:value-type="string">
            <text:p>1135f6</text:p>
          </table:table-cell>
          <table:table-cell office:value-type="string" calcext:value-type="string">
            <text:p>dfd0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1]=&quot;2D&quot;;[.D91]=[.E91]);&quot;synth2D&quot;;[.H9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B</text:p>
          </table:table-cell>
          <table:table-cell office:value-type="string" calcext:value-type="string">
            <text:p>11368c</text:p>
          </table:table-cell>
          <table:table-cell office:value-type="string" calcext:value-type="string">
            <text:p>dfd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92]=&quot;2D&quot;;[.D92]=[.E92]);&quot;synth2D&quot;;[.H9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C</text:p>
          </table:table-cell>
          <table:table-cell table:style-name="ce17" office:value-type="string" calcext:value-type="string">
            <text:p>113616</text:p>
          </table:table-cell>
          <table:table-cell office:value-type="string" calcext:value-type="string">
            <text:p>dfd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3]=&quot;2D&quot;;[.D93]=[.E93]);&quot;synth2D&quot;;[.H9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2</text:p>
          </table:table-cell>
          <table:table-cell office:value-type="string" calcext:value-type="string">
            <text:p>1129fc</text:p>
          </table:table-cell>
          <table:table-cell office:value-type="string" calcext:value-type="string">
            <text:p>df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94]=&quot;2D&quot;;[.D94]=[.E94]);&quot;synth2D&quot;;[.H9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3</text:p>
          </table:table-cell>
          <table:table-cell office:value-type="string" calcext:value-type="string">
            <text:p>11608c</text:p>
          </table:table-cell>
          <table:table-cell office:value-type="string" calcext:value-type="string">
            <text:p>e0c1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table:formula="of:=IF(AND([.H95]=&quot;2D&quot;;[.D95]=[.E95]);&quot;synth2D&quot;;[.H9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4</text:p>
          </table:table-cell>
          <table:table-cell table:style-name="ce17" office:value-type="string" calcext:value-type="string">
            <text:p>113690</text:p>
          </table:table-cell>
          <table:table-cell office:value-type="string" calcext:value-type="string">
            <text:p>dfd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6]=&quot;2D&quot;;[.D96]=[.E96]);&quot;synth2D&quot;;[.H9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5</text:p>
          </table:table-cell>
          <table:table-cell office:value-type="string" calcext:value-type="string">
            <text:p>1129d4</text:p>
          </table:table-cell>
          <table:table-cell office:value-type="string" calcext:value-type="string">
            <text:p>df6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7]=&quot;2D&quot;;[.D97]=[.E97]);&quot;synth2D&quot;;[.H9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6</text:p>
          </table:table-cell>
          <table:table-cell table:style-name="ce17" office:value-type="string" calcext:value-type="string">
            <text:p>1129e4</text:p>
          </table:table-cell>
          <table:table-cell office:value-type="string" calcext:value-type="string">
            <text:p>df6e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8]=&quot;2D&quot;;[.D98]=[.E98]);&quot;synth2D&quot;;[.H9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7</text:p>
          </table:table-cell>
          <table:table-cell table:style-name="ce17" office:value-type="string" calcext:value-type="string">
            <text:p>116070</text:p>
          </table:table-cell>
          <table:table-cell office:value-type="string" calcext:value-type="string">
            <text:p>e0c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formula="of:=IF(AND([.H99]=&quot;2D&quot;;[.D99]=[.E99]);&quot;synth2D&quot;;[.H9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8</text:p>
          </table:table-cell>
          <table:table-cell office:value-type="string" calcext:value-type="string">
            <text:p>1137b0</text:p>
          </table:table-cell>
          <table:table-cell office:value-type="string" calcext:value-type="string">
            <text:p>dfe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0]=&quot;2D&quot;;[.D100]=[.E100]);&quot;synth2D&quot;;[.H10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9</text:p>
          </table:table-cell>
          <table:table-cell table:style-name="ce17" office:value-type="string" calcext:value-type="string">
            <text:p>113870</text:p>
          </table:table-cell>
          <table:table-cell office:value-type="string" calcext:value-type="string">
            <text:p>dfeb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1]=&quot;2D&quot;;[.D101]=[.E101]);&quot;synth2D&quot;;[.H10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0</text:p>
          </table:table-cell>
          <table:table-cell office:value-type="string" calcext:value-type="string">
            <text:p>11387c</text:p>
          </table:table-cell>
          <table:table-cell office:value-type="string" calcext:value-type="string">
            <text:p>dfec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2]=&quot;2D&quot;;[.D102]=[.E102]);&quot;synth2D&quot;;[.H10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1</text:p>
          </table:table-cell>
          <table:table-cell table:style-name="ce17" office:value-type="string" calcext:value-type="string">
            <text:p>113888</text:p>
          </table:table-cell>
          <table:table-cell office:value-type="string" calcext:value-type="string">
            <text:p>dfe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3]=&quot;2D&quot;;[.D103]=[.E103]);&quot;synth2D&quot;;[.H10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2</text:p>
          </table:table-cell>
          <table:table-cell table:style-name="ce17" office:value-type="string" calcext:value-type="string">
            <text:p>113894</text:p>
          </table:table-cell>
          <table:table-cell office:value-type="string" calcext:value-type="string">
            <text:p>dfe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4]=&quot;2D&quot;;[.D104]=[.E104]);&quot;synth2D&quot;;[.H10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3</text:p>
          </table:table-cell>
          <table:table-cell table:style-name="ce17" office:value-type="string" calcext:value-type="string">
            <text:p>113810</text:p>
          </table:table-cell>
          <table:table-cell office:value-type="string" calcext:value-type="string">
            <text:p>dfe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5]=&quot;2D&quot;;[.D105]=[.E105]);&quot;synth2D&quot;;[.H10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4</text:p>
          </table:table-cell>
          <table:table-cell table:style-name="ce17" office:value-type="string" calcext:value-type="string">
            <text:p>113830</text:p>
          </table:table-cell>
          <table:table-cell office:value-type="string" calcext:value-type="string">
            <text:p>dfe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6]=&quot;2D&quot;;[.D106]=[.E106]);&quot;synth2D&quot;;[.H10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5</text:p>
          </table:table-cell>
          <table:table-cell table:style-name="ce17" office:value-type="string" calcext:value-type="string">
            <text:p>113858</text:p>
          </table:table-cell>
          <table:table-cell office:value-type="string" calcext:value-type="string">
            <text:p>dfe8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7]=&quot;2D&quot;;[.D107]=[.E107]);&quot;synth2D&quot;;[.H10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6</text:p>
          </table:table-cell>
          <table:table-cell table:style-name="ce17" office:value-type="string" calcext:value-type="string">
            <text:p>113864</text:p>
          </table:table-cell>
          <table:table-cell office:value-type="string" calcext:value-type="string">
            <text:p>dfe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8]=&quot;2D&quot;;[.D108]=[.E108]);&quot;synth2D&quot;;[.H10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7</text:p>
          </table:table-cell>
          <table:table-cell office:value-type="string" calcext:value-type="string">
            <text:p>1160ac</text:p>
          </table:table-cell>
          <table:table-cell office:value-type="string" calcext:value-type="string">
            <text:p>e0c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formula="of:=IF(AND([.H109]=&quot;2D&quot;;[.D109]=[.E109]);&quot;synth2D&quot;;[.H10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A</text:p>
          </table:table-cell>
          <table:table-cell table:style-name="ce17" office:value-type="string" calcext:value-type="string">
            <text:p>113730</text:p>
          </table:table-cell>
          <table:table-cell office:value-type="string" calcext:value-type="string">
            <text:p>dfd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0]=&quot;2D&quot;;[.D110]=[.E110]);&quot;synth2D&quot;;[.H11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A</text:p>
          </table:table-cell>
          <table:table-cell table:style-name="ce17" office:value-type="string" calcext:value-type="string">
            <text:p>113750</text:p>
          </table:table-cell>
          <table:table-cell office:value-type="string" calcext:value-type="string">
            <text:p>dfdf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1]=&quot;2D&quot;;[.D111]=[.E111]);&quot;synth2D&quot;;[.H11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B</text:p>
          </table:table-cell>
          <table:table-cell office:value-type="string" calcext:value-type="string">
            <text:p>1138b8</text:p>
          </table:table-cell>
          <table:table-cell office:value-type="string" calcext:value-type="string">
            <text:p>dff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12]=&quot;2D&quot;;[.D112]=[.E112]);&quot;synth2D&quot;;[.H11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B</text:p>
          </table:table-cell>
          <table:table-cell office:value-type="string" calcext:value-type="string">
            <text:p>1138c4</text:p>
          </table:table-cell>
          <table:table-cell office:value-type="string" calcext:value-type="string">
            <text:p>dff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13]=&quot;2D&quot;;[.D113]=[.E113]);&quot;synth2D&quot;;[.H11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C</text:p>
          </table:table-cell>
          <table:table-cell table:style-name="ce17" office:value-type="string" calcext:value-type="string">
            <text:p>113770</text:p>
          </table:table-cell>
          <table:table-cell office:value-type="string" calcext:value-type="string">
            <text:p>dfe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4]=&quot;2D&quot;;[.D114]=[.E114]);&quot;synth2D&quot;;[.H11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C</text:p>
          </table:table-cell>
          <table:table-cell table:style-name="ce17" office:value-type="string" calcext:value-type="string">
            <text:p>113790</text:p>
          </table:table-cell>
          <table:table-cell office:value-type="string" calcext:value-type="string">
            <text:p>dfe1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5]=&quot;2D&quot;;[.D115]=[.E115]);&quot;synth2D&quot;;[.H11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Load)</text:p>
          </table:table-cell>
          <table:table-cell office:value-type="string" calcext:value-type="string">
            <text:p>11bf44</text:p>
          </table:table-cell>
          <table:table-cell office:value-type="string" calcext:value-type="string">
            <text:p>e1b9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116]=&quot;2D&quot;;[.D116]=[.E116]);&quot;synth2D&quot;;[.H116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Load)</text:p>
          </table:table-cell>
          <table:table-cell table:style-name="ce17" office:value-type="string" calcext:value-type="string">
            <text:p>119718</text:p>
          </table:table-cell>
          <table:table-cell office:value-type="string" calcext:value-type="string">
            <text:p>e17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117]=&quot;2D&quot;;[.D117]=[.E117]);&quot;synth2D&quot;;[.H117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C (Load)</text:p>
          </table:table-cell>
          <table:table-cell table:style-name="ce17" office:value-type="string" calcext:value-type="string">
            <text:p>119864</text:p>
          </table:table-cell>
          <table:table-cell office:value-type="string" calcext:value-type="string">
            <text:p>e171c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118]=&quot;2D&quot;;[.D118]=[.E118]);&quot;synth2D&quot;;[.H118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ECT)</text:p>
          </table:table-cell>
          <table:table-cell office:value-type="string" calcext:value-type="string">
            <text:p>1195f4</text:p>
          </table:table-cell>
          <table:table-cell office:value-type="string" calcext:value-type="string">
            <text:p>e16c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19]=&quot;2D&quot;;[.D119]=[.E119]);&quot;synth2D&quot;;[.H119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ECT)</text:p>
          </table:table-cell>
          <table:table-cell table:style-name="ce17" office:value-type="string" calcext:value-type="string">
            <text:p>119660</text:p>
          </table:table-cell>
          <table:table-cell office:value-type="string" calcext:value-type="string">
            <text:p>e16e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20]=&quot;2D&quot;;[.D120]=[.E120]);&quot;synth2D&quot;;[.H120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(ECT) Disable</text:p>
          </table:table-cell>
          <table:table-cell table:number-columns-repeated="2" office:value-type="string" calcext:value-type="string">
            <text:p>111ad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1]=&quot;2D&quot;;[.D121]=[.E121]);&quot;synth2D&quot;;[.H121])" office:value-type="string" office:string-value="synth2D" calcext:value-type="string">
            <text:p>synth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Base Pulse Width)</text:p>
          </table:table-cell>
          <table:table-cell table:style-name="ce17" office:value-type="string" calcext:value-type="string">
            <text:p>114148</text:p>
          </table:table-cell>
          <table:table-cell office:value-type="string" calcext:value-type="string">
            <text:p>e03e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22]=&quot;2D&quot;;[.D122]=[.E122]);&quot;synth2D&quot;;[.H122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Delay Maximum Engine Speed (Per Gear)</text:p>
          </table:table-cell>
          <table:table-cell table:number-columns-repeated="2" office:value-type="string" calcext:value-type="string">
            <text:p>11c35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123]=&quot;2D&quot;;[.D123]=[.E123]);&quot;synth2D&quot;;[.H123])" office:value-type="string" office:string-value="synth2D" calcext:value-type="string">
            <text:p>synth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Latency</text:p>
          </table:table-cell>
          <table:table-cell office:value-type="string" calcext:value-type="string">
            <text:p>117ef4</text:p>
          </table:table-cell>
          <table:table-cell office:value-type="string" calcext:value-type="string">
            <text:p>e12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table:formula="of:=IF(AND([.H124]=&quot;2D&quot;;[.D124]=[.E124]);&quot;synth2D&quot;;[.H124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</text:p>
          </table:table-cell>
          <table:table-cell table:number-columns-repeated="2" table:style-name="ce17" office:value-type="string" calcext:value-type="string">
            <text:p>1118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5]=&quot;2D&quot;;[.D125]=[.E125]);&quot;synth2D&quot;;[.H125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 BRZ</text:p>
          </table:table-cell>
          <table:table-cell table:number-columns-repeated="2" table:style-name="ce17" office:value-type="string" calcext:value-type="string">
            <text:p>111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6]=&quot;2D&quot;;[.D126]=[.E126]);&quot;synth2D&quot;;[.H126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A</text:p>
          </table:table-cell>
          <table:table-cell office:value-type="string" calcext:value-type="string">
            <text:p>116ff8</text:p>
          </table:table-cell>
          <table:table-cell office:value-type="string" calcext:value-type="string">
            <text:p>e0f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7]=&quot;2D&quot;;[.D127]=[.E127]);&quot;synth2D&quot;;[.H127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B</text:p>
          </table:table-cell>
          <table:table-cell office:value-type="string" calcext:value-type="string">
            <text:p>1170b8</text:p>
          </table:table-cell>
          <table:table-cell office:value-type="string" calcext:value-type="string">
            <text:p>e0f8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8]=&quot;2D&quot;;[.D128]=[.E128]);&quot;synth2D&quot;;[.H128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C</text:p>
          </table:table-cell>
          <table:table-cell table:style-name="ce17" office:value-type="string" calcext:value-type="string">
            <text:p>117178</text:p>
          </table:table-cell>
          <table:table-cell office:value-type="string" calcext:value-type="string">
            <text:p>e0fa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9]=&quot;2D&quot;;[.D129]=[.E129]);&quot;synth2D&quot;;[.H129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D</text:p>
          </table:table-cell>
          <table:table-cell table:style-name="ce17" office:value-type="string" calcext:value-type="string">
            <text:p>117238</text:p>
          </table:table-cell>
          <table:table-cell office:value-type="string" calcext:value-type="string">
            <text:p>e0fc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0]=&quot;2D&quot;;[.D130]=[.E130]);&quot;synth2D&quot;;[.H130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E</text:p>
          </table:table-cell>
          <table:table-cell office:value-type="string" calcext:value-type="string">
            <text:p>1172f8</text:p>
          </table:table-cell>
          <table:table-cell office:value-type="string" calcext:value-type="string">
            <text:p>e0fe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1]=&quot;2D&quot;;[.D131]=[.E131]);&quot;synth2D&quot;;[.H131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F</text:p>
          </table:table-cell>
          <table:table-cell office:value-type="string" calcext:value-type="string">
            <text:p>1173b8</text:p>
          </table:table-cell>
          <table:table-cell office:value-type="string" calcext:value-type="string">
            <text:p>e0ff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2]=&quot;2D&quot;;[.D132]=[.E132]);&quot;synth2D&quot;;[.H132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G</text:p>
          </table:table-cell>
          <table:table-cell table:style-name="ce17" office:value-type="string" calcext:value-type="string">
            <text:p>117478</text:p>
          </table:table-cell>
          <table:table-cell office:value-type="string" calcext:value-type="string">
            <text:p>e10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3]=&quot;2D&quot;;[.D133]=[.E133]);&quot;synth2D&quot;;[.H133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H</text:p>
          </table:table-cell>
          <table:table-cell table:style-name="ce17" office:value-type="string" calcext:value-type="string">
            <text:p>117538</text:p>
          </table:table-cell>
          <table:table-cell office:value-type="string" calcext:value-type="string">
            <text:p>e10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4]=&quot;2D&quot;;[.D134]=[.E134]);&quot;synth2D&quot;;[.H134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A (RPM)</text:p>
          </table:table-cell>
          <table:table-cell office:value-type="string" calcext:value-type="string">
            <text:p>115e6c</text:p>
          </table:table-cell>
          <table:table-cell office:value-type="string" calcext:value-type="string">
            <text:p>e0b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135]=&quot;2D&quot;;[.D135]=[.E135]);&quot;synth2D&quot;;[.H135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MAP)</text:p>
          </table:table-cell>
          <table:table-cell table:style-name="ce17" office:value-type="string" calcext:value-type="string">
            <text:p>112914</text:p>
          </table:table-cell>
          <table:table-cell office:value-type="string" calcext:value-type="string">
            <text:p>df6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136]=&quot;2D&quot;;[.D136]=[.E136]);&quot;synth2D&quot;;[.H136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Accelerator)</text:p>
          </table:table-cell>
          <table:table-cell table:style-name="ce17" office:value-type="string" calcext:value-type="string">
            <text:p>112938</text:p>
          </table:table-cell>
          <table:table-cell office:value-type="string" calcext:value-type="string">
            <text:p>df65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137]=&quot;2D&quot;;[.D137]=[.E137]);&quot;synth2D&quot;;[.H137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IAT)</text:p>
          </table:table-cell>
          <table:table-cell table:style-name="ce17" office:value-type="string" calcext:value-type="string">
            <text:p>112954</text:p>
          </table:table-cell>
          <table:table-cell office:value-type="string" calcext:value-type="string">
            <text:p>df66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38]=&quot;2D&quot;;[.D138]=[.E138]);&quot;synth2D&quot;;[.H138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A</text:p>
          </table:table-cell>
          <table:table-cell office:value-type="string" calcext:value-type="string">
            <text:p>11b558</text:p>
          </table:table-cell>
          <table:table-cell office:value-type="string" calcext:value-type="string">
            <text:p>e19a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table:formula="of:=IF(AND([.H139]=&quot;2D&quot;;[.D139]=[.E139]);&quot;synth2D&quot;;[.H139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B</text:p>
          </table:table-cell>
          <table:table-cell office:value-type="string" calcext:value-type="string">
            <text:p>11b618</text:p>
          </table:table-cell>
          <table:table-cell office:value-type="string" calcext:value-type="string">
            <text:p>e19bc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table:formula="of:=IF(AND([.H140]=&quot;2D&quot;;[.D140]=[.E140]);&quot;synth2D&quot;;[.H140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</text:p>
          </table:table-cell>
          <table:table-cell table:number-columns-repeated="2" office:value-type="string" calcext:value-type="string">
            <text:p>111f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1]=&quot;2D&quot;;[.D141]=[.E141]);&quot;synth2D&quot;;[.H141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 (Throttle)</text:p>
          </table:table-cell>
          <table:table-cell table:number-columns-repeated="2" office:value-type="string" calcext:value-type="string">
            <text:p>111f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2]=&quot;2D&quot;;[.D142]=[.E142]);&quot;synth2D&quot;;[.H142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RPM)</text:p>
          </table:table-cell>
          <table:table-cell office:value-type="string" calcext:value-type="string">
            <text:p>112f68</text:p>
          </table:table-cell>
          <table:table-cell office:value-type="string" calcext:value-type="string">
            <text:p>dfa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3]=&quot;2D&quot;;[.D143]=[.E143]);&quot;synth2D&quot;;[.H143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MRP)</text:p>
          </table:table-cell>
          <table:table-cell office:value-type="string" calcext:value-type="string">
            <text:p>112f9c</text:p>
          </table:table-cell>
          <table:table-cell office:value-type="string" calcext:value-type="string">
            <text:p>dfa7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44]=&quot;2D&quot;;[.D144]=[.E144]);&quot;synth2D&quot;;[.H144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A (ECT)</text:p>
          </table:table-cell>
          <table:table-cell office:value-type="string" calcext:value-type="string">
            <text:p>112fa5</text:p>
          </table:table-cell>
          <table:table-cell office:value-type="string" calcext:value-type="string">
            <text:p>dfa8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5]=&quot;2D&quot;;[.D145]=[.E145]);&quot;synth2D&quot;;[.H145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B (ECT)</text:p>
          </table:table-cell>
          <table:table-cell office:value-type="string" calcext:value-type="string">
            <text:p>11b690</text:p>
          </table:table-cell>
          <table:table-cell office:value-type="string" calcext:value-type="string">
            <text:p>e19d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46]=&quot;2D&quot;;[.D146]=[.E146]);&quot;synth2D&quot;;[.H146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C (ECT)</text:p>
          </table:table-cell>
          <table:table-cell office:value-type="string" calcext:value-type="string">
            <text:p>11b6fc</text:p>
          </table:table-cell>
          <table:table-cell office:value-type="string" calcext:value-type="string">
            <text:p>e19f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47]=&quot;2D&quot;;[.D147]=[.E147]);&quot;synth2D&quot;;[.H147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</text:p>
          </table:table-cell>
          <table:table-cell office:value-type="string" calcext:value-type="string">
            <text:p>1146ec</text:p>
          </table:table-cell>
          <table:table-cell office:value-type="string" calcext:value-type="string">
            <text:p>e05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8]=&quot;2D&quot;;[.D148]=[.E148]);&quot;synth2D&quot;;[.H148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 Activation</text:p>
          </table:table-cell>
          <table:table-cell table:number-columns-repeated="2" office:value-type="string" calcext:value-type="string">
            <text:p>111f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9]=&quot;2D&quot;;[.D149]=[.E149]);&quot;synth2D&quot;;[.H149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A (ECT)</text:p>
          </table:table-cell>
          <table:table-cell office:value-type="string" calcext:value-type="string">
            <text:p>112fb5</text:p>
          </table:table-cell>
          <table:table-cell office:value-type="string" calcext:value-type="string">
            <text:p>dfa9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0]=&quot;2D&quot;;[.D150]=[.E150]);&quot;synth2D&quot;;[.H150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B (ECT)</text:p>
          </table:table-cell>
          <table:table-cell office:value-type="string" calcext:value-type="string">
            <text:p>112fc5</text:p>
          </table:table-cell>
          <table:table-cell office:value-type="string" calcext:value-type="string">
            <text:p>dfaa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1]=&quot;2D&quot;;[.D151]=[.E151]);&quot;synth2D&quot;;[.H151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Applied Counter Reset</text:p>
          </table:table-cell>
          <table:table-cell table:number-columns-repeated="2" table:style-name="ce17" office:value-type="string" calcext:value-type="string">
            <text:p>1116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2]=&quot;2D&quot;;[.D152]=[.E152]);&quot;synth2D&quot;;[.H152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A (ECT)</text:p>
          </table:table-cell>
          <table:table-cell office:value-type="string" calcext:value-type="string">
            <text:p>11470c</text:p>
          </table:table-cell>
          <table:table-cell office:value-type="string" calcext:value-type="string">
            <text:p>e058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3]=&quot;2D&quot;;[.D153]=[.E153]);&quot;synth2D&quot;;[.H153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B (ECT)</text:p>
          </table:table-cell>
          <table:table-cell office:value-type="string" calcext:value-type="string">
            <text:p>11472c</text:p>
          </table:table-cell>
          <table:table-cell office:value-type="string" calcext:value-type="string">
            <text:p>e05a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4]=&quot;2D&quot;;[.D154]=[.E154]);&quot;synth2D&quot;;[.H154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Throttle Cumulative Reset</text:p>
          </table:table-cell>
          <table:table-cell table:number-columns-repeated="2" table:style-name="ce17" office:value-type="string" calcext:value-type="string">
            <text:p>111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5]=&quot;2D&quot;;[.D155]=[.E155]);&quot;synth2D&quot;;[.H155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Limits</text:p>
          </table:table-cell>
          <table:table-cell table:number-columns-repeated="2" office:value-type="string" calcext:value-type="string">
            <text:p>111b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56]=&quot;2D&quot;;[.D156]=[.E156]);&quot;synth2D&quot;;[.H156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A</text:p>
          </table:table-cell>
          <table:table-cell table:number-columns-repeated="2" office:value-type="string" calcext:value-type="string">
            <text:p>114ea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57]=&quot;2D&quot;;[.D157]=[.E157]);&quot;synth2D&quot;;[.H157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B</text:p>
          </table:table-cell>
          <table:table-cell table:number-columns-repeated="2" office:value-type="string" calcext:value-type="string">
            <text:p>114ec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58]=&quot;2D&quot;;[.D158]=[.E158]);&quot;synth2D&quot;;[.H158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Voltage Limits (CEL)</text:p>
          </table:table-cell>
          <table:table-cell table:number-columns-repeated="2" office:value-type="string" calcext:value-type="string">
            <text:p>1254f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59]=&quot;2D&quot;;[.D159]=[.E159]);&quot;synth2D&quot;;[.H159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Limit (Maximum)</text:p>
          </table:table-cell>
          <table:table-cell table:number-columns-repeated="2" table:style-name="ce17" office:value-type="string" calcext:value-type="string">
            <text:p>1047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60]=&quot;2D&quot;;[.D160]=[.E160]);&quot;synth2D&quot;;[.H160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Sensor Scaling</text:p>
          </table:table-cell>
          <table:table-cell table:style-name="ce17" office:value-type="string" calcext:value-type="string">
            <text:p>127004</text:p>
          </table:table-cell>
          <table:table-cell office:value-type="string" calcext:value-type="string">
            <text:p>e42b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2D</text:p>
          </table:table-cell>
          <table:table-cell table:formula="of:=IF(AND([.H161]=&quot;2D&quot;;[.D161]=[.E161]);&quot;synth2D&quot;;[.H161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mpensation (IAT)</text:p>
          </table:table-cell>
          <table:table-cell table:style-name="ce17" office:value-type="string" calcext:value-type="string">
            <text:p>105878</text:p>
          </table:table-cell>
          <table:table-cell office:value-type="string" calcext:value-type="string">
            <text:p>dd48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162]=&quot;2D&quot;;[.D162]=[.E162]);&quot;synth2D&quot;;[.H162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Neutral)</text:p>
          </table:table-cell>
          <table:table-cell office:value-type="string" calcext:value-type="string">
            <text:p>1235d4</text:p>
          </table:table-cell>
          <table:table-cell office:value-type="string" calcext:value-type="string">
            <text:p>e378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3]=&quot;2D&quot;;[.D163]=[.E163]);&quot;synth2D&quot;;[.H163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In Gear)</text:p>
          </table:table-cell>
          <table:table-cell office:value-type="string" calcext:value-type="string">
            <text:p>12370c</text:p>
          </table:table-cell>
          <table:table-cell office:value-type="string" calcext:value-type="string">
            <text:p>e37a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4]=&quot;2D&quot;;[.D164]=[.E164]);&quot;synth2D&quot;;[.H164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 (Maximum)</text:p>
          </table:table-cell>
          <table:table-cell table:number-columns-repeated="2" office:value-type="string" calcext:value-type="string">
            <text:p>50ae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65]=&quot;2D&quot;;[.D165]=[.E165]);&quot;synth2D&quot;;[.H165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Compensation (MP)</text:p>
          </table:table-cell>
          <table:table-cell table:style-name="ce17" office:value-type="string" calcext:value-type="string">
            <text:p>105964</text:p>
          </table:table-cell>
          <table:table-cell office:value-type="string" calcext:value-type="string">
            <text:p>dd4c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table:formula="of:=IF(AND([.H166]=&quot;2D&quot;;[.D166]=[.E166]);&quot;synth2D&quot;;[.H166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1</text:p>
          </table:table-cell>
          <table:table-cell table:style-name="ce17" office:value-type="string" calcext:value-type="string">
            <text:p>11e404</text:p>
          </table:table-cell>
          <table:table-cell office:value-type="string" calcext:value-type="string">
            <text:p>e25e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7]=&quot;2D&quot;;[.D167]=[.E167]);&quot;synth2D&quot;;[.H167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2</text:p>
          </table:table-cell>
          <table:table-cell office:value-type="string" calcext:value-type="string">
            <text:p>11e22c</text:p>
          </table:table-cell>
          <table:table-cell office:value-type="string" calcext:value-type="string">
            <text:p>e25c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8]=&quot;2D&quot;;[.D168]=[.E168]);&quot;synth2D&quot;;[.H168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1</text:p>
          </table:table-cell>
          <table:table-cell office:value-type="string" calcext:value-type="string">
            <text:p>11e7b4</text:p>
          </table:table-cell>
          <table:table-cell office:value-type="string" calcext:value-type="string">
            <text:p>e261c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9]=&quot;2D&quot;;[.D169]=[.E169]);&quot;synth2D&quot;;[.H169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2</text:p>
          </table:table-cell>
          <table:table-cell office:value-type="string" calcext:value-type="string">
            <text:p>11e5dc</text:p>
          </table:table-cell>
          <table:table-cell office:value-type="string" calcext:value-type="string">
            <text:p>e260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70]=&quot;2D&quot;;[.D170]=[.E170]);&quot;synth2D&quot;;[.H170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A</text:p>
          </table:table-cell>
          <table:table-cell office:value-type="string" calcext:value-type="string">
            <text:p>11d606</text:p>
          </table:table-cell>
          <table:table-cell office:value-type="string" calcext:value-type="string">
            <text:p>e22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1]=&quot;2D&quot;;[.D171]=[.E171]);&quot;synth2D&quot;;[.H171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B</text:p>
          </table:table-cell>
          <table:table-cell office:value-type="string" calcext:value-type="string">
            <text:p>11d666</text:p>
          </table:table-cell>
          <table:table-cell office:value-type="string" calcext:value-type="string">
            <text:p>e22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2]=&quot;2D&quot;;[.D172]=[.E172]);&quot;synth2D&quot;;[.H172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C</text:p>
          </table:table-cell>
          <table:table-cell office:value-type="string" calcext:value-type="string">
            <text:p>11d8c4</text:p>
          </table:table-cell>
          <table:table-cell office:value-type="string" calcext:value-type="string">
            <text:p>e24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73]=&quot;2D&quot;;[.D173]=[.E173]);&quot;synth2D&quot;;[.H17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1</text:p>
          </table:table-cell>
          <table:table-cell office:value-type="string" calcext:value-type="string">
            <text:p>11d646</text:p>
          </table:table-cell>
          <table:table-cell office:value-type="string" calcext:value-type="string">
            <text:p>e22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4]=&quot;2D&quot;;[.D174]=[.E174]);&quot;synth2D&quot;;[.H17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2</text:p>
          </table:table-cell>
          <table:table-cell office:value-type="string" calcext:value-type="string">
            <text:p>11d626</text:p>
          </table:table-cell>
          <table:table-cell office:value-type="string" calcext:value-type="string">
            <text:p>e22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5]=&quot;2D&quot;;[.D175]=[.E175]);&quot;synth2D&quot;;[.H17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1</text:p>
          </table:table-cell>
          <table:table-cell office:value-type="string" calcext:value-type="string">
            <text:p>11ce84</text:p>
          </table:table-cell>
          <table:table-cell office:value-type="string" calcext:value-type="string">
            <text:p>e1da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6]=&quot;2D&quot;;[.D176]=[.E176]);&quot;synth2D&quot;;[.H17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2</text:p>
          </table:table-cell>
          <table:table-cell office:value-type="string" calcext:value-type="string">
            <text:p>11cec4</text:p>
          </table:table-cell>
          <table:table-cell office:value-type="string" calcext:value-type="string">
            <text:p>e1de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177]=&quot;2D&quot;;[.D177]=[.E177]);&quot;synth2D&quot;;[.H177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F1</text:p>
          </table:table-cell>
          <table:table-cell office:value-type="string" calcext:value-type="string">
            <text:p>11d686</text:p>
          </table:table-cell>
          <table:table-cell office:value-type="string" calcext:value-type="string">
            <text:p>e22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8]=&quot;2D&quot;;[.D178]=[.E178]);&quot;synth2D&quot;;[.H178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1</text:p>
          </table:table-cell>
          <table:table-cell office:value-type="string" calcext:value-type="string">
            <text:p>11ce9c</text:p>
          </table:table-cell>
          <table:table-cell office:value-type="string" calcext:value-type="string">
            <text:p>e1db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79]=&quot;2D&quot;;[.D179]=[.E179]);&quot;synth2D&quot;;[.H179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2</text:p>
          </table:table-cell>
          <table:table-cell office:value-type="string" calcext:value-type="string">
            <text:p>11ceb0</text:p>
          </table:table-cell>
          <table:table-cell office:value-type="string" calcext:value-type="string">
            <text:p>e1dd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180]=&quot;2D&quot;;[.D180]=[.E180]);&quot;synth2D&quot;;[.H180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H</text:p>
          </table:table-cell>
          <table:table-cell office:value-type="string" calcext:value-type="string">
            <text:p>11d6a6</text:p>
          </table:table-cell>
          <table:table-cell office:value-type="string" calcext:value-type="string">
            <text:p>e22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1]=&quot;2D&quot;;[.D181]=[.E181]);&quot;synth2D&quot;;[.H181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Above Speed Threshold)</text:p>
          </table:table-cell>
          <table:table-cell table:style-name="ce17" office:value-type="string" calcext:value-type="string">
            <text:p>11e170</text:p>
          </table:table-cell>
          <table:table-cell office:value-type="string" calcext:value-type="string">
            <text:p>e25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182]=&quot;2D&quot;;[.D182]=[.E182]);&quot;synth2D&quot;;[.H182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Below Speed Threshold)</text:p>
          </table:table-cell>
          <table:table-cell office:value-type="string" calcext:value-type="string">
            <text:p>11cd14</text:p>
          </table:table-cell>
          <table:table-cell office:value-type="string" calcext:value-type="string">
            <text:p>e1d0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183]=&quot;2D&quot;;[.D183]=[.E183]);&quot;synth2D&quot;;[.H18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Neutral)</text:p>
          </table:table-cell>
          <table:table-cell office:value-type="string" calcext:value-type="string">
            <text:p>11cd3c</text:p>
          </table:table-cell>
          <table:table-cell office:value-type="string" calcext:value-type="string">
            <text:p>e1d1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184]=&quot;2D&quot;;[.D184]=[.E184]);&quot;synth2D&quot;;[.H18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A</text:p>
          </table:table-cell>
          <table:table-cell office:value-type="string" calcext:value-type="string">
            <text:p>11cd68</text:p>
          </table:table-cell>
          <table:table-cell office:value-type="string" calcext:value-type="string">
            <text:p>e1d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85]=&quot;2D&quot;;[.D185]=[.E185]);&quot;synth2D&quot;;[.H18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B</text:p>
          </table:table-cell>
          <table:table-cell office:value-type="string" calcext:value-type="string">
            <text:p>11cd71</text:p>
          </table:table-cell>
          <table:table-cell office:value-type="string" calcext:value-type="string">
            <text:p>e1d4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6]=&quot;2D&quot;;[.D186]=[.E186]);&quot;synth2D&quot;;[.H18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C</text:p>
          </table:table-cell>
          <table:table-cell office:value-type="string" calcext:value-type="string">
            <text:p>11cf34</text:p>
          </table:table-cell>
          <table:table-cell office:value-type="string" calcext:value-type="string">
            <text:p>e1e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7]=&quot;2D&quot;;[.D187]=[.E187]);&quot;synth2D&quot;;[.H187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Vehicle Speed Threshold</text:p>
          </table:table-cell>
          <table:table-cell table:number-columns-repeated="2" office:value-type="string" calcext:value-type="string">
            <text:p>11c3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88]=&quot;2D&quot;;[.D188]=[.E188]);&quot;synth2D&quot;;[.H18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Correction Advance Max A</text:p>
          </table:table-cell>
          <table:table-cell office:value-type="string" calcext:value-type="string">
            <text:p>11f3f4</text:p>
          </table:table-cell>
          <table:table-cell office:value-type="string" calcext:value-type="string">
            <text:p>e2a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89]=&quot;2D&quot;;[.D189]=[.E189]);&quot;synth2D&quot;;[.H189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</text:p>
          </table:table-cell>
          <table:table-cell office:value-type="string" calcext:value-type="string">
            <text:p>11cfdc</text:p>
          </table:table-cell>
          <table:table-cell office:value-type="string" calcext:value-type="string">
            <text:p>e1ec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90]=&quot;2D&quot;;[.D190]=[.E190]);&quot;synth2D&quot;;[.H190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 Activation</text:p>
          </table:table-cell>
          <table:table-cell office:value-type="string" calcext:value-type="string">
            <text:p>11e9e0</text:p>
          </table:table-cell>
          <table:table-cell office:value-type="string" calcext:value-type="string">
            <text:p>e27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191]=&quot;2D&quot;;[.D191]=[.E191]);&quot;synth2D&quot;;[.H191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A (ECT)</text:p>
          </table:table-cell>
          <table:table-cell office:value-type="string" calcext:value-type="string">
            <text:p>11cf5a</text:p>
          </table:table-cell>
          <table:table-cell office:value-type="string" calcext:value-type="string">
            <text:p>e1e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92]=&quot;2D&quot;;[.D192]=[.E192]);&quot;synth2D&quot;;[.H192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B (ECT)</text:p>
          </table:table-cell>
          <table:table-cell office:value-type="string" calcext:value-type="string">
            <text:p>11cf6a</text:p>
          </table:table-cell>
          <table:table-cell office:value-type="string" calcext:value-type="string">
            <text:p>e1e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93]=&quot;2D&quot;;[.D193]=[.E193]);&quot;synth2D&quot;;[.H193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A</text:p>
          </table:table-cell>
          <table:table-cell office:value-type="string" calcext:value-type="string">
            <text:p>11f07c</text:p>
          </table:table-cell>
          <table:table-cell office:value-type="string" calcext:value-type="string">
            <text:p>e29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4]=&quot;2D&quot;;[.D194]=[.E194]);&quot;synth2D&quot;;[.H194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B</text:p>
          </table:table-cell>
          <table:table-cell office:value-type="string" calcext:value-type="string">
            <text:p>11f134</text:p>
          </table:table-cell>
          <table:table-cell office:value-type="string" calcext:value-type="string">
            <text:p>e29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5]=&quot;2D&quot;;[.D195]=[.E195]);&quot;synth2D&quot;;[.H195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C</text:p>
          </table:table-cell>
          <table:table-cell office:value-type="string" calcext:value-type="string">
            <text:p>11f1ec</text:p>
          </table:table-cell>
          <table:table-cell office:value-type="string" calcext:value-type="string">
            <text:p>e29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6]=&quot;2D&quot;;[.D196]=[.E196]);&quot;synth2D&quot;;[.H196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D</text:p>
          </table:table-cell>
          <table:table-cell office:value-type="string" calcext:value-type="string">
            <text:p>11f2a4</text:p>
          </table:table-cell>
          <table:table-cell office:value-type="string" calcext:value-type="string">
            <text:p>e299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7]=&quot;2D&quot;;[.D197]=[.E197]);&quot;synth2D&quot;;[.H197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Load (Per Cylinder)</text:p>
          </table:table-cell>
          <table:table-cell table:number-columns-repeated="2" office:value-type="string" calcext:value-type="string">
            <text:p>11c5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98]=&quot;2D&quot;;[.D198]=[.E198]);&quot;synth2D&quot;;[.H19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aximum RPM (Per Cylinder)</text:p>
          </table:table-cell>
          <table:table-cell table:number-columns-repeated="2" office:value-type="string" calcext:value-type="string">
            <text:p>11c5e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99]=&quot;2D&quot;;[.D199]=[.E199]);&quot;synth2D&quot;;[.H19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Coolant Temp (Per Cylinder)</text:p>
          </table:table-cell>
          <table:table-cell table:number-columns-repeated="2" office:value-type="string" calcext:value-type="string">
            <text:p>11c5f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0]=&quot;2D&quot;;[.D200]=[.E200]);&quot;synth2D&quot;;[.H20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ange (RPM)</text:p>
          </table:table-cell>
          <table:table-cell table:number-columns-repeated="2" office:value-type="string" calcext:value-type="string">
            <text:p>11c5f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1]=&quot;2D&quot;;[.D201]=[.E201]);&quot;synth2D&quot;;[.H20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Minimum Load</text:p>
          </table:table-cell>
          <table:table-cell table:number-columns-repeated="2" office:value-type="string" calcext:value-type="string">
            <text:p>11c5f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02]=&quot;2D&quot;;[.D202]=[.E202]);&quot;synth2D&quot;;[.H20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Value</text:p>
          </table:table-cell>
          <table:table-cell table:number-columns-repeated="2" office:value-type="string" calcext:value-type="string">
            <text:p>11c61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3]=&quot;2D&quot;;[.D203]=[.E203]);&quot;synth2D&quot;;[.H20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Limit</text:p>
          </table:table-cell>
          <table:table-cell table:number-columns-repeated="2" office:value-type="string" calcext:value-type="string">
            <text:p>11c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4]=&quot;2D&quot;;[.D204]=[.E204]);&quot;synth2D&quot;;[.H20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Value</text:p>
          </table:table-cell>
          <table:table-cell table:number-columns-repeated="2" office:value-type="string" calcext:value-type="string">
            <text:p>11c6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5]=&quot;2D&quot;;[.D205]=[.E205]);&quot;synth2D&quot;;[.H20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Delay</text:p>
          </table:table-cell>
          <table:table-cell table:number-columns-repeated="2" office:value-type="string" calcext:value-type="string">
            <text:p>11c2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6]=&quot;2D&quot;;[.D206]=[.E206]);&quot;synth2D&quot;;[.H20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RPM)</text:p>
          </table:table-cell>
          <table:table-cell table:number-columns-repeated="2" office:value-type="string" calcext:value-type="string">
            <text:p>11c7c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7]=&quot;2D&quot;;[.D207]=[.E207]);&quot;synth2D&quot;;[.H20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Load)</text:p>
          </table:table-cell>
          <table:table-cell table:number-columns-repeated="2" office:value-type="string" calcext:value-type="string">
            <text:p>11c7d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8]=&quot;2D&quot;;[.D208]=[.E208]);&quot;synth2D&quot;;[.H20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ows (RPM)</text:p>
          </table:table-cell>
          <table:table-cell table:number-columns-repeated="2" office:value-type="string" calcext:value-type="string">
            <text:p>11c75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09]=&quot;2D&quot;;[.D209]=[.E209]);&quot;synth2D&quot;;[.H20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Columns (Load)</text:p>
          </table:table-cell>
          <table:table-cell table:number-columns-repeated="2" office:value-type="string" calcext:value-type="string">
            <text:p>11c77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10]=&quot;2D&quot;;[.D210]=[.E210]);&quot;synth2D&quot;;[.H21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Value</text:p>
          </table:table-cell>
          <table:table-cell table:number-columns-repeated="2" office:value-type="string" calcext:value-type="string">
            <text:p>11c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1]=&quot;2D&quot;;[.D211]=[.E211]);&quot;synth2D&quot;;[.H21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Limit</text:p>
          </table:table-cell>
          <table:table-cell table:number-columns-repeated="2" office:value-type="string" calcext:value-type="string">
            <text:p>11c7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2]=&quot;2D&quot;;[.D212]=[.E212]);&quot;synth2D&quot;;[.H21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Value</text:p>
          </table:table-cell>
          <table:table-cell table:number-columns-repeated="2" office:value-type="string" calcext:value-type="string">
            <text:p>11c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3]=&quot;2D&quot;;[.D213]=[.E213]);&quot;synth2D&quot;;[.H21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Limit</text:p>
          </table:table-cell>
          <table:table-cell table:number-columns-repeated="2" office:value-type="string" calcext:value-type="string">
            <text:p>11c7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4]=&quot;2D&quot;;[.D214]=[.E214]);&quot;synth2D&quot;;[.H21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Delay</text:p>
          </table:table-cell>
          <table:table-cell table:number-columns-repeated="2" office:value-type="string" calcext:value-type="string">
            <text:p>11c2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5]=&quot;2D&quot;;[.D215]=[.E215]);&quot;synth2D&quot;;[.H21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RPM)</text:p>
          </table:table-cell>
          <table:table-cell table:number-columns-repeated="2" office:value-type="string" calcext:value-type="string">
            <text:p>11c70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16]=&quot;2D&quot;;[.D216]=[.E216]);&quot;synth2D&quot;;[.H21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Load)</text:p>
          </table:table-cell>
          <table:table-cell table:number-columns-repeated="2" office:value-type="string" calcext:value-type="string">
            <text:p>11c71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17]=&quot;2D&quot;;[.D217]=[.E217]);&quot;synth2D&quot;;[.H21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Minimum KC Advance Map Value</text:p>
          </table:table-cell>
          <table:table-cell table:number-columns-repeated="2" office:value-type="string" calcext:value-type="string">
            <text:p>11c72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8]=&quot;2D&quot;;[.D218]=[.E218]);&quot;synth2D&quot;;[.H21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(Initial)</text:p>
          </table:table-cell>
          <table:table-cell table:number-columns-repeated="2" office:value-type="string" calcext:value-type="string">
            <text:p>11c7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9]=&quot;2D&quot;;[.D219]=[.E219]);&quot;synth2D&quot;;[.H21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Step Value</text:p>
          </table:table-cell>
          <table:table-cell table:number-columns-repeated="2" office:value-type="string" calcext:value-type="string">
            <text:p>11c7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0]=&quot;2D&quot;;[.D220]=[.E220]);&quot;synth2D&quot;;[.H22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Sensor Calibration</text:p>
          </table:table-cell>
          <table:table-cell table:style-name="ce17" office:value-type="string" calcext:value-type="string">
            <text:p>1268e4</text:p>
          </table:table-cell>
          <table:table-cell office:value-type="string" calcext:value-type="string">
            <text:p>e420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D</text:p>
          </table:table-cell>
          <table:table-cell table:formula="of:=IF(AND([.H221]=&quot;2D&quot;;[.D221]=[.E221]);&quot;synth2D&quot;;[.H221])" office:value-type="string" office:string-value="2D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Threshold</text:p>
          </table:table-cell>
          <table:table-cell office:value-type="string" calcext:value-type="string">
            <text:p>11dff8</text:p>
          </table:table-cell>
          <table:table-cell office:value-type="string" calcext:value-type="string">
            <text:p>e25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table:formula="of:=IF(AND([.H222]=&quot;2D&quot;;[.D222]=[.E222]);&quot;synth2D&quot;;[.H222])" office:value-type="string" office:string-value="3D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A (Accelerator Pedal)</text:p>
          </table:table-cell>
          <table:table-cell office:value-type="string" calcext:value-type="string">
            <text:p>103a4c</text:p>
          </table:table-cell>
          <table:table-cell office:value-type="string" calcext:value-type="string">
            <text:p>dce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3]=&quot;2D&quot;;[.D223]=[.E223]);&quot;synth2D&quot;;[.H223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 (Accelerator Pedal)</text:p>
          </table:table-cell>
          <table:table-cell office:value-type="string" calcext:value-type="string">
            <text:p>13cd80</text:p>
          </table:table-cell>
          <table:table-cell office:value-type="string" calcext:value-type="string">
            <text:p>e3b2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4]=&quot;2D&quot;;[.D224]=[.E224]);&quot;synth2D&quot;;[.H224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 Throttle Plate Position Maximum (Requested Torque)</text:p>
          </table:table-cell>
          <table:table-cell office:value-type="string" calcext:value-type="string">
            <text:p>13c864</text:p>
          </table:table-cell>
          <table:table-cell office:value-type="string" calcext:value-type="string">
            <text:p>e3a7c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225]=&quot;2D&quot;;[.D225]=[.E225]);&quot;synth2D&quot;;[.H225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A (Fuel Cut)</text:p>
          </table:table-cell>
          <table:table-cell table:number-columns-repeated="2" table:style-name="ce17" office:value-type="string" calcext:value-type="string">
            <text:p>1120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26]=&quot;2D&quot;;[.D226]=[.E226]);&quot;synth2D&quot;;[.H226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B</text:p>
          </table:table-cell>
          <table:table-cell table:number-columns-repeated="2" table:style-name="ce17" office:value-type="string" calcext:value-type="string">
            <text:p>1120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27]=&quot;2D&quot;;[.D227]=[.E227]);&quot;synth2D&quot;;[.H227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Fuel Resume (MP)</text:p>
          </table:table-cell>
          <table:table-cell table:number-columns-repeated="2" table:style-name="ce17" office:value-type="string" calcext:value-type="string">
            <text:p>1120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8]=&quot;2D&quot;;[.D228]=[.E228]);&quot;synth2D&quot;;[.H228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Enable (Fuel Cut)</text:p>
          </table:table-cell>
          <table:table-cell table:number-columns-repeated="2" table:style-name="ce17" office:value-type="string" calcext:value-type="string">
            <text:p>112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9]=&quot;2D&quot;;[.D229]=[.E229]);&quot;synth2D&quot;;[.H229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Disable (Fuel Cut)</text:p>
          </table:table-cell>
          <table:table-cell table:number-columns-repeated="2" table:style-name="ce17" office:value-type="string" calcext:value-type="string">
            <text:p>112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30]=&quot;2D&quot;;[.D230]=[.E230]);&quot;synth2D&quot;;[.H230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Sport/Sport Sharp</text:p>
          </table:table-cell>
          <table:table-cell table:number-columns-repeated="2" office:value-type="string" calcext:value-type="string">
            <text:p>13c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1]=&quot;2D&quot;;[.D231]=[.E231]);&quot;synth2D&quot;;[.H231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Sport/Sport Sharp</text:p>
          </table:table-cell>
          <table:table-cell table:number-columns-repeated="2" office:value-type="string" calcext:value-type="string">
            <text:p>13c3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2]=&quot;2D&quot;;[.D232]=[.E232]);&quot;synth2D&quot;;[.H232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Intelligent</text:p>
          </table:table-cell>
          <table:table-cell table:number-columns-repeated="2" office:value-type="string" calcext:value-type="string">
            <text:p>13c35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3]=&quot;2D&quot;;[.D233]=[.E233]);&quot;synth2D&quot;;[.H233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Intelligent</text:p>
          </table:table-cell>
          <table:table-cell table:number-columns-repeated="2" office:value-type="string" calcext:value-type="string">
            <text:p>13c3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4]=&quot;2D&quot;;[.D234]=[.E234]);&quot;synth2D&quot;;[.H234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Temp Sensor Scaling</text:p>
          </table:table-cell>
          <table:table-cell office:value-type="string" calcext:value-type="string">
            <text:p>126aec</text:p>
          </table:table-cell>
          <table:table-cell office:value-type="string" calcext:value-type="string">
            <text:p>e42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table:formula="of:=IF(AND([.H235]=&quot;2D&quot;;[.D235]=[.E235]);&quot;synth2D&quot;;[.H235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lant Temp Sensor Scaling</text:p>
          </table:table-cell>
          <table:table-cell office:value-type="string" calcext:value-type="string">
            <text:p>126a04</text:p>
          </table:table-cell>
          <table:table-cell office:value-type="string" calcext:value-type="string">
            <text:p>e421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D</text:p>
          </table:table-cell>
          <table:table-cell table:formula="of:=IF(AND([.H236]=&quot;2D&quot;;[.D236]=[.E236]);&quot;synth2D&quot;;[.H236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A (ECT)</text:p>
          </table:table-cell>
          <table:table-cell table:number-columns-repeated="2" table:style-name="ce17" office:value-type="string" calcext:value-type="string">
            <text:p>1253e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37]=&quot;2D&quot;;[.D237]=[.E237]);&quot;synth2D&quot;;[.H237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B (ECT)</text:p>
          </table:table-cell>
          <table:table-cell table:number-columns-repeated="2" office:value-type="string" calcext:value-type="string">
            <text:p>1253f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38]=&quot;2D&quot;;[.D238]=[.E238]);&quot;synth2D&quot;;[.H238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(Veh. Speed)</text:p>
          </table:table-cell>
          <table:table-cell table:number-columns-repeated="2" table:style-name="ce17" office:value-type="string" calcext:value-type="string">
            <text:p>1254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39]=&quot;2D&quot;;[.D239]=[.E239]);&quot;synth2D&quot;;[.H239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A (Load Correction)</text:p>
          </table:table-cell>
          <table:table-cell table:number-columns-repeated="2" office:value-type="string" calcext:value-type="string">
            <text:p>1025a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40]=&quot;2D&quot;;[.D240]=[.E240]);&quot;synth2D&quot;;[.H240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B (Load)</text:p>
          </table:table-cell>
          <table:table-cell table:style-name="ce17" office:value-type="string" calcext:value-type="string">
            <text:p>102840</text:p>
          </table:table-cell>
          <table:table-cell office:value-type="string" calcext:value-type="string">
            <text:p>dca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1]=&quot;2D&quot;;[.D241]=[.E241]);&quot;synth2D&quot;;[.H241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C (RPM Correction)</text:p>
          </table:table-cell>
          <table:table-cell table:style-name="ce17" office:value-type="string" calcext:value-type="string">
            <text:p>102898</text:p>
          </table:table-cell>
          <table:table-cell office:value-type="string" calcext:value-type="string">
            <text:p>dca9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42]=&quot;2D&quot;;[.D242]=[.E242]);&quot;synth2D&quot;;[.H242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D (Min Speed)</text:p>
          </table:table-cell>
          <table:table-cell table:number-columns-repeated="2" office:value-type="string" calcext:value-type="string">
            <text:p>1025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43]=&quot;2D&quot;;[.D243]=[.E243]);&quot;synth2D&quot;;[.H243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A</text:p>
          </table:table-cell>
          <table:table-cell table:number-columns-repeated="2" office:value-type="string" calcext:value-type="string">
            <text:p>104a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44]=&quot;2D&quot;;[.D244]=[.E244]);&quot;synth2D&quot;;[.H244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B</text:p>
          </table:table-cell>
          <table:table-cell table:number-columns-repeated="2" office:value-type="string" calcext:value-type="string">
            <text:p>104a2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45]=&quot;2D&quot;;[.D245]=[.E245]);&quot;synth2D&quot;;[.H245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A</text:p>
          </table:table-cell>
          <table:table-cell office:value-type="string" calcext:value-type="string">
            <text:p>1210b8</text:p>
          </table:table-cell>
          <table:table-cell office:value-type="string" calcext:value-type="string">
            <text:p>e30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6]=&quot;2D&quot;;[.D246]=[.E246]);&quot;synth2D&quot;;[.H246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B</text:p>
          </table:table-cell>
          <table:table-cell office:value-type="string" calcext:value-type="string">
            <text:p>1210d8</text:p>
          </table:table-cell>
          <table:table-cell office:value-type="string" calcext:value-type="string">
            <text:p>e302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7]=&quot;2D&quot;;[.D247]=[.E247]);&quot;synth2D&quot;;[.H247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C</text:p>
          </table:table-cell>
          <table:table-cell office:value-type="string" calcext:value-type="string">
            <text:p>1210f8</text:p>
          </table:table-cell>
          <table:table-cell office:value-type="string" calcext:value-type="string">
            <text:p>e30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8]=&quot;2D&quot;;[.D248]=[.E248]);&quot;synth2D&quot;;[.H248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D</text:p>
          </table:table-cell>
          <table:table-cell table:style-name="ce17" office:value-type="string" calcext:value-type="string">
            <text:p>121118</text:p>
          </table:table-cell>
          <table:table-cell office:value-type="string" calcext:value-type="string">
            <text:p>e30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9]=&quot;2D&quot;;[.D249]=[.E249]);&quot;synth2D&quot;;[.H24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E</text:p>
          </table:table-cell>
          <table:table-cell table:style-name="ce17" office:value-type="string" calcext:value-type="string">
            <text:p>121138</text:p>
          </table:table-cell>
          <table:table-cell office:value-type="string" calcext:value-type="string">
            <text:p>e30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0]=&quot;2D&quot;;[.D250]=[.E250]);&quot;synth2D&quot;;[.H25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F</text:p>
          </table:table-cell>
          <table:table-cell table:style-name="ce17" office:value-type="string" calcext:value-type="string">
            <text:p>121158</text:p>
          </table:table-cell>
          <table:table-cell office:value-type="string" calcext:value-type="string">
            <text:p>e30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1]=&quot;2D&quot;;[.D251]=[.E251]);&quot;synth2D&quot;;[.H251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G</text:p>
          </table:table-cell>
          <table:table-cell table:style-name="ce17" office:value-type="string" calcext:value-type="string">
            <text:p>121178</text:p>
          </table:table-cell>
          <table:table-cell office:value-type="string" calcext:value-type="string">
            <text:p>e30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2]=&quot;2D&quot;;[.D252]=[.E252]);&quot;synth2D&quot;;[.H252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H</text:p>
          </table:table-cell>
          <table:table-cell office:value-type="string" calcext:value-type="string">
            <text:p>1211d8</text:p>
          </table:table-cell>
          <table:table-cell office:value-type="string" calcext:value-type="string">
            <text:p>e30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3]=&quot;2D&quot;;[.D253]=[.E253]);&quot;synth2D&quot;;[.H253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I</text:p>
          </table:table-cell>
          <table:table-cell table:style-name="ce17" office:value-type="string" calcext:value-type="string">
            <text:p>121238</text:p>
          </table:table-cell>
          <table:table-cell office:value-type="string" calcext:value-type="string">
            <text:p>e30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4]=&quot;2D&quot;;[.D254]=[.E254]);&quot;synth2D&quot;;[.H25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J</text:p>
          </table:table-cell>
          <table:table-cell table:style-name="ce17" office:value-type="string" calcext:value-type="string">
            <text:p>121298</text:p>
          </table:table-cell>
          <table:table-cell office:value-type="string" calcext:value-type="string">
            <text:p>e30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5]=&quot;2D&quot;;[.D255]=[.E255]);&quot;synth2D&quot;;[.H25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K</text:p>
          </table:table-cell>
          <table:table-cell office:value-type="string" calcext:value-type="string">
            <text:p>1212f8</text:p>
          </table:table-cell>
          <table:table-cell office:value-type="string" calcext:value-type="string">
            <text:p>e30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6]=&quot;2D&quot;;[.D256]=[.E256]);&quot;synth2D&quot;;[.H256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L</text:p>
          </table:table-cell>
          <table:table-cell table:style-name="ce17" office:value-type="string" calcext:value-type="string">
            <text:p>121358</text:p>
          </table:table-cell>
          <table:table-cell office:value-type="string" calcext:value-type="string">
            <text:p>e30f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7]=&quot;2D&quot;;[.D257]=[.E257]);&quot;synth2D&quot;;[.H257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</text:p>
          </table:table-cell>
          <table:table-cell office:value-type="string" calcext:value-type="string">
            <text:p>122a3c</text:p>
          </table:table-cell>
          <table:table-cell office:value-type="string" calcext:value-type="string">
            <text:p>e35f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58]=&quot;2D&quot;;[.D258]=[.E258]);&quot;synth2D&quot;;[.H258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B</text:p>
          </table:table-cell>
          <table:table-cell office:value-type="string" calcext:value-type="string">
            <text:p>122c08</text:p>
          </table:table-cell>
          <table:table-cell office:value-type="string" calcext:value-type="string">
            <text:p>e36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59]=&quot;2D&quot;;[.D259]=[.E259]);&quot;synth2D&quot;;[.H259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dditive</text:p>
          </table:table-cell>
          <table:table-cell office:value-type="string" calcext:value-type="string">
            <text:p>1213b4</text:p>
          </table:table-cell>
          <table:table-cell office:value-type="string" calcext:value-type="string">
            <text:p>e311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60]=&quot;2D&quot;;[.D260]=[.E260]);&quot;synth2D&quot;;[.H26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Dwell</text:p>
          </table:table-cell>
          <table:table-cell table:style-name="ce17" office:value-type="string" calcext:value-type="string">
            <text:p>127210</text:p>
          </table:table-cell>
          <table:table-cell office:value-type="string" calcext:value-type="string">
            <text:p>e42dc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61]=&quot;2D&quot;;[.D261]=[.E261]);&quot;synth2D&quot;;[.H261])" office:value-type="string" office:string-value="3D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er Protection</text:p>
          </table:table-cell>
          <table:table-cell office:value-type="string" calcext:value-type="string">
            <text:p>1006a8</text:p>
          </table:table-cell>
          <table:table-cell office:value-type="string" calcext:value-type="string">
            <text:p>dc6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62]=&quot;2D&quot;;[.D262]=[.E262]);&quot;synth2D&quot;;[.H262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AFR Sensor Heater Duty Cycle A</text:p>
          </table:table-cell>
          <table:table-cell office:value-type="float" office:value="100770" calcext:value-type="float">
            <text:p>100770</text:p>
          </table:table-cell>
          <table:table-cell office:value-type="string" calcext:value-type="string">
            <text:p>dc7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63]=&quot;2D&quot;;[.D263]=[.E263]);&quot;synth2D&quot;;[.H263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AFR Sensor Heater Duty Cycle B</text:p>
          </table:table-cell>
          <table:table-cell table:style-name="ce17" office:value-type="string" calcext:value-type="string">
            <text:p>100788</text:p>
          </table:table-cell>
          <table:table-cell office:value-type="string" calcext:value-type="string">
            <text:p>dc73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64]=&quot;2D&quot;;[.D264]=[.E264]);&quot;synth2D&quot;;[.H264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ing Limit</text:p>
          </table:table-cell>
          <table:table-cell table:style-name="ce17" office:value-type="string" calcext:value-type="string">
            <text:p>100e38</text:p>
          </table:table-cell>
          <table:table-cell office:value-type="string" calcext:value-type="string">
            <text:p>dc7a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265]=&quot;2D&quot;;[.D265]=[.E265]);&quot;synth2D&quot;;[.H265])" office:value-type="string" office:string-value="3D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Multiplier Display Offset</text:p>
          </table:table-cell>
          <table:table-cell office:value-type="string" calcext:value-type="string">
            <text:p>10272c</text:p>
          </table:table-cell>
          <table:table-cell office:value-type="string" calcext:value-type="string">
            <text:p>dca3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66]=&quot;2D&quot;;[.D266]=[.E266]);&quot;synth2D&quot;;[.H266])" office:value-type="string" office:string-value="2D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 Torque A</text:p>
          </table:table-cell>
          <table:table-cell office:value-type="string" calcext:value-type="string">
            <text:p>102c44</text:p>
          </table:table-cell>
          <table:table-cell office:value-type="string" calcext:value-type="string">
            <text:p>dcb0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267]=&quot;2D&quot;;[.D267]=[.E267]);&quot;synth2D&quot;;[.H267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 Torque B</text:p>
          </table:table-cell>
          <table:table-cell office:value-type="string" calcext:value-type="string">
            <text:p>102f24</text:p>
          </table:table-cell>
          <table:table-cell office:value-type="string" calcext:value-type="string">
            <text:p>dcb2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268]=&quot;2D&quot;;[.D268]=[.E268]);&quot;synth2D&quot;;[.H268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 Cranking Airflow Initial Reference Coolant</text:p>
          </table:table-cell>
          <table:table-cell office:value-type="string" calcext:value-type="string">
            <text:p>104c28</text:p>
          </table:table-cell>
          <table:table-cell office:value-type="string" calcext:value-type="string">
            <text:p>dd19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69]=&quot;2D&quot;;[.D269]=[.E269]);&quot;synth2D&quot;;[.H269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 Cranking Load Initial Reference Coolant</text:p>
          </table:table-cell>
          <table:table-cell office:value-type="string" calcext:value-type="string">
            <text:p>104d30</text:p>
          </table:table-cell>
          <table:table-cell office:value-type="string" calcext:value-type="string">
            <text:p>dd1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70]=&quot;2D&quot;;[.D270]=[.E270]);&quot;synth2D&quot;;[.H270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 Fill Percentage</text:p>
          </table:table-cell>
          <table:table-cell office:value-type="string" calcext:value-type="string">
            <text:p>1080ec</text:p>
          </table:table-cell>
          <table:table-cell office:value-type="string" calcext:value-type="string">
            <text:p>dda0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71]=&quot;2D&quot;;[.D271]=[.E271]);&quot;synth2D&quot;;[.H271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Control</text:p>
          </table:table-cell>
          <table:table-cell office:value-type="string" calcext:value-type="string">
            <text:p>108acc</text:p>
          </table:table-cell>
          <table:table-cell office:value-type="string" calcext:value-type="string">
            <text:p>ddcb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272]=&quot;2D&quot;;[.D272]=[.E272]);&quot;synth2D&quot;;[.H272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Duty</text:p>
          </table:table-cell>
          <table:table-cell office:value-type="string" calcext:value-type="string">
            <text:p>108b7c</text:p>
          </table:table-cell>
          <table:table-cell office:value-type="string" calcext:value-type="string">
            <text:p>ddcd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273]=&quot;2D&quot;;[.D273]=[.E273]);&quot;synth2D&quot;;[.H273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A</text:p>
          </table:table-cell>
          <table:table-cell office:value-type="string" calcext:value-type="string">
            <text:p>10a3a2</text:p>
          </table:table-cell>
          <table:table-cell office:value-type="string" calcext:value-type="string">
            <text:p>ddd4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table:formula="of:=IF(AND([.H274]=&quot;2D&quot;;[.D274]=[.E274]);&quot;synth2D&quot;;[.H274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B</text:p>
          </table:table-cell>
          <table:table-cell office:value-type="string" calcext:value-type="string">
            <text:p>10a3af</text:p>
          </table:table-cell>
          <table:table-cell office:value-type="string" calcext:value-type="string">
            <text:p>ddd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table:formula="of:=IF(AND([.H275]=&quot;2D&quot;;[.D275]=[.E275]);&quot;synth2D&quot;;[.H275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DTC Threshold</text:p>
          </table:table-cell>
          <table:table-cell office:value-type="string" calcext:value-type="string">
            <text:p>10cd4c</text:p>
          </table:table-cell>
          <table:table-cell office:value-type="string" calcext:value-type="string">
            <text:p>dec6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276]=&quot;2D&quot;;[.D276]=[.E276]);&quot;synth2D&quot;;[.H276])" office:value-type="string" office:string-value="3D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inimum Correction</text:p>
          </table:table-cell>
          <table:table-cell office:value-type="string" calcext:value-type="string">
            <text:p>112b4c</text:p>
          </table:table-cell>
          <table:table-cell office:value-type="string" calcext:value-type="string">
            <text:p>df7d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277]=&quot;2D&quot;;[.D277]=[.E277]);&quot;synth2D&quot;;[.H277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aximum Correction</text:p>
          </table:table-cell>
          <table:table-cell office:value-type="string" calcext:value-type="string">
            <text:p>112b7c</text:p>
          </table:table-cell>
          <table:table-cell office:value-type="string" calcext:value-type="string">
            <text:p>df7e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278]=&quot;2D&quot;;[.D278]=[.E278]);&quot;synth2D&quot;;[.H278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 Injection MRP Compensation</text:p>
          </table:table-cell>
          <table:table-cell office:value-type="string" calcext:value-type="string">
            <text:p>114cf0</text:p>
          </table:table-cell>
          <table:table-cell office:value-type="string" calcext:value-type="string">
            <text:p>e07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279]=&quot;2D&quot;;[.D279]=[.E279]);&quot;synth2D&quot;;[.H279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aximum</text:p>
          </table:table-cell>
          <table:table-cell office:value-type="string" calcext:value-type="string">
            <text:p>114d40</text:p>
          </table:table-cell>
          <table:table-cell office:value-type="string" calcext:value-type="string">
            <text:p>e07f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table:formula="of:=IF(AND([.H280]=&quot;2D&quot;;[.D280]=[.E280]);&quot;synth2D&quot;;[.H280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inimum</text:p>
          </table:table-cell>
          <table:table-cell office:value-type="string" calcext:value-type="string">
            <text:p>114d88</text:p>
          </table:table-cell>
          <table:table-cell office:value-type="string" calcext:value-type="string">
            <text:p>e07f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81]=&quot;2D&quot;;[.D281]=[.E281]);&quot;synth2D&quot;;[.H281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Cold Idle</text:p>
          </table:table-cell>
          <table:table-cell office:value-type="string" calcext:value-type="string">
            <text:p>115b64</text:p>
          </table:table-cell>
          <table:table-cell office:value-type="string" calcext:value-type="string">
            <text:p>e0a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2]=&quot;2D&quot;;[.D282]=[.E282]);&quot;synth2D&quot;;[.H282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Cold</text:p>
          </table:table-cell>
          <table:table-cell office:value-type="string" calcext:value-type="string">
            <text:p>115bd8</text:p>
          </table:table-cell>
          <table:table-cell office:value-type="string" calcext:value-type="string">
            <text:p>e0a5c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283]=&quot;2D&quot;;[.D283]=[.E283]);&quot;synth2D&quot;;[.H283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Hot</text:p>
          </table:table-cell>
          <table:table-cell office:value-type="string" calcext:value-type="string">
            <text:p>115ca4</text:p>
          </table:table-cell>
          <table:table-cell office:value-type="string" calcext:value-type="string">
            <text:p>e0a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4]=&quot;2D&quot;;[.D284]=[.E284]);&quot;synth2D&quot;;[.H284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Cold</text:p>
          </table:table-cell>
          <table:table-cell office:value-type="string" calcext:value-type="string">
            <text:p>115cb8</text:p>
          </table:table-cell>
          <table:table-cell office:value-type="string" calcext:value-type="string">
            <text:p>e0a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5]=&quot;2D&quot;;[.D285]=[.E285]);&quot;synth2D&quot;;[.H285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Hot</text:p>
          </table:table-cell>
          <table:table-cell office:value-type="string" calcext:value-type="string">
            <text:p>115ccc</text:p>
          </table:table-cell>
          <table:table-cell office:value-type="string" calcext:value-type="string">
            <text:p>e0ab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6]=&quot;2D&quot;;[.D286]=[.E286]);&quot;synth2D&quot;;[.H286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Cold Idle (Override)</text:p>
          </table:table-cell>
          <table:table-cell office:value-type="string" calcext:value-type="string">
            <text:p>5ff7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87]=&quot;2D&quot;;[.D287]=[.E287]);&quot;synth2D&quot;;[.H287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Hot (Override)</text:p>
          </table:table-cell>
          <table:table-cell office:value-type="string" calcext:value-type="string">
            <text:p>5ff8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88]=&quot;2D&quot;;[.D288]=[.E288]);&quot;synth2D&quot;;[.H288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Cold (Override)</text:p>
          </table:table-cell>
          <table:table-cell office:value-type="string" calcext:value-type="string">
            <text:p>5ff9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89]=&quot;2D&quot;;[.D289]=[.E289]);&quot;synth2D&quot;;[.H289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Hot (Override)</text:p>
          </table:table-cell>
          <table:table-cell office:value-type="string" calcext:value-type="string">
            <text:p>5ff9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90]=&quot;2D&quot;;[.D290]=[.E290]);&quot;synth2D&quot;;[.H290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A</text:p>
          </table:table-cell>
          <table:table-cell office:value-type="string" calcext:value-type="string">
            <text:p>115d20</text:p>
          </table:table-cell>
          <table:table-cell office:value-type="string" calcext:value-type="string">
            <text:p>e0ac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291]=&quot;2D&quot;;[.D291]=[.E291]);&quot;synth2D&quot;;[.H291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A</text:p>
          </table:table-cell>
          <table:table-cell office:value-type="string" calcext:value-type="string">
            <text:p>115dc4</text:p>
          </table:table-cell>
          <table:table-cell office:value-type="string" calcext:value-type="string">
            <text:p>e0b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92]=&quot;2D&quot;;[.D292]=[.E292]);&quot;synth2D&quot;;[.H292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B</text:p>
          </table:table-cell>
          <table:table-cell office:value-type="string" calcext:value-type="string">
            <text:p>1178a8</text:p>
          </table:table-cell>
          <table:table-cell office:value-type="string" calcext:value-type="string">
            <text:p>e10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table:formula="of:=IF(AND([.H293]=&quot;2D&quot;;[.D293]=[.E293]);&quot;synth2D&quot;;[.H293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Cold</text:p>
          </table:table-cell>
          <table:table-cell office:value-type="string" calcext:value-type="string">
            <text:p>11603c</text:p>
          </table:table-cell>
          <table:table-cell office:value-type="string" calcext:value-type="string">
            <text:p>e0bc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94]=&quot;2D&quot;;[.D294]=[.E294]);&quot;synth2D&quot;;[.H294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Hot</text:p>
          </table:table-cell>
          <table:table-cell table:style-name="ce17" office:value-type="string" calcext:value-type="string">
            <text:p>116050</text:p>
          </table:table-cell>
          <table:table-cell office:value-type="string" calcext:value-type="string">
            <text:p>e0be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95]=&quot;2D&quot;;[.D295]=[.E295]);&quot;synth2D&quot;;[.H295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Warm</text:p>
          </table:table-cell>
          <table:table-cell office:value-type="string" calcext:value-type="string">
            <text:p>115f3c</text:p>
          </table:table-cell>
          <table:table-cell office:value-type="string" calcext:value-type="string">
            <text:p>e0bac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296]=&quot;2D&quot;;[.D296]=[.E296]);&quot;synth2D&quot;;[.H296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Cold (Override)</text:p>
          </table:table-cell>
          <table:table-cell table:style-name="ce17" office:value-type="string" calcext:value-type="string">
            <text:p>6223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97]=&quot;2D&quot;;[.D297]=[.E297]);&quot;synth2D&quot;;[.H297])" office:value-type="string" office:string-value="Switch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Hot (Override)</text:p>
          </table:table-cell>
          <table:table-cell table:style-name="ce17" office:value-type="string" calcext:value-type="string">
            <text:p>6223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98]=&quot;2D&quot;;[.D298]=[.E298]);&quot;synth2D&quot;;[.H298])" office:value-type="string" office:string-value="Switch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Additive)</text:p>
          </table:table-cell>
          <table:table-cell office:value-type="string" calcext:value-type="string">
            <text:p>112a08</text:p>
          </table:table-cell>
          <table:table-cell office:value-type="string" calcext:value-type="string">
            <text:p>df7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99]=&quot;2D&quot;;[.D299]=[.E299]);&quot;synth2D&quot;;[.H299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Load)</text:p>
          </table:table-cell>
          <table:table-cell office:value-type="string" calcext:value-type="string">
            <text:p>1160d0</text:p>
          </table:table-cell>
          <table:table-cell office:value-type="string" calcext:value-type="string">
            <text:p>e0c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0]=&quot;2D&quot;;[.D300]=[.E300]);&quot;synth2D&quot;;[.H300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</text:p>
          </table:table-cell>
          <table:table-cell office:value-type="string" calcext:value-type="string">
            <text:p>1161f4</text:p>
          </table:table-cell>
          <table:table-cell office:value-type="string" calcext:value-type="string">
            <text:p>e0c8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1]=&quot;2D&quot;;[.D301]=[.E301]);&quot;synth2D&quot;;[.H301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Unknown</text:p>
          </table:table-cell>
          <table:table-cell office:value-type="string" calcext:value-type="string">
            <text:p>114dd0</text:p>
          </table:table-cell>
          <table:table-cell office:value-type="string" calcext:value-type="string">
            <text:p>e08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02]=&quot;2D&quot;;[.D302]=[.E302]);&quot;synth2D&quot;;[.H302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</text:p>
          </table:table-cell>
          <table:table-cell office:value-type="string" calcext:value-type="string">
            <text:p>1140ae</text:p>
          </table:table-cell>
          <table:table-cell office:value-type="string" calcext:value-type="string">
            <text:p>e03c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03]=&quot;2D&quot;;[.D303]=[.E303]);&quot;synth2D&quot;;[.H303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 B</text:p>
          </table:table-cell>
          <table:table-cell office:value-type="string" calcext:value-type="string">
            <text:p>10bf70</text:p>
          </table:table-cell>
          <table:table-cell office:value-type="string" calcext:value-type="string">
            <text:p>de8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04]=&quot;2D&quot;;[.D304]=[.E304]);&quot;synth2D&quot;;[.H304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A</text:p>
          </table:table-cell>
          <table:table-cell office:value-type="string" calcext:value-type="string">
            <text:p>1168c8</text:p>
          </table:table-cell>
          <table:table-cell office:value-type="string" calcext:value-type="string">
            <text:p>e0db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05]=&quot;2D&quot;;[.D305]=[.E305]);&quot;synth2D&quot;;[.H305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B</text:p>
          </table:table-cell>
          <table:table-cell office:value-type="string" calcext:value-type="string">
            <text:p>116a84</text:p>
          </table:table-cell>
          <table:table-cell office:value-type="string" calcext:value-type="string">
            <text:p>e0dc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06]=&quot;2D&quot;;[.D306]=[.E306]);&quot;synth2D&quot;;[.H306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B</text:p>
          </table:table-cell>
          <table:table-cell table:style-name="ce17" office:value-type="string" calcext:value-type="string">
            <text:p>117760</text:p>
          </table:table-cell>
          <table:table-cell office:value-type="string" calcext:value-type="string">
            <text:p>e106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307]=&quot;2D&quot;;[.D307]=[.E307]);&quot;synth2D&quot;;[.H307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</text:p>
          </table:table-cell>
          <table:table-cell office:value-type="string" calcext:value-type="string">
            <text:p>117fec</text:p>
          </table:table-cell>
          <table:table-cell office:value-type="string" calcext:value-type="string">
            <text:p>e12b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8]=&quot;2D&quot;;[.D308]=[.E308]);&quot;synth2D&quot;;[.H30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2</text:p>
          </table:table-cell>
          <table:table-cell office:value-type="string" calcext:value-type="string">
            <text:p>11804c</text:p>
          </table:table-cell>
          <table:table-cell office:value-type="string" calcext:value-type="string">
            <text:p>e12c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9]=&quot;2D&quot;;[.D309]=[.E309]);&quot;synth2D&quot;;[.H30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3</text:p>
          </table:table-cell>
          <table:table-cell office:value-type="string" calcext:value-type="string">
            <text:p>1180ac</text:p>
          </table:table-cell>
          <table:table-cell office:value-type="string" calcext:value-type="string">
            <text:p>e12e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0]=&quot;2D&quot;;[.D310]=[.E310]);&quot;synth2D&quot;;[.H31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4</text:p>
          </table:table-cell>
          <table:table-cell table:style-name="ce17" office:value-type="string" calcext:value-type="string">
            <text:p>118118</text:p>
          </table:table-cell>
          <table:table-cell office:value-type="string" calcext:value-type="string">
            <text:p>e130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1]=&quot;2D&quot;;[.D311]=[.E311]);&quot;synth2D&quot;;[.H31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5</text:p>
          </table:table-cell>
          <table:table-cell table:style-name="ce17" office:value-type="string" calcext:value-type="string">
            <text:p>118184</text:p>
          </table:table-cell>
          <table:table-cell office:value-type="string" calcext:value-type="string">
            <text:p>e13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2]=&quot;2D&quot;;[.D312]=[.E312]);&quot;synth2D&quot;;[.H31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6</text:p>
          </table:table-cell>
          <table:table-cell table:style-name="ce17" office:value-type="string" calcext:value-type="string">
            <text:p>1181e4</text:p>
          </table:table-cell>
          <table:table-cell office:value-type="string" calcext:value-type="string">
            <text:p>e133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3]=&quot;2D&quot;;[.D313]=[.E313]);&quot;synth2D&quot;;[.H31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7</text:p>
          </table:table-cell>
          <table:table-cell table:style-name="ce17" office:value-type="string" calcext:value-type="string">
            <text:p>118244</text:p>
          </table:table-cell>
          <table:table-cell office:value-type="string" calcext:value-type="string">
            <text:p>e13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4]=&quot;2D&quot;;[.D314]=[.E314]);&quot;synth2D&quot;;[.H31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8</text:p>
          </table:table-cell>
          <table:table-cell office:value-type="string" calcext:value-type="string">
            <text:p>1182a4</text:p>
          </table:table-cell>
          <table:table-cell office:value-type="string" calcext:value-type="string">
            <text:p>e137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5]=&quot;2D&quot;;[.D315]=[.E315]);&quot;synth2D&quot;;[.H31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9</text:p>
          </table:table-cell>
          <table:table-cell table:style-name="ce17" office:value-type="string" calcext:value-type="string">
            <text:p>118310</text:p>
          </table:table-cell>
          <table:table-cell office:value-type="string" calcext:value-type="string">
            <text:p>e139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6]=&quot;2D&quot;;[.D316]=[.E316]);&quot;synth2D&quot;;[.H316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0</text:p>
          </table:table-cell>
          <table:table-cell table:style-name="ce17" office:value-type="string" calcext:value-type="string">
            <text:p>118370</text:p>
          </table:table-cell>
          <table:table-cell office:value-type="string" calcext:value-type="string">
            <text:p>e13a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7]=&quot;2D&quot;;[.D317]=[.E317]);&quot;synth2D&quot;;[.H317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1</text:p>
          </table:table-cell>
          <table:table-cell office:value-type="string" calcext:value-type="string">
            <text:p>1183dc</text:p>
          </table:table-cell>
          <table:table-cell office:value-type="string" calcext:value-type="string">
            <text:p>e13c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8]=&quot;2D&quot;;[.D318]=[.E318]);&quot;synth2D&quot;;[.H31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2</text:p>
          </table:table-cell>
          <table:table-cell office:value-type="string" calcext:value-type="string">
            <text:p>11843c</text:p>
          </table:table-cell>
          <table:table-cell office:value-type="string" calcext:value-type="string">
            <text:p>e13e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9]=&quot;2D&quot;;[.D319]=[.E319]);&quot;synth2D&quot;;[.H31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3</text:p>
          </table:table-cell>
          <table:table-cell office:value-type="string" calcext:value-type="string">
            <text:p>1184a8</text:p>
          </table:table-cell>
          <table:table-cell office:value-type="string" calcext:value-type="string">
            <text:p>e14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20]=&quot;2D&quot;;[.D320]=[.E320]);&quot;synth2D&quot;;[.H32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4</text:p>
          </table:table-cell>
          <table:table-cell table:style-name="ce17" office:value-type="string" calcext:value-type="string">
            <text:p>118508</text:p>
          </table:table-cell>
          <table:table-cell office:value-type="string" calcext:value-type="string">
            <text:p>e141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21]=&quot;2D&quot;;[.D321]=[.E321]);&quot;synth2D&quot;;[.H32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B</text:p>
          </table:table-cell>
          <table:table-cell office:value-type="string" calcext:value-type="string">
            <text:p>118cac</text:p>
          </table:table-cell>
          <table:table-cell office:value-type="string" calcext:value-type="string">
            <text:p>e15c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22]=&quot;2D&quot;;[.D322]=[.E322]);&quot;synth2D&quot;;[.H32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C</text:p>
          </table:table-cell>
          <table:table-cell office:value-type="string" calcext:value-type="string">
            <text:p>11397c</text:p>
          </table:table-cell>
          <table:table-cell office:value-type="string" calcext:value-type="string">
            <text:p>e006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3]=&quot;2D&quot;;[.D323]=[.E323]);&quot;synth2D&quot;;[.H323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D</text:p>
          </table:table-cell>
          <table:table-cell table:style-name="ce17" office:value-type="string" calcext:value-type="string">
            <text:p>113982</text:p>
          </table:table-cell>
          <table:table-cell office:value-type="string" calcext:value-type="string">
            <text:p>e00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4]=&quot;2D&quot;;[.D324]=[.E324]);&quot;synth2D&quot;;[.H324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E</text:p>
          </table:table-cell>
          <table:table-cell table:style-name="ce17" office:value-type="string" calcext:value-type="string">
            <text:p>113988</text:p>
          </table:table-cell>
          <table:table-cell office:value-type="string" calcext:value-type="string">
            <text:p>e009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5]=&quot;2D&quot;;[.D325]=[.E325]);&quot;synth2D&quot;;[.H325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F</text:p>
          </table:table-cell>
          <table:table-cell office:value-type="string" calcext:value-type="string">
            <text:p>11398e</text:p>
          </table:table-cell>
          <table:table-cell office:value-type="string" calcext:value-type="string">
            <text:p>e00a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6]=&quot;2D&quot;;[.D326]=[.E326]);&quot;synth2D&quot;;[.H326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G</text:p>
          </table:table-cell>
          <table:table-cell office:value-type="string" calcext:value-type="string">
            <text:p>1139b4</text:p>
          </table:table-cell>
          <table:table-cell office:value-type="string" calcext:value-type="string">
            <text:p>e00b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27]=&quot;2D&quot;;[.D327]=[.E327]);&quot;synth2D&quot;;[.H327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H</text:p>
          </table:table-cell>
          <table:table-cell table:style-name="ce17" office:value-type="string" calcext:value-type="string">
            <text:p>1139e4</text:p>
          </table:table-cell>
          <table:table-cell office:value-type="string" calcext:value-type="string">
            <text:p>e00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28]=&quot;2D&quot;;[.D328]=[.E328]);&quot;synth2D&quot;;[.H328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I</text:p>
          </table:table-cell>
          <table:table-cell office:value-type="string" calcext:value-type="string">
            <text:p>113a14</text:p>
          </table:table-cell>
          <table:table-cell office:value-type="string" calcext:value-type="string">
            <text:p>e00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29]=&quot;2D&quot;;[.D329]=[.E329]);&quot;synth2D&quot;;[.H329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J</text:p>
          </table:table-cell>
          <table:table-cell office:value-type="string" calcext:value-type="string">
            <text:p>113a44</text:p>
          </table:table-cell>
          <table:table-cell office:value-type="string" calcext:value-type="string">
            <text:p>e00f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30]=&quot;2D&quot;;[.D330]=[.E330]);&quot;synth2D&quot;;[.H330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K</text:p>
          </table:table-cell>
          <table:table-cell office:value-type="string" calcext:value-type="string">
            <text:p>112a72</text:p>
          </table:table-cell>
          <table:table-cell office:value-type="string" calcext:value-type="string">
            <text:p>df7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31]=&quot;2D&quot;;[.D331]=[.E331]);&quot;synth2D&quot;;[.H331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L</text:p>
          </table:table-cell>
          <table:table-cell table:style-name="ce17" office:value-type="string" calcext:value-type="string">
            <text:p>118830</text:p>
          </table:table-cell>
          <table:table-cell office:value-type="string" calcext:value-type="string">
            <text:p>e14c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32]=&quot;2D&quot;;[.D332]=[.E332]);&quot;synth2D&quot;;[.H33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M</text:p>
          </table:table-cell>
          <table:table-cell office:value-type="string" calcext:value-type="string">
            <text:p>1187ac</text:p>
          </table:table-cell>
          <table:table-cell office:value-type="string" calcext:value-type="string">
            <text:p>e14a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33]=&quot;2D&quot;;[.D333]=[.E333]);&quot;synth2D&quot;;[.H33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N</text:p>
          </table:table-cell>
          <table:table-cell table:style-name="ce17" office:value-type="string" calcext:value-type="string">
            <text:p>118668</text:p>
          </table:table-cell>
          <table:table-cell office:value-type="string" calcext:value-type="string">
            <text:p>e145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334]=&quot;2D&quot;;[.D334]=[.E334]);&quot;synth2D&quot;;[.H33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O</text:p>
          </table:table-cell>
          <table:table-cell office:value-type="string" calcext:value-type="string">
            <text:p>11874c</text:p>
          </table:table-cell>
          <table:table-cell office:value-type="string" calcext:value-type="string">
            <text:p>e148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35]=&quot;2D&quot;;[.D335]=[.E335]);&quot;synth2D&quot;;[.H33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P</text:p>
          </table:table-cell>
          <table:table-cell office:value-type="string" calcext:value-type="string">
            <text:p>112a34</text:p>
          </table:table-cell>
          <table:table-cell office:value-type="string" calcext:value-type="string">
            <text:p>df7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336]=&quot;2D&quot;;[.D336]=[.E336]);&quot;synth2D&quot;;[.H336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S</text:p>
          </table:table-cell>
          <table:table-cell office:value-type="string" calcext:value-type="string">
            <text:p>11393a</text:p>
          </table:table-cell>
          <table:table-cell office:value-type="string" calcext:value-type="string">
            <text:p>e001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37]=&quot;2D&quot;;[.D337]=[.E337]);&quot;synth2D&quot;;[.H337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V</text:p>
          </table:table-cell>
          <table:table-cell office:value-type="string" calcext:value-type="string">
            <text:p>112a68</text:p>
          </table:table-cell>
          <table:table-cell office:value-type="string" calcext:value-type="string">
            <text:p>df73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338]=&quot;2D&quot;;[.D338]=[.E338]);&quot;synth2D&quot;;[.H338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W</text:p>
          </table:table-cell>
          <table:table-cell table:style-name="ce17" office:value-type="string" calcext:value-type="string">
            <text:p>113934</text:p>
          </table:table-cell>
          <table:table-cell office:value-type="string" calcext:value-type="string">
            <text:p>e000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39]=&quot;2D&quot;;[.D339]=[.E339]);&quot;synth2D&quot;;[.H339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A</text:p>
          </table:table-cell>
          <table:table-cell table:style-name="ce17" office:value-type="string" calcext:value-type="string">
            <text:p>113946</text:p>
          </table:table-cell>
          <table:table-cell office:value-type="string" calcext:value-type="string">
            <text:p>e00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40]=&quot;2D&quot;;[.D340]=[.E340]);&quot;synth2D&quot;;[.H340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D</text:p>
          </table:table-cell>
          <table:table-cell table:style-name="ce17" office:value-type="string" calcext:value-type="string">
            <text:p>113940</text:p>
          </table:table-cell>
          <table:table-cell office:value-type="string" calcext:value-type="string">
            <text:p>e0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41]=&quot;2D&quot;;[.D341]=[.E341]);&quot;synth2D&quot;;[.H341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H</text:p>
          </table:table-cell>
          <table:table-cell office:value-type="string" calcext:value-type="string">
            <text:p>118d58</text:p>
          </table:table-cell>
          <table:table-cell office:value-type="string" calcext:value-type="string">
            <text:p>e15d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2]=&quot;2D&quot;;[.D342]=[.E342]);&quot;synth2D&quot;;[.H34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I</text:p>
          </table:table-cell>
          <table:table-cell table:style-name="ce17" office:value-type="string" calcext:value-type="string">
            <text:p>118e04</text:p>
          </table:table-cell>
          <table:table-cell office:value-type="string" calcext:value-type="string">
            <text:p>e15f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3]=&quot;2D&quot;;[.D343]=[.E343]);&quot;synth2D&quot;;[.H34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J</text:p>
          </table:table-cell>
          <table:table-cell office:value-type="string" calcext:value-type="string">
            <text:p>118eb0</text:p>
          </table:table-cell>
          <table:table-cell office:value-type="string" calcext:value-type="string">
            <text:p>e160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4]=&quot;2D&quot;;[.D344]=[.E344]);&quot;synth2D&quot;;[.H34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K</text:p>
          </table:table-cell>
          <table:table-cell office:value-type="string" calcext:value-type="string">
            <text:p>118f5c</text:p>
          </table:table-cell>
          <table:table-cell office:value-type="string" calcext:value-type="string">
            <text:p>e162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5]=&quot;2D&quot;;[.D345]=[.E345]);&quot;synth2D&quot;;[.H34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L</text:p>
          </table:table-cell>
          <table:table-cell table:style-name="ce17" office:value-type="string" calcext:value-type="string">
            <text:p>116270</text:p>
          </table:table-cell>
          <table:table-cell office:value-type="string" calcext:value-type="string">
            <text:p>e0ca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6]=&quot;2D&quot;;[.D346]=[.E346]);&quot;synth2D&quot;;[.H346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M</text:p>
          </table:table-cell>
          <table:table-cell table:style-name="ce17" office:value-type="string" calcext:value-type="string">
            <text:p>119008</text:p>
          </table:table-cell>
          <table:table-cell office:value-type="string" calcext:value-type="string">
            <text:p>e16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7]=&quot;2D&quot;;[.D347]=[.E347]);&quot;synth2D&quot;;[.H347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N</text:p>
          </table:table-cell>
          <table:table-cell office:value-type="string" calcext:value-type="string">
            <text:p>1190b4</text:p>
          </table:table-cell>
          <table:table-cell office:value-type="string" calcext:value-type="string">
            <text:p>e166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8]=&quot;2D&quot;;[.D348]=[.E348]);&quot;synth2D&quot;;[.H34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S Related Fuel Adder Activation Min Load</text:p>
          </table:table-cell>
          <table:table-cell office:value-type="string" calcext:value-type="string">
            <text:p>11b404</text:p>
          </table:table-cell>
          <table:table-cell office:value-type="string" calcext:value-type="string">
            <text:p>e19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49]=&quot;2D&quot;;[.D349]=[.E349]);&quot;synth2D&quot;;[.H349])" office:value-type="string" office:string-value="3D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S Related Fuel Adder Activation Min Load B</text:p>
          </table:table-cell>
          <table:table-cell office:value-type="string" calcext:value-type="string">
            <text:p>11b4a0</text:p>
          </table:table-cell>
          <table:table-cell office:value-type="string" calcext:value-type="string">
            <text:p>e198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50]=&quot;2D&quot;;[.D350]=[.E350]);&quot;synth2D&quot;;[.H350])" office:value-type="string" office:string-value="3D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low Rate</text:p>
          </table:table-cell>
          <table:table-cell office:value-type="string" calcext:value-type="string">
            <text:p>11c088</text:p>
          </table:table-cell>
          <table:table-cell office:value-type="string" calcext:value-type="string">
            <text:p>e1bb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351]=&quot;2D&quot;;[.D351]=[.E351]);&quot;synth2D&quot;;[.H351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Post Start</text:p>
          </table:table-cell>
          <table:table-cell office:value-type="string" calcext:value-type="string">
            <text:p>11cb6e</text:p>
          </table:table-cell>
          <table:table-cell office:value-type="string" calcext:value-type="string">
            <text:p>e1c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52]=&quot;2D&quot;;[.D352]=[.E352]);&quot;synth2D&quot;;[.H352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ming</text:p>
          </table:table-cell>
          <table:table-cell office:value-type="string" calcext:value-type="string">
            <text:p>11cba0</text:p>
          </table:table-cell>
          <table:table-cell office:value-type="string" calcext:value-type="string">
            <text:p>e1c2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53]=&quot;2D&quot;;[.D353]=[.E353]);&quot;synth2D&quot;;[.H35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MAP Delta (Clutch Depressed)</text:p>
          </table:table-cell>
          <table:table-cell office:value-type="string" calcext:value-type="string">
            <text:p>11cc68</text:p>
          </table:table-cell>
          <table:table-cell office:value-type="string" calcext:value-type="string">
            <text:p>e1cb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354]=&quot;2D&quot;;[.D354]=[.E354]);&quot;synth2D&quot;;[.H354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Atmospheric Pressure Compensation</text:p>
          </table:table-cell>
          <table:table-cell office:value-type="string" calcext:value-type="string">
            <text:p>11d3d8</text:p>
          </table:table-cell>
          <table:table-cell office:value-type="string" calcext:value-type="string">
            <text:p>e21c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355]=&quot;2D&quot;;[.D355]=[.E355]);&quot;synth2D&quot;;[.H355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CFP Delta for Transient Retard</text:p>
          </table:table-cell>
          <table:table-cell office:value-type="string" calcext:value-type="string">
            <text:p>11df0c</text:p>
          </table:table-cell>
          <table:table-cell office:value-type="string" calcext:value-type="string">
            <text:p>e253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56]=&quot;2D&quot;;[.D356]=[.E356]);&quot;synth2D&quot;;[.H356])" office:value-type="string" office:string-value="2D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Out of Error Range A</text:p>
          </table:table-cell>
          <table:table-cell office:value-type="string" calcext:value-type="string">
            <text:p>11ea38</text:p>
          </table:table-cell>
          <table:table-cell office:value-type="string" calcext:value-type="string">
            <text:p>e27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357]=&quot;2D&quot;;[.D357]=[.E357]);&quot;synth2D&quot;;[.H357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A</text:p>
          </table:table-cell>
          <table:table-cell office:value-type="string" calcext:value-type="string">
            <text:p>11ea70</text:p>
          </table:table-cell>
          <table:table-cell office:value-type="string" calcext:value-type="string">
            <text:p>e276c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58]=&quot;2D&quot;;[.D358]=[.E358]);&quot;synth2D&quot;;[.H358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A</text:p>
          </table:table-cell>
          <table:table-cell office:value-type="string" calcext:value-type="string">
            <text:p>11eacc</text:p>
          </table:table-cell>
          <table:table-cell office:value-type="string" calcext:value-type="string">
            <text:p>e278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59]=&quot;2D&quot;;[.D359]=[.E359]);&quot;synth2D&quot;;[.H359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B</text:p>
          </table:table-cell>
          <table:table-cell office:value-type="string" calcext:value-type="string">
            <text:p>11eb2c</text:p>
          </table:table-cell>
          <table:table-cell office:value-type="string" calcext:value-type="string">
            <text:p>e27a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360]=&quot;2D&quot;;[.D360]=[.E360]);&quot;synth2D&quot;;[.H360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B</text:p>
          </table:table-cell>
          <table:table-cell office:value-type="string" calcext:value-type="string">
            <text:p>11ebb4</text:p>
          </table:table-cell>
          <table:table-cell office:value-type="string" calcext:value-type="string">
            <text:p>e27c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61]=&quot;2D&quot;;[.D361]=[.E361]);&quot;synth2D&quot;;[.H361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CT Threshhold</text:p>
          </table:table-cell>
          <table:table-cell table:number-columns-repeated="2" office:value-type="string" calcext:value-type="string">
            <text:p>11c5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2]=&quot;2D&quot;;[.D362]=[.E362]);&quot;synth2D&quot;;[.H36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RPM Threshhold</text:p>
          </table:table-cell>
          <table:table-cell table:number-columns-repeated="2" office:value-type="string" calcext:value-type="string">
            <text:p>11c5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3]=&quot;2D&quot;;[.D363]=[.E363]);&quot;synth2D&quot;;[.H36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PS Angle Threshhold</text:p>
          </table:table-cell>
          <table:table-cell table:number-columns-repeated="2" office:value-type="string" calcext:value-type="string">
            <text:p>11c5c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4]=&quot;2D&quot;;[.D364]=[.E364]);&quot;synth2D&quot;;[.H36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ngine Load Threshhold</text:p>
          </table:table-cell>
          <table:table-cell table:number-columns-repeated="2" office:value-type="string" calcext:value-type="string">
            <text:p>11c5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5]=&quot;2D&quot;;[.D365]=[.E365]);&quot;synth2D&quot;;[.H36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</text:p>
          </table:table-cell>
          <table:table-cell office:value-type="string" calcext:value-type="string">
            <text:p>11ef28</text:p>
          </table:table-cell>
          <table:table-cell office:value-type="string" calcext:value-type="string">
            <text:p>e28d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366]=&quot;2D&quot;;[.D366]=[.E366]);&quot;synth2D&quot;;[.H366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emperature Compensation</text:p>
          </table:table-cell>
          <table:table-cell office:value-type="string" calcext:value-type="string">
            <text:p>11ee38</text:p>
          </table:table-cell>
          <table:table-cell office:value-type="string" calcext:value-type="string">
            <text:p>e28bc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67]=&quot;2D&quot;;[.D367]=[.E367]);&quot;synth2D&quot;;[.H367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A</text:p>
          </table:table-cell>
          <table:table-cell office:value-type="string" calcext:value-type="string">
            <text:p>12233c</text:p>
          </table:table-cell>
          <table:table-cell office:value-type="string" calcext:value-type="string">
            <text:p>e355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368]=&quot;2D&quot;;[.D368]=[.E368]);&quot;synth2D&quot;;[.H368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C</text:p>
          </table:table-cell>
          <table:table-cell office:value-type="string" calcext:value-type="string">
            <text:p>1225ec</text:p>
          </table:table-cell>
          <table:table-cell office:value-type="string" calcext:value-type="string">
            <text:p>e356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69]=&quot;2D&quot;;[.D369]=[.E369]);&quot;synth2D&quot;;[.H369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B</text:p>
          </table:table-cell>
          <table:table-cell table:style-name="ce17" office:value-type="string" calcext:value-type="string">
            <text:p>122688</text:p>
          </table:table-cell>
          <table:table-cell office:value-type="string" calcext:value-type="string">
            <text:p>e358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370]=&quot;2D&quot;;[.D370]=[.E370]);&quot;synth2D&quot;;[.H370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Normal AVCS</text:p>
          </table:table-cell>
          <table:table-cell office:value-type="string" calcext:value-type="string">
            <text:p>12ab0c</text:p>
          </table:table-cell>
          <table:table-cell office:value-type="string" calcext:value-type="string">
            <text:p>e4a7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1]=&quot;2D&quot;;[.D371]=[.E371]);&quot;synth2D&quot;;[.H37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Safe AVCS</text:p>
          </table:table-cell>
          <table:table-cell office:value-type="string" calcext:value-type="string">
            <text:p>12a8b0</text:p>
          </table:table-cell>
          <table:table-cell office:value-type="string" calcext:value-type="string">
            <text:p>e4a5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2]=&quot;2D&quot;;[.D372]=[.E372]);&quot;synth2D&quot;;[.H37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Base AVCS</text:p>
          </table:table-cell>
          <table:table-cell office:value-type="string" calcext:value-type="string">
            <text:p>12ad4c</text:p>
          </table:table-cell>
          <table:table-cell office:value-type="string" calcext:value-type="string">
            <text:p>e4a9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373]=&quot;2D&quot;;[.D373]=[.E373]);&quot;synth2D&quot;;[.H37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Normal AVCS</text:p>
          </table:table-cell>
          <table:table-cell office:value-type="string" calcext:value-type="string">
            <text:p>12b38c</text:p>
          </table:table-cell>
          <table:table-cell office:value-type="string" calcext:value-type="string">
            <text:p>e4b5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4]=&quot;2D&quot;;[.D374]=[.E374]);&quot;synth2D&quot;;[.H37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Safe AVCS</text:p>
          </table:table-cell>
          <table:table-cell office:value-type="string" calcext:value-type="string">
            <text:p>12af80</text:p>
          </table:table-cell>
          <table:table-cell office:value-type="string" calcext:value-type="string">
            <text:p>e4b3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5]=&quot;2D&quot;;[.D375]=[.E375]);&quot;synth2D&quot;;[.H375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Base AVCS</text:p>
          </table:table-cell>
          <table:table-cell office:value-type="string" calcext:value-type="string">
            <text:p>12a6bc</text:p>
          </table:table-cell>
          <table:table-cell office:value-type="string" calcext:value-type="string">
            <text:p>e4a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376]=&quot;2D&quot;;[.D376]=[.E376]);&quot;synth2D&quot;;[.H376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</text:p>
          </table:table-cell>
          <table:table-cell office:value-type="string" calcext:value-type="string">
            <text:p>12bad4</text:p>
          </table:table-cell>
          <table:table-cell office:value-type="string" calcext:value-type="string">
            <text:p>e4c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77]=&quot;2D&quot;;[.D377]=[.E377]);&quot;synth2D&quot;;[.H377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</text:p>
          </table:table-cell>
          <table:table-cell office:value-type="string" calcext:value-type="string">
            <text:p>12bbd4</text:p>
          </table:table-cell>
          <table:table-cell office:value-type="string" calcext:value-type="string">
            <text:p>e4c6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78]=&quot;2D&quot;;[.D378]=[.E378]);&quot;synth2D&quot;;[.H378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C</text:p>
          </table:table-cell>
          <table:table-cell office:value-type="string" calcext:value-type="string">
            <text:p>12bcd4</text:p>
          </table:table-cell>
          <table:table-cell office:value-type="string" calcext:value-type="string">
            <text:p>e4c8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79]=&quot;2D&quot;;[.D379]=[.E379]);&quot;synth2D&quot;;[.H379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D</text:p>
          </table:table-cell>
          <table:table-cell office:value-type="string" calcext:value-type="string">
            <text:p>12bdd4</text:p>
          </table:table-cell>
          <table:table-cell office:value-type="string" calcext:value-type="string">
            <text:p>e4ca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80]=&quot;2D&quot;;[.D380]=[.E380]);&quot;synth2D&quot;;[.H380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</text:p>
          </table:table-cell>
          <table:table-cell office:value-type="string" calcext:value-type="string">
            <text:p>12be98</text:p>
          </table:table-cell>
          <table:table-cell office:value-type="string" calcext:value-type="string">
            <text:p>e4cc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81]=&quot;2D&quot;;[.D381]=[.E381]);&quot;synth2D&quot;;[.H38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</text:p>
          </table:table-cell>
          <table:table-cell office:value-type="string" calcext:value-type="string">
            <text:p>12beb0</text:p>
          </table:table-cell>
          <table:table-cell office:value-type="string" calcext:value-type="string">
            <text:p>e4c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82]=&quot;2D&quot;;[.D382]=[.E382]);&quot;synth2D&quot;;[.H38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A</text:p>
          </table:table-cell>
          <table:table-cell office:value-type="string" calcext:value-type="string">
            <text:p>129a7c</text:p>
          </table:table-cell>
          <table:table-cell office:value-type="string" calcext:value-type="string">
            <text:p>e46e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3]=&quot;2D&quot;;[.D383]=[.E383]);&quot;synth2D&quot;;[.H383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B</text:p>
          </table:table-cell>
          <table:table-cell office:value-type="string" calcext:value-type="string">
            <text:p>129a2c</text:p>
          </table:table-cell>
          <table:table-cell office:value-type="string" calcext:value-type="string">
            <text:p>e46d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4]=&quot;2D&quot;;[.D384]=[.E384]);&quot;synth2D&quot;;[.H384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A</text:p>
          </table:table-cell>
          <table:table-cell office:value-type="string" calcext:value-type="string">
            <text:p>129b1c</text:p>
          </table:table-cell>
          <table:table-cell office:value-type="string" calcext:value-type="string">
            <text:p>e47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5]=&quot;2D&quot;;[.D385]=[.E385]);&quot;synth2D&quot;;[.H385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B</text:p>
          </table:table-cell>
          <table:table-cell office:value-type="string" calcext:value-type="string">
            <text:p>129acc</text:p>
          </table:table-cell>
          <table:table-cell office:value-type="string" calcext:value-type="string">
            <text:p>e46f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6]=&quot;2D&quot;;[.D386]=[.E386]);&quot;synth2D&quot;;[.H386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F Adjust</text:p>
          </table:table-cell>
          <table:table-cell office:value-type="string" calcext:value-type="string">
            <text:p>129b6c</text:p>
          </table:table-cell>
          <table:table-cell office:value-type="string" calcext:value-type="string">
            <text:p>e47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7]=&quot;2D&quot;;[.D387]=[.E387]);&quot;synth2D&quot;;[.H387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 Adjust</text:p>
          </table:table-cell>
          <table:table-cell office:value-type="string" calcext:value-type="string">
            <text:p>129b84</text:p>
          </table:table-cell>
          <table:table-cell office:value-type="string" calcext:value-type="string">
            <text:p>e47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88]=&quot;2D&quot;;[.D388]=[.E388]);&quot;synth2D&quot;;[.H38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 Adjust</text:p>
          </table:table-cell>
          <table:table-cell office:value-type="string" calcext:value-type="string">
            <text:p>129b90</text:p>
          </table:table-cell>
          <table:table-cell office:value-type="string" calcext:value-type="string">
            <text:p>e474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89]=&quot;2D&quot;;[.D389]=[.E389]);&quot;synth2D&quot;;[.H389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</text:p>
          </table:table-cell>
          <table:table-cell office:value-type="string" calcext:value-type="string">
            <text:p>12bfbc</text:p>
          </table:table-cell>
          <table:table-cell office:value-type="string" calcext:value-type="string">
            <text:p>e4d4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0]=&quot;2D&quot;;[.D390]=[.E390]);&quot;synth2D&quot;;[.H390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</text:p>
          </table:table-cell>
          <table:table-cell office:value-type="string" calcext:value-type="string">
            <text:p>12c0d4</text:p>
          </table:table-cell>
          <table:table-cell office:value-type="string" calcext:value-type="string">
            <text:p>e4d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1]=&quot;2D&quot;;[.D391]=[.E391]);&quot;synth2D&quot;;[.H39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C</text:p>
          </table:table-cell>
          <table:table-cell office:value-type="string" calcext:value-type="string">
            <text:p>12c1ec</text:p>
          </table:table-cell>
          <table:table-cell office:value-type="string" calcext:value-type="string">
            <text:p>e4d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2]=&quot;2D&quot;;[.D392]=[.E392]);&quot;synth2D&quot;;[.H39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D</text:p>
          </table:table-cell>
          <table:table-cell office:value-type="string" calcext:value-type="string">
            <text:p>12c304</text:p>
          </table:table-cell>
          <table:table-cell office:value-type="string" calcext:value-type="string">
            <text:p>e4da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3]=&quot;2D&quot;;[.D393]=[.E393]);&quot;synth2D&quot;;[.H39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</text:p>
          </table:table-cell>
          <table:table-cell office:value-type="string" calcext:value-type="string">
            <text:p>12bf4c</text:p>
          </table:table-cell>
          <table:table-cell office:value-type="string" calcext:value-type="string">
            <text:p>e4d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94]=&quot;2D&quot;;[.D394]=[.E394]);&quot;synth2D&quot;;[.H39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</text:p>
          </table:table-cell>
          <table:table-cell office:value-type="string" calcext:value-type="string">
            <text:p>12bf64</text:p>
          </table:table-cell>
          <table:table-cell office:value-type="string" calcext:value-type="string">
            <text:p>e4d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95]=&quot;2D&quot;;[.D395]=[.E395]);&quot;synth2D&quot;;[.H395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A</text:p>
          </table:table-cell>
          <table:table-cell office:value-type="string" calcext:value-type="string">
            <text:p>129c24</text:p>
          </table:table-cell>
          <table:table-cell office:value-type="string" calcext:value-type="string">
            <text:p>e477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6]=&quot;2D&quot;;[.D396]=[.E396]);&quot;synth2D&quot;;[.H396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B</text:p>
          </table:table-cell>
          <table:table-cell office:value-type="string" calcext:value-type="string">
            <text:p>129bd4</text:p>
          </table:table-cell>
          <table:table-cell office:value-type="string" calcext:value-type="string">
            <text:p>e47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7]=&quot;2D&quot;;[.D397]=[.E397]);&quot;synth2D&quot;;[.H397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A</text:p>
          </table:table-cell>
          <table:table-cell office:value-type="string" calcext:value-type="string">
            <text:p>129cc4</text:p>
          </table:table-cell>
          <table:table-cell office:value-type="string" calcext:value-type="string">
            <text:p>e479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8]=&quot;2D&quot;;[.D398]=[.E398]);&quot;synth2D&quot;;[.H39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B</text:p>
          </table:table-cell>
          <table:table-cell office:value-type="string" calcext:value-type="string">
            <text:p>129c74</text:p>
          </table:table-cell>
          <table:table-cell office:value-type="string" calcext:value-type="string">
            <text:p>e478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9]=&quot;2D&quot;;[.D399]=[.E399]);&quot;synth2D&quot;;[.H399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F Adjust</text:p>
          </table:table-cell>
          <table:table-cell office:value-type="string" calcext:value-type="string">
            <text:p>129d14</text:p>
          </table:table-cell>
          <table:table-cell office:value-type="string" calcext:value-type="string">
            <text:p>e47b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400]=&quot;2D&quot;;[.D400]=[.E400]);&quot;synth2D&quot;;[.H400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 Adjust</text:p>
          </table:table-cell>
          <table:table-cell office:value-type="string" calcext:value-type="string">
            <text:p>129d2c</text:p>
          </table:table-cell>
          <table:table-cell office:value-type="string" calcext:value-type="string">
            <text:p>e47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1]=&quot;2D&quot;;[.D401]=[.E401]);&quot;synth2D&quot;;[.H401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 Adjust</text:p>
          </table:table-cell>
          <table:table-cell office:value-type="string" calcext:value-type="string">
            <text:p>129d38</text:p>
          </table:table-cell>
          <table:table-cell office:value-type="string" calcext:value-type="string">
            <text:p>e47d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2]=&quot;2D&quot;;[.D402]=[.E402]);&quot;synth2D&quot;;[.H402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Unknown ECT A1</text:p>
          </table:table-cell>
          <table:table-cell office:value-type="string" calcext:value-type="string">
            <text:p>12b788</text:p>
          </table:table-cell>
          <table:table-cell office:value-type="string" calcext:value-type="string">
            <text:p>e4bc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403]=&quot;2D&quot;;[.D403]=[.E403]);&quot;synth2D&quot;;[.H40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Unknown ECT A2</text:p>
          </table:table-cell>
          <table:table-cell office:value-type="string" calcext:value-type="string">
            <text:p>12a174</text:p>
          </table:table-cell>
          <table:table-cell office:value-type="string" calcext:value-type="string">
            <text:p>e49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table:formula="of:=IF(AND([.H404]=&quot;2D&quot;;[.D404]=[.E404]);&quot;synth2D&quot;;[.H404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Intake Unknown Adj H</text:p>
          </table:table-cell>
          <table:table-cell table:number-columns-repeated="2" table:style-name="ce17" office:value-type="string" calcext:value-type="string">
            <text:p>1296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405]=&quot;2D&quot;;[.D405]=[.E405]);&quot;synth2D&quot;;[.H405])" office:value-type="string" office:string-value="synth2D" calcext:value-type="string">
            <text:p>synth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Port Injection Quantity</text:p>
          </table:table-cell>
          <table:table-cell table:number-columns-repeated="2" office:value-type="string" calcext:value-type="string">
            <text:p>1118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6]=&quot;2D&quot;;[.D406]=[.E406]);&quot;synth2D&quot;;[.H406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Injection Ratio ECT Threshold A</text:p>
          </table:table-cell>
          <table:table-cell table:number-columns-repeated="2" office:value-type="string" calcext:value-type="string">
            <text:p>1118d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7]=&quot;2D&quot;;[.D407]=[.E407]);&quot;synth2D&quot;;[.H407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Injection Ratio ECT Threshold B</text:p>
          </table:table-cell>
          <table:table-cell table:number-columns-repeated="2" table:style-name="ce17" office:value-type="string" calcext:value-type="string">
            <text:p>1118e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8]=&quot;2D&quot;;[.D408]=[.E408]);&quot;synth2D&quot;;[.H408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</text:p>
          </table:table-cell>
          <table:table-cell office:value-type="string" calcext:value-type="string">
            <text:p>112f20</text:p>
          </table:table-cell>
          <table:table-cell office:value-type="string" calcext:value-type="string">
            <text:p>dfa4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409]=&quot;2D&quot;;[.D409]=[.E409]);&quot;synth2D&quot;;[.H409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RPM</text:p>
          </table:table-cell>
          <table:table-cell table:number-columns-repeated="2" office:value-type="string" calcext:value-type="string">
            <text:p>111f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0]=&quot;2D&quot;;[.D410]=[.E410]);&quot;synth2D&quot;;[.H410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IPW</text:p>
          </table:table-cell>
          <table:table-cell table:number-columns-repeated="2" office:value-type="string" calcext:value-type="string">
            <text:p>111f7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1]=&quot;2D&quot;;[.D411]=[.E411]);&quot;synth2D&quot;;[.H411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RPM Resume Threshold</text:p>
          </table:table-cell>
          <table:table-cell table:style-name="ce17" office:value-type="string" calcext:value-type="string">
            <text:p>114890</text:p>
          </table:table-cell>
          <table:table-cell office:value-type="string" calcext:value-type="string">
            <text:p>e06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412]=&quot;2D&quot;;[.D412]=[.E412]);&quot;synth2D&quot;;[.H412])" office:value-type="string" office:string-value="2D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Enrich RPM Delta Activation</text:p>
          </table:table-cell>
          <table:table-cell table:number-columns-repeated="2" office:value-type="string" calcext:value-type="string">
            <text:p>111f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3]=&quot;2D&quot;;[.D413]=[.E413]);&quot;synth2D&quot;;[.H413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initial injector enrichment (pulsewidth)</text:p>
          </table:table-cell>
          <table:table-cell table:number-columns-repeated="2" office:value-type="string" calcext:value-type="string">
            <text:p>111f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4]=&quot;2D&quot;;[.D414]=[.E414]);&quot;synth2D&quot;;[.H414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Cut Counter RPM Threshold</text:p>
          </table:table-cell>
          <table:table-cell table:number-columns-repeated="2" table:style-name="ce17" office:value-type="string" calcext:value-type="string">
            <text:p>11204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415]=&quot;2D&quot;;[.D415]=[.E415]);&quot;synth2D&quot;;[.H415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Delay</text:p>
          </table:table-cell>
          <table:table-cell table:number-columns-repeated="2" table:style-name="ce17" office:value-type="string" calcext:value-type="string">
            <text:p>111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6]=&quot;2D&quot;;[.D416]=[.E416]);&quot;synth2D&quot;;[.H416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Step</text:p>
          </table:table-cell>
          <table:table-cell table:number-columns-repeated="2" office:value-type="string" calcext:value-type="string">
            <text:p>111d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7]=&quot;2D&quot;;[.D417]=[.E417]);&quot;synth2D&quot;;[.H417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High)</text:p>
          </table:table-cell>
          <table:table-cell table:number-columns-repeated="2" office:value-type="string" calcext:value-type="string">
            <text:p>111d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8]=&quot;2D&quot;;[.D418]=[.E418]);&quot;synth2D&quot;;[.H418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Coolant Temperature)</text:p>
          </table:table-cell>
          <table:table-cell table:number-columns-repeated="2" office:value-type="string" calcext:value-type="string">
            <text:p>111db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9]=&quot;2D&quot;;[.D419]=[.E419]);&quot;synth2D&quot;;[.H419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Intake Air Temperature)</text:p>
          </table:table-cell>
          <table:table-cell table:number-columns-repeated="2" office:value-type="string" calcext:value-type="string">
            <text:p>111d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0]=&quot;2D&quot;;[.D420]=[.E420]);&quot;synth2D&quot;;[.H420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Low)</text:p>
          </table:table-cell>
          <table:table-cell table:number-columns-repeated="2" office:value-type="string" calcext:value-type="string">
            <text:p>111d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1]=&quot;2D&quot;;[.D421]=[.E421]);&quot;synth2D&quot;;[.H421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Low Enrichment Activation Threshold (Coolant Temperature)</text:p>
          </table:table-cell>
          <table:table-cell table:number-columns-repeated="2" office:value-type="string" calcext:value-type="string">
            <text:p>111d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2]=&quot;2D&quot;;[.D422]=[.E422]);&quot;synth2D&quot;;[.H422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Non-Idle Hotstart Enrichment (Post Delay)</text:p>
          </table:table-cell>
          <table:table-cell table:number-columns-repeated="2" office:value-type="string" calcext:value-type="string">
            <text:p>111de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3]=&quot;2D&quot;;[.D423]=[.E423]);&quot;synth2D&quot;;[.H423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Limit Runtime</text:p>
          </table:table-cell>
          <table:table-cell table:number-columns-repeated="2" table:style-name="ce17" office:value-type="string" calcext:value-type="string">
            <text:p>1117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4]=&quot;2D&quot;;[.D424]=[.E424]);&quot;synth2D&quot;;[.H424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(During Delay and Runtime)</text:p>
          </table:table-cell>
          <table:table-cell table:number-columns-repeated="2" office:value-type="string" calcext:value-type="string">
            <text:p>111dd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5]=&quot;2D&quot;;[.D425]=[.E425]);&quot;synth2D&quot;;[.H425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L Target Compensation Limits</text:p>
          </table:table-cell>
          <table:table-cell table:number-columns-repeated="2" office:value-type="string" calcext:value-type="string">
            <text:p>6a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26]=&quot;2D&quot;;[.D426]=[.E426]);&quot;synth2D&quot;;[.H426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orrection Limits</text:p>
          </table:table-cell>
          <table:table-cell table:number-columns-repeated="2" office:value-type="string" calcext:value-type="string">
            <text:p>6aa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27]=&quot;2D&quot;;[.D427]=[.E427]);&quot;synth2D&quot;;[.H427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0155 fix for 2017-2019 USDM</text:p>
          </table:table-cell>
          <table:table-cell office:value-type="string" calcext:value-type="string">
            <text:p>cd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witch</text:p>
          </table:table-cell>
          <table:table-cell table:formula="of:=IF(AND([.H428]=&quot;2D&quot;;[.D428]=[.E428]);&quot;synth2D&quot;;[.H428])" office:value-type="string" office:string-value="Switch" calcext:value-type="string">
            <text:p>Switch</text:p>
          </table:table-cell>
          <table:table-cell office:value-type="string" calcext:value-type="string">
            <text:p>Model Year Selection - Prevents U0155</text:p>
          </table:table-cell>
        </table:table-row>
        <table:table-row table:style-name="ro1" table:number-rows-repeated="10481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00C-parse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addr</text:p>
          </table:table-cell>
          <table:table-cell office:value-type="string" calcext:value-type="string">
            <text:p>tableaddr</text:p>
          </table:table-cell>
          <table:table-cell office:value-type="string" calcext:value-type="string">
            <text:p>sizey</text:p>
          </table:table-cell>
          <table:table-cell office:value-type="string" calcext:value-type="string">
            <text:p>siz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PI Ratio Thresholds</text:p>
          </table:table-cell>
          <table:table-cell table:number-columns-repeated="2" office:value-type="string" calcext:value-type="string">
            <text:p>1118c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RPM)</text:p>
          </table:table-cell>
          <table:table-cell office:value-type="string" calcext:value-type="string">
            <text:p>1118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Load)</text:p>
          </table:table-cell>
          <table:table-cell office:value-type="string" calcext:value-type="string">
            <text:p>1118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Unknown)</text:p>
          </table:table-cell>
          <table:table-cell table:style-name="ce22" office:value-type="string" calcext:value-type="string">
            <text:p>620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GDI Pressure Multiplier C</text:p>
          </table:table-cell>
          <table:table-cell table:number-columns-repeated="2" office:value-type="string" calcext:value-type="string">
            <text:p>1117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Requested Torque Base</text:p>
          </table:table-cell>
          <table:table-cell office:value-type="string" calcext:value-type="string">
            <text:p>13c528</text:p>
          </table:table-cell>
          <table:table-cell office:value-type="string" calcext:value-type="string">
            <text:p>e39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ranking Fuel Injector Pulse Width B (ECT)</text:p>
          </table:table-cell>
          <table:table-cell office:value-type="string" calcext:value-type="string">
            <text:p>117ca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E (ECT)</text:p>
          </table:table-cell>
          <table:table-cell office:value-type="string" calcext:value-type="string">
            <text:p>117d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F (ECT)</text:p>
          </table:table-cell>
          <table:table-cell office:value-type="string" calcext:value-type="string">
            <text:p>117d5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I (ECT)</text:p>
          </table:table-cell>
          <table:table-cell office:value-type="string" calcext:value-type="string">
            <text:p>117d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J (ECT)</text:p>
          </table:table-cell>
          <table:table-cell office:value-type="string" calcext:value-type="string">
            <text:p>117de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Injector Minimum Open Time</text:p>
          </table:table-cell>
          <table:table-cell table:number-columns-repeated="2" table:style-name="ce22" office:value-type="string" calcext:value-type="string">
            <text:p>1118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Engine Load Multiplier</text:p>
          </table:table-cell>
          <table:table-cell table:number-columns-repeated="2" table:style-name="ce22" office:value-type="string" calcext:value-type="string">
            <text:p>111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CPC Duty Multiplier</text:p>
          </table:table-cell>
          <table:table-cell office:value-type="string" calcext:value-type="string">
            <text:p>c6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Engine Load Limiter A</text:p>
          </table:table-cell>
          <table:table-cell office:value-type="string" calcext:value-type="string">
            <text:p>104c6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er B</text:p>
          </table:table-cell>
          <table:table-cell office:value-type="string" calcext:value-type="string">
            <text:p>104ca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AVCS Base/Normal/Safe Hysteresis</text:p>
          </table:table-cell>
          <table:table-cell table:style-name="ce22" office:value-type="string" calcext:value-type="string">
            <text:p>1296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dle Throttle Target for Airflow</text:p>
          </table:table-cell>
          <table:table-cell office:value-type="string" calcext:value-type="string">
            <text:p>13c6f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B</text:p>
          </table:table-cell>
          <table:table-cell office:value-type="string" calcext:value-type="string">
            <text:p>13c5ec</text:p>
          </table:table-cell>
          <table:table-cell office:value-type="string" calcext:value-type="string">
            <text:p>e39e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C</text:p>
          </table:table-cell>
          <table:table-cell office:value-type="string" calcext:value-type="string">
            <text:p>13c624</text:p>
          </table:table-cell>
          <table:table-cell office:value-type="string" calcext:value-type="string">
            <text:p>e39f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D</text:p>
          </table:table-cell>
          <table:table-cell office:value-type="string" calcext:value-type="string">
            <text:p>13d984</text:p>
          </table:table-cell>
          <table:table-cell office:value-type="string" calcext:value-type="string">
            <text:p>e3c8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for Airflow</text:p>
          </table:table-cell>
          <table:table-cell office:value-type="string" calcext:value-type="string">
            <text:p>10c2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B</text:p>
          </table:table-cell>
          <table:table-cell office:value-type="string" calcext:value-type="string">
            <text:p>10c220</text:p>
          </table:table-cell>
          <table:table-cell office:value-type="string" calcext:value-type="string">
            <text:p>de9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C</text:p>
          </table:table-cell>
          <table:table-cell office:value-type="string" calcext:value-type="string">
            <text:p>10c230</text:p>
          </table:table-cell>
          <table:table-cell office:value-type="string" calcext:value-type="string">
            <text:p>de9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D</text:p>
          </table:table-cell>
          <table:table-cell office:value-type="string" calcext:value-type="string">
            <text:p>1107a8</text:p>
          </table:table-cell>
          <table:table-cell office:value-type="string" calcext:value-type="string">
            <text:p>df40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CL to OL Transition with Delay (Injector Load Threshold)</text:p>
          </table:table-cell>
          <table:table-cell office:value-type="string" calcext:value-type="string">
            <text:p>1141a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5V Sensor Limits (CEL) 0</text:p>
          </table:table-cell>
          <table:table-cell table:style-name="ce22" office:value-type="string" calcext:value-type="string">
            <text:p>1255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</text:p>
          </table:table-cell>
          <table:table-cell office:value-type="string" calcext:value-type="string">
            <text:p>12550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2</text:p>
          </table:table-cell>
          <table:table-cell table:style-name="ce22" office:value-type="string" calcext:value-type="string">
            <text:p>1255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3</text:p>
          </table:table-cell>
          <table:table-cell table:style-name="ce22" office:value-type="string" calcext:value-type="string">
            <text:p>1255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4</text:p>
          </table:table-cell>
          <table:table-cell table:style-name="ce22" office:value-type="string" calcext:value-type="string">
            <text:p>1254e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5</text:p>
          </table:table-cell>
          <table:table-cell office:value-type="string" calcext:value-type="string">
            <text:p>1254e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6</text:p>
          </table:table-cell>
          <table:table-cell office:value-type="string" calcext:value-type="string">
            <text:p>1254f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8</text:p>
          </table:table-cell>
          <table:table-cell table:style-name="ce22" office:value-type="string" calcext:value-type="string">
            <text:p>12550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9</text:p>
          </table:table-cell>
          <table:table-cell table:style-name="ce22" office:value-type="string" calcext:value-type="string">
            <text:p>12551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0</text:p>
          </table:table-cell>
          <table:table-cell table:style-name="ce22" office:value-type="string" calcext:value-type="string">
            <text:p>10902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1</text:p>
          </table:table-cell>
          <table:table-cell office:value-type="string" calcext:value-type="string">
            <text:p>1254f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2</text:p>
          </table:table-cell>
          <table:table-cell office:value-type="string" calcext:value-type="string">
            <text:p>12551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0 Multiplier</text:p>
          </table:table-cell>
          <table:table-cell office:value-type="string" calcext:value-type="string">
            <text:p>1000a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0 Offset</text:p>
          </table:table-cell>
          <table:table-cell office:value-type="string" calcext:value-type="string">
            <text:p>1000a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1 Multiplier</text:p>
          </table:table-cell>
          <table:table-cell office:value-type="string" calcext:value-type="string">
            <text:p>1000a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1 Offset</text:p>
          </table:table-cell>
          <table:table-cell office:value-type="string" calcext:value-type="string">
            <text:p>1000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2 Multiplier</text:p>
          </table:table-cell>
          <table:table-cell table:style-name="ce22" office:value-type="string" calcext:value-type="string">
            <text:p>1255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2 Offset</text:p>
          </table:table-cell>
          <table:table-cell office:value-type="string" calcext:value-type="string">
            <text:p>1000b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3 Multiplier</text:p>
          </table:table-cell>
          <table:table-cell table:style-name="ce22" office:value-type="string" calcext:value-type="string">
            <text:p>1255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3 Offset</text:p>
          </table:table-cell>
          <table:table-cell office:value-type="string" calcext:value-type="string">
            <text:p>1000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5 Multiplier</text:p>
          </table:table-cell>
          <table:table-cell office:value-type="string" calcext:value-type="string">
            <text:p>1000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5 Offset</text:p>
          </table:table-cell>
          <table:table-cell office:value-type="string" calcext:value-type="string">
            <text:p>1000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6 Multiplier</text:p>
          </table:table-cell>
          <table:table-cell table:style-name="ce22" office:value-type="string" calcext:value-type="string">
            <text:p>1255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6 Offset</text:p>
          </table:table-cell>
          <table:table-cell table:style-name="ce22" office:value-type="string" calcext:value-type="string">
            <text:p>1255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7 Multiplier</text:p>
          </table:table-cell>
          <table:table-cell office:value-type="string" calcext:value-type="string">
            <text:p>1000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7 Offset</text:p>
          </table:table-cell>
          <table:table-cell office:value-type="string" calcext:value-type="string">
            <text:p>1000d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8 Multiplier</text:p>
          </table:table-cell>
          <table:table-cell office:value-type="string" calcext:value-type="string">
            <text:p>1000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8 Offset</text:p>
          </table:table-cell>
          <table:table-cell table:style-name="ce22" office:value-type="string" calcext:value-type="string">
            <text:p>1000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3</text:p>
          </table:table-cell>
          <table:table-cell office:value-type="string" calcext:value-type="string">
            <text:p>126be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4</text:p>
          </table:table-cell>
          <table:table-cell office:value-type="string" calcext:value-type="string">
            <text:p>126c6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5</text:p>
          </table:table-cell>
          <table:table-cell office:value-type="string" calcext:value-type="string">
            <text:p>126c8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Manifold Pressure Sensor Scaling A</text:p>
          </table:table-cell>
          <table:table-cell table:number-columns-repeated="2" office:value-type="string" calcext:value-type="string">
            <text:p>1255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Limits (CEL)</text:p>
          </table:table-cell>
          <table:table-cell table:style-name="ce22" office:value-type="string" calcext:value-type="string">
            <text:p>1254e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CEL Delays</text:p>
          </table:table-cell>
          <table:table-cell table:number-columns-repeated="2" office:value-type="string" calcext:value-type="string">
            <text:p>12545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Primary Open Loop Fueling A</text:p>
          </table:table-cell>
          <table:table-cell table:style-name="ce22" office:value-type="string" calcext:value-type="string">
            <text:p>1165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B</text:p>
          </table:table-cell>
          <table:table-cell office:value-type="string" calcext:value-type="string">
            <text:p>11670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Minimum</text:p>
          </table:table-cell>
          <table:table-cell office:value-type="string" calcext:value-type="string">
            <text:p>116d1c</text:p>
          </table:table-cell>
          <table:table-cell office:value-type="string" calcext:value-type="string">
            <text:p>e0f1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Minimum Active Primary Open Loop Enrichment</text:p>
          </table:table-cell>
          <table:table-cell office:value-type="string" calcext:value-type="string">
            <text:p>111d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Front Oxygen Sensor Scaling A</text:p>
          </table:table-cell>
          <table:table-cell table:style-name="ce22" office:value-type="string" calcext:value-type="string">
            <text:p>1271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Scaling B</text:p>
          </table:table-cell>
          <table:table-cell table:style-name="ce22" office:value-type="string" calcext:value-type="string">
            <text:p>12718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Rich Limit</text:p>
          </table:table-cell>
          <table:table-cell table:number-columns-repeated="2" office:value-type="string" calcext:value-type="string">
            <text:p>52ff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Compensation (Atm. Pressure)</text:p>
          </table:table-cell>
          <table:table-cell table:style-name="ce22" office:value-type="string" calcext:value-type="string">
            <text:p>104e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CL Fueling Unknown A</text:p>
          </table:table-cell>
          <table:table-cell office:value-type="string" calcext:value-type="string">
            <text:p>113c48</text:p>
          </table:table-cell>
          <table:table-cell office:value-type="string" calcext:value-type="string">
            <text:p>e01dc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Unknown F</text:p>
          </table:table-cell>
          <table:table-cell office:value-type="string" calcext:value-type="string">
            <text:p>111b0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A</text:p>
          </table:table-cell>
          <table:table-cell office:value-type="string" calcext:value-type="string">
            <text:p>114fc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A</text:p>
          </table:table-cell>
          <table:table-cell office:value-type="string" calcext:value-type="string">
            <text:p>11507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A</text:p>
          </table:table-cell>
          <table:table-cell office:value-type="string" calcext:value-type="string">
            <text:p>11512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A</text:p>
          </table:table-cell>
          <table:table-cell office:value-type="string" calcext:value-type="string">
            <text:p>1151e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A</text:p>
          </table:table-cell>
          <table:table-cell table:style-name="ce22" office:value-type="string" calcext:value-type="string">
            <text:p>11526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A</text:p>
          </table:table-cell>
          <table:table-cell office:value-type="string" calcext:value-type="string">
            <text:p>1152c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A</text:p>
          </table:table-cell>
          <table:table-cell office:value-type="string" calcext:value-type="string">
            <text:p>11531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A</text:p>
          </table:table-cell>
          <table:table-cell table:style-name="ce22" office:value-type="string" calcext:value-type="string">
            <text:p>11539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A</text:p>
          </table:table-cell>
          <table:table-cell office:value-type="string" calcext:value-type="string">
            <text:p>1153f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B</text:p>
          </table:table-cell>
          <table:table-cell table:style-name="ce22" office:value-type="string" calcext:value-type="string">
            <text:p>11502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B</text:p>
          </table:table-cell>
          <table:table-cell office:value-type="string" calcext:value-type="string">
            <text:p>1150d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B</text:p>
          </table:table-cell>
          <table:table-cell table:style-name="ce22" office:value-type="string" calcext:value-type="string">
            <text:p>11518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B</text:p>
          </table:table-cell>
          <table:table-cell office:value-type="string" calcext:value-type="string">
            <text:p>11544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B</text:p>
          </table:table-cell>
          <table:table-cell office:value-type="string" calcext:value-type="string">
            <text:p>1154c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B</text:p>
          </table:table-cell>
          <table:table-cell table:style-name="ce22" office:value-type="string" calcext:value-type="string">
            <text:p>11552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B</text:p>
          </table:table-cell>
          <table:table-cell office:value-type="string" calcext:value-type="string">
            <text:p>11557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B</text:p>
          </table:table-cell>
          <table:table-cell office:value-type="string" calcext:value-type="string">
            <text:p>1155f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B</text:p>
          </table:table-cell>
          <table:table-cell table:style-name="ce22" office:value-type="string" calcext:value-type="string">
            <text:p>1156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0</text:p>
          </table:table-cell>
          <table:table-cell office:value-type="string" calcext:value-type="string">
            <text:p>11499c</text:p>
          </table:table-cell>
          <table:table-cell office:value-type="string" calcext:value-type="string">
            <text:p>e06e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A</text:p>
          </table:table-cell>
          <table:table-cell office:value-type="string" calcext:value-type="string">
            <text:p>1135f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B</text:p>
          </table:table-cell>
          <table:table-cell office:value-type="string" calcext:value-type="string">
            <text:p>11368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C</text:p>
          </table:table-cell>
          <table:table-cell table:style-name="ce22" office:value-type="string" calcext:value-type="string">
            <text:p>1136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2</text:p>
          </table:table-cell>
          <table:table-cell office:value-type="string" calcext:value-type="string">
            <text:p>1129fc</text:p>
          </table:table-cell>
          <table:table-cell office:value-type="string" calcext:value-type="string">
            <text:p>df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3</text:p>
          </table:table-cell>
          <table:table-cell office:value-type="string" calcext:value-type="string">
            <text:p>11608c</text:p>
          </table:table-cell>
          <table:table-cell office:value-type="string" calcext:value-type="string">
            <text:p>e0c1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4</text:p>
          </table:table-cell>
          <table:table-cell table:style-name="ce22" office:value-type="string" calcext:value-type="string">
            <text:p>113690</text:p>
          </table:table-cell>
          <table:table-cell office:value-type="string" calcext:value-type="string">
            <text:p>dfd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5</text:p>
          </table:table-cell>
          <table:table-cell office:value-type="string" calcext:value-type="string">
            <text:p>1129d4</text:p>
          </table:table-cell>
          <table:table-cell office:value-type="string" calcext:value-type="string">
            <text:p>df6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6</text:p>
          </table:table-cell>
          <table:table-cell table:style-name="ce22" office:value-type="string" calcext:value-type="string">
            <text:p>1129e4</text:p>
          </table:table-cell>
          <table:table-cell office:value-type="string" calcext:value-type="string">
            <text:p>df6e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7</text:p>
          </table:table-cell>
          <table:table-cell table:style-name="ce22" office:value-type="string" calcext:value-type="string">
            <text:p>116070</text:p>
          </table:table-cell>
          <table:table-cell office:value-type="string" calcext:value-type="string">
            <text:p>e0c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8</text:p>
          </table:table-cell>
          <table:table-cell office:value-type="string" calcext:value-type="string">
            <text:p>1137b0</text:p>
          </table:table-cell>
          <table:table-cell office:value-type="string" calcext:value-type="string">
            <text:p>dfe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9</text:p>
          </table:table-cell>
          <table:table-cell table:style-name="ce22" office:value-type="string" calcext:value-type="string">
            <text:p>113870</text:p>
          </table:table-cell>
          <table:table-cell office:value-type="string" calcext:value-type="string">
            <text:p>dfeb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0</text:p>
          </table:table-cell>
          <table:table-cell office:value-type="string" calcext:value-type="string">
            <text:p>11387c</text:p>
          </table:table-cell>
          <table:table-cell office:value-type="string" calcext:value-type="string">
            <text:p>dfec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1</text:p>
          </table:table-cell>
          <table:table-cell table:style-name="ce22" office:value-type="string" calcext:value-type="string">
            <text:p>113888</text:p>
          </table:table-cell>
          <table:table-cell office:value-type="string" calcext:value-type="string">
            <text:p>dfe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2</text:p>
          </table:table-cell>
          <table:table-cell table:style-name="ce22" office:value-type="string" calcext:value-type="string">
            <text:p>113894</text:p>
          </table:table-cell>
          <table:table-cell office:value-type="string" calcext:value-type="string">
            <text:p>dfe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3</text:p>
          </table:table-cell>
          <table:table-cell table:style-name="ce22" office:value-type="string" calcext:value-type="string">
            <text:p>113810</text:p>
          </table:table-cell>
          <table:table-cell office:value-type="string" calcext:value-type="string">
            <text:p>dfe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4</text:p>
          </table:table-cell>
          <table:table-cell table:style-name="ce22" office:value-type="string" calcext:value-type="string">
            <text:p>113830</text:p>
          </table:table-cell>
          <table:table-cell office:value-type="string" calcext:value-type="string">
            <text:p>dfe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5</text:p>
          </table:table-cell>
          <table:table-cell table:style-name="ce22" office:value-type="string" calcext:value-type="string">
            <text:p>113858</text:p>
          </table:table-cell>
          <table:table-cell office:value-type="string" calcext:value-type="string">
            <text:p>dfe8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6</text:p>
          </table:table-cell>
          <table:table-cell table:style-name="ce22" office:value-type="string" calcext:value-type="string">
            <text:p>113864</text:p>
          </table:table-cell>
          <table:table-cell office:value-type="string" calcext:value-type="string">
            <text:p>dfe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7</text:p>
          </table:table-cell>
          <table:table-cell office:value-type="string" calcext:value-type="string">
            <text:p>1160ac</text:p>
          </table:table-cell>
          <table:table-cell office:value-type="string" calcext:value-type="string">
            <text:p>e0c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A</text:p>
          </table:table-cell>
          <table:table-cell table:style-name="ce22" office:value-type="string" calcext:value-type="string">
            <text:p>11373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A</text:p>
          </table:table-cell>
          <table:table-cell table:style-name="ce22" office:value-type="string" calcext:value-type="string">
            <text:p>11375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B</text:p>
          </table:table-cell>
          <table:table-cell office:value-type="string" calcext:value-type="string">
            <text:p>1138b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B</text:p>
          </table:table-cell>
          <table:table-cell office:value-type="string" calcext:value-type="string">
            <text:p>1138c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C</text:p>
          </table:table-cell>
          <table:table-cell table:style-name="ce22" office:value-type="string" calcext:value-type="string">
            <text:p>11377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C</text:p>
          </table:table-cell>
          <table:table-cell table:style-name="ce22" office:value-type="string" calcext:value-type="string">
            <text:p>11379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Load)</text:p>
          </table:table-cell>
          <table:table-cell office:value-type="string" calcext:value-type="string">
            <text:p>11bf4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Load)</text:p>
          </table:table-cell>
          <table:table-cell table:style-name="ce22" office:value-type="string" calcext:value-type="string">
            <text:p>119718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C (Load)</text:p>
          </table:table-cell>
          <table:table-cell table:style-name="ce22" office:value-type="string" calcext:value-type="string">
            <text:p>11986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</text:p>
          </table:table-cell>
          <table:table-cell office:value-type="string" calcext:value-type="string">
            <text:p>1195f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</text:p>
          </table:table-cell>
          <table:table-cell table:style-name="ce22" office:value-type="string" calcext:value-type="string">
            <text:p>1196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 Disable</text:p>
          </table:table-cell>
          <table:table-cell office:value-type="string" calcext:value-type="string">
            <text:p>111a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to OL Transition with Delay (Base Pulse Width)</text:p>
          </table:table-cell>
          <table:table-cell table:style-name="ce22" office:value-type="string" calcext:value-type="string">
            <text:p>11414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</text:p>
          </table:table-cell>
          <table:table-cell office:value-type="string" calcext:value-type="string">
            <text:p>11c35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Injector Latency</text:p>
          </table:table-cell>
          <table:table-cell office:value-type="string" calcext:value-type="string">
            <text:p>117ef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</text:p>
          </table:table-cell>
          <table:table-cell table:number-columns-repeated="2" table:style-name="ce22" office:value-type="string" calcext:value-type="string">
            <text:p>1118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 BRZ</text:p>
          </table:table-cell>
          <table:table-cell table:number-columns-repeated="2" table:style-name="ce22" office:value-type="string" calcext:value-type="string">
            <text:p>111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A</text:p>
          </table:table-cell>
          <table:table-cell office:value-type="string" calcext:value-type="string">
            <text:p>116ff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B</text:p>
          </table:table-cell>
          <table:table-cell office:value-type="string" calcext:value-type="string">
            <text:p>1170b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C</text:p>
          </table:table-cell>
          <table:table-cell table:style-name="ce22" office:value-type="string" calcext:value-type="string">
            <text:p>1171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D</text:p>
          </table:table-cell>
          <table:table-cell table:style-name="ce22" office:value-type="string" calcext:value-type="string">
            <text:p>1172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E</text:p>
          </table:table-cell>
          <table:table-cell office:value-type="string" calcext:value-type="string">
            <text:p>1172f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F</text:p>
          </table:table-cell>
          <table:table-cell office:value-type="string" calcext:value-type="string">
            <text:p>1173b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G</text:p>
          </table:table-cell>
          <table:table-cell table:style-name="ce22" office:value-type="string" calcext:value-type="string">
            <text:p>1174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H</text:p>
          </table:table-cell>
          <table:table-cell table:style-name="ce22" office:value-type="string" calcext:value-type="string">
            <text:p>1175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Cranking Fuel IPW Compensation A (RPM)</text:p>
          </table:table-cell>
          <table:table-cell office:value-type="string" calcext:value-type="string">
            <text:p>115e6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MAP)</text:p>
          </table:table-cell>
          <table:table-cell table:style-name="ce22" office:value-type="string" calcext:value-type="string">
            <text:p>11291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Accelerator)</text:p>
          </table:table-cell>
          <table:table-cell table:style-name="ce22" office:value-type="string" calcext:value-type="string">
            <text:p>11293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IAT)</text:p>
          </table:table-cell>
          <table:table-cell table:style-name="ce22" office:value-type="string" calcext:value-type="string">
            <text:p>11295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Throttle Tip-in Enrichment A</text:p>
          </table:table-cell>
          <table:table-cell office:value-type="string" calcext:value-type="string">
            <text:p>11b5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hrottle Tip-in Enrichment B</text:p>
          </table:table-cell>
          <table:table-cell office:value-type="string" calcext:value-type="string">
            <text:p>11b6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</text:p>
          </table:table-cell>
          <table:table-cell office:value-type="string" calcext:value-type="string">
            <text:p>111f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 (Throttle)</text:p>
          </table:table-cell>
          <table:table-cell office:value-type="string" calcext:value-type="string">
            <text:p>111f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RPM)</text:p>
          </table:table-cell>
          <table:table-cell office:value-type="string" calcext:value-type="string">
            <text:p>112f6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MRP)</text:p>
          </table:table-cell>
          <table:table-cell office:value-type="string" calcext:value-type="string">
            <text:p>112f9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A (ECT)</text:p>
          </table:table-cell>
          <table:table-cell office:value-type="string" calcext:value-type="string">
            <text:p>112fa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B (ECT)</text:p>
          </table:table-cell>
          <table:table-cell office:value-type="string" calcext:value-type="string">
            <text:p>11b6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C (ECT)</text:p>
          </table:table-cell>
          <table:table-cell office:value-type="string" calcext:value-type="string">
            <text:p>11b6f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</text:p>
          </table:table-cell>
          <table:table-cell office:value-type="string" calcext:value-type="string">
            <text:p>1146e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Activation</text:p>
          </table:table-cell>
          <table:table-cell office:value-type="string" calcext:value-type="string">
            <text:p>111f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A (ECT)</text:p>
          </table:table-cell>
          <table:table-cell office:value-type="string" calcext:value-type="string">
            <text:p>112fb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B (ECT)</text:p>
          </table:table-cell>
          <table:table-cell office:value-type="string" calcext:value-type="string">
            <text:p>112fc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Applied Counter Reset</text:p>
          </table:table-cell>
          <table:table-cell table:style-name="ce22" office:value-type="string" calcext:value-type="string">
            <text:p>1116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A (ECT)</text:p>
          </table:table-cell>
          <table:table-cell office:value-type="string" calcext:value-type="string">
            <text:p>11470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B (ECT)</text:p>
          </table:table-cell>
          <table:table-cell office:value-type="string" calcext:value-type="string">
            <text:p>11472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Throttle Cumulative Reset</text:p>
          </table:table-cell>
          <table:table-cell table:style-name="ce22" office:value-type="string" calcext:value-type="string">
            <text:p>1116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A/F Learning #1 Limits</text:p>
          </table:table-cell>
          <table:table-cell office:value-type="string" calcext:value-type="string">
            <text:p>111ba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A</text:p>
          </table:table-cell>
          <table:table-cell office:value-type="string" calcext:value-type="string">
            <text:p>114ea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B</text:p>
          </table:table-cell>
          <table:table-cell office:value-type="string" calcext:value-type="string">
            <text:p>114ec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MAF Voltage Limits (CEL)</text:p>
          </table:table-cell>
          <table:table-cell office:value-type="string" calcext:value-type="string">
            <text:p>1254f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Limit (Maximum)</text:p>
          </table:table-cell>
          <table:table-cell table:style-name="ce22" office:value-type="string" calcext:value-type="string">
            <text:p>1047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Sensor Scaling</text:p>
          </table:table-cell>
          <table:table-cell table:style-name="ce22" office:value-type="string" calcext:value-type="string">
            <text:p>127004</text:p>
          </table:table-cell>
          <table:table-cell office:value-type="string" calcext:value-type="string">
            <text:p>e42b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mpensation (IAT)</text:p>
          </table:table-cell>
          <table:table-cell table:style-name="ce22" office:value-type="string" calcext:value-type="string">
            <text:p>105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Neutral)</text:p>
          </table:table-cell>
          <table:table-cell office:value-type="string" calcext:value-type="string">
            <text:p>1235d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In Gear)</text:p>
          </table:table-cell>
          <table:table-cell office:value-type="string" calcext:value-type="string">
            <text:p>12370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 (Maximum)</text:p>
          </table:table-cell>
          <table:table-cell office:value-type="string" calcext:value-type="string">
            <text:p>50a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Compensation (MP)</text:p>
          </table:table-cell>
          <table:table-cell table:style-name="ce22" office:value-type="string" calcext:value-type="string">
            <text:p>1059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Base Timing A1</text:p>
          </table:table-cell>
          <table:table-cell table:style-name="ce22" office:value-type="string" calcext:value-type="string">
            <text:p>11e4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A2</text:p>
          </table:table-cell>
          <table:table-cell office:value-type="string" calcext:value-type="string">
            <text:p>11e22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1</text:p>
          </table:table-cell>
          <table:table-cell office:value-type="string" calcext:value-type="string">
            <text:p>11e7b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2</text:p>
          </table:table-cell>
          <table:table-cell office:value-type="string" calcext:value-type="string">
            <text:p>11e5d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A</text:p>
          </table:table-cell>
          <table:table-cell office:value-type="string" calcext:value-type="string">
            <text:p>11d606</text:p>
          </table:table-cell>
          <table:table-cell office:value-type="string" calcext:value-type="string">
            <text:p>e22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B</text:p>
          </table:table-cell>
          <table:table-cell office:value-type="string" calcext:value-type="string">
            <text:p>11d666</text:p>
          </table:table-cell>
          <table:table-cell office:value-type="string" calcext:value-type="string">
            <text:p>e22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C</text:p>
          </table:table-cell>
          <table:table-cell office:value-type="string" calcext:value-type="string">
            <text:p>11d8c4</text:p>
          </table:table-cell>
          <table:table-cell office:value-type="string" calcext:value-type="string">
            <text:p>e24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1</text:p>
          </table:table-cell>
          <table:table-cell office:value-type="string" calcext:value-type="string">
            <text:p>11d646</text:p>
          </table:table-cell>
          <table:table-cell office:value-type="string" calcext:value-type="string">
            <text:p>e22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2</text:p>
          </table:table-cell>
          <table:table-cell office:value-type="string" calcext:value-type="string">
            <text:p>11d626</text:p>
          </table:table-cell>
          <table:table-cell office:value-type="string" calcext:value-type="string">
            <text:p>e22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1</text:p>
          </table:table-cell>
          <table:table-cell office:value-type="string" calcext:value-type="string">
            <text:p>11ce84</text:p>
          </table:table-cell>
          <table:table-cell office:value-type="string" calcext:value-type="string">
            <text:p>e1da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2</text:p>
          </table:table-cell>
          <table:table-cell office:value-type="string" calcext:value-type="string">
            <text:p>11cec4</text:p>
          </table:table-cell>
          <table:table-cell office:value-type="string" calcext:value-type="string">
            <text:p>e1de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F1</text:p>
          </table:table-cell>
          <table:table-cell office:value-type="string" calcext:value-type="string">
            <text:p>11d686</text:p>
          </table:table-cell>
          <table:table-cell office:value-type="string" calcext:value-type="string">
            <text:p>e22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1</text:p>
          </table:table-cell>
          <table:table-cell office:value-type="string" calcext:value-type="string">
            <text:p>11ce9c</text:p>
          </table:table-cell>
          <table:table-cell office:value-type="string" calcext:value-type="string">
            <text:p>e1db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2</text:p>
          </table:table-cell>
          <table:table-cell office:value-type="string" calcext:value-type="string">
            <text:p>11ceb0</text:p>
          </table:table-cell>
          <table:table-cell office:value-type="string" calcext:value-type="string">
            <text:p>e1dd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H</text:p>
          </table:table-cell>
          <table:table-cell office:value-type="string" calcext:value-type="string">
            <text:p>11d6a6</text:p>
          </table:table-cell>
          <table:table-cell office:value-type="string" calcext:value-type="string">
            <text:p>e22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Above Speed Threshold)</text:p>
          </table:table-cell>
          <table:table-cell table:style-name="ce22" office:value-type="string" calcext:value-type="string">
            <text:p>11e1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Below Speed Threshold)</text:p>
          </table:table-cell>
          <table:table-cell office:value-type="string" calcext:value-type="string">
            <text:p>11cd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Neutral)</text:p>
          </table:table-cell>
          <table:table-cell office:value-type="string" calcext:value-type="string">
            <text:p>11cd3c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A</text:p>
          </table:table-cell>
          <table:table-cell office:value-type="string" calcext:value-type="string">
            <text:p>11cd68</text:p>
          </table:table-cell>
          <table:table-cell office:value-type="string" calcext:value-type="string">
            <text:p>e1d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B</text:p>
          </table:table-cell>
          <table:table-cell office:value-type="string" calcext:value-type="string">
            <text:p>11cd71</text:p>
          </table:table-cell>
          <table:table-cell office:value-type="string" calcext:value-type="string">
            <text:p>e1d4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C</text:p>
          </table:table-cell>
          <table:table-cell office:value-type="string" calcext:value-type="string">
            <text:p>11cf3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Vehicle Speed Threshold</text:p>
          </table:table-cell>
          <table:table-cell table:number-columns-repeated="2" office:value-type="string" calcext:value-type="string">
            <text:p>11c3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</text:p>
          </table:table-cell>
          <table:table-cell office:value-type="string" calcext:value-type="string">
            <text:p>11f3f4</text:p>
          </table:table-cell>
          <table:table-cell office:value-type="string" calcext:value-type="string">
            <text:p>e2a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Compensation (IAT)</text:p>
          </table:table-cell>
          <table:table-cell office:value-type="string" calcext:value-type="string">
            <text:p>11cfd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IAT) Activation</text:p>
          </table:table-cell>
          <table:table-cell office:value-type="string" calcext:value-type="string">
            <text:p>11e9e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A (ECT)</text:p>
          </table:table-cell>
          <table:table-cell office:value-type="string" calcext:value-type="string">
            <text:p>11cf5a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ECT)</text:p>
          </table:table-cell>
          <table:table-cell office:value-type="string" calcext:value-type="string">
            <text:p>11cf6a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</text:p>
          </table:table-cell>
          <table:table-cell office:value-type="string" calcext:value-type="string">
            <text:p>11f07c</text:p>
          </table:table-cell>
          <table:table-cell office:value-type="string" calcext:value-type="string">
            <text:p>e29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</text:p>
          </table:table-cell>
          <table:table-cell office:value-type="string" calcext:value-type="string">
            <text:p>11f134</text:p>
          </table:table-cell>
          <table:table-cell office:value-type="string" calcext:value-type="string">
            <text:p>e29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</text:p>
          </table:table-cell>
          <table:table-cell office:value-type="string" calcext:value-type="string">
            <text:p>11f1ec</text:p>
          </table:table-cell>
          <table:table-cell office:value-type="string" calcext:value-type="string">
            <text:p>e29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</text:p>
          </table:table-cell>
          <table:table-cell office:value-type="string" calcext:value-type="string">
            <text:p>11f2a4</text:p>
          </table:table-cell>
          <table:table-cell office:value-type="string" calcext:value-type="string">
            <text:p>e299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Load (Per Cylinder)</text:p>
          </table:table-cell>
          <table:table-cell office:value-type="string" calcext:value-type="string">
            <text:p>11c5e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aximum RPM (Per Cylinder)</text:p>
          </table:table-cell>
          <table:table-cell office:value-type="string" calcext:value-type="string">
            <text:p>11c5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Coolant Temp (Per Cylinder)</text:p>
          </table:table-cell>
          <table:table-cell office:value-type="string" calcext:value-type="string">
            <text:p>11c5f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Feedback Correction Range (RPM)</text:p>
          </table:table-cell>
          <table:table-cell office:value-type="string" calcext:value-type="string">
            <text:p>11c5f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Minimum Load</text:p>
          </table:table-cell>
          <table:table-cell table:number-columns-repeated="2" office:value-type="string" calcext:value-type="string">
            <text:p>11c5f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Value</text:p>
          </table:table-cell>
          <table:table-cell table:number-columns-repeated="2" office:value-type="string" calcext:value-type="string">
            <text:p>11c61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Limit</text:p>
          </table:table-cell>
          <table:table-cell table:number-columns-repeated="2" office:value-type="string" calcext:value-type="string">
            <text:p>11c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Value</text:p>
          </table:table-cell>
          <table:table-cell table:number-columns-repeated="2" office:value-type="string" calcext:value-type="string">
            <text:p>11c6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Delay</text:p>
          </table:table-cell>
          <table:table-cell table:number-columns-repeated="2" office:value-type="string" calcext:value-type="string">
            <text:p>11c2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RPM)</text:p>
          </table:table-cell>
          <table:table-cell office:value-type="string" calcext:value-type="string">
            <text:p>11c7c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Load)</text:p>
          </table:table-cell>
          <table:table-cell office:value-type="string" calcext:value-type="string">
            <text:p>11c7d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ows (RPM)</text:p>
          </table:table-cell>
          <table:table-cell office:value-type="string" calcext:value-type="string">
            <text:p>11c75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Columns (Load)</text:p>
          </table:table-cell>
          <table:table-cell office:value-type="string" calcext:value-type="string">
            <text:p>11c77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</text:p>
          </table:table-cell>
          <table:table-cell table:number-columns-repeated="2" office:value-type="string" calcext:value-type="string">
            <text:p>11c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Limit</text:p>
          </table:table-cell>
          <table:table-cell table:number-columns-repeated="2" office:value-type="string" calcext:value-type="string">
            <text:p>11c7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Value</text:p>
          </table:table-cell>
          <table:table-cell table:number-columns-repeated="2" office:value-type="string" calcext:value-type="string">
            <text:p>11c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Limit</text:p>
          </table:table-cell>
          <table:table-cell table:number-columns-repeated="2" office:value-type="string" calcext:value-type="string">
            <text:p>11c7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Delay</text:p>
          </table:table-cell>
          <table:table-cell table:number-columns-repeated="2" office:value-type="string" calcext:value-type="string">
            <text:p>11c2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RPM)</text:p>
          </table:table-cell>
          <table:table-cell office:value-type="string" calcext:value-type="string">
            <text:p>11c70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Load)</text:p>
          </table:table-cell>
          <table:table-cell office:value-type="string" calcext:value-type="string">
            <text:p>11c71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Minimum KC Advance Map Value</text:p>
          </table:table-cell>
          <table:table-cell office:value-type="string" calcext:value-type="string">
            <text:p>11c7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(Initial)</text:p>
          </table:table-cell>
          <table:table-cell office:value-type="string" calcext:value-type="string">
            <text:p>11c7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Step Value</text:p>
          </table:table-cell>
          <table:table-cell office:value-type="string" calcext:value-type="string">
            <text:p>11c7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Sensor Calibration</text:p>
          </table:table-cell>
          <table:table-cell table:style-name="ce22" office:value-type="string" calcext:value-type="string">
            <text:p>1268e4</text:p>
          </table:table-cell>
          <table:table-cell office:value-type="string" calcext:value-type="string">
            <text:p>e420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Threshold</text:p>
          </table:table-cell>
          <table:table-cell office:value-type="string" calcext:value-type="string">
            <text:p>11dff8</text:p>
          </table:table-cell>
          <table:table-cell office:value-type="string" calcext:value-type="string">
            <text:p>e25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equested Torque A (Accelerator Pedal)</text:p>
          </table:table-cell>
          <table:table-cell office:value-type="string" calcext:value-type="string">
            <text:p>103a4c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quested Torque B (Accelerator Pedal)</text:p>
          </table:table-cell>
          <table:table-cell office:value-type="string" calcext:value-type="string">
            <text:p>13cd8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Target Throttle Plate Position Maximum (Requested Torque)</text:p>
          </table:table-cell>
          <table:table-cell office:value-type="string" calcext:value-type="string">
            <text:p>13c8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v Limit A (Fuel Cut)</text:p>
          </table:table-cell>
          <table:table-cell table:style-name="ce22" office:value-type="string" calcext:value-type="string">
            <text:p>11206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B</text:p>
          </table:table-cell>
          <table:table-cell table:number-columns-repeated="2" table:style-name="ce22" office:value-type="string" calcext:value-type="string">
            <text:p>1120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Fuel Resume (MP)</text:p>
          </table:table-cell>
          <table:table-cell table:style-name="ce22" office:value-type="string" calcext:value-type="string">
            <text:p>1120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Enable (Fuel Cut)</text:p>
          </table:table-cell>
          <table:table-cell table:style-name="ce22" office:value-type="string" calcext:value-type="string">
            <text:p>1120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Disable (Fuel Cut)</text:p>
          </table:table-cell>
          <table:table-cell table:style-name="ce22" office:value-type="string" calcext:value-type="string">
            <text:p>1120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Sport/Sport Sharp</text:p>
          </table:table-cell>
          <table:table-cell office:value-type="string" calcext:value-type="string">
            <text:p>13c34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Sport/Sport Sharp</text:p>
          </table:table-cell>
          <table:table-cell office:value-type="string" calcext:value-type="string">
            <text:p>13c3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Intelligent</text:p>
          </table:table-cell>
          <table:table-cell office:value-type="string" calcext:value-type="string">
            <text:p>13c35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Intelligent</text:p>
          </table:table-cell>
          <table:table-cell office:value-type="string" calcext:value-type="string">
            <text:p>13c36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Intake Temp Sensor Scaling</text:p>
          </table:table-cell>
          <table:table-cell office:value-type="string" calcext:value-type="string">
            <text:p>126aec</text:p>
          </table:table-cell>
          <table:table-cell office:value-type="string" calcext:value-type="string">
            <text:p>e42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Coolant Temp Sensor Scaling</text:p>
          </table:table-cell>
          <table:table-cell office:value-type="string" calcext:value-type="string">
            <text:p>126a04</text:p>
          </table:table-cell>
          <table:table-cell office:value-type="string" calcext:value-type="string">
            <text:p>e421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Radiator Fan Modes A (ECT)</text:p>
          </table:table-cell>
          <table:table-cell table:style-name="ce22" office:value-type="string" calcext:value-type="string">
            <text:p>1253e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B (ECT)</text:p>
          </table:table-cell>
          <table:table-cell office:value-type="string" calcext:value-type="string">
            <text:p>1253f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(Veh. Speed)</text:p>
          </table:table-cell>
          <table:table-cell table:style-name="ce22" office:value-type="string" calcext:value-type="string">
            <text:p>1254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A (Load Correction)</text:p>
          </table:table-cell>
          <table:table-cell office:value-type="string" calcext:value-type="string">
            <text:p>1025a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B (Load)</text:p>
          </table:table-cell>
          <table:table-cell table:style-name="ce22" office:value-type="string" calcext:value-type="string">
            <text:p>10284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C (RPM Correction)</text:p>
          </table:table-cell>
          <table:table-cell table:style-name="ce22" office:value-type="string" calcext:value-type="string">
            <text:p>10289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D (Min Speed)</text:p>
          </table:table-cell>
          <table:table-cell office:value-type="string" calcext:value-type="string">
            <text:p>1025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A</text:p>
          </table:table-cell>
          <table:table-cell office:value-type="string" calcext:value-type="string">
            <text:p>104a1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B</text:p>
          </table:table-cell>
          <table:table-cell office:value-type="string" calcext:value-type="string">
            <text:p>104a2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Idle Speed Target A</text:p>
          </table:table-cell>
          <table:table-cell office:value-type="string" calcext:value-type="string">
            <text:p>1210b8</text:p>
          </table:table-cell>
          <table:table-cell office:value-type="string" calcext:value-type="string">
            <text:p>e30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B</text:p>
          </table:table-cell>
          <table:table-cell office:value-type="string" calcext:value-type="string">
            <text:p>1210d8</text:p>
          </table:table-cell>
          <table:table-cell office:value-type="string" calcext:value-type="string">
            <text:p>e302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C</text:p>
          </table:table-cell>
          <table:table-cell office:value-type="string" calcext:value-type="string">
            <text:p>1210f8</text:p>
          </table:table-cell>
          <table:table-cell office:value-type="string" calcext:value-type="string">
            <text:p>e30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D</text:p>
          </table:table-cell>
          <table:table-cell table:style-name="ce22" office:value-type="string" calcext:value-type="string">
            <text:p>121118</text:p>
          </table:table-cell>
          <table:table-cell office:value-type="string" calcext:value-type="string">
            <text:p>e30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E</text:p>
          </table:table-cell>
          <table:table-cell table:style-name="ce22" office:value-type="string" calcext:value-type="string">
            <text:p>121138</text:p>
          </table:table-cell>
          <table:table-cell office:value-type="string" calcext:value-type="string">
            <text:p>e30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F</text:p>
          </table:table-cell>
          <table:table-cell table:style-name="ce22" office:value-type="string" calcext:value-type="string">
            <text:p>121158</text:p>
          </table:table-cell>
          <table:table-cell office:value-type="string" calcext:value-type="string">
            <text:p>e30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G</text:p>
          </table:table-cell>
          <table:table-cell table:style-name="ce22" office:value-type="string" calcext:value-type="string">
            <text:p>121178</text:p>
          </table:table-cell>
          <table:table-cell office:value-type="string" calcext:value-type="string">
            <text:p>e30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H</text:p>
          </table:table-cell>
          <table:table-cell office:value-type="string" calcext:value-type="string">
            <text:p>1211d8</text:p>
          </table:table-cell>
          <table:table-cell office:value-type="string" calcext:value-type="string">
            <text:p>e30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I</text:p>
          </table:table-cell>
          <table:table-cell table:style-name="ce22" office:value-type="string" calcext:value-type="string">
            <text:p>121238</text:p>
          </table:table-cell>
          <table:table-cell office:value-type="string" calcext:value-type="string">
            <text:p>e30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J</text:p>
          </table:table-cell>
          <table:table-cell table:style-name="ce22" office:value-type="string" calcext:value-type="string">
            <text:p>121298</text:p>
          </table:table-cell>
          <table:table-cell office:value-type="string" calcext:value-type="string">
            <text:p>e30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K</text:p>
          </table:table-cell>
          <table:table-cell office:value-type="string" calcext:value-type="string">
            <text:p>1212f8</text:p>
          </table:table-cell>
          <table:table-cell office:value-type="string" calcext:value-type="string">
            <text:p>e30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L</text:p>
          </table:table-cell>
          <table:table-cell table:style-name="ce22" office:value-type="string" calcext:value-type="string">
            <text:p>121358</text:p>
          </table:table-cell>
          <table:table-cell office:value-type="string" calcext:value-type="string">
            <text:p>e30f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</text:p>
          </table:table-cell>
          <table:table-cell office:value-type="string" calcext:value-type="string">
            <text:p>122a3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B</text:p>
          </table:table-cell>
          <table:table-cell office:value-type="string" calcext:value-type="string">
            <text:p>122c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dditive</text:p>
          </table:table-cell>
          <table:table-cell office:value-type="string" calcext:value-type="string">
            <text:p>1213b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gnition Dwell</text:p>
          </table:table-cell>
          <table:table-cell table:style-name="ce22" office:value-type="string" calcext:value-type="string">
            <text:p>127210</text:p>
          </table:table-cell>
          <table:table-cell office:value-type="string" calcext:value-type="string">
            <text:p>e42dc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AFR Sensor Heater Protection</text:p>
          </table:table-cell>
          <table:table-cell office:value-type="string" calcext:value-type="string">
            <text:p>1006a8</text:p>
          </table:table-cell>
          <table:table-cell office:value-type="string" calcext:value-type="string">
            <text:p>dc6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er Duty Cycle A</text:p>
          </table:table-cell>
          <table:table-cell office:value-type="string" calcext:value-type="string">
            <text:p>10077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er Duty Cycle B</text:p>
          </table:table-cell>
          <table:table-cell table:style-name="ce22" office:value-type="string" calcext:value-type="string">
            <text:p>10079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ing Limit</text:p>
          </table:table-cell>
          <table:table-cell table:style-name="ce22" office:value-type="string" calcext:value-type="string">
            <text:p>100e38</text:p>
          </table:table-cell>
          <table:table-cell office:value-type="string" calcext:value-type="string">
            <text:p>dc7a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uel Multiplier Display Offset</text:p>
          </table:table-cell>
          <table:table-cell office:value-type="string" calcext:value-type="string">
            <text:p>10272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Calculated Torque A</text:p>
          </table:table-cell>
          <table:table-cell office:value-type="string" calcext:value-type="string">
            <text:p>102c44</text:p>
          </table:table-cell>
          <table:table-cell office:value-type="string" calcext:value-type="string">
            <text:p>dcb0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alculated Torque B</text:p>
          </table:table-cell>
          <table:table-cell office:value-type="string" calcext:value-type="string">
            <text:p>102f24</text:p>
          </table:table-cell>
          <table:table-cell office:value-type="string" calcext:value-type="string">
            <text:p>dcb2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Post Cranking Airflow Initial Reference Coolant</text:p>
          </table:table-cell>
          <table:table-cell office:value-type="string" calcext:value-type="string">
            <text:p>104c2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Post Cranking Load Initial Reference Coolant</text:p>
          </table:table-cell>
          <table:table-cell office:value-type="string" calcext:value-type="string">
            <text:p>104d30</text:p>
          </table:table-cell>
          <table:table-cell office:value-type="string" calcext:value-type="string">
            <text:p>dd1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ylinder Fill Percentage</text:p>
          </table:table-cell>
          <table:table-cell office:value-type="string" calcext:value-type="string">
            <text:p>1080e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Solenoid Control</text:p>
          </table:table-cell>
          <table:table-cell office:value-type="string" calcext:value-type="string">
            <text:p>108acc</text:p>
          </table:table-cell>
          <table:table-cell office:value-type="string" calcext:value-type="string">
            <text:p>ddcb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Solenoid Duty</text:p>
          </table:table-cell>
          <table:table-cell office:value-type="string" calcext:value-type="string">
            <text:p>108b7c</text:p>
          </table:table-cell>
          <table:table-cell office:value-type="string" calcext:value-type="string">
            <text:p>ddcd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Misfire Count MAP Threshold A</text:p>
          </table:table-cell>
          <table:table-cell office:value-type="string" calcext:value-type="string">
            <text:p>10a3a2</text:p>
          </table:table-cell>
          <table:table-cell office:value-type="string" calcext:value-type="string">
            <text:p>ddd4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Count MAP Threshold B</text:p>
          </table:table-cell>
          <table:table-cell office:value-type="string" calcext:value-type="string">
            <text:p>10a3af</text:p>
          </table:table-cell>
          <table:table-cell office:value-type="string" calcext:value-type="string">
            <text:p>ddd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DTC Threshold</text:p>
          </table:table-cell>
          <table:table-cell office:value-type="string" calcext:value-type="string">
            <text:p>10cd4c</text:p>
          </table:table-cell>
          <table:table-cell office:value-type="string" calcext:value-type="string">
            <text:p>dec6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AFR Minimum Correction</text:p>
          </table:table-cell>
          <table:table-cell office:value-type="string" calcext:value-type="string">
            <text:p>112b4c</text:p>
          </table:table-cell>
          <table:table-cell office:value-type="string" calcext:value-type="string">
            <text:p>df7d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AFR Maximum Correction</text:p>
          </table:table-cell>
          <table:table-cell office:value-type="string" calcext:value-type="string">
            <text:p>112b7c</text:p>
          </table:table-cell>
          <table:table-cell office:value-type="string" calcext:value-type="string">
            <text:p>df7e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Port Injection MRP Compensation</text:p>
          </table:table-cell>
          <table:table-cell office:value-type="string" calcext:value-type="string">
            <text:p>114cf0</text:p>
          </table:table-cell>
          <table:table-cell office:value-type="string" calcext:value-type="string">
            <text:p>e07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Direct Injection Quantity Maximum</text:p>
          </table:table-cell>
          <table:table-cell office:value-type="string" calcext:value-type="string">
            <text:p>114d4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Direct Injection Quantity Minimum</text:p>
          </table:table-cell>
          <table:table-cell office:value-type="string" calcext:value-type="string">
            <text:p>114d8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Cold Idle</text:p>
          </table:table-cell>
          <table:table-cell office:value-type="string" calcext:value-type="string">
            <text:p>115b64</text:p>
          </table:table-cell>
          <table:table-cell office:value-type="string" calcext:value-type="string">
            <text:p>e0a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Cold</text:p>
          </table:table-cell>
          <table:table-cell office:value-type="string" calcext:value-type="string">
            <text:p>115bd8</text:p>
          </table:table-cell>
          <table:table-cell office:value-type="string" calcext:value-type="string">
            <text:p>e0a5c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Hot</text:p>
          </table:table-cell>
          <table:table-cell office:value-type="string" calcext:value-type="string">
            <text:p>115ca4</text:p>
          </table:table-cell>
          <table:table-cell office:value-type="string" calcext:value-type="string">
            <text:p>e0a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Cold</text:p>
          </table:table-cell>
          <table:table-cell office:value-type="string" calcext:value-type="string">
            <text:p>115cb8</text:p>
          </table:table-cell>
          <table:table-cell office:value-type="string" calcext:value-type="string">
            <text:p>e0a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Hot</text:p>
          </table:table-cell>
          <table:table-cell office:value-type="string" calcext:value-type="string">
            <text:p>115ccc</text:p>
          </table:table-cell>
          <table:table-cell office:value-type="string" calcext:value-type="string">
            <text:p>e0ab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Cold Idle (Override)</text:p>
          </table:table-cell>
          <table:table-cell office:value-type="string" calcext:value-type="string">
            <text:p>5ff7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Hot (Override)</text:p>
          </table:table-cell>
          <table:table-cell office:value-type="string" calcext:value-type="string">
            <text:p>5ff8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Cold (Override)</text:p>
          </table:table-cell>
          <table:table-cell office:value-type="string" calcext:value-type="string">
            <text:p>5ff9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Hot (Override)</text:p>
          </table:table-cell>
          <table:table-cell office:value-type="string" calcext:value-type="string">
            <text:p>5ff9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Multiplier A</text:p>
          </table:table-cell>
          <table:table-cell office:value-type="string" calcext:value-type="string">
            <text:p>115d20</text:p>
          </table:table-cell>
          <table:table-cell office:value-type="string" calcext:value-type="string">
            <text:p>e0ac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A</text:p>
          </table:table-cell>
          <table:table-cell office:value-type="string" calcext:value-type="string">
            <text:p>115dc4</text:p>
          </table:table-cell>
          <table:table-cell office:value-type="string" calcext:value-type="string">
            <text:p>e0b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B</text:p>
          </table:table-cell>
          <table:table-cell office:value-type="string" calcext:value-type="string">
            <text:p>1178a8</text:p>
          </table:table-cell>
          <table:table-cell office:value-type="string" calcext:value-type="string">
            <text:p>e10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Total Injection Ratio Port Cold</text:p>
          </table:table-cell>
          <table:table-cell office:value-type="string" calcext:value-type="string">
            <text:p>11603c</text:p>
          </table:table-cell>
          <table:table-cell office:value-type="string" calcext:value-type="string">
            <text:p>e0bc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Hot</text:p>
          </table:table-cell>
          <table:table-cell table:style-name="ce22" office:value-type="string" calcext:value-type="string">
            <text:p>116050</text:p>
          </table:table-cell>
          <table:table-cell office:value-type="string" calcext:value-type="string">
            <text:p>e0be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Warm</text:p>
          </table:table-cell>
          <table:table-cell office:value-type="string" calcext:value-type="string">
            <text:p>115f3c</text:p>
          </table:table-cell>
          <table:table-cell office:value-type="string" calcext:value-type="string">
            <text:p>e0bac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Cold (Override)</text:p>
          </table:table-cell>
          <table:table-cell table:style-name="ce22" office:value-type="string" calcext:value-type="string">
            <text:p>6223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Hot (Override)</text:p>
          </table:table-cell>
          <table:table-cell table:style-name="ce22" office:value-type="string" calcext:value-type="string">
            <text:p>6223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Additive)</text:p>
          </table:table-cell>
          <table:table-cell office:value-type="string" calcext:value-type="string">
            <text:p>112a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Load)</text:p>
          </table:table-cell>
          <table:table-cell office:value-type="string" calcext:value-type="string">
            <text:p>1160d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</text:p>
          </table:table-cell>
          <table:table-cell office:value-type="string" calcext:value-type="string">
            <text:p>1161f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Unknown</text:p>
          </table:table-cell>
          <table:table-cell office:value-type="string" calcext:value-type="string">
            <text:p>114dd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</text:p>
          </table:table-cell>
          <table:table-cell office:value-type="string" calcext:value-type="string">
            <text:p>1140a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 B</text:p>
          </table:table-cell>
          <table:table-cell office:value-type="string" calcext:value-type="string">
            <text:p>10bf70</text:p>
          </table:table-cell>
          <table:table-cell office:value-type="string" calcext:value-type="string">
            <text:p>de8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rimary Open Loop Fueling Additive A</text:p>
          </table:table-cell>
          <table:table-cell office:value-type="string" calcext:value-type="string">
            <text:p>1168c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Additive B</text:p>
          </table:table-cell>
          <table:table-cell office:value-type="string" calcext:value-type="string">
            <text:p>116a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GDI Pressure Multiplier B</text:p>
          </table:table-cell>
          <table:table-cell table:style-name="ce22" office:value-type="string" calcext:value-type="string">
            <text:p>117760</text:p>
          </table:table-cell>
          <table:table-cell office:value-type="string" calcext:value-type="string">
            <text:p>e106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nput A Rising Load Activation ECT Load 1</text:p>
          </table:table-cell>
          <table:table-cell office:value-type="string" calcext:value-type="string">
            <text:p>117fec</text:p>
          </table:table-cell>
          <table:table-cell office:value-type="string" calcext:value-type="string">
            <text:p>e12b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2</text:p>
          </table:table-cell>
          <table:table-cell office:value-type="string" calcext:value-type="string">
            <text:p>11804c</text:p>
          </table:table-cell>
          <table:table-cell office:value-type="string" calcext:value-type="string">
            <text:p>e12c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3</text:p>
          </table:table-cell>
          <table:table-cell office:value-type="string" calcext:value-type="string">
            <text:p>1180ac</text:p>
          </table:table-cell>
          <table:table-cell office:value-type="string" calcext:value-type="string">
            <text:p>e12e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4</text:p>
          </table:table-cell>
          <table:table-cell table:style-name="ce22" office:value-type="string" calcext:value-type="string">
            <text:p>118118</text:p>
          </table:table-cell>
          <table:table-cell office:value-type="string" calcext:value-type="string">
            <text:p>e130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5</text:p>
          </table:table-cell>
          <table:table-cell table:style-name="ce22" office:value-type="string" calcext:value-type="string">
            <text:p>118184</text:p>
          </table:table-cell>
          <table:table-cell office:value-type="string" calcext:value-type="string">
            <text:p>e13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6</text:p>
          </table:table-cell>
          <table:table-cell table:style-name="ce22" office:value-type="string" calcext:value-type="string">
            <text:p>1181e4</text:p>
          </table:table-cell>
          <table:table-cell office:value-type="string" calcext:value-type="string">
            <text:p>e133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7</text:p>
          </table:table-cell>
          <table:table-cell table:style-name="ce22" office:value-type="string" calcext:value-type="string">
            <text:p>118244</text:p>
          </table:table-cell>
          <table:table-cell office:value-type="string" calcext:value-type="string">
            <text:p>e13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8</text:p>
          </table:table-cell>
          <table:table-cell office:value-type="string" calcext:value-type="string">
            <text:p>1182a4</text:p>
          </table:table-cell>
          <table:table-cell office:value-type="string" calcext:value-type="string">
            <text:p>e137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9</text:p>
          </table:table-cell>
          <table:table-cell table:style-name="ce22" office:value-type="string" calcext:value-type="string">
            <text:p>118310</text:p>
          </table:table-cell>
          <table:table-cell office:value-type="string" calcext:value-type="string">
            <text:p>e139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0</text:p>
          </table:table-cell>
          <table:table-cell table:style-name="ce22" office:value-type="string" calcext:value-type="string">
            <text:p>118370</text:p>
          </table:table-cell>
          <table:table-cell office:value-type="string" calcext:value-type="string">
            <text:p>e13a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1</text:p>
          </table:table-cell>
          <table:table-cell office:value-type="string" calcext:value-type="string">
            <text:p>1183dc</text:p>
          </table:table-cell>
          <table:table-cell office:value-type="string" calcext:value-type="string">
            <text:p>e13c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2</text:p>
          </table:table-cell>
          <table:table-cell office:value-type="string" calcext:value-type="string">
            <text:p>11843c</text:p>
          </table:table-cell>
          <table:table-cell office:value-type="string" calcext:value-type="string">
            <text:p>e13e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3</text:p>
          </table:table-cell>
          <table:table-cell office:value-type="string" calcext:value-type="string">
            <text:p>1184a8</text:p>
          </table:table-cell>
          <table:table-cell office:value-type="string" calcext:value-type="string">
            <text:p>e14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4</text:p>
          </table:table-cell>
          <table:table-cell table:style-name="ce22" office:value-type="string" calcext:value-type="string">
            <text:p>118508</text:p>
          </table:table-cell>
          <table:table-cell office:value-type="string" calcext:value-type="string">
            <text:p>e141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B</text:p>
          </table:table-cell>
          <table:table-cell office:value-type="string" calcext:value-type="string">
            <text:p>118ca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C</text:p>
          </table:table-cell>
          <table:table-cell office:value-type="string" calcext:value-type="string">
            <text:p>11397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D</text:p>
          </table:table-cell>
          <table:table-cell table:style-name="ce22" office:value-type="string" calcext:value-type="string">
            <text:p>11398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E</text:p>
          </table:table-cell>
          <table:table-cell table:style-name="ce22" office:value-type="string" calcext:value-type="string">
            <text:p>11398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F</text:p>
          </table:table-cell>
          <table:table-cell office:value-type="string" calcext:value-type="string">
            <text:p>11398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G</text:p>
          </table:table-cell>
          <table:table-cell office:value-type="string" calcext:value-type="string">
            <text:p>1139b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H</text:p>
          </table:table-cell>
          <table:table-cell table:style-name="ce22" office:value-type="string" calcext:value-type="string">
            <text:p>1139e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I</text:p>
          </table:table-cell>
          <table:table-cell office:value-type="string" calcext:value-type="string">
            <text:p>113a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J</text:p>
          </table:table-cell>
          <table:table-cell office:value-type="string" calcext:value-type="string">
            <text:p>113a4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K</text:p>
          </table:table-cell>
          <table:table-cell office:value-type="string" calcext:value-type="string">
            <text:p>112a7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L</text:p>
          </table:table-cell>
          <table:table-cell table:style-name="ce22" office:value-type="string" calcext:value-type="string">
            <text:p>1188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M</text:p>
          </table:table-cell>
          <table:table-cell office:value-type="string" calcext:value-type="string">
            <text:p>1187a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N</text:p>
          </table:table-cell>
          <table:table-cell table:style-name="ce22" office:value-type="string" calcext:value-type="string">
            <text:p>11866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O</text:p>
          </table:table-cell>
          <table:table-cell office:value-type="string" calcext:value-type="string">
            <text:p>11874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P</text:p>
          </table:table-cell>
          <table:table-cell office:value-type="string" calcext:value-type="string">
            <text:p>112a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S</text:p>
          </table:table-cell>
          <table:table-cell office:value-type="string" calcext:value-type="string">
            <text:p>11393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V</text:p>
          </table:table-cell>
          <table:table-cell office:value-type="string" calcext:value-type="string">
            <text:p>112a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W</text:p>
          </table:table-cell>
          <table:table-cell table:style-name="ce22" office:value-type="string" calcext:value-type="string">
            <text:p>11393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A</text:p>
          </table:table-cell>
          <table:table-cell table:style-name="ce22" office:value-type="string" calcext:value-type="string">
            <text:p>11394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D</text:p>
          </table:table-cell>
          <table:table-cell table:style-name="ce22" office:value-type="string" calcext:value-type="string">
            <text:p>11394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H</text:p>
          </table:table-cell>
          <table:table-cell office:value-type="string" calcext:value-type="string">
            <text:p>118d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I</text:p>
          </table:table-cell>
          <table:table-cell table:style-name="ce22" office:value-type="string" calcext:value-type="string">
            <text:p>118e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J</text:p>
          </table:table-cell>
          <table:table-cell office:value-type="string" calcext:value-type="string">
            <text:p>118eb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K</text:p>
          </table:table-cell>
          <table:table-cell office:value-type="string" calcext:value-type="string">
            <text:p>118f5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L</text:p>
          </table:table-cell>
          <table:table-cell table:style-name="ce22" office:value-type="string" calcext:value-type="string">
            <text:p>1162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M</text:p>
          </table:table-cell>
          <table:table-cell table:style-name="ce22" office:value-type="string" calcext:value-type="string">
            <text:p>1190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N</text:p>
          </table:table-cell>
          <table:table-cell office:value-type="string" calcext:value-type="string">
            <text:p>1190b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TPS Related Fuel Adder Activation Min Load</text:p>
          </table:table-cell>
          <table:table-cell office:value-type="string" calcext:value-type="string">
            <text:p>11b404</text:p>
          </table:table-cell>
          <table:table-cell office:value-type="string" calcext:value-type="string">
            <text:p>e19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TPS Related Fuel Adder Activation Min Load B</text:p>
          </table:table-cell>
          <table:table-cell office:value-type="string" calcext:value-type="string">
            <text:p>11b4a0</text:p>
          </table:table-cell>
          <table:table-cell office:value-type="string" calcext:value-type="string">
            <text:p>e198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GDI Flow Rate</text:p>
          </table:table-cell>
          <table:table-cell office:value-type="string" calcext:value-type="string">
            <text:p>11c088</text:p>
          </table:table-cell>
          <table:table-cell office:value-type="string" calcext:value-type="string">
            <text:p>e1bb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gnition Timing Post Start</text:p>
          </table:table-cell>
          <table:table-cell office:value-type="string" calcext:value-type="string">
            <text:p>11cb6e</text:p>
          </table:table-cell>
          <table:table-cell office:value-type="string" calcext:value-type="string">
            <text:p>e1c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Minimum Timing</text:p>
          </table:table-cell>
          <table:table-cell office:value-type="string" calcext:value-type="string">
            <text:p>11cba0</text:p>
          </table:table-cell>
          <table:table-cell office:value-type="string" calcext:value-type="string">
            <text:p>e1c2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Ignition Timing Compensation MAP Delta (Clutch Depressed)</text:p>
          </table:table-cell>
          <table:table-cell office:value-type="string" calcext:value-type="string">
            <text:p>11cc6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AFR Sensor Atmospheric Pressure Compensation</text:p>
          </table:table-cell>
          <table:table-cell office:value-type="string" calcext:value-type="string">
            <text:p>11d3d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Minimum CFP Delta for Transient Retard</text:p>
          </table:table-cell>
          <table:table-cell office:value-type="string" calcext:value-type="string">
            <text:p>11df0c</text:p>
          </table:table-cell>
          <table:table-cell office:value-type="string" calcext:value-type="string">
            <text:p>e253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Ignition Timing Compensation Idle Target Out of Error Range A</text:p>
          </table:table-cell>
          <table:table-cell office:value-type="string" calcext:value-type="string">
            <text:p>11ea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A</text:p>
          </table:table-cell>
          <table:table-cell office:value-type="string" calcext:value-type="string">
            <text:p>11ea70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A</text:p>
          </table:table-cell>
          <table:table-cell office:value-type="string" calcext:value-type="string">
            <text:p>11eac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B</text:p>
          </table:table-cell>
          <table:table-cell office:value-type="string" calcext:value-type="string">
            <text:p>11eb2c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B</text:p>
          </table:table-cell>
          <table:table-cell office:value-type="string" calcext:value-type="string">
            <text:p>11ebb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ransient Ignition Retard ECT Threshhold</text:p>
          </table:table-cell>
          <table:table-cell office:value-type="string" calcext:value-type="string">
            <text:p>11c5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RPM Threshhold</text:p>
          </table:table-cell>
          <table:table-cell office:value-type="string" calcext:value-type="string">
            <text:p>11c5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PS Angle Threshhold</text:p>
          </table:table-cell>
          <table:table-cell office:value-type="string" calcext:value-type="string">
            <text:p>11c5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Engine Load Threshhold</text:p>
          </table:table-cell>
          <table:table-cell office:value-type="string" calcext:value-type="string">
            <text:p>11c5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</text:p>
          </table:table-cell>
          <table:table-cell office:value-type="string" calcext:value-type="string">
            <text:p>11ef28</text:p>
          </table:table-cell>
          <table:table-cell office:value-type="string" calcext:value-type="string">
            <text:p>e28d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emperature Compensation</text:p>
          </table:table-cell>
          <table:table-cell office:value-type="string" calcext:value-type="string">
            <text:p>11ee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Desired Overrun Mass Airflow A</text:p>
          </table:table-cell>
          <table:table-cell office:value-type="string" calcext:value-type="string">
            <text:p>12233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C</text:p>
          </table:table-cell>
          <table:table-cell office:value-type="string" calcext:value-type="string">
            <text:p>1225e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B</text:p>
          </table:table-cell>
          <table:table-cell table:style-name="ce22" office:value-type="string" calcext:value-type="string">
            <text:p>1226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Intake Cam Advance Angle Normal AVCS</text:p>
          </table:table-cell>
          <table:table-cell office:value-type="string" calcext:value-type="string">
            <text:p>12ab0c</text:p>
          </table:table-cell>
          <table:table-cell office:value-type="string" calcext:value-type="string">
            <text:p>e4a7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Safe AVCS</text:p>
          </table:table-cell>
          <table:table-cell office:value-type="string" calcext:value-type="string">
            <text:p>12a8b0</text:p>
          </table:table-cell>
          <table:table-cell office:value-type="string" calcext:value-type="string">
            <text:p>e4a5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Base AVCS</text:p>
          </table:table-cell>
          <table:table-cell office:value-type="string" calcext:value-type="string">
            <text:p>12ad4c</text:p>
          </table:table-cell>
          <table:table-cell office:value-type="string" calcext:value-type="string">
            <text:p>e4a9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Normal AVCS</text:p>
          </table:table-cell>
          <table:table-cell office:value-type="string" calcext:value-type="string">
            <text:p>12b38c</text:p>
          </table:table-cell>
          <table:table-cell office:value-type="string" calcext:value-type="string">
            <text:p>e4b5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Safe AVCS</text:p>
          </table:table-cell>
          <table:table-cell office:value-type="string" calcext:value-type="string">
            <text:p>12af80</text:p>
          </table:table-cell>
          <table:table-cell office:value-type="string" calcext:value-type="string">
            <text:p>e4b3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Base AVCS</text:p>
          </table:table-cell>
          <table:table-cell office:value-type="string" calcext:value-type="string">
            <text:p>12a6bc</text:p>
          </table:table-cell>
          <table:table-cell office:value-type="string" calcext:value-type="string">
            <text:p>e4a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</text:p>
          </table:table-cell>
          <table:table-cell office:value-type="string" calcext:value-type="string">
            <text:p>12bad4</text:p>
          </table:table-cell>
          <table:table-cell office:value-type="string" calcext:value-type="string">
            <text:p>e4c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</text:p>
          </table:table-cell>
          <table:table-cell office:value-type="string" calcext:value-type="string">
            <text:p>12bbd4</text:p>
          </table:table-cell>
          <table:table-cell office:value-type="string" calcext:value-type="string">
            <text:p>e4c6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C</text:p>
          </table:table-cell>
          <table:table-cell office:value-type="string" calcext:value-type="string">
            <text:p>12bcd4</text:p>
          </table:table-cell>
          <table:table-cell office:value-type="string" calcext:value-type="string">
            <text:p>e4c8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D</text:p>
          </table:table-cell>
          <table:table-cell office:value-type="string" calcext:value-type="string">
            <text:p>12bdd4</text:p>
          </table:table-cell>
          <table:table-cell office:value-type="string" calcext:value-type="string">
            <text:p>e4ca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</text:p>
          </table:table-cell>
          <table:table-cell office:value-type="string" calcext:value-type="string">
            <text:p>12be98</text:p>
          </table:table-cell>
          <table:table-cell office:value-type="string" calcext:value-type="string">
            <text:p>e4cc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</text:p>
          </table:table-cell>
          <table:table-cell office:value-type="string" calcext:value-type="string">
            <text:p>12beb0</text:p>
          </table:table-cell>
          <table:table-cell office:value-type="string" calcext:value-type="string">
            <text:p>e4c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A</text:p>
          </table:table-cell>
          <table:table-cell office:value-type="string" calcext:value-type="string">
            <text:p>129a7c</text:p>
          </table:table-cell>
          <table:table-cell office:value-type="string" calcext:value-type="string">
            <text:p>e46e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B</text:p>
          </table:table-cell>
          <table:table-cell office:value-type="string" calcext:value-type="string">
            <text:p>129a2c</text:p>
          </table:table-cell>
          <table:table-cell office:value-type="string" calcext:value-type="string">
            <text:p>e46d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A</text:p>
          </table:table-cell>
          <table:table-cell office:value-type="string" calcext:value-type="string">
            <text:p>129b1c</text:p>
          </table:table-cell>
          <table:table-cell office:value-type="string" calcext:value-type="string">
            <text:p>e47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B</text:p>
          </table:table-cell>
          <table:table-cell office:value-type="string" calcext:value-type="string">
            <text:p>129acc</text:p>
          </table:table-cell>
          <table:table-cell office:value-type="string" calcext:value-type="string">
            <text:p>e46f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F Adjust</text:p>
          </table:table-cell>
          <table:table-cell office:value-type="string" calcext:value-type="string">
            <text:p>129b6c</text:p>
          </table:table-cell>
          <table:table-cell office:value-type="string" calcext:value-type="string">
            <text:p>e47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 Adjust</text:p>
          </table:table-cell>
          <table:table-cell office:value-type="string" calcext:value-type="string">
            <text:p>129b84</text:p>
          </table:table-cell>
          <table:table-cell office:value-type="string" calcext:value-type="string">
            <text:p>e47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 Adjust</text:p>
          </table:table-cell>
          <table:table-cell office:value-type="string" calcext:value-type="string">
            <text:p>129b90</text:p>
          </table:table-cell>
          <table:table-cell office:value-type="string" calcext:value-type="string">
            <text:p>e474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</text:p>
          </table:table-cell>
          <table:table-cell office:value-type="string" calcext:value-type="string">
            <text:p>12bfbc</text:p>
          </table:table-cell>
          <table:table-cell office:value-type="string" calcext:value-type="string">
            <text:p>e4d4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</text:p>
          </table:table-cell>
          <table:table-cell office:value-type="string" calcext:value-type="string">
            <text:p>12c0d4</text:p>
          </table:table-cell>
          <table:table-cell office:value-type="string" calcext:value-type="string">
            <text:p>e4d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C</text:p>
          </table:table-cell>
          <table:table-cell office:value-type="string" calcext:value-type="string">
            <text:p>12c1ec</text:p>
          </table:table-cell>
          <table:table-cell office:value-type="string" calcext:value-type="string">
            <text:p>e4d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D</text:p>
          </table:table-cell>
          <table:table-cell office:value-type="string" calcext:value-type="string">
            <text:p>12c304</text:p>
          </table:table-cell>
          <table:table-cell office:value-type="string" calcext:value-type="string">
            <text:p>e4da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</text:p>
          </table:table-cell>
          <table:table-cell office:value-type="string" calcext:value-type="string">
            <text:p>12bf4c</text:p>
          </table:table-cell>
          <table:table-cell office:value-type="string" calcext:value-type="string">
            <text:p>e4d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</text:p>
          </table:table-cell>
          <table:table-cell office:value-type="string" calcext:value-type="string">
            <text:p>12bf64</text:p>
          </table:table-cell>
          <table:table-cell office:value-type="string" calcext:value-type="string">
            <text:p>e4d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A</text:p>
          </table:table-cell>
          <table:table-cell office:value-type="string" calcext:value-type="string">
            <text:p>129c24</text:p>
          </table:table-cell>
          <table:table-cell office:value-type="string" calcext:value-type="string">
            <text:p>e477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B</text:p>
          </table:table-cell>
          <table:table-cell office:value-type="string" calcext:value-type="string">
            <text:p>129bd4</text:p>
          </table:table-cell>
          <table:table-cell office:value-type="string" calcext:value-type="string">
            <text:p>e47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A</text:p>
          </table:table-cell>
          <table:table-cell office:value-type="string" calcext:value-type="string">
            <text:p>129cc4</text:p>
          </table:table-cell>
          <table:table-cell office:value-type="string" calcext:value-type="string">
            <text:p>e479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B</text:p>
          </table:table-cell>
          <table:table-cell office:value-type="string" calcext:value-type="string">
            <text:p>129c74</text:p>
          </table:table-cell>
          <table:table-cell office:value-type="string" calcext:value-type="string">
            <text:p>e478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F Adjust</text:p>
          </table:table-cell>
          <table:table-cell office:value-type="string" calcext:value-type="string">
            <text:p>129d14</text:p>
          </table:table-cell>
          <table:table-cell office:value-type="string" calcext:value-type="string">
            <text:p>e47b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 Adjust</text:p>
          </table:table-cell>
          <table:table-cell office:value-type="string" calcext:value-type="string">
            <text:p>129d2c</text:p>
          </table:table-cell>
          <table:table-cell office:value-type="string" calcext:value-type="string">
            <text:p>e47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 Adjust</text:p>
          </table:table-cell>
          <table:table-cell office:value-type="string" calcext:value-type="string">
            <text:p>129d38</text:p>
          </table:table-cell>
          <table:table-cell office:value-type="string" calcext:value-type="string">
            <text:p>e47d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AVCS Unknown ECT A1</text:p>
          </table:table-cell>
          <table:table-cell office:value-type="string" calcext:value-type="string">
            <text:p>12b788</text:p>
          </table:table-cell>
          <table:table-cell office:value-type="string" calcext:value-type="string">
            <text:p>e4bc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AVCS Unknown ECT A2</text:p>
          </table:table-cell>
          <table:table-cell office:value-type="string" calcext:value-type="string">
            <text:p>12a174</text:p>
          </table:table-cell>
          <table:table-cell office:value-type="string" calcext:value-type="string">
            <text:p>e49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AVCS Intake Unknown Adj H</text:p>
          </table:table-cell>
          <table:table-cell table:number-columns-repeated="2" table:style-name="ce22" office:value-type="string" calcext:value-type="string">
            <text:p>1296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Minimum Port Injection Quantity</text:p>
          </table:table-cell>
          <table:table-cell table:number-columns-repeated="2" office:value-type="string" calcext:value-type="string">
            <text:p>1118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Fuel Injection Ratio ECT Threshold A</text:p>
          </table:table-cell>
          <table:table-cell table:number-columns-repeated="2" office:value-type="string" calcext:value-type="string">
            <text:p>1118d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Fuel Injection Ratio ECT Threshold B</text:p>
          </table:table-cell>
          <table:table-cell table:number-columns-repeated="2" table:style-name="ce22" office:value-type="string" calcext:value-type="string">
            <text:p>1118e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Low Pulse Width Fuel Injector Compensation</text:p>
          </table:table-cell>
          <table:table-cell office:value-type="string" calcext:value-type="string">
            <text:p>112f2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RPM</text:p>
          </table:table-cell>
          <table:table-cell office:value-type="string" calcext:value-type="string">
            <text:p>111f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IPW</text:p>
          </table:table-cell>
          <table:table-cell office:value-type="string" calcext:value-type="string">
            <text:p>111f7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Overrun Fueling RPM Resume Threshold</text:p>
          </table:table-cell>
          <table:table-cell table:style-name="ce22" office:value-type="string" calcext:value-type="string">
            <text:p>11489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Enrich RPM Delta Activation</text:p>
          </table:table-cell>
          <table:table-cell table:number-columns-repeated="2" office:value-type="string" calcext:value-type="string">
            <text:p>111f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initial injector enrichment (pulsewidth)</text:p>
          </table:table-cell>
          <table:table-cell office:value-type="string" calcext:value-type="string">
            <text:p>111f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Fueling Cut Counter RPM Threshold</text:p>
          </table:table-cell>
          <table:table-cell table:number-columns-repeated="2" table:style-name="ce22" office:value-type="string" calcext:value-type="string">
            <text:p>11204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Hotstart Enrichment Decay Delay</text:p>
          </table:table-cell>
          <table:table-cell table:number-columns-repeated="2" table:style-name="ce22" office:value-type="string" calcext:value-type="string">
            <text:p>111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Enrichment Decay Step</text:p>
          </table:table-cell>
          <table:table-cell table:number-columns-repeated="2" office:value-type="string" calcext:value-type="string">
            <text:p>111d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High)</text:p>
          </table:table-cell>
          <table:table-cell office:value-type="string" calcext:value-type="string">
            <text:p>111d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Coolant Temperature)</text:p>
          </table:table-cell>
          <table:table-cell office:value-type="string" calcext:value-type="string">
            <text:p>111d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Intake Air Temperature)</text:p>
          </table:table-cell>
          <table:table-cell office:value-type="string" calcext:value-type="string">
            <text:p>111d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Low)</text:p>
          </table:table-cell>
          <table:table-cell office:value-type="string" calcext:value-type="string">
            <text:p>111d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Low Enrichment Activation Threshold (Coolant Temperature)</text:p>
          </table:table-cell>
          <table:table-cell office:value-type="string" calcext:value-type="string">
            <text:p>111d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Maximum Non-Idle Hotstart Enrichment (Post Delay)</text:p>
          </table:table-cell>
          <table:table-cell office:value-type="string" calcext:value-type="string">
            <text:p>111d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Limit Runtime</text:p>
          </table:table-cell>
          <table:table-cell table:number-columns-repeated="2" table:style-name="ce22" office:value-type="string" calcext:value-type="string">
            <text:p>1117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(During Delay and Runtime)</text:p>
          </table:table-cell>
          <table:table-cell office:value-type="string" calcext:value-type="string">
            <text:p>111d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A/F #3 CL Target Compensation Limits</text:p>
          </table:table-cell>
          <table:table-cell office:value-type="string" calcext:value-type="string">
            <text:p>6a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#3 Correction Limits</text:p>
          </table:table-cell>
          <table:table-cell office:value-type="string" calcext:value-type="string">
            <text:p>6aaf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U0155 fix for 2017-2019 USDM</text:p>
          </table:table-cell>
          <table:table-cell office:value-type="string" calcext:value-type="string">
            <text:p>cd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Model Year Selection - Prevents U0155</text:p>
          </table:table-cell>
        </table:table-row>
      </table:table>
      <table:table table:name="S10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12" office:value-type="string" calcext:value-type="string">
            <text:p>RomRaider —</text:p>
          </table:table-cell>
          <table:table-cell table:style-name="ce13" office:value-type="string" calcext:value-type="string">
            <text:p>name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table</text:p>
          </table:table-cell>
          <table:table-cell table:style-name="ce18" office:value-type="string" calcext:value-type="string">
            <text:p>sizey</text:p>
          </table:table-cell>
          <table:table-cell table:style-name="ce18" office:value-type="string" calcext:value-type="string">
            <text:p>sizex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2</text:p>
          </table:table-cell>
          <table:table-cell table:style-name="ce13" office:value-type="string" calcext:value-type="string">
            <text:p>categ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s</text:p>
          </table:table-cell>
          <table:table-cell table:number-columns-repeated="2" table:style-name="ce20" office:value-type="string" calcext:value-type="string">
            <text:p>11193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]=&quot;2D&quot;;[.D2]=[.E2]);&quot;synth2D&quot;;[.H2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RPM)</text:p>
          </table:table-cell>
          <table:table-cell table:number-columns-repeated="2" table:style-name="ce20" office:value-type="string" calcext:value-type="string">
            <text:p>11192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]=&quot;2D&quot;;[.D3]=[.E3]);&quot;synth2D&quot;;[.H3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Load)</text:p>
          </table:table-cell>
          <table:table-cell table:number-columns-repeated="2" table:style-name="ce20" office:value-type="string" calcext:value-type="string">
            <text:p>11192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4]=&quot;2D&quot;;[.D4]=[.E4]);&quot;synth2D&quot;;[.H4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C</text:p>
          </table:table-cell>
          <table:table-cell table:number-columns-repeated="2" table:style-name="ce20" office:value-type="string" calcext:value-type="string">
            <text:p>11186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5]=&quot;2D&quot;;[.D5]=[.E5]);&quot;synth2D&quot;;[.H5])" office:value-type="string" office:string-value="synth2D" calcext:value-type="string">
            <text:p>synth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ase</text:p>
          </table:table-cell>
          <table:table-cell table:style-name="ce20" office:value-type="string" calcext:value-type="string">
            <text:p>13c528</text:p>
          </table:table-cell>
          <table:table-cell table:style-name="ce20" office:value-type="string" calcext:value-type="string">
            <text:p>e20ec</text:p>
          </table:table-cell>
          <table:table-cell table:style-name="ce19" office:value-type="float" office:value="23" calcext:value-type="float">
            <text:p>23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6]=&quot;2D&quot;;[.D6]=[.E6]);&quot;synth2D&quot;;[.H6])" office:value-type="string" office:string-value="2D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B (ECT)</text:p>
          </table:table-cell>
          <table:table-cell table:style-name="ce20" office:value-type="string" calcext:value-type="string">
            <text:p>117e30</text:p>
          </table:table-cell>
          <table:table-cell table:style-name="ce20" office:value-type="string" calcext:value-type="string">
            <text:p>df90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7]=&quot;2D&quot;;[.D7]=[.E7]);&quot;synth2D&quot;;[.H7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E (ECT)</text:p>
          </table:table-cell>
          <table:table-cell table:style-name="ce20" office:value-type="string" calcext:value-type="string">
            <text:p>117e98</text:p>
          </table:table-cell>
          <table:table-cell table:style-name="ce20" office:value-type="string" calcext:value-type="string">
            <text:p>df92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8]=&quot;2D&quot;;[.D8]=[.E8]);&quot;synth2D&quot;;[.H8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F (ECT)</text:p>
          </table:table-cell>
          <table:table-cell table:style-name="ce20" office:value-type="string" calcext:value-type="string">
            <text:p>117ee0</text:p>
          </table:table-cell>
          <table:table-cell table:style-name="ce20" office:value-type="string" calcext:value-type="string">
            <text:p>df94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9]=&quot;2D&quot;;[.D9]=[.E9]);&quot;synth2D&quot;;[.H9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I (ECT)</text:p>
          </table:table-cell>
          <table:table-cell table:style-name="ce20" office:value-type="string" calcext:value-type="string">
            <text:p>117f28</text:p>
          </table:table-cell>
          <table:table-cell table:style-name="ce20" office:value-type="string" calcext:value-type="string">
            <text:p>df95c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0]=&quot;2D&quot;;[.D10]=[.E10]);&quot;synth2D&quot;;[.H10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J (ECT)</text:p>
          </table:table-cell>
          <table:table-cell table:style-name="ce20" office:value-type="string" calcext:value-type="string">
            <text:p>117f70</text:p>
          </table:table-cell>
          <table:table-cell table:style-name="ce20" office:value-type="string" calcext:value-type="string">
            <text:p>df97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1]=&quot;2D&quot;;[.D11]=[.E11]);&quot;synth2D&quot;;[.H11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Minimum Open Time</text:p>
          </table:table-cell>
          <table:table-cell table:number-columns-repeated="2" table:style-name="ce20" office:value-type="string" calcext:value-type="string">
            <text:p>11190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2]=&quot;2D&quot;;[.D12]=[.E12]);&quot;synth2D&quot;;[.H12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Multiplier</text:p>
          </table:table-cell>
          <table:table-cell table:number-columns-repeated="2" table:style-name="ce20" office:value-type="string" calcext:value-type="string">
            <text:p>11190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3]=&quot;2D&quot;;[.D13]=[.E13]);&quot;synth2D&quot;;[.H13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C Duty Multiplier</text:p>
          </table:table-cell>
          <table:table-cell table:number-columns-repeated="2" table:style-name="ce20" office:value-type="string" calcext:value-type="string">
            <text:p>c64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4]=&quot;2D&quot;;[.D14]=[.E14]);&quot;synth2D&quot;;[.H14])" office:value-type="string" office:string-value="synth2D" calcext:value-type="string">
            <text:p>synth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A</text:p>
          </table:table-cell>
          <table:table-cell table:style-name="ce20" office:value-type="string" calcext:value-type="string">
            <text:p>104c6c</text:p>
          </table:table-cell>
          <table:table-cell table:style-name="ce20" office:value-type="string" calcext:value-type="string">
            <text:p>db8e0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5]=&quot;2D&quot;;[.D15]=[.E15]);&quot;synth2D&quot;;[.H15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B</text:p>
          </table:table-cell>
          <table:table-cell table:style-name="ce20" office:value-type="string" calcext:value-type="string">
            <text:p>104ca4</text:p>
          </table:table-cell>
          <table:table-cell table:style-name="ce20" office:value-type="string" calcext:value-type="string">
            <text:p>db8f4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6]=&quot;2D&quot;;[.D16]=[.E16]);&quot;synth2D&quot;;[.H16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Base/Normal/Safe Hysteresis</text:p>
          </table:table-cell>
          <table:table-cell table:number-columns-repeated="2" table:style-name="ce20" office:value-type="string" calcext:value-type="string">
            <text:p>1294b8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7]=&quot;2D&quot;;[.D17]=[.E17]);&quot;synth2D&quot;;[.H17])" office:value-type="string" office:string-value="synth2D" calcext:value-type="string">
            <text:p>synth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for Airflow</text:p>
          </table:table-cell>
          <table:table-cell table:style-name="ce20" office:value-type="string" calcext:value-type="string">
            <text:p>13c6f0</text:p>
          </table:table-cell>
          <table:table-cell table:style-name="ce20" office:value-type="string" calcext:value-type="string">
            <text:p>e2170</text:p>
          </table:table-cell>
          <table:table-cell table:style-name="ce19" office:value-type="float" office:value="34" calcext:value-type="float">
            <text:p>3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8]=&quot;2D&quot;;[.D18]=[.E18]);&quot;synth2D&quot;;[.H18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B</text:p>
          </table:table-cell>
          <table:table-cell table:style-name="ce20" office:value-type="string" calcext:value-type="string">
            <text:p>13c5ec</text:p>
          </table:table-cell>
          <table:table-cell table:style-name="ce20" office:value-type="string" calcext:value-type="string">
            <text:p>e213c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9]=&quot;2D&quot;;[.D19]=[.E19]);&quot;synth2D&quot;;[.H1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C</text:p>
          </table:table-cell>
          <table:table-cell table:style-name="ce20" office:value-type="string" calcext:value-type="string">
            <text:p>13c624</text:p>
          </table:table-cell>
          <table:table-cell table:style-name="ce20" office:value-type="string" calcext:value-type="string">
            <text:p>e215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0]=&quot;2D&quot;;[.D20]=[.E20]);&quot;synth2D&quot;;[.H2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D</text:p>
          </table:table-cell>
          <table:table-cell table:style-name="ce20" office:value-type="string" calcext:value-type="string">
            <text:p>13d984</text:p>
          </table:table-cell>
          <table:table-cell table:style-name="ce20" office:value-type="string" calcext:value-type="string">
            <text:p>e23dc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1]=&quot;2D&quot;;[.D21]=[.E21]);&quot;synth2D&quot;;[.H21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for Airflow</text:p>
          </table:table-cell>
          <table:table-cell table:style-name="ce20" office:value-type="string" calcext:value-type="string">
            <text:p>10c214</text:p>
          </table:table-cell>
          <table:table-cell table:style-name="ce20" office:value-type="string" calcext:value-type="string">
            <text:p>dd108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2]=&quot;2D&quot;;[.D22]=[.E22]);&quot;synth2D&quot;;[.H22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B</text:p>
          </table:table-cell>
          <table:table-cell table:style-name="ce20" office:value-type="string" calcext:value-type="string">
            <text:p>10c224</text:p>
          </table:table-cell>
          <table:table-cell table:style-name="ce20" office:value-type="string" calcext:value-type="string">
            <text:p>dd11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3]=&quot;2D&quot;;[.D23]=[.E23]);&quot;synth2D&quot;;[.H23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C</text:p>
          </table:table-cell>
          <table:table-cell table:style-name="ce20" office:value-type="string" calcext:value-type="string">
            <text:p>10c234</text:p>
          </table:table-cell>
          <table:table-cell table:style-name="ce20" office:value-type="string" calcext:value-type="string">
            <text:p>dd12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4]=&quot;2D&quot;;[.D24]=[.E24]);&quot;synth2D&quot;;[.H2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D</text:p>
          </table:table-cell>
          <table:table-cell table:style-name="ce20" office:value-type="string" calcext:value-type="string">
            <text:p>110714</text:p>
          </table:table-cell>
          <table:table-cell table:style-name="ce20" office:value-type="string" calcext:value-type="string">
            <text:p>ddb1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5]=&quot;2D&quot;;[.D25]=[.E25]);&quot;synth2D&quot;;[.H25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Injector Load Threshold)</text:p>
          </table:table-cell>
          <table:table-cell table:style-name="ce20" office:value-type="string" calcext:value-type="string">
            <text:p>114214</text:p>
          </table:table-cell>
          <table:table-cell table:style-name="ce20" office:value-type="string" calcext:value-type="string">
            <text:p>deba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6]=&quot;2D&quot;;[.D26]=[.E26]);&quot;synth2D&quot;;[.H26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Scaling A</text:p>
          </table:table-cell>
          <table:table-cell table:number-columns-repeated="2" table:style-name="ce20" office:value-type="string" calcext:value-type="string">
            <text:p>1253c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7]=&quot;2D&quot;;[.D27]=[.E27]);&quot;synth2D&quot;;[.H27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Limits (CEL)</text:p>
          </table:table-cell>
          <table:table-cell table:number-columns-repeated="2" table:style-name="ce20" office:value-type="string" calcext:value-type="string">
            <text:p>125396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8]=&quot;2D&quot;;[.D28]=[.E28]);&quot;synth2D&quot;;[.H28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CEL Delays</text:p>
          </table:table-cell>
          <table:table-cell table:number-columns-repeated="2" table:style-name="ce20" office:value-type="string" calcext:value-type="string">
            <text:p>1252f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9]=&quot;2D&quot;;[.D29]=[.E29]);&quot;synth2D&quot;;[.H29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(Safe)</text:p>
          </table:table-cell>
          <table:table-cell table:style-name="ce20" office:value-type="string" calcext:value-type="string">
            <text:p>1166d4</text:p>
          </table:table-cell>
          <table:table-cell table:style-name="ce20" office:value-type="string" calcext:value-type="string">
            <text:p>df56c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30]=&quot;2D&quot;;[.D30]=[.E30]);&quot;synth2D&quot;;[.H30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(Base)</text:p>
          </table:table-cell>
          <table:table-cell table:style-name="ce20" office:value-type="string" calcext:value-type="string">
            <text:p>116890</text:p>
          </table:table-cell>
          <table:table-cell table:style-name="ce20" office:value-type="string" calcext:value-type="string">
            <text:p>df588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31]=&quot;2D&quot;;[.D31]=[.E31]);&quot;synth2D&quot;;[.H31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Minimum</text:p>
          </table:table-cell>
          <table:table-cell table:style-name="ce20" office:value-type="string" calcext:value-type="string">
            <text:p>116ea0</text:p>
          </table:table-cell>
          <table:table-cell table:style-name="ce20" office:value-type="string" calcext:value-type="string">
            <text:p>df7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32]=&quot;2D&quot;;[.D32]=[.E32]);&quot;synth2D&quot;;[.H32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Active Primary Open Loop Enrichment</text:p>
          </table:table-cell>
          <table:table-cell table:number-columns-repeated="2" table:style-name="ce20" office:value-type="string" calcext:value-type="string">
            <text:p>111dc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3]=&quot;2D&quot;;[.D33]=[.E33]);&quot;synth2D&quot;;[.H33])" office:value-type="string" office:string-value="synth2D" calcext:value-type="string">
            <text:p>synth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A</text:p>
          </table:table-cell>
          <table:table-cell table:style-name="ce20" office:value-type="string" calcext:value-type="string">
            <text:p>126fac</text:p>
          </table:table-cell>
          <table:table-cell table:style-name="ce20" office:value-type="string" calcext:value-type="string">
            <text:p>e2a18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4]=&quot;2D&quot;;[.D34]=[.E34]);&quot;synth2D&quot;;[.H34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B</text:p>
          </table:table-cell>
          <table:table-cell table:style-name="ce20" office:value-type="string" calcext:value-type="string">
            <text:p>12701c</text:p>
          </table:table-cell>
          <table:table-cell table:style-name="ce20" office:value-type="string" calcext:value-type="string">
            <text:p>e2a24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5]=&quot;2D&quot;;[.D35]=[.E35]);&quot;synth2D&quot;;[.H35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Rich Limit</text:p>
          </table:table-cell>
          <table:table-cell table:number-columns-repeated="2" table:style-name="ce20" office:value-type="string" calcext:value-type="string">
            <text:p>52d7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6]=&quot;2D&quot;;[.D36]=[.E36]);&quot;synth2D&quot;;[.H36])" office:value-type="string" office:string-value="synth2D" calcext:value-type="string">
            <text:p>synth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Compensation (Atm. Pressure)</text:p>
          </table:table-cell>
          <table:table-cell table:style-name="ce20" office:value-type="string" calcext:value-type="string">
            <text:p>104e20</text:p>
          </table:table-cell>
          <table:table-cell table:style-name="ce20" office:value-type="string" calcext:value-type="string">
            <text:p>db96c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7]=&quot;2D&quot;;[.D37]=[.E37]);&quot;synth2D&quot;;[.H37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A</text:p>
          </table:table-cell>
          <table:table-cell table:style-name="ce20" office:value-type="string" calcext:value-type="string">
            <text:p>113cb4</text:p>
          </table:table-cell>
          <table:table-cell table:style-name="ce20" office:value-type="string" calcext:value-type="string">
            <text:p>de98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2D</text:p>
          </table:table-cell>
          <table:table-cell table:style-name="ce19" table:formula="of:=IF(AND([.H38]=&quot;2D&quot;;[.D38]=[.E38]);&quot;synth2D&quot;;[.H3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F</text:p>
          </table:table-cell>
          <table:table-cell table:number-columns-repeated="2" table:style-name="ce20" office:value-type="string" calcext:value-type="string">
            <text:p>111b70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2D</text:p>
          </table:table-cell>
          <table:table-cell table:style-name="ce19" table:formula="of:=IF(AND([.H39]=&quot;2D&quot;;[.D39]=[.E39]);&quot;synth2D&quot;;[.H39])" office:value-type="string" office:string-value="synth2D" calcext:value-type="string">
            <text:p>synth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A</text:p>
          </table:table-cell>
          <table:table-cell table:style-name="ce20" office:value-type="string" calcext:value-type="string">
            <text:p>115150</text:p>
          </table:table-cell>
          <table:table-cell table:style-name="ce20" office:value-type="string" calcext:value-type="string">
            <text:p>df0b0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40]=&quot;2D&quot;;[.D40]=[.E40]);&quot;synth2D&quot;;[.H4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A</text:p>
          </table:table-cell>
          <table:table-cell table:style-name="ce20" office:value-type="string" calcext:value-type="string">
            <text:p>115200</text:p>
          </table:table-cell>
          <table:table-cell table:style-name="ce20" office:value-type="string" calcext:value-type="string">
            <text:p>df0c8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41]=&quot;2D&quot;;[.D41]=[.E41]);&quot;synth2D&quot;;[.H4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A</text:p>
          </table:table-cell>
          <table:table-cell table:style-name="ce20" office:value-type="string" calcext:value-type="string">
            <text:p>1152b0</text:p>
          </table:table-cell>
          <table:table-cell table:style-name="ce20" office:value-type="string" calcext:value-type="string">
            <text:p>df0e0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42]=&quot;2D&quot;;[.D42]=[.E42]);&quot;synth2D&quot;;[.H4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A</text:p>
          </table:table-cell>
          <table:table-cell table:style-name="ce20" office:value-type="string" calcext:value-type="string">
            <text:p>115370</text:p>
          </table:table-cell>
          <table:table-cell table:style-name="ce20" office:value-type="string" calcext:value-type="string">
            <text:p>df0f8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43]=&quot;2D&quot;;[.D43]=[.E43]);&quot;synth2D&quot;;[.H4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A</text:p>
          </table:table-cell>
          <table:table-cell table:style-name="ce20" office:value-type="string" calcext:value-type="string">
            <text:p>1153e8</text:p>
          </table:table-cell>
          <table:table-cell table:style-name="ce20" office:value-type="string" calcext:value-type="string">
            <text:p>df104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44]=&quot;2D&quot;;[.D44]=[.E44]);&quot;synth2D&quot;;[.H4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A</text:p>
          </table:table-cell>
          <table:table-cell table:style-name="ce20" office:value-type="string" calcext:value-type="string">
            <text:p>115444</text:p>
          </table:table-cell>
          <table:table-cell table:style-name="ce20" office:value-type="string" calcext:value-type="string">
            <text:p>df110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45]=&quot;2D&quot;;[.D45]=[.E45]);&quot;synth2D&quot;;[.H4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A</text:p>
          </table:table-cell>
          <table:table-cell table:style-name="ce20" office:value-type="string" calcext:value-type="string">
            <text:p>1154a0</text:p>
          </table:table-cell>
          <table:table-cell table:style-name="ce20" office:value-type="string" calcext:value-type="string">
            <text:p>df11c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46]=&quot;2D&quot;;[.D46]=[.E46]);&quot;synth2D&quot;;[.H4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A</text:p>
          </table:table-cell>
          <table:table-cell table:style-name="ce20" office:value-type="string" calcext:value-type="string">
            <text:p>115518</text:p>
          </table:table-cell>
          <table:table-cell table:style-name="ce20" office:value-type="string" calcext:value-type="string">
            <text:p>df128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47]=&quot;2D&quot;;[.D47]=[.E47]);&quot;synth2D&quot;;[.H4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A</text:p>
          </table:table-cell>
          <table:table-cell table:style-name="ce20" office:value-type="string" calcext:value-type="string">
            <text:p>115574</text:p>
          </table:table-cell>
          <table:table-cell table:style-name="ce20" office:value-type="string" calcext:value-type="string">
            <text:p>df134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48]=&quot;2D&quot;;[.D48]=[.E48]);&quot;synth2D&quot;;[.H4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B</text:p>
          </table:table-cell>
          <table:table-cell table:style-name="ce20" office:value-type="string" calcext:value-type="string">
            <text:p>1151a8</text:p>
          </table:table-cell>
          <table:table-cell table:style-name="ce20" office:value-type="string" calcext:value-type="string">
            <text:p>df0bc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49]=&quot;2D&quot;;[.D49]=[.E49]);&quot;synth2D&quot;;[.H4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B</text:p>
          </table:table-cell>
          <table:table-cell table:style-name="ce20" office:value-type="string" calcext:value-type="string">
            <text:p>115258</text:p>
          </table:table-cell>
          <table:table-cell table:style-name="ce20" office:value-type="string" calcext:value-type="string">
            <text:p>df0d4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50]=&quot;2D&quot;;[.D50]=[.E50]);&quot;synth2D&quot;;[.H5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B</text:p>
          </table:table-cell>
          <table:table-cell table:style-name="ce20" office:value-type="string" calcext:value-type="string">
            <text:p>115308</text:p>
          </table:table-cell>
          <table:table-cell table:style-name="ce20" office:value-type="string" calcext:value-type="string">
            <text:p>df0ec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51]=&quot;2D&quot;;[.D51]=[.E51]);&quot;synth2D&quot;;[.H5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B</text:p>
          </table:table-cell>
          <table:table-cell table:style-name="ce20" office:value-type="string" calcext:value-type="string">
            <text:p>1155d0</text:p>
          </table:table-cell>
          <table:table-cell table:style-name="ce20" office:value-type="string" calcext:value-type="string">
            <text:p>df140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52]=&quot;2D&quot;;[.D52]=[.E52]);&quot;synth2D&quot;;[.H5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B</text:p>
          </table:table-cell>
          <table:table-cell table:style-name="ce20" office:value-type="string" calcext:value-type="string">
            <text:p>115648</text:p>
          </table:table-cell>
          <table:table-cell table:style-name="ce20" office:value-type="string" calcext:value-type="string">
            <text:p>df14c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53]=&quot;2D&quot;;[.D53]=[.E53]);&quot;synth2D&quot;;[.H5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B</text:p>
          </table:table-cell>
          <table:table-cell table:style-name="ce20" office:value-type="string" calcext:value-type="string">
            <text:p>1156a4</text:p>
          </table:table-cell>
          <table:table-cell table:style-name="ce20" office:value-type="string" calcext:value-type="string">
            <text:p>df158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54]=&quot;2D&quot;;[.D54]=[.E54]);&quot;synth2D&quot;;[.H5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B</text:p>
          </table:table-cell>
          <table:table-cell table:style-name="ce20" office:value-type="string" calcext:value-type="string">
            <text:p>115700</text:p>
          </table:table-cell>
          <table:table-cell table:style-name="ce20" office:value-type="string" calcext:value-type="string">
            <text:p>df164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55]=&quot;2D&quot;;[.D55]=[.E55]);&quot;synth2D&quot;;[.H5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B</text:p>
          </table:table-cell>
          <table:table-cell table:style-name="ce20" office:value-type="string" calcext:value-type="string">
            <text:p>11573c</text:p>
          </table:table-cell>
          <table:table-cell table:style-name="ce20" office:value-type="string" calcext:value-type="string">
            <text:p>df170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56]=&quot;2D&quot;;[.D56]=[.E56]);&quot;synth2D&quot;;[.H5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B</text:p>
          </table:table-cell>
          <table:table-cell table:style-name="ce20" office:value-type="string" calcext:value-type="string">
            <text:p>1157d4</text:p>
          </table:table-cell>
          <table:table-cell table:style-name="ce20" office:value-type="string" calcext:value-type="string">
            <text:p>df17c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57]=&quot;2D&quot;;[.D57]=[.E57]);&quot;synth2D&quot;;[.H5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0</text:p>
          </table:table-cell>
          <table:table-cell table:style-name="ce20" office:value-type="string" calcext:value-type="string">
            <text:p>114b20</text:p>
          </table:table-cell>
          <table:table-cell table:style-name="ce20" office:value-type="string" calcext:value-type="string">
            <text:p>deed8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58]=&quot;2D&quot;;[.D58]=[.E58]);&quot;synth2D&quot;;[.H5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A</text:p>
          </table:table-cell>
          <table:table-cell table:style-name="ce20" office:value-type="string" calcext:value-type="string">
            <text:p>113662</text:p>
          </table:table-cell>
          <table:table-cell table:style-name="ce20" office:value-type="string" calcext:value-type="string">
            <text:p>de4b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59]=&quot;2D&quot;;[.D59]=[.E59]);&quot;synth2D&quot;;[.H5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B</text:p>
          </table:table-cell>
          <table:table-cell table:style-name="ce20" office:value-type="string" calcext:value-type="string">
            <text:p>1136f8</text:p>
          </table:table-cell>
          <table:table-cell table:style-name="ce20" office:value-type="string" calcext:value-type="string">
            <text:p>de51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60]=&quot;2D&quot;;[.D60]=[.E60]);&quot;synth2D&quot;;[.H6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C</text:p>
          </table:table-cell>
          <table:table-cell table:style-name="ce20" office:value-type="string" calcext:value-type="string">
            <text:p>113682</text:p>
          </table:table-cell>
          <table:table-cell table:style-name="ce20" office:value-type="string" calcext:value-type="string">
            <text:p>de4c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61]=&quot;2D&quot;;[.D61]=[.E61]);&quot;synth2D&quot;;[.H6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2</text:p>
          </table:table-cell>
          <table:table-cell table:style-name="ce20" office:value-type="string" calcext:value-type="string">
            <text:p>112a68</text:p>
          </table:table-cell>
          <table:table-cell table:style-name="ce20" office:value-type="string" calcext:value-type="string">
            <text:p>ddea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62]=&quot;2D&quot;;[.D62]=[.E62]);&quot;synth2D&quot;;[.H6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3</text:p>
          </table:table-cell>
          <table:table-cell table:style-name="ce20" office:value-type="string" calcext:value-type="string">
            <text:p>116210</text:p>
          </table:table-cell>
          <table:table-cell table:style-name="ce20" office:value-type="string" calcext:value-type="string">
            <text:p>df41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2D</text:p>
          </table:table-cell>
          <table:table-cell table:style-name="ce19" table:formula="of:=IF(AND([.H63]=&quot;2D&quot;;[.D63]=[.E63]);&quot;synth2D&quot;;[.H6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4</text:p>
          </table:table-cell>
          <table:table-cell table:style-name="ce20" office:value-type="string" calcext:value-type="string">
            <text:p>1136fc</text:p>
          </table:table-cell>
          <table:table-cell table:style-name="ce20" office:value-type="string" calcext:value-type="string">
            <text:p>de52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64]=&quot;2D&quot;;[.D64]=[.E64]);&quot;synth2D&quot;;[.H6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5</text:p>
          </table:table-cell>
          <table:table-cell table:style-name="ce20" office:value-type="string" calcext:value-type="string">
            <text:p>112a40</text:p>
          </table:table-cell>
          <table:table-cell table:style-name="ce20" office:value-type="string" calcext:value-type="string">
            <text:p>dde8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65]=&quot;2D&quot;;[.D65]=[.E65]);&quot;synth2D&quot;;[.H6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6</text:p>
          </table:table-cell>
          <table:table-cell table:style-name="ce20" office:value-type="string" calcext:value-type="string">
            <text:p>112a50</text:p>
          </table:table-cell>
          <table:table-cell table:style-name="ce20" office:value-type="string" calcext:value-type="string">
            <text:p>dde9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66]=&quot;2D&quot;;[.D66]=[.E66]);&quot;synth2D&quot;;[.H6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7</text:p>
          </table:table-cell>
          <table:table-cell table:style-name="ce20" office:value-type="string" calcext:value-type="string">
            <text:p>1161f4</text:p>
          </table:table-cell>
          <table:table-cell table:style-name="ce20" office:value-type="string" calcext:value-type="string">
            <text:p>df3f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2D</text:p>
          </table:table-cell>
          <table:table-cell table:style-name="ce19" table:formula="of:=IF(AND([.H67]=&quot;2D&quot;;[.D67]=[.E67]);&quot;synth2D&quot;;[.H6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Load)</text:p>
          </table:table-cell>
          <table:table-cell table:style-name="ce20" office:value-type="string" calcext:value-type="string">
            <text:p>119830</text:p>
          </table:table-cell>
          <table:table-cell table:style-name="ce20" office:value-type="string" calcext:value-type="string">
            <text:p>dfee0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68]=&quot;2D&quot;;[.D68]=[.E68]);&quot;synth2D&quot;;[.H68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Load)</text:p>
          </table:table-cell>
          <table:table-cell table:style-name="ce20" office:value-type="string" calcext:value-type="string">
            <text:p>11997c</text:p>
          </table:table-cell>
          <table:table-cell table:style-name="ce20" office:value-type="string" calcext:value-type="string">
            <text:p>dfefc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69]=&quot;2D&quot;;[.D69]=[.E69]);&quot;synth2D&quot;;[.H69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C (Load)</text:p>
          </table:table-cell>
          <table:table-cell table:style-name="ce20" office:value-type="string" calcext:value-type="string">
            <text:p>11bdec</text:p>
          </table:table-cell>
          <table:table-cell table:style-name="ce20" office:value-type="string" calcext:value-type="string">
            <text:p>e02ec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70]=&quot;2D&quot;;[.D70]=[.E70]);&quot;synth2D&quot;;[.H70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ECT)</text:p>
          </table:table-cell>
          <table:table-cell table:style-name="ce20" office:value-type="string" calcext:value-type="string">
            <text:p>11970c</text:p>
          </table:table-cell>
          <table:table-cell table:style-name="ce20" office:value-type="string" calcext:value-type="string">
            <text:p>dfea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71]=&quot;2D&quot;;[.D71]=[.E71]);&quot;synth2D&quot;;[.H71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ECT)</text:p>
          </table:table-cell>
          <table:table-cell table:style-name="ce20" office:value-type="string" calcext:value-type="string">
            <text:p>119778</text:p>
          </table:table-cell>
          <table:table-cell table:style-name="ce20" office:value-type="string" calcext:value-type="string">
            <text:p>dfec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72]=&quot;2D&quot;;[.D72]=[.E72]);&quot;synth2D&quot;;[.H72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(ECT) Disable</text:p>
          </table:table-cell>
          <table:table-cell table:number-columns-repeated="2" table:style-name="ce20" office:value-type="string" calcext:value-type="string">
            <text:p>111b4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73]=&quot;2D&quot;;[.D73]=[.E73]);&quot;synth2D&quot;;[.H73])" office:value-type="string" office:string-value="synth2D" calcext:value-type="string">
            <text:p>synth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Base Pulse Width)</text:p>
          </table:table-cell>
          <table:table-cell table:style-name="ce20" office:value-type="string" calcext:value-type="string">
            <text:p>1141b4</text:p>
          </table:table-cell>
          <table:table-cell table:style-name="ce20" office:value-type="string" calcext:value-type="string">
            <text:p>deb9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74]=&quot;2D&quot;;[.D74]=[.E74]);&quot;synth2D&quot;;[.H74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Delay Maximum Engine Speed (Per Gear)</text:p>
          </table:table-cell>
          <table:table-cell table:number-columns-repeated="2" table:style-name="ce20" office:value-type="string" calcext:value-type="string">
            <text:p>11c200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75]=&quot;2D&quot;;[.D75]=[.E75]);&quot;synth2D&quot;;[.H75])" office:value-type="string" office:string-value="synth2D" calcext:value-type="string">
            <text:p>synth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Latency</text:p>
          </table:table-cell>
          <table:table-cell table:style-name="ce20" office:value-type="string" calcext:value-type="string">
            <text:p>118078</text:p>
          </table:table-cell>
          <table:table-cell table:style-name="ce20" office:value-type="string" calcext:value-type="string">
            <text:p>dfa5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76]=&quot;2D&quot;;[.D76]=[.E76]);&quot;synth2D&quot;;[.H76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</text:p>
          </table:table-cell>
          <table:table-cell table:number-columns-repeated="2" table:style-name="ce20" office:value-type="string" calcext:value-type="string">
            <text:p>11190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77]=&quot;2D&quot;;[.D77]=[.E77]);&quot;synth2D&quot;;[.H77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 BRZ</text:p>
          </table:table-cell>
          <table:table-cell table:number-columns-repeated="2" table:style-name="ce20" office:value-type="string" calcext:value-type="string">
            <text:p>1118d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78]=&quot;2D&quot;;[.D78]=[.E78]);&quot;synth2D&quot;;[.H78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A</text:p>
          </table:table-cell>
          <table:table-cell table:style-name="ce20" office:value-type="string" calcext:value-type="string">
            <text:p>11717c</text:p>
          </table:table-cell>
          <table:table-cell table:style-name="ce20" office:value-type="string" calcext:value-type="string">
            <text:p>df76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79]=&quot;2D&quot;;[.D79]=[.E79]);&quot;synth2D&quot;;[.H79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B</text:p>
          </table:table-cell>
          <table:table-cell table:style-name="ce20" office:value-type="string" calcext:value-type="string">
            <text:p>11723c</text:p>
          </table:table-cell>
          <table:table-cell table:style-name="ce20" office:value-type="string" calcext:value-type="string">
            <text:p>df78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80]=&quot;2D&quot;;[.D80]=[.E80]);&quot;synth2D&quot;;[.H80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C</text:p>
          </table:table-cell>
          <table:table-cell table:style-name="ce20" office:value-type="string" calcext:value-type="string">
            <text:p>1172fc</text:p>
          </table:table-cell>
          <table:table-cell table:style-name="ce20" office:value-type="string" calcext:value-type="string">
            <text:p>df79c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81]=&quot;2D&quot;;[.D81]=[.E81]);&quot;synth2D&quot;;[.H81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D</text:p>
          </table:table-cell>
          <table:table-cell table:style-name="ce20" office:value-type="string" calcext:value-type="string">
            <text:p>1173bc</text:p>
          </table:table-cell>
          <table:table-cell table:style-name="ce20" office:value-type="string" calcext:value-type="string">
            <text:p>df7b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82]=&quot;2D&quot;;[.D82]=[.E82]);&quot;synth2D&quot;;[.H82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E</text:p>
          </table:table-cell>
          <table:table-cell table:style-name="ce20" office:value-type="string" calcext:value-type="string">
            <text:p>11747c</text:p>
          </table:table-cell>
          <table:table-cell table:style-name="ce20" office:value-type="string" calcext:value-type="string">
            <text:p>df7d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83]=&quot;2D&quot;;[.D83]=[.E83]);&quot;synth2D&quot;;[.H83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F</text:p>
          </table:table-cell>
          <table:table-cell table:style-name="ce20" office:value-type="string" calcext:value-type="string">
            <text:p>11753c</text:p>
          </table:table-cell>
          <table:table-cell table:style-name="ce20" office:value-type="string" calcext:value-type="string">
            <text:p>df7f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84]=&quot;2D&quot;;[.D84]=[.E84]);&quot;synth2D&quot;;[.H84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G</text:p>
          </table:table-cell>
          <table:table-cell table:style-name="ce20" office:value-type="string" calcext:value-type="string">
            <text:p>1175fc</text:p>
          </table:table-cell>
          <table:table-cell table:style-name="ce20" office:value-type="string" calcext:value-type="string">
            <text:p>df80c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85]=&quot;2D&quot;;[.D85]=[.E85]);&quot;synth2D&quot;;[.H85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H</text:p>
          </table:table-cell>
          <table:table-cell table:style-name="ce20" office:value-type="string" calcext:value-type="string">
            <text:p>1176bc</text:p>
          </table:table-cell>
          <table:table-cell table:style-name="ce20" office:value-type="string" calcext:value-type="string">
            <text:p>df82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86]=&quot;2D&quot;;[.D86]=[.E86]);&quot;synth2D&quot;;[.H86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A (RPM)</text:p>
          </table:table-cell>
          <table:table-cell table:style-name="ce20" office:value-type="string" calcext:value-type="string">
            <text:p>115ff0</text:p>
          </table:table-cell>
          <table:table-cell table:style-name="ce20" office:value-type="string" calcext:value-type="string">
            <text:p>df368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87]=&quot;2D&quot;;[.D87]=[.E87]);&quot;synth2D&quot;;[.H87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MAP)</text:p>
          </table:table-cell>
          <table:table-cell table:style-name="ce20" office:value-type="string" calcext:value-type="string">
            <text:p>112980</text:p>
          </table:table-cell>
          <table:table-cell table:style-name="ce20" office:value-type="string" calcext:value-type="string">
            <text:p>ddde8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88]=&quot;2D&quot;;[.D88]=[.E88]);&quot;synth2D&quot;;[.H88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Accelerator)</text:p>
          </table:table-cell>
          <table:table-cell table:style-name="ce20" office:value-type="string" calcext:value-type="string">
            <text:p>1129a4</text:p>
          </table:table-cell>
          <table:table-cell table:style-name="ce20" office:value-type="string" calcext:value-type="string">
            <text:p>dddfc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89]=&quot;2D&quot;;[.D89]=[.E89]);&quot;synth2D&quot;;[.H89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IAT)</text:p>
          </table:table-cell>
          <table:table-cell table:style-name="ce20" office:value-type="string" calcext:value-type="string">
            <text:p>1129c0</text:p>
          </table:table-cell>
          <table:table-cell table:style-name="ce20" office:value-type="string" calcext:value-type="string">
            <text:p>dde10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90]=&quot;2D&quot;;[.D90]=[.E90]);&quot;synth2D&quot;;[.H90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A</text:p>
          </table:table-cell>
          <table:table-cell table:style-name="ce20" office:value-type="string" calcext:value-type="string">
            <text:p>114780</text:p>
          </table:table-cell>
          <table:table-cell table:style-name="ce20" office:value-type="string" calcext:value-type="string">
            <text:p>ded10</text:p>
          </table:table-cell>
          <table:table-cell table:style-name="ce19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91]=&quot;2D&quot;;[.D91]=[.E91]);&quot;synth2D&quot;;[.H91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B</text:p>
          </table:table-cell>
          <table:table-cell table:style-name="ce20" office:value-type="string" calcext:value-type="string">
            <text:p>1147ec</text:p>
          </table:table-cell>
          <table:table-cell table:style-name="ce20" office:value-type="string" calcext:value-type="string">
            <text:p>ded24</text:p>
          </table:table-cell>
          <table:table-cell table:style-name="ce19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92]=&quot;2D&quot;;[.D92]=[.E92]);&quot;synth2D&quot;;[.H92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</text:p>
          </table:table-cell>
          <table:table-cell table:number-columns-repeated="2" table:style-name="ce20" office:value-type="string" calcext:value-type="string">
            <text:p>11202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93]=&quot;2D&quot;;[.D93]=[.E93]);&quot;synth2D&quot;;[.H93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 (Throttle)</text:p>
          </table:table-cell>
          <table:table-cell table:number-columns-repeated="2" table:style-name="ce20" office:value-type="string" calcext:value-type="string">
            <text:p>11202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94]=&quot;2D&quot;;[.D94]=[.E94]);&quot;synth2D&quot;;[.H94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RPM)</text:p>
          </table:table-cell>
          <table:table-cell table:style-name="ce20" office:value-type="string" calcext:value-type="string">
            <text:p>112fd4</text:p>
          </table:table-cell>
          <table:table-cell table:style-name="ce20" office:value-type="string" calcext:value-type="string">
            <text:p>de20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95]=&quot;2D&quot;;[.D95]=[.E95]);&quot;synth2D&quot;;[.H95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MRP)</text:p>
          </table:table-cell>
          <table:table-cell table:style-name="ce20" office:value-type="string" calcext:value-type="string">
            <text:p>113008</text:p>
          </table:table-cell>
          <table:table-cell table:style-name="ce20" office:value-type="string" calcext:value-type="string">
            <text:p>de218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96]=&quot;2D&quot;;[.D96]=[.E96]);&quot;synth2D&quot;;[.H96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A (ECT)</text:p>
          </table:table-cell>
          <table:table-cell table:style-name="ce20" office:value-type="string" calcext:value-type="string">
            <text:p>113011</text:p>
          </table:table-cell>
          <table:table-cell table:style-name="ce20" office:value-type="string" calcext:value-type="string">
            <text:p>de22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97]=&quot;2D&quot;;[.D97]=[.E97]);&quot;synth2D&quot;;[.H97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B (ECT)</text:p>
          </table:table-cell>
          <table:table-cell table:style-name="ce20" office:value-type="string" calcext:value-type="string">
            <text:p>114810</text:p>
          </table:table-cell>
          <table:table-cell table:style-name="ce20" office:value-type="string" calcext:value-type="string">
            <text:p>ded3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98]=&quot;2D&quot;;[.D98]=[.E98]);&quot;synth2D&quot;;[.H98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C (ECT)</text:p>
          </table:table-cell>
          <table:table-cell table:style-name="ce20" office:value-type="string" calcext:value-type="string">
            <text:p>114830</text:p>
          </table:table-cell>
          <table:table-cell table:style-name="ce20" office:value-type="string" calcext:value-type="string">
            <text:p>ded4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99]=&quot;2D&quot;;[.D99]=[.E99]);&quot;synth2D&quot;;[.H99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</text:p>
          </table:table-cell>
          <table:table-cell table:style-name="ce20" office:value-type="string" calcext:value-type="string">
            <text:p>114870</text:p>
          </table:table-cell>
          <table:table-cell table:style-name="ce20" office:value-type="string" calcext:value-type="string">
            <text:p>ded6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00]=&quot;2D&quot;;[.D100]=[.E100]);&quot;synth2D&quot;;[.H100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 Activation</text:p>
          </table:table-cell>
          <table:table-cell table:number-columns-repeated="2" table:style-name="ce20" office:value-type="string" calcext:value-type="string">
            <text:p>11202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01]=&quot;2D&quot;;[.D101]=[.E101]);&quot;synth2D&quot;;[.H101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A (ECT)</text:p>
          </table:table-cell>
          <table:table-cell table:style-name="ce20" office:value-type="string" calcext:value-type="string">
            <text:p>113021</text:p>
          </table:table-cell>
          <table:table-cell table:style-name="ce20" office:value-type="string" calcext:value-type="string">
            <text:p>de24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02]=&quot;2D&quot;;[.D102]=[.E102]);&quot;synth2D&quot;;[.H102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B (ECT)</text:p>
          </table:table-cell>
          <table:table-cell table:style-name="ce20" office:value-type="string" calcext:value-type="string">
            <text:p>113031</text:p>
          </table:table-cell>
          <table:table-cell table:style-name="ce20" office:value-type="string" calcext:value-type="string">
            <text:p>de24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03]=&quot;2D&quot;;[.D103]=[.E103]);&quot;synth2D&quot;;[.H103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Applied Counter Reset</text:p>
          </table:table-cell>
          <table:table-cell table:number-columns-repeated="2" table:style-name="ce20" office:value-type="string" calcext:value-type="string">
            <text:p>1116c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04]=&quot;2D&quot;;[.D104]=[.E104]);&quot;synth2D&quot;;[.H104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A (ECT)</text:p>
          </table:table-cell>
          <table:table-cell table:style-name="ce20" office:value-type="string" calcext:value-type="string">
            <text:p>114890</text:p>
          </table:table-cell>
          <table:table-cell table:style-name="ce20" office:value-type="string" calcext:value-type="string">
            <text:p>ded8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05]=&quot;2D&quot;;[.D105]=[.E105]);&quot;synth2D&quot;;[.H105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B (ECT)</text:p>
          </table:table-cell>
          <table:table-cell table:style-name="ce20" office:value-type="string" calcext:value-type="string">
            <text:p>1148b0</text:p>
          </table:table-cell>
          <table:table-cell table:style-name="ce20" office:value-type="string" calcext:value-type="string">
            <text:p>ded9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06]=&quot;2D&quot;;[.D106]=[.E106]);&quot;synth2D&quot;;[.H106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Throttle Cumulative Reset</text:p>
          </table:table-cell>
          <table:table-cell table:number-columns-repeated="2" table:style-name="ce20" office:value-type="string" calcext:value-type="string">
            <text:p>1116cd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07]=&quot;2D&quot;;[.D107]=[.E107]);&quot;synth2D&quot;;[.H107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Limits</text:p>
          </table:table-cell>
          <table:table-cell table:number-columns-repeated="2" table:style-name="ce20" office:value-type="string" calcext:value-type="string">
            <text:p>111c0c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08]=&quot;2D&quot;;[.D108]=[.E108]);&quot;synth2D&quot;;[.H108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A</text:p>
          </table:table-cell>
          <table:table-cell table:number-columns-repeated="2" table:style-name="ce20" office:value-type="string" calcext:value-type="string">
            <text:p>115028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09]=&quot;2D&quot;;[.D109]=[.E109]);&quot;synth2D&quot;;[.H109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B</text:p>
          </table:table-cell>
          <table:table-cell table:number-columns-repeated="2" table:style-name="ce20" office:value-type="string" calcext:value-type="string">
            <text:p>115050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10]=&quot;2D&quot;;[.D110]=[.E110]);&quot;synth2D&quot;;[.H110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Voltage Limits (CEL)</text:p>
          </table:table-cell>
          <table:table-cell table:number-columns-repeated="2" table:style-name="ce20" office:value-type="string" calcext:value-type="string">
            <text:p>125396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11]=&quot;2D&quot;;[.D111]=[.E111]);&quot;synth2D&quot;;[.H111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Limit (Maximum)</text:p>
          </table:table-cell>
          <table:table-cell table:number-columns-repeated="2" table:style-name="ce20" office:value-type="string" calcext:value-type="string">
            <text:p>10477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12]=&quot;2D&quot;;[.D112]=[.E112]);&quot;synth2D&quot;;[.H112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Sensor Scaling</text:p>
          </table:table-cell>
          <table:table-cell table:style-name="ce20" office:value-type="string" calcext:value-type="string">
            <text:p>126e9c</text:p>
          </table:table-cell>
          <table:table-cell table:style-name="ce20" office:value-type="string" calcext:value-type="string">
            <text:p>e2a0c</text:p>
          </table:table-cell>
          <table:table-cell table:style-name="ce19" office:value-type="float" office:value="54" calcext:value-type="float">
            <text:p>5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13]=&quot;2D&quot;;[.D113]=[.E113]);&quot;synth2D&quot;;[.H113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mpensation (IAT)</text:p>
          </table:table-cell>
          <table:table-cell table:style-name="ce20" office:value-type="string" calcext:value-type="string">
            <text:p>105878</text:p>
          </table:table-cell>
          <table:table-cell table:style-name="ce20" office:value-type="string" calcext:value-type="string">
            <text:p>dbbc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14]=&quot;2D&quot;;[.D114]=[.E114]);&quot;synth2D&quot;;[.H114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Neutral)</text:p>
          </table:table-cell>
          <table:table-cell table:style-name="ce20" office:value-type="string" calcext:value-type="string">
            <text:p>12347c</text:p>
          </table:table-cell>
          <table:table-cell table:style-name="ce20" office:value-type="string" calcext:value-type="string">
            <text:p>e1ed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15]=&quot;2D&quot;;[.D115]=[.E115]);&quot;synth2D&quot;;[.H115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In Gear)</text:p>
          </table:table-cell>
          <table:table-cell table:style-name="ce20" office:value-type="string" calcext:value-type="string">
            <text:p>1235b4</text:p>
          </table:table-cell>
          <table:table-cell table:style-name="ce20" office:value-type="string" calcext:value-type="string">
            <text:p>e1ef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16]=&quot;2D&quot;;[.D116]=[.E116]);&quot;synth2D&quot;;[.H116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 (Maximum)</text:p>
          </table:table-cell>
          <table:table-cell table:number-columns-repeated="2" table:style-name="ce20" office:value-type="string" calcext:value-type="string">
            <text:p>5086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17]=&quot;2D&quot;;[.D117]=[.E117]);&quot;synth2D&quot;;[.H117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Compensation (MP)</text:p>
          </table:table-cell>
          <table:table-cell table:style-name="ce20" office:value-type="string" calcext:value-type="string">
            <text:p>105964</text:p>
          </table:table-cell>
          <table:table-cell table:style-name="ce20" office:value-type="string" calcext:value-type="string">
            <text:p>dbbfc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18]=&quot;2D&quot;;[.D118]=[.E118]);&quot;synth2D&quot;;[.H118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 (Safe)</text:p>
          </table:table-cell>
          <table:table-cell table:style-name="ce20" office:value-type="string" calcext:value-type="string">
            <text:p>11e2ac</text:p>
          </table:table-cell>
          <table:table-cell table:style-name="ce20" office:value-type="string" calcext:value-type="string">
            <text:p>e0d38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19]=&quot;2D&quot;;[.D119]=[.E119]);&quot;synth2D&quot;;[.H119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 (Base)</text:p>
          </table:table-cell>
          <table:table-cell table:style-name="ce20" office:value-type="string" calcext:value-type="string">
            <text:p>11e0d4</text:p>
          </table:table-cell>
          <table:table-cell table:style-name="ce20" office:value-type="string" calcext:value-type="string">
            <text:p>e0d1c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20]=&quot;2D&quot;;[.D120]=[.E120]);&quot;synth2D&quot;;[.H120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 (Safe)</text:p>
          </table:table-cell>
          <table:table-cell table:style-name="ce20" office:value-type="string" calcext:value-type="string">
            <text:p>11e65c</text:p>
          </table:table-cell>
          <table:table-cell table:style-name="ce20" office:value-type="string" calcext:value-type="string">
            <text:p>e0d7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21]=&quot;2D&quot;;[.D121]=[.E121]);&quot;synth2D&quot;;[.H121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 (Base)</text:p>
          </table:table-cell>
          <table:table-cell table:style-name="ce20" office:value-type="string" calcext:value-type="string">
            <text:p>11e484</text:p>
          </table:table-cell>
          <table:table-cell table:style-name="ce20" office:value-type="string" calcext:value-type="string">
            <text:p>e0d54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22]=&quot;2D&quot;;[.D122]=[.E122]);&quot;synth2D&quot;;[.H122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A</text:p>
          </table:table-cell>
          <table:table-cell table:style-name="ce20" office:value-type="string" calcext:value-type="string">
            <text:p>11d4ae</text:p>
          </table:table-cell>
          <table:table-cell table:style-name="ce20" office:value-type="string" calcext:value-type="string">
            <text:p>e09d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23]=&quot;2D&quot;;[.D123]=[.E123]);&quot;synth2D&quot;;[.H12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B</text:p>
          </table:table-cell>
          <table:table-cell table:style-name="ce20" office:value-type="string" calcext:value-type="string">
            <text:p>11d50e</text:p>
          </table:table-cell>
          <table:table-cell table:style-name="ce20" office:value-type="string" calcext:value-type="string">
            <text:p>e0a0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24]=&quot;2D&quot;;[.D124]=[.E124]);&quot;synth2D&quot;;[.H12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C</text:p>
          </table:table-cell>
          <table:table-cell table:style-name="ce20" office:value-type="string" calcext:value-type="string">
            <text:p>11d76c</text:p>
          </table:table-cell>
          <table:table-cell table:style-name="ce20" office:value-type="string" calcext:value-type="string">
            <text:p>e0b6c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25]=&quot;2D&quot;;[.D125]=[.E125]);&quot;synth2D&quot;;[.H12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1</text:p>
          </table:table-cell>
          <table:table-cell table:style-name="ce20" office:value-type="string" calcext:value-type="string">
            <text:p>11d4ee</text:p>
          </table:table-cell>
          <table:table-cell table:style-name="ce20" office:value-type="string" calcext:value-type="string">
            <text:p>e09f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26]=&quot;2D&quot;;[.D126]=[.E126]);&quot;synth2D&quot;;[.H12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2</text:p>
          </table:table-cell>
          <table:table-cell table:style-name="ce20" office:value-type="string" calcext:value-type="string">
            <text:p>11d4ce</text:p>
          </table:table-cell>
          <table:table-cell table:style-name="ce20" office:value-type="string" calcext:value-type="string">
            <text:p>e09e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27]=&quot;2D&quot;;[.D127]=[.E127]);&quot;synth2D&quot;;[.H127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1</text:p>
          </table:table-cell>
          <table:table-cell table:style-name="ce20" office:value-type="string" calcext:value-type="string">
            <text:p>11cd2c</text:p>
          </table:table-cell>
          <table:table-cell table:style-name="ce20" office:value-type="string" calcext:value-type="string">
            <text:p>e04f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28]=&quot;2D&quot;;[.D128]=[.E128]);&quot;synth2D&quot;;[.H128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2</text:p>
          </table:table-cell>
          <table:table-cell table:style-name="ce20" office:value-type="string" calcext:value-type="string">
            <text:p>11cd6c</text:p>
          </table:table-cell>
          <table:table-cell table:style-name="ce20" office:value-type="string" calcext:value-type="string">
            <text:p>e0538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29]=&quot;2D&quot;;[.D129]=[.E129]);&quot;synth2D&quot;;[.H129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F1</text:p>
          </table:table-cell>
          <table:table-cell table:style-name="ce20" office:value-type="string" calcext:value-type="string">
            <text:p>11d52e</text:p>
          </table:table-cell>
          <table:table-cell table:style-name="ce20" office:value-type="string" calcext:value-type="string">
            <text:p>e0a2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30]=&quot;2D&quot;;[.D130]=[.E130]);&quot;synth2D&quot;;[.H130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1</text:p>
          </table:table-cell>
          <table:table-cell table:style-name="ce20" office:value-type="string" calcext:value-type="string">
            <text:p>11cd44</text:p>
          </table:table-cell>
          <table:table-cell table:style-name="ce20" office:value-type="string" calcext:value-type="string">
            <text:p>e051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31]=&quot;2D&quot;;[.D131]=[.E131]);&quot;synth2D&quot;;[.H131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2</text:p>
          </table:table-cell>
          <table:table-cell table:style-name="ce20" office:value-type="string" calcext:value-type="string">
            <text:p>11cd58</text:p>
          </table:table-cell>
          <table:table-cell table:style-name="ce20" office:value-type="string" calcext:value-type="string">
            <text:p>e0524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32]=&quot;2D&quot;;[.D132]=[.E132]);&quot;synth2D&quot;;[.H132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H</text:p>
          </table:table-cell>
          <table:table-cell table:style-name="ce20" office:value-type="string" calcext:value-type="string">
            <text:p>11d54e</text:p>
          </table:table-cell>
          <table:table-cell table:style-name="ce20" office:value-type="string" calcext:value-type="string">
            <text:p>e0a3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33]=&quot;2D&quot;;[.D133]=[.E133]);&quot;synth2D&quot;;[.H13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Above Speed Threshold)</text:p>
          </table:table-cell>
          <table:table-cell table:style-name="ce20" office:value-type="string" calcext:value-type="string">
            <text:p>11e018</text:p>
          </table:table-cell>
          <table:table-cell table:style-name="ce20" office:value-type="string" calcext:value-type="string">
            <text:p>e0ce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34]=&quot;2D&quot;;[.D134]=[.E134]);&quot;synth2D&quot;;[.H134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Below Speed Threshold)</text:p>
          </table:table-cell>
          <table:table-cell table:style-name="ce20" office:value-type="string" calcext:value-type="string">
            <text:p>11cbbc</text:p>
          </table:table-cell>
          <table:table-cell table:style-name="ce20" office:value-type="string" calcext:value-type="string">
            <text:p>e045c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35]=&quot;2D&quot;;[.D135]=[.E135]);&quot;synth2D&quot;;[.H13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Neutral)</text:p>
          </table:table-cell>
          <table:table-cell table:style-name="ce20" office:value-type="string" calcext:value-type="string">
            <text:p>11cbe4</text:p>
          </table:table-cell>
          <table:table-cell table:style-name="ce20" office:value-type="string" calcext:value-type="string">
            <text:p>e0470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36]=&quot;2D&quot;;[.D136]=[.E136]);&quot;synth2D&quot;;[.H13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A</text:p>
          </table:table-cell>
          <table:table-cell table:style-name="ce20" office:value-type="string" calcext:value-type="string">
            <text:p>11cc10</text:p>
          </table:table-cell>
          <table:table-cell table:style-name="ce20" office:value-type="string" calcext:value-type="string">
            <text:p>e0484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37]=&quot;2D&quot;;[.D137]=[.E137]);&quot;synth2D&quot;;[.H137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B</text:p>
          </table:table-cell>
          <table:table-cell table:style-name="ce20" office:value-type="string" calcext:value-type="string">
            <text:p>11cc19</text:p>
          </table:table-cell>
          <table:table-cell table:style-name="ce20" office:value-type="string" calcext:value-type="string">
            <text:p>e049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38]=&quot;2D&quot;;[.D138]=[.E138]);&quot;synth2D&quot;;[.H138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C</text:p>
          </table:table-cell>
          <table:table-cell table:style-name="ce20" office:value-type="string" calcext:value-type="string">
            <text:p>11cddc</text:p>
          </table:table-cell>
          <table:table-cell table:style-name="ce20" office:value-type="string" calcext:value-type="string">
            <text:p>e058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39]=&quot;2D&quot;;[.D139]=[.E139]);&quot;synth2D&quot;;[.H139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Base Timing Idle Vehicle Speed Threshold</text:p>
          </table:table-cell>
          <table:table-cell table:style-name="ce20" office:value-type="string" calcext:value-type="string">
            <text:p>11831c</text:p>
          </table:table-cell>
          <table:table-cell table:style-name="ce20" office:value-type="string" calcext:value-type="string">
            <text:p>11c26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40]=&quot;2D&quot;;[.D140]=[.E140]);&quot;synth2D&quot;;[.H140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Correction Advance Max A</text:p>
          </table:table-cell>
          <table:table-cell table:style-name="ce20" office:value-type="string" calcext:value-type="string">
            <text:p>11f29c</text:p>
          </table:table-cell>
          <table:table-cell table:style-name="ce20" office:value-type="string" calcext:value-type="string">
            <text:p>e117c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41]=&quot;2D&quot;;[.D141]=[.E141]);&quot;synth2D&quot;;[.H141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</text:p>
          </table:table-cell>
          <table:table-cell table:style-name="ce20" office:value-type="string" calcext:value-type="string">
            <text:p>11ce84</text:p>
          </table:table-cell>
          <table:table-cell table:style-name="ce20" office:value-type="string" calcext:value-type="string">
            <text:p>e061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42]=&quot;2D&quot;;[.D142]=[.E142]);&quot;synth2D&quot;;[.H142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 Activation</text:p>
          </table:table-cell>
          <table:table-cell table:style-name="ce20" office:value-type="string" calcext:value-type="string">
            <text:p>11e888</text:p>
          </table:table-cell>
          <table:table-cell table:style-name="ce20" office:value-type="string" calcext:value-type="string">
            <text:p>e0e8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43]=&quot;2D&quot;;[.D143]=[.E143]);&quot;synth2D&quot;;[.H143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A (ECT)</text:p>
          </table:table-cell>
          <table:table-cell table:style-name="ce20" office:value-type="string" calcext:value-type="string">
            <text:p>11ce02</text:p>
          </table:table-cell>
          <table:table-cell table:style-name="ce20" office:value-type="string" calcext:value-type="string">
            <text:p>e05c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44]=&quot;2D&quot;;[.D144]=[.E144]);&quot;synth2D&quot;;[.H144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B (ECT)</text:p>
          </table:table-cell>
          <table:table-cell table:style-name="ce20" office:value-type="string" calcext:value-type="string">
            <text:p>11ce12</text:p>
          </table:table-cell>
          <table:table-cell table:style-name="ce20" office:value-type="string" calcext:value-type="string">
            <text:p>e05d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45]=&quot;2D&quot;;[.D145]=[.E145]);&quot;synth2D&quot;;[.H145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A</text:p>
          </table:table-cell>
          <table:table-cell table:style-name="ce20" office:value-type="string" calcext:value-type="string">
            <text:p>11ef24</text:p>
          </table:table-cell>
          <table:table-cell table:style-name="ce20" office:value-type="string" calcext:value-type="string">
            <text:p>e109c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46]=&quot;2D&quot;;[.D146]=[.E146]);&quot;synth2D&quot;;[.H146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B</text:p>
          </table:table-cell>
          <table:table-cell table:style-name="ce20" office:value-type="string" calcext:value-type="string">
            <text:p>11efdc</text:p>
          </table:table-cell>
          <table:table-cell table:style-name="ce20" office:value-type="string" calcext:value-type="string">
            <text:p>e10b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47]=&quot;2D&quot;;[.D147]=[.E147]);&quot;synth2D&quot;;[.H147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C</text:p>
          </table:table-cell>
          <table:table-cell table:style-name="ce20" office:value-type="string" calcext:value-type="string">
            <text:p>11f094</text:p>
          </table:table-cell>
          <table:table-cell table:style-name="ce20" office:value-type="string" calcext:value-type="string">
            <text:p>e10d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48]=&quot;2D&quot;;[.D148]=[.E148]);&quot;synth2D&quot;;[.H148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D</text:p>
          </table:table-cell>
          <table:table-cell table:style-name="ce20" office:value-type="string" calcext:value-type="string">
            <text:p>11f14c</text:p>
          </table:table-cell>
          <table:table-cell table:style-name="ce20" office:value-type="string" calcext:value-type="string">
            <text:p>e10f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49]=&quot;2D&quot;;[.D149]=[.E149]);&quot;synth2D&quot;;[.H149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Load (Per Cylinder)</text:p>
          </table:table-cell>
          <table:table-cell table:number-columns-repeated="2" table:style-name="ce20" office:value-type="string" calcext:value-type="string">
            <text:p>11c49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50]=&quot;2D&quot;;[.D150]=[.E150]);&quot;synth2D&quot;;[.H15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aximum RPM (Per Cylinder)</text:p>
          </table:table-cell>
          <table:table-cell table:number-columns-repeated="2" table:style-name="ce20" office:value-type="string" calcext:value-type="string">
            <text:p>11c49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51]=&quot;2D&quot;;[.D151]=[.E151]);&quot;synth2D&quot;;[.H15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Coolant Temp (Per Cylinder)</text:p>
          </table:table-cell>
          <table:table-cell table:number-columns-repeated="2" table:style-name="ce20" office:value-type="string" calcext:value-type="string">
            <text:p>11c49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52]=&quot;2D&quot;;[.D152]=[.E152]);&quot;synth2D&quot;;[.H15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ange (RPM)</text:p>
          </table:table-cell>
          <table:table-cell table:number-columns-repeated="2" table:style-name="ce20" office:value-type="string" calcext:value-type="string">
            <text:p>11c4a4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53]=&quot;2D&quot;;[.D153]=[.E153]);&quot;synth2D&quot;;[.H15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Minimum Load</text:p>
          </table:table-cell>
          <table:table-cell table:number-columns-repeated="2" table:style-name="ce20" office:value-type="string" calcext:value-type="string">
            <text:p>11c49c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54]=&quot;2D&quot;;[.D154]=[.E154]);&quot;synth2D&quot;;[.H15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Value</text:p>
          </table:table-cell>
          <table:table-cell table:number-columns-repeated="2" table:style-name="ce20" office:value-type="string" calcext:value-type="string">
            <text:p>11c4c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55]=&quot;2D&quot;;[.D155]=[.E155]);&quot;synth2D&quot;;[.H15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Limit</text:p>
          </table:table-cell>
          <table:table-cell table:number-columns-repeated="2" table:style-name="ce20" office:value-type="string" calcext:value-type="string">
            <text:p>11c4c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56]=&quot;2D&quot;;[.D156]=[.E156]);&quot;synth2D&quot;;[.H15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Value</text:p>
          </table:table-cell>
          <table:table-cell table:number-columns-repeated="2" table:style-name="ce20" office:value-type="string" calcext:value-type="string">
            <text:p>11c4c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57]=&quot;2D&quot;;[.D157]=[.E157]);&quot;synth2D&quot;;[.H15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Delay</text:p>
          </table:table-cell>
          <table:table-cell table:number-columns-repeated="2" table:style-name="ce20" office:value-type="string" calcext:value-type="string">
            <text:p>11c16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58]=&quot;2D&quot;;[.D158]=[.E158]);&quot;synth2D&quot;;[.H15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RPM)</text:p>
          </table:table-cell>
          <table:table-cell table:number-columns-repeated="2" table:style-name="ce20" office:value-type="string" calcext:value-type="string">
            <text:p>11c668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59]=&quot;2D&quot;;[.D159]=[.E159]);&quot;synth2D&quot;;[.H15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Load)</text:p>
          </table:table-cell>
          <table:table-cell table:number-columns-repeated="2" table:style-name="ce20" office:value-type="string" calcext:value-type="string">
            <text:p>11c678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60]=&quot;2D&quot;;[.D160]=[.E160]);&quot;synth2D&quot;;[.H16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ows (RPM)</text:p>
          </table:table-cell>
          <table:table-cell table:number-columns-repeated="2" table:style-name="ce20" office:value-type="string" calcext:value-type="string">
            <text:p>11c604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61]=&quot;2D&quot;;[.D161]=[.E161]);&quot;synth2D&quot;;[.H16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Columns (Load)</text:p>
          </table:table-cell>
          <table:table-cell table:number-columns-repeated="2" table:style-name="ce20" office:value-type="string" calcext:value-type="string">
            <text:p>11c620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62]=&quot;2D&quot;;[.D162]=[.E162]);&quot;synth2D&quot;;[.H16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Value</text:p>
          </table:table-cell>
          <table:table-cell table:number-columns-repeated="2" table:style-name="ce20" office:value-type="string" calcext:value-type="string">
            <text:p>11c64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63]=&quot;2D&quot;;[.D163]=[.E163]);&quot;synth2D&quot;;[.H16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Limit</text:p>
          </table:table-cell>
          <table:table-cell table:number-columns-repeated="2" table:style-name="ce20" office:value-type="string" calcext:value-type="string">
            <text:p>11c65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64]=&quot;2D&quot;;[.D164]=[.E164]);&quot;synth2D&quot;;[.H16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Value</text:p>
          </table:table-cell>
          <table:table-cell table:number-columns-repeated="2" table:style-name="ce20" office:value-type="string" calcext:value-type="string">
            <text:p>11c63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65]=&quot;2D&quot;;[.D165]=[.E165]);&quot;synth2D&quot;;[.H16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Limit</text:p>
          </table:table-cell>
          <table:table-cell table:number-columns-repeated="2" table:style-name="ce20" office:value-type="string" calcext:value-type="string">
            <text:p>11c63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66]=&quot;2D&quot;;[.D166]=[.E166]);&quot;synth2D&quot;;[.H16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Delay</text:p>
          </table:table-cell>
          <table:table-cell table:number-columns-repeated="2" table:style-name="ce20" office:value-type="string" calcext:value-type="string">
            <text:p>11c17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67]=&quot;2D&quot;;[.D167]=[.E167]);&quot;synth2D&quot;;[.H16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RPM)</text:p>
          </table:table-cell>
          <table:table-cell table:number-columns-repeated="2" table:style-name="ce20" office:value-type="string" calcext:value-type="string">
            <text:p>11c5b4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68]=&quot;2D&quot;;[.D168]=[.E168]);&quot;synth2D&quot;;[.H16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Load)</text:p>
          </table:table-cell>
          <table:table-cell table:number-columns-repeated="2" table:style-name="ce20" office:value-type="string" calcext:value-type="string">
            <text:p>11c5c4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69]=&quot;2D&quot;;[.D169]=[.E169]);&quot;synth2D&quot;;[.H16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Minimum KC Advance Map Value</text:p>
          </table:table-cell>
          <table:table-cell table:number-columns-repeated="2" table:style-name="ce20" office:value-type="string" calcext:value-type="string">
            <text:p>11c5d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70]=&quot;2D&quot;;[.D170]=[.E170]);&quot;synth2D&quot;;[.H17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(Initial)</text:p>
          </table:table-cell>
          <table:table-cell table:number-columns-repeated="2" table:style-name="ce20" office:value-type="string" calcext:value-type="string">
            <text:p>11c5d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71]=&quot;2D&quot;;[.D171]=[.E171]);&quot;synth2D&quot;;[.H17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Step Value</text:p>
          </table:table-cell>
          <table:table-cell table:number-columns-repeated="2" table:style-name="ce20" office:value-type="string" calcext:value-type="string">
            <text:p>11c5d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72]=&quot;2D&quot;;[.D172]=[.E172]);&quot;synth2D&quot;;[.H17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Sensor Calibration</text:p>
          </table:table-cell>
          <table:table-cell table:style-name="ce20" office:value-type="string" calcext:value-type="string">
            <text:p>12677c</text:p>
          </table:table-cell>
          <table:table-cell table:style-name="ce20" office:value-type="string" calcext:value-type="string">
            <text:p>e295c</text:p>
          </table:table-cell>
          <table:table-cell table:style-name="ce19" office:value-type="float" office:value="87" calcext:value-type="float">
            <text:p>87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73]=&quot;2D&quot;;[.D173]=[.E173]);&quot;synth2D&quot;;[.H173])" office:value-type="string" office:string-value="2D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Threshold</text:p>
          </table:table-cell>
          <table:table-cell table:style-name="ce20" office:value-type="string" calcext:value-type="string">
            <text:p>11dea0</text:p>
          </table:table-cell>
          <table:table-cell table:style-name="ce20" office:value-type="string" calcext:value-type="string">
            <text:p>e0ca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74]=&quot;2D&quot;;[.D174]=[.E174]);&quot;synth2D&quot;;[.H174])" office:value-type="string" office:string-value="3D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A (Accelerator Pedal)</text:p>
          </table:table-cell>
          <table:table-cell table:style-name="ce20" office:value-type="string" calcext:value-type="string">
            <text:p>103a4c</text:p>
          </table:table-cell>
          <table:table-cell table:style-name="ce20" office:value-type="string" calcext:value-type="string">
            <text:p>db54c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75]=&quot;2D&quot;;[.D175]=[.E175]);&quot;synth2D&quot;;[.H175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 (Accelerator Pedal)</text:p>
          </table:table-cell>
          <table:table-cell table:style-name="ce20" office:value-type="string" calcext:value-type="string">
            <text:p>13cd80</text:p>
          </table:table-cell>
          <table:table-cell table:style-name="ce20" office:value-type="string" calcext:value-type="string">
            <text:p>e2278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76]=&quot;2D&quot;;[.D176]=[.E176]);&quot;synth2D&quot;;[.H176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 Throttle Plate Position Maximum (Requested Torque)</text:p>
          </table:table-cell>
          <table:table-cell table:style-name="ce20" office:value-type="string" calcext:value-type="string">
            <text:p>13c864</text:p>
          </table:table-cell>
          <table:table-cell table:style-name="ce20" office:value-type="string" calcext:value-type="string">
            <text:p>e21d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177]=&quot;2D&quot;;[.D177]=[.E177]);&quot;synth2D&quot;;[.H177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A (Fuel Cut)</text:p>
          </table:table-cell>
          <table:table-cell table:number-columns-repeated="2" table:style-name="ce20" office:value-type="string" calcext:value-type="string">
            <text:p>1120cc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78]=&quot;2D&quot;;[.D178]=[.E178]);&quot;synth2D&quot;;[.H178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B</text:p>
          </table:table-cell>
          <table:table-cell table:number-columns-repeated="2" table:style-name="ce20" office:value-type="string" calcext:value-type="string">
            <text:p>1120d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79]=&quot;2D&quot;;[.D179]=[.E179]);&quot;synth2D&quot;;[.H179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Fuel Resume (MP)</text:p>
          </table:table-cell>
          <table:table-cell table:number-columns-repeated="2" table:style-name="ce20" office:value-type="string" calcext:value-type="string">
            <text:p>1120d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80]=&quot;2D&quot;;[.D180]=[.E180]);&quot;synth2D&quot;;[.H180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Enable (Fuel Cut)</text:p>
          </table:table-cell>
          <table:table-cell table:number-columns-repeated="2" table:style-name="ce20" office:value-type="string" calcext:value-type="string">
            <text:p>1120e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81]=&quot;2D&quot;;[.D181]=[.E181]);&quot;synth2D&quot;;[.H181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Disable (Fuel Cut)</text:p>
          </table:table-cell>
          <table:table-cell table:number-columns-repeated="2" table:style-name="ce20" office:value-type="string" calcext:value-type="string">
            <text:p>1120e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82]=&quot;2D&quot;;[.D182]=[.E182]);&quot;synth2D&quot;;[.H182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Sport/Sport Sharp</text:p>
          </table:table-cell>
          <table:table-cell table:number-columns-repeated="2" table:style-name="ce20" office:value-type="string" calcext:value-type="string">
            <text:p>13c34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83]=&quot;2D&quot;;[.D183]=[.E183]);&quot;synth2D&quot;;[.H183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Sport/Sport Sharp</text:p>
          </table:table-cell>
          <table:table-cell table:number-columns-repeated="2" table:style-name="ce20" office:value-type="string" calcext:value-type="string">
            <text:p>13c35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84]=&quot;2D&quot;;[.D184]=[.E184]);&quot;synth2D&quot;;[.H184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Intelligent</text:p>
          </table:table-cell>
          <table:table-cell table:number-columns-repeated="2" table:style-name="ce20" office:value-type="string" calcext:value-type="string">
            <text:p>13c35c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85]=&quot;2D&quot;;[.D185]=[.E185]);&quot;synth2D&quot;;[.H185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Intelligent</text:p>
          </table:table-cell>
          <table:table-cell table:number-columns-repeated="2" table:style-name="ce20" office:value-type="string" calcext:value-type="string">
            <text:p>13c368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86]=&quot;2D&quot;;[.D186]=[.E186]);&quot;synth2D&quot;;[.H186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Temp Sensor Scaling</text:p>
          </table:table-cell>
          <table:table-cell table:style-name="ce20" office:value-type="string" calcext:value-type="string">
            <text:p>126984</text:p>
          </table:table-cell>
          <table:table-cell table:style-name="ce20" office:value-type="string" calcext:value-type="string">
            <text:p>e297c</text:p>
          </table:table-cell>
          <table:table-cell table:style-name="ce19" office:value-type="float" office:value="30" calcext:value-type="float">
            <text:p>30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87]=&quot;2D&quot;;[.D187]=[.E187]);&quot;synth2D&quot;;[.H187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lant Temp Sensor Scaling</text:p>
          </table:table-cell>
          <table:table-cell table:style-name="ce20" office:value-type="string" calcext:value-type="string">
            <text:p>12689c</text:p>
          </table:table-cell>
          <table:table-cell table:style-name="ce20" office:value-type="string" calcext:value-type="string">
            <text:p>e2970</text:p>
          </table:table-cell>
          <table:table-cell table:style-name="ce19" office:value-type="float" office:value="28" calcext:value-type="float">
            <text:p>2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88]=&quot;2D&quot;;[.D188]=[.E188]);&quot;synth2D&quot;;[.H188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A (ECT)</text:p>
          </table:table-cell>
          <table:table-cell table:number-columns-repeated="2" table:style-name="ce20" office:value-type="string" calcext:value-type="string">
            <text:p>125278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89]=&quot;2D&quot;;[.D189]=[.E189]);&quot;synth2D&quot;;[.H189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B (ECT)</text:p>
          </table:table-cell>
          <table:table-cell table:number-columns-repeated="2" table:style-name="ce20" office:value-type="string" calcext:value-type="string">
            <text:p>125288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90]=&quot;2D&quot;;[.D190]=[.E190]);&quot;synth2D&quot;;[.H190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(Veh. Speed)</text:p>
          </table:table-cell>
          <table:table-cell table:number-columns-repeated="2" table:style-name="ce20" office:value-type="string" calcext:value-type="string">
            <text:p>125298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91]=&quot;2D&quot;;[.D191]=[.E191]);&quot;synth2D&quot;;[.H191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A</text:p>
          </table:table-cell>
          <table:table-cell table:number-columns-repeated="2" table:style-name="ce20" office:value-type="string" calcext:value-type="string">
            <text:p>104a18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92]=&quot;2D&quot;;[.D192]=[.E192]);&quot;synth2D&quot;;[.H192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B</text:p>
          </table:table-cell>
          <table:table-cell table:number-columns-repeated="2" table:style-name="ce20" office:value-type="string" calcext:value-type="string">
            <text:p>104a2c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93]=&quot;2D&quot;;[.D193]=[.E193]);&quot;synth2D&quot;;[.H193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A</text:p>
          </table:table-cell>
          <table:table-cell table:style-name="ce20" office:value-type="string" calcext:value-type="string">
            <text:p>120f60</text:p>
          </table:table-cell>
          <table:table-cell table:style-name="ce20" office:value-type="string" calcext:value-type="string">
            <text:p>e176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94]=&quot;2D&quot;;[.D194]=[.E194]);&quot;synth2D&quot;;[.H19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B</text:p>
          </table:table-cell>
          <table:table-cell table:style-name="ce20" office:value-type="string" calcext:value-type="string">
            <text:p>120f80</text:p>
          </table:table-cell>
          <table:table-cell table:style-name="ce20" office:value-type="string" calcext:value-type="string">
            <text:p>e178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95]=&quot;2D&quot;;[.D195]=[.E195]);&quot;synth2D&quot;;[.H19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C</text:p>
          </table:table-cell>
          <table:table-cell table:style-name="ce20" office:value-type="string" calcext:value-type="string">
            <text:p>120fa0</text:p>
          </table:table-cell>
          <table:table-cell table:style-name="ce20" office:value-type="string" calcext:value-type="string">
            <text:p>e179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96]=&quot;2D&quot;;[.D196]=[.E196]);&quot;synth2D&quot;;[.H196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D</text:p>
          </table:table-cell>
          <table:table-cell table:style-name="ce20" office:value-type="string" calcext:value-type="string">
            <text:p>120fc0</text:p>
          </table:table-cell>
          <table:table-cell table:style-name="ce20" office:value-type="string" calcext:value-type="string">
            <text:p>e17a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97]=&quot;2D&quot;;[.D197]=[.E197]);&quot;synth2D&quot;;[.H197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E</text:p>
          </table:table-cell>
          <table:table-cell table:style-name="ce20" office:value-type="string" calcext:value-type="string">
            <text:p>120fe0</text:p>
          </table:table-cell>
          <table:table-cell table:style-name="ce20" office:value-type="string" calcext:value-type="string">
            <text:p>e17b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98]=&quot;2D&quot;;[.D198]=[.E198]);&quot;synth2D&quot;;[.H198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F</text:p>
          </table:table-cell>
          <table:table-cell table:style-name="ce20" office:value-type="string" calcext:value-type="string">
            <text:p>121000</text:p>
          </table:table-cell>
          <table:table-cell table:style-name="ce20" office:value-type="string" calcext:value-type="string">
            <text:p>e17d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199]=&quot;2D&quot;;[.D199]=[.E199]);&quot;synth2D&quot;;[.H19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G</text:p>
          </table:table-cell>
          <table:table-cell table:style-name="ce20" office:value-type="string" calcext:value-type="string">
            <text:p>121020</text:p>
          </table:table-cell>
          <table:table-cell table:style-name="ce20" office:value-type="string" calcext:value-type="string">
            <text:p>e17e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00]=&quot;2D&quot;;[.D200]=[.E200]);&quot;synth2D&quot;;[.H20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H</text:p>
          </table:table-cell>
          <table:table-cell table:style-name="ce20" office:value-type="string" calcext:value-type="string">
            <text:p>121080</text:p>
          </table:table-cell>
          <table:table-cell table:style-name="ce20" office:value-type="string" calcext:value-type="string">
            <text:p>e17f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01]=&quot;2D&quot;;[.D201]=[.E201]);&quot;synth2D&quot;;[.H201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I</text:p>
          </table:table-cell>
          <table:table-cell table:style-name="ce20" office:value-type="string" calcext:value-type="string">
            <text:p>1210e0</text:p>
          </table:table-cell>
          <table:table-cell table:style-name="ce20" office:value-type="string" calcext:value-type="string">
            <text:p>e180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02]=&quot;2D&quot;;[.D202]=[.E202]);&quot;synth2D&quot;;[.H202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J</text:p>
          </table:table-cell>
          <table:table-cell table:style-name="ce20" office:value-type="string" calcext:value-type="string">
            <text:p>121140</text:p>
          </table:table-cell>
          <table:table-cell table:style-name="ce20" office:value-type="string" calcext:value-type="string">
            <text:p>e182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03]=&quot;2D&quot;;[.D203]=[.E203]);&quot;synth2D&quot;;[.H203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K</text:p>
          </table:table-cell>
          <table:table-cell table:style-name="ce20" office:value-type="string" calcext:value-type="string">
            <text:p>1211a0</text:p>
          </table:table-cell>
          <table:table-cell table:style-name="ce20" office:value-type="string" calcext:value-type="string">
            <text:p>e183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04]=&quot;2D&quot;;[.D204]=[.E204]);&quot;synth2D&quot;;[.H20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L</text:p>
          </table:table-cell>
          <table:table-cell table:style-name="ce20" office:value-type="string" calcext:value-type="string">
            <text:p>121200</text:p>
          </table:table-cell>
          <table:table-cell table:style-name="ce20" office:value-type="string" calcext:value-type="string">
            <text:p>e184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05]=&quot;2D&quot;;[.D205]=[.E205]);&quot;synth2D&quot;;[.H20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</text:p>
          </table:table-cell>
          <table:table-cell table:style-name="ce20" office:value-type="string" calcext:value-type="string">
            <text:p>1228e4</text:p>
          </table:table-cell>
          <table:table-cell table:style-name="ce20" office:value-type="string" calcext:value-type="string">
            <text:p>e1d4c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06]=&quot;2D&quot;;[.D206]=[.E206]);&quot;synth2D&quot;;[.H206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B</text:p>
          </table:table-cell>
          <table:table-cell table:style-name="ce20" office:value-type="string" calcext:value-type="string">
            <text:p>122ab0</text:p>
          </table:table-cell>
          <table:table-cell table:style-name="ce20" office:value-type="string" calcext:value-type="string">
            <text:p>e1d6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07]=&quot;2D&quot;;[.D207]=[.E207]);&quot;synth2D&quot;;[.H207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dditive</text:p>
          </table:table-cell>
          <table:table-cell table:style-name="ce20" office:value-type="string" calcext:value-type="string">
            <text:p>12125c</text:p>
          </table:table-cell>
          <table:table-cell table:style-name="ce20" office:value-type="string" calcext:value-type="string">
            <text:p>e1870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08]=&quot;2D&quot;;[.D208]=[.E208]);&quot;synth2D&quot;;[.H208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Dwell</text:p>
          </table:table-cell>
          <table:table-cell table:style-name="ce20" office:value-type="string" calcext:value-type="string">
            <text:p>1270a8</text:p>
          </table:table-cell>
          <table:table-cell table:style-name="ce20" office:value-type="string" calcext:value-type="string">
            <text:p>e2a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09]=&quot;2D&quot;;[.D209]=[.E209]);&quot;synth2D&quot;;[.H209])" office:value-type="string" office:string-value="3D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er Duty Cycle A</text:p>
          </table:table-cell>
          <table:table-cell table:style-name="ce20" office:value-type="string" calcext:value-type="string">
            <text:p>100770</text:p>
          </table:table-cell>
          <table:table-cell table:style-name="ce20" office:value-type="string" calcext:value-type="string">
            <text:p>dae5c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10]=&quot;2D&quot;;[.D210]=[.E210]);&quot;synth2D&quot;;[.H210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er Duty Cycle B</text:p>
          </table:table-cell>
          <table:table-cell table:style-name="ce20" office:value-type="string" calcext:value-type="string">
            <text:p>100788</text:p>
          </table:table-cell>
          <table:table-cell table:style-name="ce20" office:value-type="string" calcext:value-type="string">
            <text:p>dae70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11]=&quot;2D&quot;;[.D211]=[.E211]);&quot;synth2D&quot;;[.H211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Multiplier Display Offset</text:p>
          </table:table-cell>
          <table:table-cell table:style-name="ce20" office:value-type="string" calcext:value-type="string">
            <text:p>10272c</text:p>
          </table:table-cell>
          <table:table-cell table:style-name="ce20" office:value-type="string" calcext:value-type="string">
            <text:p>db16c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12]=&quot;2D&quot;;[.D212]=[.E212]);&quot;synth2D&quot;;[.H212])" office:value-type="string" office:string-value="2D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 Torque A</text:p>
          </table:table-cell>
          <table:table-cell table:style-name="ce20" office:value-type="string" calcext:value-type="string">
            <text:p>102c44</text:p>
          </table:table-cell>
          <table:table-cell table:style-name="ce20" office:value-type="string" calcext:value-type="string">
            <text:p>db244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13]=&quot;2D&quot;;[.D213]=[.E213]);&quot;synth2D&quot;;[.H213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 Torque B</text:p>
          </table:table-cell>
          <table:table-cell table:style-name="ce20" office:value-type="string" calcext:value-type="string">
            <text:p>102f24</text:p>
          </table:table-cell>
          <table:table-cell table:style-name="ce20" office:value-type="string" calcext:value-type="string">
            <text:p>db26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14]=&quot;2D&quot;;[.D214]=[.E214]);&quot;synth2D&quot;;[.H214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 Cranking Airflow Initial Reference Coolant</text:p>
          </table:table-cell>
          <table:table-cell table:style-name="ce20" office:value-type="string" calcext:value-type="string">
            <text:p>104c28</text:p>
          </table:table-cell>
          <table:table-cell table:style-name="ce20" office:value-type="string" calcext:value-type="string">
            <text:p>db8c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15]=&quot;2D&quot;;[.D215]=[.E215]);&quot;synth2D&quot;;[.H215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 Cranking Load Initial Reference Coolant</text:p>
          </table:table-cell>
          <table:table-cell table:style-name="ce20" office:value-type="string" calcext:value-type="string">
            <text:p>104d30</text:p>
          </table:table-cell>
          <table:table-cell table:style-name="ce20" office:value-type="string" calcext:value-type="string">
            <text:p>db93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16]=&quot;2D&quot;;[.D216]=[.E216]);&quot;synth2D&quot;;[.H216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 Fill Percentage</text:p>
          </table:table-cell>
          <table:table-cell table:style-name="ce20" office:value-type="string" calcext:value-type="string">
            <text:p>1080ec</text:p>
          </table:table-cell>
          <table:table-cell table:style-name="ce20" office:value-type="string" calcext:value-type="string">
            <text:p>dc14c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17]=&quot;2D&quot;;[.D217]=[.E217]);&quot;synth2D&quot;;[.H217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Control</text:p>
          </table:table-cell>
          <table:table-cell table:style-name="ce20" office:value-type="string" calcext:value-type="string">
            <text:p>108acc</text:p>
          </table:table-cell>
          <table:table-cell table:style-name="ce20" office:value-type="string" calcext:value-type="string">
            <text:p>dc3f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18]=&quot;2D&quot;;[.D218]=[.E218]);&quot;synth2D&quot;;[.H218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Duty</text:p>
          </table:table-cell>
          <table:table-cell table:style-name="ce20" office:value-type="string" calcext:value-type="string">
            <text:p>108b7c</text:p>
          </table:table-cell>
          <table:table-cell table:style-name="ce20" office:value-type="string" calcext:value-type="string">
            <text:p>dc40c</text:p>
          </table:table-cell>
          <table:table-cell table:number-columns-repeated="2"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19]=&quot;2D&quot;;[.D219]=[.E219]);&quot;synth2D&quot;;[.H219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A</text:p>
          </table:table-cell>
          <table:table-cell table:style-name="ce20" office:value-type="string" calcext:value-type="string">
            <text:p>10a3a6</text:p>
          </table:table-cell>
          <table:table-cell table:style-name="ce20" office:value-type="string" calcext:value-type="string">
            <text:p>dc484</text:p>
          </table:table-cell>
          <table:table-cell table:style-name="ce19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20]=&quot;2D&quot;;[.D220]=[.E220]);&quot;synth2D&quot;;[.H220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B</text:p>
          </table:table-cell>
          <table:table-cell table:style-name="ce20" office:value-type="string" calcext:value-type="string">
            <text:p>10a3b3</text:p>
          </table:table-cell>
          <table:table-cell table:style-name="ce20" office:value-type="string" calcext:value-type="string">
            <text:p>dc498</text:p>
          </table:table-cell>
          <table:table-cell table:style-name="ce19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21]=&quot;2D&quot;;[.D221]=[.E221]);&quot;synth2D&quot;;[.H221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DTC Threshold</text:p>
          </table:table-cell>
          <table:table-cell table:style-name="ce20" office:value-type="string" calcext:value-type="string">
            <text:p>10cd20</text:p>
          </table:table-cell>
          <table:table-cell table:style-name="ce20" office:value-type="string" calcext:value-type="string">
            <text:p>dd39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22]=&quot;2D&quot;;[.D222]=[.E222]);&quot;synth2D&quot;;[.H222])" office:value-type="string" office:string-value="3D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inimum Correction</text:p>
          </table:table-cell>
          <table:table-cell table:style-name="ce20" office:value-type="string" calcext:value-type="string">
            <text:p>112bb8</text:p>
          </table:table-cell>
          <table:table-cell table:style-name="ce20" office:value-type="string" calcext:value-type="string">
            <text:p>ddf78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23]=&quot;2D&quot;;[.D223]=[.E223]);&quot;synth2D&quot;;[.H223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aximum Correction</text:p>
          </table:table-cell>
          <table:table-cell table:style-name="ce20" office:value-type="string" calcext:value-type="string">
            <text:p>112be8</text:p>
          </table:table-cell>
          <table:table-cell table:style-name="ce20" office:value-type="string" calcext:value-type="string">
            <text:p>ddf8c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24]=&quot;2D&quot;;[.D224]=[.E224]);&quot;synth2D&quot;;[.H224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 Injection MRP Compensation</text:p>
          </table:table-cell>
          <table:table-cell table:style-name="ce20" office:value-type="string" calcext:value-type="string">
            <text:p>114e74</text:p>
          </table:table-cell>
          <table:table-cell table:style-name="ce20" office:value-type="string" calcext:value-type="string">
            <text:p>defd8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25]=&quot;2D&quot;;[.D225]=[.E225]);&quot;synth2D&quot;;[.H225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aximum</text:p>
          </table:table-cell>
          <table:table-cell table:style-name="ce20" office:value-type="string" calcext:value-type="string">
            <text:p>114ec4</text:p>
          </table:table-cell>
          <table:table-cell table:style-name="ce20" office:value-type="string" calcext:value-type="string">
            <text:p>defe4</text:p>
          </table:table-cell>
          <table:table-cell table:style-name="ce19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26]=&quot;2D&quot;;[.D226]=[.E226]);&quot;synth2D&quot;;[.H226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inimum</text:p>
          </table:table-cell>
          <table:table-cell table:style-name="ce20" office:value-type="string" calcext:value-type="string">
            <text:p>114f0c</text:p>
          </table:table-cell>
          <table:table-cell table:style-name="ce20" office:value-type="string" calcext:value-type="string">
            <text:p>deff0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27]=&quot;2D&quot;;[.D227]=[.E227]);&quot;synth2D&quot;;[.H227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Cold Idle</text:p>
          </table:table-cell>
          <table:table-cell table:style-name="ce20" office:value-type="string" calcext:value-type="string">
            <text:p>115ce8</text:p>
          </table:table-cell>
          <table:table-cell table:style-name="ce20" office:value-type="string" calcext:value-type="string">
            <text:p>df23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28]=&quot;2D&quot;;[.D228]=[.E228]);&quot;synth2D&quot;;[.H228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Cold</text:p>
          </table:table-cell>
          <table:table-cell table:style-name="ce20" office:value-type="string" calcext:value-type="string">
            <text:p>115d5c</text:p>
          </table:table-cell>
          <table:table-cell table:style-name="ce20" office:value-type="string" calcext:value-type="string">
            <text:p>df25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29]=&quot;2D&quot;;[.D229]=[.E229]);&quot;synth2D&quot;;[.H229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Hot</text:p>
          </table:table-cell>
          <table:table-cell table:style-name="ce20" office:value-type="string" calcext:value-type="string">
            <text:p>115e28</text:p>
          </table:table-cell>
          <table:table-cell table:style-name="ce20" office:value-type="string" calcext:value-type="string">
            <text:p>df26c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30]=&quot;2D&quot;;[.D230]=[.E230]);&quot;synth2D&quot;;[.H230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Cold</text:p>
          </table:table-cell>
          <table:table-cell table:style-name="ce20" office:value-type="string" calcext:value-type="string">
            <text:p>115e3c</text:p>
          </table:table-cell>
          <table:table-cell table:style-name="ce20" office:value-type="string" calcext:value-type="string">
            <text:p>df288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31]=&quot;2D&quot;;[.D231]=[.E231]);&quot;synth2D&quot;;[.H231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Hot</text:p>
          </table:table-cell>
          <table:table-cell table:style-name="ce20" office:value-type="string" calcext:value-type="string">
            <text:p>115e50</text:p>
          </table:table-cell>
          <table:table-cell table:style-name="ce20" office:value-type="string" calcext:value-type="string">
            <text:p>df2a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32]=&quot;2D&quot;;[.D232]=[.E232]);&quot;synth2D&quot;;[.H232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A</text:p>
          </table:table-cell>
          <table:table-cell table:style-name="ce20" office:value-type="string" calcext:value-type="string">
            <text:p>115ea4</text:p>
          </table:table-cell>
          <table:table-cell table:style-name="ce20" office:value-type="string" calcext:value-type="string">
            <text:p>df2c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33]=&quot;2D&quot;;[.D233]=[.E233]);&quot;synth2D&quot;;[.H233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A</text:p>
          </table:table-cell>
          <table:table-cell table:style-name="ce20" office:value-type="string" calcext:value-type="string">
            <text:p>115f48</text:p>
          </table:table-cell>
          <table:table-cell table:style-name="ce20" office:value-type="string" calcext:value-type="string">
            <text:p>df2f8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34]=&quot;2D&quot;;[.D234]=[.E234]);&quot;synth2D&quot;;[.H234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B</text:p>
          </table:table-cell>
          <table:table-cell table:style-name="ce20" office:value-type="string" calcext:value-type="string">
            <text:p>117a2c</text:p>
          </table:table-cell>
          <table:table-cell table:style-name="ce20" office:value-type="string" calcext:value-type="string">
            <text:p>df87c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35]=&quot;2D&quot;;[.D235]=[.E235]);&quot;synth2D&quot;;[.H235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Cold</text:p>
          </table:table-cell>
          <table:table-cell table:style-name="ce20" office:value-type="string" calcext:value-type="string">
            <text:p>1161c0</text:p>
          </table:table-cell>
          <table:table-cell table:style-name="ce20" office:value-type="string" calcext:value-type="string">
            <text:p>df3bc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36]=&quot;2D&quot;;[.D236]=[.E236]);&quot;synth2D&quot;;[.H236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Hot</text:p>
          </table:table-cell>
          <table:table-cell table:style-name="ce20" office:value-type="string" calcext:value-type="string">
            <text:p>1161d4</text:p>
          </table:table-cell>
          <table:table-cell table:style-name="ce20" office:value-type="string" calcext:value-type="string">
            <text:p>df3d8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37]=&quot;2D&quot;;[.D237]=[.E237]);&quot;synth2D&quot;;[.H237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Warm</text:p>
          </table:table-cell>
          <table:table-cell table:style-name="ce20" office:value-type="string" calcext:value-type="string">
            <text:p>1160c0</text:p>
          </table:table-cell>
          <table:table-cell table:style-name="ce20" office:value-type="string" calcext:value-type="string">
            <text:p>df3a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38]=&quot;2D&quot;;[.D238]=[.E238]);&quot;synth2D&quot;;[.H238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Additive)</text:p>
          </table:table-cell>
          <table:table-cell table:style-name="ce20" office:value-type="string" calcext:value-type="string">
            <text:p>112a74</text:p>
          </table:table-cell>
          <table:table-cell table:style-name="ce20" office:value-type="string" calcext:value-type="string">
            <text:p>ddeb8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39]=&quot;2D&quot;;[.D239]=[.E239]);&quot;synth2D&quot;;[.H239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Load)</text:p>
          </table:table-cell>
          <table:table-cell table:style-name="ce20" office:value-type="string" calcext:value-type="string">
            <text:p>116254</text:p>
          </table:table-cell>
          <table:table-cell table:style-name="ce20" office:value-type="string" calcext:value-type="string">
            <text:p>df44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40]=&quot;2D&quot;;[.D240]=[.E240]);&quot;synth2D&quot;;[.H240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</text:p>
          </table:table-cell>
          <table:table-cell table:style-name="ce20" office:value-type="string" calcext:value-type="string">
            <text:p>116378</text:p>
          </table:table-cell>
          <table:table-cell table:style-name="ce20" office:value-type="string" calcext:value-type="string">
            <text:p>df48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41]=&quot;2D&quot;;[.D241]=[.E241]);&quot;synth2D&quot;;[.H241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Unknown</text:p>
          </table:table-cell>
          <table:table-cell table:style-name="ce20" office:value-type="string" calcext:value-type="string">
            <text:p>114f54</text:p>
          </table:table-cell>
          <table:table-cell table:style-name="ce20" office:value-type="string" calcext:value-type="string">
            <text:p>df00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42]=&quot;2D&quot;;[.D242]=[.E242]);&quot;synth2D&quot;;[.H242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</text:p>
          </table:table-cell>
          <table:table-cell table:style-name="ce20" office:value-type="string" calcext:value-type="string">
            <text:p>11411a</text:p>
          </table:table-cell>
          <table:table-cell table:style-name="ce20" office:value-type="string" calcext:value-type="string">
            <text:p>deb6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43]=&quot;2D&quot;;[.D243]=[.E243]);&quot;synth2D&quot;;[.H243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 B</text:p>
          </table:table-cell>
          <table:table-cell table:style-name="ce20" office:value-type="string" calcext:value-type="string">
            <text:p>10bf74</text:p>
          </table:table-cell>
          <table:table-cell table:style-name="ce20" office:value-type="string" calcext:value-type="string">
            <text:p>dd02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44]=&quot;2D&quot;;[.D244]=[.E244]);&quot;synth2D&quot;;[.H244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A</text:p>
          </table:table-cell>
          <table:table-cell table:style-name="ce20" office:value-type="string" calcext:value-type="string">
            <text:p>116a4c</text:p>
          </table:table-cell>
          <table:table-cell table:style-name="ce20" office:value-type="string" calcext:value-type="string">
            <text:p>df5a4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45]=&quot;2D&quot;;[.D245]=[.E245]);&quot;synth2D&quot;;[.H245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B</text:p>
          </table:table-cell>
          <table:table-cell table:style-name="ce20" office:value-type="string" calcext:value-type="string">
            <text:p>116c08</text:p>
          </table:table-cell>
          <table:table-cell table:style-name="ce20" office:value-type="string" calcext:value-type="string">
            <text:p>df5c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46]=&quot;2D&quot;;[.D246]=[.E246]);&quot;synth2D&quot;;[.H246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B</text:p>
          </table:table-cell>
          <table:table-cell table:style-name="ce20" office:value-type="string" calcext:value-type="string">
            <text:p>1178e4</text:p>
          </table:table-cell>
          <table:table-cell table:style-name="ce20" office:value-type="string" calcext:value-type="string">
            <text:p>df86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47]=&quot;2D&quot;;[.D247]=[.E247]);&quot;synth2D&quot;;[.H247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</text:p>
          </table:table-cell>
          <table:table-cell table:style-name="ce20" office:value-type="string" calcext:value-type="string">
            <text:p>118170</text:p>
          </table:table-cell>
          <table:table-cell table:style-name="ce20" office:value-type="string" calcext:value-type="string">
            <text:p>dfaa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48]=&quot;2D&quot;;[.D248]=[.E248]);&quot;synth2D&quot;;[.H24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2</text:p>
          </table:table-cell>
          <table:table-cell table:style-name="ce20" office:value-type="string" calcext:value-type="string">
            <text:p>1181d0</text:p>
          </table:table-cell>
          <table:table-cell table:style-name="ce20" office:value-type="string" calcext:value-type="string">
            <text:p>dfac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49]=&quot;2D&quot;;[.D249]=[.E249]);&quot;synth2D&quot;;[.H24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3</text:p>
          </table:table-cell>
          <table:table-cell table:style-name="ce20" office:value-type="string" calcext:value-type="string">
            <text:p>118230</text:p>
          </table:table-cell>
          <table:table-cell table:style-name="ce20" office:value-type="string" calcext:value-type="string">
            <text:p>dfadc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50]=&quot;2D&quot;;[.D250]=[.E250]);&quot;synth2D&quot;;[.H25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4</text:p>
          </table:table-cell>
          <table:table-cell table:style-name="ce20" office:value-type="string" calcext:value-type="string">
            <text:p>11829c</text:p>
          </table:table-cell>
          <table:table-cell table:style-name="ce20" office:value-type="string" calcext:value-type="string">
            <text:p>dfaf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51]=&quot;2D&quot;;[.D251]=[.E251]);&quot;synth2D&quot;;[.H25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5</text:p>
          </table:table-cell>
          <table:table-cell table:style-name="ce20" office:value-type="string" calcext:value-type="string">
            <text:p>118308</text:p>
          </table:table-cell>
          <table:table-cell table:style-name="ce20" office:value-type="string" calcext:value-type="string">
            <text:p>dfb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52]=&quot;2D&quot;;[.D252]=[.E252]);&quot;synth2D&quot;;[.H25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6</text:p>
          </table:table-cell>
          <table:table-cell table:style-name="ce20" office:value-type="string" calcext:value-type="string">
            <text:p>118368</text:p>
          </table:table-cell>
          <table:table-cell table:style-name="ce20" office:value-type="string" calcext:value-type="string">
            <text:p>dfb3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53]=&quot;2D&quot;;[.D253]=[.E253]);&quot;synth2D&quot;;[.H25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7</text:p>
          </table:table-cell>
          <table:table-cell table:style-name="ce20" office:value-type="string" calcext:value-type="string">
            <text:p>1183c8</text:p>
          </table:table-cell>
          <table:table-cell table:style-name="ce20" office:value-type="string" calcext:value-type="string">
            <text:p>dfb4c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54]=&quot;2D&quot;;[.D254]=[.E254]);&quot;synth2D&quot;;[.H25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8</text:p>
          </table:table-cell>
          <table:table-cell table:style-name="ce20" office:value-type="string" calcext:value-type="string">
            <text:p>118428</text:p>
          </table:table-cell>
          <table:table-cell table:style-name="ce20" office:value-type="string" calcext:value-type="string">
            <text:p>dfb6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55]=&quot;2D&quot;;[.D255]=[.E255]);&quot;synth2D&quot;;[.H25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9</text:p>
          </table:table-cell>
          <table:table-cell table:style-name="ce20" office:value-type="string" calcext:value-type="string">
            <text:p>118494</text:p>
          </table:table-cell>
          <table:table-cell table:style-name="ce20" office:value-type="string" calcext:value-type="string">
            <text:p>dfb8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56]=&quot;2D&quot;;[.D256]=[.E256]);&quot;synth2D&quot;;[.H256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0</text:p>
          </table:table-cell>
          <table:table-cell table:style-name="ce20" office:value-type="string" calcext:value-type="string">
            <text:p>1184f4</text:p>
          </table:table-cell>
          <table:table-cell table:style-name="ce20" office:value-type="string" calcext:value-type="string">
            <text:p>dfba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57]=&quot;2D&quot;;[.D257]=[.E257]);&quot;synth2D&quot;;[.H257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1</text:p>
          </table:table-cell>
          <table:table-cell table:style-name="ce20" office:value-type="string" calcext:value-type="string">
            <text:p>118560</text:p>
          </table:table-cell>
          <table:table-cell table:style-name="ce20" office:value-type="string" calcext:value-type="string">
            <text:p>dfbbc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58]=&quot;2D&quot;;[.D258]=[.E258]);&quot;synth2D&quot;;[.H25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2</text:p>
          </table:table-cell>
          <table:table-cell table:style-name="ce20" office:value-type="string" calcext:value-type="string">
            <text:p>1185c0</text:p>
          </table:table-cell>
          <table:table-cell table:style-name="ce20" office:value-type="string" calcext:value-type="string">
            <text:p>dfbd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59]=&quot;2D&quot;;[.D259]=[.E259]);&quot;synth2D&quot;;[.H25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3</text:p>
          </table:table-cell>
          <table:table-cell table:style-name="ce20" office:value-type="string" calcext:value-type="string">
            <text:p>11862c</text:p>
          </table:table-cell>
          <table:table-cell table:style-name="ce20" office:value-type="string" calcext:value-type="string">
            <text:p>dfbf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60]=&quot;2D&quot;;[.D260]=[.E260]);&quot;synth2D&quot;;[.H26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4</text:p>
          </table:table-cell>
          <table:table-cell table:style-name="ce20" office:value-type="string" calcext:value-type="string">
            <text:p>11868c</text:p>
          </table:table-cell>
          <table:table-cell table:style-name="ce20" office:value-type="string" calcext:value-type="string">
            <text:p>dfc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61]=&quot;2D&quot;;[.D261]=[.E261]);&quot;synth2D&quot;;[.H26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S Related Fuel Adder Activation Min Load</text:p>
          </table:table-cell>
          <table:table-cell table:style-name="ce20" office:value-type="string" calcext:value-type="string">
            <text:p>11b51c</text:p>
          </table:table-cell>
          <table:table-cell table:style-name="ce20" office:value-type="string" calcext:value-type="string">
            <text:p>e0148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62]=&quot;2D&quot;;[.D262]=[.E262]);&quot;synth2D&quot;;[.H262])" office:value-type="string" office:string-value="3D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low Rate</text:p>
          </table:table-cell>
          <table:table-cell table:style-name="ce20" office:value-type="string" calcext:value-type="string">
            <text:p>11bf30</text:p>
          </table:table-cell>
          <table:table-cell table:style-name="ce20" office:value-type="string" calcext:value-type="string">
            <text:p>e030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63]=&quot;2D&quot;;[.D263]=[.E263]);&quot;synth2D&quot;;[.H263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Post Start</text:p>
          </table:table-cell>
          <table:table-cell table:style-name="ce20" office:value-type="string" calcext:value-type="string">
            <text:p>11ca16</text:p>
          </table:table-cell>
          <table:table-cell table:style-name="ce20" office:value-type="string" calcext:value-type="string">
            <text:p>e036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64]=&quot;2D&quot;;[.D264]=[.E264]);&quot;synth2D&quot;;[.H26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ming</text:p>
          </table:table-cell>
          <table:table-cell table:style-name="ce20" office:value-type="string" calcext:value-type="string">
            <text:p>11ca48</text:p>
          </table:table-cell>
          <table:table-cell table:style-name="ce20" office:value-type="string" calcext:value-type="string">
            <text:p>e0380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65]=&quot;2D&quot;;[.D265]=[.E265]);&quot;synth2D&quot;;[.H26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MAP Delta (Clutch Depressed)</text:p>
          </table:table-cell>
          <table:table-cell table:style-name="ce20" office:value-type="string" calcext:value-type="string">
            <text:p>11cb10</text:p>
          </table:table-cell>
          <table:table-cell table:style-name="ce20" office:value-type="string" calcext:value-type="string">
            <text:p>e040c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66]=&quot;2D&quot;;[.D266]=[.E266]);&quot;synth2D&quot;;[.H266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Atmospheric Pressure Compensation</text:p>
          </table:table-cell>
          <table:table-cell table:style-name="ce20" office:value-type="string" calcext:value-type="string">
            <text:p>11d280</text:p>
          </table:table-cell>
          <table:table-cell table:style-name="ce20" office:value-type="string" calcext:value-type="string">
            <text:p>e0918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67]=&quot;2D&quot;;[.D267]=[.E267]);&quot;synth2D&quot;;[.H267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CFP Delta for Transient Retard</text:p>
          </table:table-cell>
          <table:table-cell table:style-name="ce20" office:value-type="string" calcext:value-type="string">
            <text:p>11ddb4</text:p>
          </table:table-cell>
          <table:table-cell table:style-name="ce20" office:value-type="string" calcext:value-type="string">
            <text:p>e0c8c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68]=&quot;2D&quot;;[.D268]=[.E268]);&quot;synth2D&quot;;[.H268])" office:value-type="string" office:string-value="2D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Out of Error Range A</text:p>
          </table:table-cell>
          <table:table-cell table:style-name="ce20" office:value-type="string" calcext:value-type="string">
            <text:p>11e8e0</text:p>
          </table:table-cell>
          <table:table-cell table:style-name="ce20" office:value-type="string" calcext:value-type="string">
            <text:p>e0ea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69]=&quot;2D&quot;;[.D269]=[.E269]);&quot;synth2D&quot;;[.H269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A</text:p>
          </table:table-cell>
          <table:table-cell table:style-name="ce20" office:value-type="string" calcext:value-type="string">
            <text:p>11e918</text:p>
          </table:table-cell>
          <table:table-cell table:style-name="ce20" office:value-type="string" calcext:value-type="string">
            <text:p>e0ec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70]=&quot;2D&quot;;[.D270]=[.E270]);&quot;synth2D&quot;;[.H270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A</text:p>
          </table:table-cell>
          <table:table-cell table:style-name="ce20" office:value-type="string" calcext:value-type="string">
            <text:p>11e974</text:p>
          </table:table-cell>
          <table:table-cell table:style-name="ce20" office:value-type="string" calcext:value-type="string">
            <text:p>e0edc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71]=&quot;2D&quot;;[.D271]=[.E271]);&quot;synth2D&quot;;[.H271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B</text:p>
          </table:table-cell>
          <table:table-cell table:style-name="ce20" office:value-type="string" calcext:value-type="string">
            <text:p>11e9d4</text:p>
          </table:table-cell>
          <table:table-cell table:style-name="ce20" office:value-type="string" calcext:value-type="string">
            <text:p>e0ef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72]=&quot;2D&quot;;[.D272]=[.E272]);&quot;synth2D&quot;;[.H272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B</text:p>
          </table:table-cell>
          <table:table-cell table:style-name="ce20" office:value-type="string" calcext:value-type="string">
            <text:p>11ea5c</text:p>
          </table:table-cell>
          <table:table-cell table:style-name="ce20" office:value-type="string" calcext:value-type="string">
            <text:p>e0f1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73]=&quot;2D&quot;;[.D273]=[.E273]);&quot;synth2D&quot;;[.H273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CT Threshhold</text:p>
          </table:table-cell>
          <table:table-cell table:number-columns-repeated="2" table:style-name="ce20" office:value-type="string" calcext:value-type="string">
            <text:p>11c46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74]=&quot;2D&quot;;[.D274]=[.E274]);&quot;synth2D&quot;;[.H27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RPM Threshhold</text:p>
          </table:table-cell>
          <table:table-cell table:number-columns-repeated="2" table:style-name="ce20" office:value-type="string" calcext:value-type="string">
            <text:p>11c46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75]=&quot;2D&quot;;[.D275]=[.E275]);&quot;synth2D&quot;;[.H27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PS Angle Threshhold</text:p>
          </table:table-cell>
          <table:table-cell table:number-columns-repeated="2" table:style-name="ce20" office:value-type="string" calcext:value-type="string">
            <text:p>11c46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76]=&quot;2D&quot;;[.D276]=[.E276]);&quot;synth2D&quot;;[.H27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ngine Load Threshhold</text:p>
          </table:table-cell>
          <table:table-cell table:number-columns-repeated="2" table:style-name="ce20" office:value-type="string" calcext:value-type="string">
            <text:p>11c47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77]=&quot;2D&quot;;[.D277]=[.E277]);&quot;synth2D&quot;;[.H27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</text:p>
          </table:table-cell>
          <table:table-cell table:style-name="ce20" office:value-type="string" calcext:value-type="string">
            <text:p>11edd0</text:p>
          </table:table-cell>
          <table:table-cell table:style-name="ce20" office:value-type="string" calcext:value-type="string">
            <text:p>e102c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78]=&quot;2D&quot;;[.D278]=[.E278]);&quot;synth2D&quot;;[.H278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emperature Compensation</text:p>
          </table:table-cell>
          <table:table-cell table:style-name="ce20" office:value-type="string" calcext:value-type="string">
            <text:p>11ece0</text:p>
          </table:table-cell>
          <table:table-cell table:style-name="ce20" office:value-type="string" calcext:value-type="string">
            <text:p>e101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79]=&quot;2D&quot;;[.D279]=[.E279]);&quot;synth2D&quot;;[.H279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A</text:p>
          </table:table-cell>
          <table:table-cell table:style-name="ce20" office:value-type="string" calcext:value-type="string">
            <text:p>1221e4</text:p>
          </table:table-cell>
          <table:table-cell table:style-name="ce20" office:value-type="string" calcext:value-type="string">
            <text:p>e1ca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80]=&quot;2D&quot;;[.D280]=[.E280]);&quot;synth2D&quot;;[.H280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C</text:p>
          </table:table-cell>
          <table:table-cell table:style-name="ce20" office:value-type="string" calcext:value-type="string">
            <text:p>122494</text:p>
          </table:table-cell>
          <table:table-cell table:style-name="ce20" office:value-type="string" calcext:value-type="string">
            <text:p>e1cc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81]=&quot;2D&quot;;[.D281]=[.E281]);&quot;synth2D&quot;;[.H281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B</text:p>
          </table:table-cell>
          <table:table-cell table:style-name="ce20" office:value-type="string" calcext:value-type="string">
            <text:p>122530</text:p>
          </table:table-cell>
          <table:table-cell table:style-name="ce20" office:value-type="string" calcext:value-type="string">
            <text:p>e1cdc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82]=&quot;2D&quot;;[.D282]=[.E282]);&quot;synth2D&quot;;[.H282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Normal AVCS</text:p>
          </table:table-cell>
          <table:table-cell table:style-name="ce20" office:value-type="string" calcext:value-type="string">
            <text:p>12a9a4</text:p>
          </table:table-cell>
          <table:table-cell table:style-name="ce20" office:value-type="string" calcext:value-type="string">
            <text:p>e31c8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83]=&quot;2D&quot;;[.D283]=[.E283]);&quot;synth2D&quot;;[.H28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Safe AVCS</text:p>
          </table:table-cell>
          <table:table-cell table:style-name="ce20" office:value-type="string" calcext:value-type="string">
            <text:p>12a748</text:p>
          </table:table-cell>
          <table:table-cell table:style-name="ce20" office:value-type="string" calcext:value-type="string">
            <text:p>e31ac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84]=&quot;2D&quot;;[.D284]=[.E284]);&quot;synth2D&quot;;[.H28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Base AVCS</text:p>
          </table:table-cell>
          <table:table-cell table:style-name="ce20" office:value-type="string" calcext:value-type="string">
            <text:p>12abe4</text:p>
          </table:table-cell>
          <table:table-cell table:style-name="ce20" office:value-type="string" calcext:value-type="string">
            <text:p>e31e4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85]=&quot;2D&quot;;[.D285]=[.E285]);&quot;synth2D&quot;;[.H285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Normal AVCS</text:p>
          </table:table-cell>
          <table:table-cell table:style-name="ce20" office:value-type="string" calcext:value-type="string">
            <text:p>12b224</text:p>
          </table:table-cell>
          <table:table-cell table:style-name="ce20" office:value-type="string" calcext:value-type="string">
            <text:p>e32a8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86]=&quot;2D&quot;;[.D286]=[.E286]);&quot;synth2D&quot;;[.H286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Safe AVCS</text:p>
          </table:table-cell>
          <table:table-cell table:style-name="ce20" office:value-type="string" calcext:value-type="string">
            <text:p>12ae18</text:p>
          </table:table-cell>
          <table:table-cell table:style-name="ce20" office:value-type="string" calcext:value-type="string">
            <text:p>e328c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87]=&quot;2D&quot;;[.D287]=[.E287]);&quot;synth2D&quot;;[.H287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Base AVCS</text:p>
          </table:table-cell>
          <table:table-cell table:style-name="ce20" office:value-type="string" calcext:value-type="string">
            <text:p>12a554</text:p>
          </table:table-cell>
          <table:table-cell table:style-name="ce20" office:value-type="string" calcext:value-type="string">
            <text:p>e315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88]=&quot;2D&quot;;[.D288]=[.E288]);&quot;synth2D&quot;;[.H288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</text:p>
          </table:table-cell>
          <table:table-cell table:style-name="ce20" office:value-type="string" calcext:value-type="string">
            <text:p>12b96c</text:p>
          </table:table-cell>
          <table:table-cell table:style-name="ce20" office:value-type="string" calcext:value-type="string">
            <text:p>e33a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89]=&quot;2D&quot;;[.D289]=[.E289]);&quot;synth2D&quot;;[.H289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</text:p>
          </table:table-cell>
          <table:table-cell table:style-name="ce20" office:value-type="string" calcext:value-type="string">
            <text:p>12ba6c</text:p>
          </table:table-cell>
          <table:table-cell table:style-name="ce20" office:value-type="string" calcext:value-type="string">
            <text:p>e33c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90]=&quot;2D&quot;;[.D290]=[.E290]);&quot;synth2D&quot;;[.H290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C</text:p>
          </table:table-cell>
          <table:table-cell table:style-name="ce20" office:value-type="string" calcext:value-type="string">
            <text:p>12bb6c</text:p>
          </table:table-cell>
          <table:table-cell table:style-name="ce20" office:value-type="string" calcext:value-type="string">
            <text:p>e33dc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91]=&quot;2D&quot;;[.D291]=[.E291]);&quot;synth2D&quot;;[.H29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D</text:p>
          </table:table-cell>
          <table:table-cell table:style-name="ce20" office:value-type="string" calcext:value-type="string">
            <text:p>12bc6c</text:p>
          </table:table-cell>
          <table:table-cell table:style-name="ce20" office:value-type="string" calcext:value-type="string">
            <text:p>e33f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92]=&quot;2D&quot;;[.D292]=[.E292]);&quot;synth2D&quot;;[.H29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</text:p>
          </table:table-cell>
          <table:table-cell table:style-name="ce20" office:value-type="string" calcext:value-type="string">
            <text:p>12bd30</text:p>
          </table:table-cell>
          <table:table-cell table:style-name="ce20" office:value-type="string" calcext:value-type="string">
            <text:p>e341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93]=&quot;2D&quot;;[.D293]=[.E293]);&quot;synth2D&quot;;[.H29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</text:p>
          </table:table-cell>
          <table:table-cell table:style-name="ce20" office:value-type="string" calcext:value-type="string">
            <text:p>12bd48</text:p>
          </table:table-cell>
          <table:table-cell table:style-name="ce20" office:value-type="string" calcext:value-type="string">
            <text:p>e343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294]=&quot;2D&quot;;[.D294]=[.E294]);&quot;synth2D&quot;;[.H29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A</text:p>
          </table:table-cell>
          <table:table-cell table:style-name="ce20" office:value-type="string" calcext:value-type="string">
            <text:p>129914</text:p>
          </table:table-cell>
          <table:table-cell table:style-name="ce20" office:value-type="string" calcext:value-type="string">
            <text:p>e2e3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95]=&quot;2D&quot;;[.D295]=[.E295]);&quot;synth2D&quot;;[.H295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B</text:p>
          </table:table-cell>
          <table:table-cell table:style-name="ce20" office:value-type="string" calcext:value-type="string">
            <text:p>1298c4</text:p>
          </table:table-cell>
          <table:table-cell table:style-name="ce20" office:value-type="string" calcext:value-type="string">
            <text:p>e2e2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96]=&quot;2D&quot;;[.D296]=[.E296]);&quot;synth2D&quot;;[.H296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A</text:p>
          </table:table-cell>
          <table:table-cell table:style-name="ce20" office:value-type="string" calcext:value-type="string">
            <text:p>1299b4</text:p>
          </table:table-cell>
          <table:table-cell table:style-name="ce20" office:value-type="string" calcext:value-type="string">
            <text:p>e2e6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97]=&quot;2D&quot;;[.D297]=[.E297]);&quot;synth2D&quot;;[.H297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B</text:p>
          </table:table-cell>
          <table:table-cell table:style-name="ce20" office:value-type="string" calcext:value-type="string">
            <text:p>129964</text:p>
          </table:table-cell>
          <table:table-cell table:style-name="ce20" office:value-type="string" calcext:value-type="string">
            <text:p>e2e5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98]=&quot;2D&quot;;[.D298]=[.E298]);&quot;synth2D&quot;;[.H29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F Adjust</text:p>
          </table:table-cell>
          <table:table-cell table:style-name="ce20" office:value-type="string" calcext:value-type="string">
            <text:p>129a04</text:p>
          </table:table-cell>
          <table:table-cell table:style-name="ce20" office:value-type="string" calcext:value-type="string">
            <text:p>e2e7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299]=&quot;2D&quot;;[.D299]=[.E299]);&quot;synth2D&quot;;[.H299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 Adjust</text:p>
          </table:table-cell>
          <table:table-cell table:style-name="ce20" office:value-type="string" calcext:value-type="string">
            <text:p>129a1c</text:p>
          </table:table-cell>
          <table:table-cell table:style-name="ce20" office:value-type="string" calcext:value-type="string">
            <text:p>e2e8c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00]=&quot;2D&quot;;[.D300]=[.E300]);&quot;synth2D&quot;;[.H300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 Adjust</text:p>
          </table:table-cell>
          <table:table-cell table:style-name="ce20" office:value-type="string" calcext:value-type="string">
            <text:p>129a28</text:p>
          </table:table-cell>
          <table:table-cell table:style-name="ce20" office:value-type="string" calcext:value-type="string">
            <text:p>e2ea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01]=&quot;2D&quot;;[.D301]=[.E301]);&quot;synth2D&quot;;[.H301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</text:p>
          </table:table-cell>
          <table:table-cell table:style-name="ce20" office:value-type="string" calcext:value-type="string">
            <text:p>12be54</text:p>
          </table:table-cell>
          <table:table-cell table:style-name="ce20" office:value-type="string" calcext:value-type="string">
            <text:p>e34a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302]=&quot;2D&quot;;[.D302]=[.E302]);&quot;synth2D&quot;;[.H30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</text:p>
          </table:table-cell>
          <table:table-cell table:style-name="ce20" office:value-type="string" calcext:value-type="string">
            <text:p>12bf6c</text:p>
          </table:table-cell>
          <table:table-cell table:style-name="ce20" office:value-type="string" calcext:value-type="string">
            <text:p>e34bc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303]=&quot;2D&quot;;[.D303]=[.E303]);&quot;synth2D&quot;;[.H30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C</text:p>
          </table:table-cell>
          <table:table-cell table:style-name="ce20" office:value-type="string" calcext:value-type="string">
            <text:p>12c084</text:p>
          </table:table-cell>
          <table:table-cell table:style-name="ce20" office:value-type="string" calcext:value-type="string">
            <text:p>e34d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304]=&quot;2D&quot;;[.D304]=[.E304]);&quot;synth2D&quot;;[.H30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D</text:p>
          </table:table-cell>
          <table:table-cell table:style-name="ce20" office:value-type="string" calcext:value-type="string">
            <text:p>12c19c</text:p>
          </table:table-cell>
          <table:table-cell table:style-name="ce20" office:value-type="string" calcext:value-type="string">
            <text:p>e34f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305]=&quot;2D&quot;;[.D305]=[.E305]);&quot;synth2D&quot;;[.H305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</text:p>
          </table:table-cell>
          <table:table-cell table:style-name="ce20" office:value-type="string" calcext:value-type="string">
            <text:p>12bde4</text:p>
          </table:table-cell>
          <table:table-cell table:style-name="ce20" office:value-type="string" calcext:value-type="string">
            <text:p>e3468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306]=&quot;2D&quot;;[.D306]=[.E306]);&quot;synth2D&quot;;[.H306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</text:p>
          </table:table-cell>
          <table:table-cell table:style-name="ce20" office:value-type="string" calcext:value-type="string">
            <text:p>12bdfc</text:p>
          </table:table-cell>
          <table:table-cell table:style-name="ce20" office:value-type="string" calcext:value-type="string">
            <text:p>e348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3D</text:p>
          </table:table-cell>
          <table:table-cell table:style-name="ce19" table:formula="of:=IF(AND([.H307]=&quot;2D&quot;;[.D307]=[.E307]);&quot;synth2D&quot;;[.H307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A</text:p>
          </table:table-cell>
          <table:table-cell table:style-name="ce20" office:value-type="string" calcext:value-type="string">
            <text:p>129abc</text:p>
          </table:table-cell>
          <table:table-cell table:style-name="ce20" office:value-type="string" calcext:value-type="string">
            <text:p>e2ec8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08]=&quot;2D&quot;;[.D308]=[.E308]);&quot;synth2D&quot;;[.H30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B</text:p>
          </table:table-cell>
          <table:table-cell table:style-name="ce20" office:value-type="string" calcext:value-type="string">
            <text:p>129a6c</text:p>
          </table:table-cell>
          <table:table-cell table:style-name="ce20" office:value-type="string" calcext:value-type="string">
            <text:p>e2eb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09]=&quot;2D&quot;;[.D309]=[.E309]);&quot;synth2D&quot;;[.H309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A</text:p>
          </table:table-cell>
          <table:table-cell table:style-name="ce20" office:value-type="string" calcext:value-type="string">
            <text:p>129b5c</text:p>
          </table:table-cell>
          <table:table-cell table:style-name="ce20" office:value-type="string" calcext:value-type="string">
            <text:p>e2ef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10]=&quot;2D&quot;;[.D310]=[.E310]);&quot;synth2D&quot;;[.H310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B</text:p>
          </table:table-cell>
          <table:table-cell table:style-name="ce20" office:value-type="string" calcext:value-type="string">
            <text:p>129b0c</text:p>
          </table:table-cell>
          <table:table-cell table:style-name="ce20" office:value-type="string" calcext:value-type="string">
            <text:p>e2edc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11]=&quot;2D&quot;;[.D311]=[.E311]);&quot;synth2D&quot;;[.H311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F Adjust</text:p>
          </table:table-cell>
          <table:table-cell table:style-name="ce20" office:value-type="string" calcext:value-type="string">
            <text:p>129bac</text:p>
          </table:table-cell>
          <table:table-cell table:style-name="ce20" office:value-type="string" calcext:value-type="string">
            <text:p>e2f0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12]=&quot;2D&quot;;[.D312]=[.E312]);&quot;synth2D&quot;;[.H312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 Adjust</text:p>
          </table:table-cell>
          <table:table-cell table:style-name="ce20" office:value-type="string" calcext:value-type="string">
            <text:p>129bc4</text:p>
          </table:table-cell>
          <table:table-cell table:style-name="ce20" office:value-type="string" calcext:value-type="string">
            <text:p>e2f18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13]=&quot;2D&quot;;[.D313]=[.E313]);&quot;synth2D&quot;;[.H313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 Adjust</text:p>
          </table:table-cell>
          <table:table-cell table:style-name="ce20" office:value-type="string" calcext:value-type="string">
            <text:p>129bd0</text:p>
          </table:table-cell>
          <table:table-cell table:style-name="ce20" office:value-type="string" calcext:value-type="string">
            <text:p>e2f2c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14]=&quot;2D&quot;;[.D314]=[.E314]);&quot;synth2D&quot;;[.H314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Port Injection Quantity</text:p>
          </table:table-cell>
          <table:table-cell table:number-columns-repeated="2" table:style-name="ce20" office:value-type="string" calcext:value-type="string">
            <text:p>11191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15]=&quot;2D&quot;;[.D315]=[.E315]);&quot;synth2D&quot;;[.H315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Injection Ratio ECT Threshold A</text:p>
          </table:table-cell>
          <table:table-cell table:number-columns-repeated="2" table:style-name="ce20" office:value-type="string" calcext:value-type="string">
            <text:p>11194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16]=&quot;2D&quot;;[.D316]=[.E316]);&quot;synth2D&quot;;[.H316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Injection Ratio ECT Threshold B</text:p>
          </table:table-cell>
          <table:table-cell table:number-columns-repeated="2" table:style-name="ce20" office:value-type="string" calcext:value-type="string">
            <text:p>11195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17]=&quot;2D&quot;;[.D317]=[.E317]);&quot;synth2D&quot;;[.H317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</text:p>
          </table:table-cell>
          <table:table-cell table:style-name="ce20" office:value-type="string" calcext:value-type="string">
            <text:p>112f8c</text:p>
          </table:table-cell>
          <table:table-cell table:style-name="ce20" office:value-type="string" calcext:value-type="string">
            <text:p>de1f0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18]=&quot;2D&quot;;[.D318]=[.E318]);&quot;synth2D&quot;;[.H318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RPM</text:p>
          </table:table-cell>
          <table:table-cell table:number-columns-repeated="2" table:style-name="ce20" office:value-type="string" calcext:value-type="string">
            <text:p>111fe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19]=&quot;2D&quot;;[.D319]=[.E319]);&quot;synth2D&quot;;[.H319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IPW</text:p>
          </table:table-cell>
          <table:table-cell table:number-columns-repeated="2" table:style-name="ce20" office:value-type="string" calcext:value-type="string">
            <text:p>111fe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20]=&quot;2D&quot;;[.D320]=[.E320]);&quot;synth2D&quot;;[.H320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RPM Resume Threshold</text:p>
          </table:table-cell>
          <table:table-cell table:style-name="ce20" office:value-type="string" calcext:value-type="string">
            <text:p>114a14</text:p>
          </table:table-cell>
          <table:table-cell table:style-name="ce20" office:value-type="string" calcext:value-type="string">
            <text:p>dee84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21]=&quot;2D&quot;;[.D321]=[.E321]);&quot;synth2D&quot;;[.H321])" office:value-type="string" office:string-value="2D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Enrich RPM Delta Activation</text:p>
          </table:table-cell>
          <table:table-cell table:number-columns-repeated="2" table:style-name="ce20" office:value-type="string" calcext:value-type="string">
            <text:p>11201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22]=&quot;2D&quot;;[.D322]=[.E322]);&quot;synth2D&quot;;[.H322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initial injector enrichment (pulsewidth)</text:p>
          </table:table-cell>
          <table:table-cell table:number-columns-repeated="2" table:style-name="ce20" office:value-type="string" calcext:value-type="string">
            <text:p>11201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23]=&quot;2D&quot;;[.D323]=[.E323]);&quot;synth2D&quot;;[.H323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Cut Counter RPM Threshold</text:p>
          </table:table-cell>
          <table:table-cell table:number-columns-repeated="2" table:style-name="ce20" office:value-type="string" calcext:value-type="string">
            <text:p>1120ac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24]=&quot;2D&quot;;[.D324]=[.E324]);&quot;synth2D&quot;;[.H324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Delay</text:p>
          </table:table-cell>
          <table:table-cell table:number-columns-repeated="2" table:style-name="ce20" office:value-type="string" calcext:value-type="string">
            <text:p>11176e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25]=&quot;2D&quot;;[.D325]=[.E325]);&quot;synth2D&quot;;[.H325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Step</text:p>
          </table:table-cell>
          <table:table-cell table:number-columns-repeated="2" table:style-name="ce20" office:value-type="string" calcext:value-type="string">
            <text:p>111e4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26]=&quot;2D&quot;;[.D326]=[.E326]);&quot;synth2D&quot;;[.H326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High)</text:p>
          </table:table-cell>
          <table:table-cell table:number-columns-repeated="2" table:style-name="ce20" office:value-type="string" calcext:value-type="string">
            <text:p>111e3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27]=&quot;2D&quot;;[.D327]=[.E327]);&quot;synth2D&quot;;[.H327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Coolant Temperature)</text:p>
          </table:table-cell>
          <table:table-cell table:number-columns-repeated="2" table:style-name="ce20" office:value-type="string" calcext:value-type="string">
            <text:p>111e2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28]=&quot;2D&quot;;[.D328]=[.E328]);&quot;synth2D&quot;;[.H328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Intake Air Temperature)</text:p>
          </table:table-cell>
          <table:table-cell table:number-columns-repeated="2" table:style-name="ce20" office:value-type="string" calcext:value-type="string">
            <text:p>111e2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29]=&quot;2D&quot;;[.D329]=[.E329]);&quot;synth2D&quot;;[.H329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Low)</text:p>
          </table:table-cell>
          <table:table-cell table:number-columns-repeated="2" table:style-name="ce20" office:value-type="string" calcext:value-type="string">
            <text:p>111e3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30]=&quot;2D&quot;;[.D330]=[.E330]);&quot;synth2D&quot;;[.H330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Low Enrichment Activation Threshold (Coolant Temperature)</text:p>
          </table:table-cell>
          <table:table-cell table:number-columns-repeated="2" table:style-name="ce20" office:value-type="string" calcext:value-type="string">
            <text:p>111e2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31]=&quot;2D&quot;;[.D331]=[.E331]);&quot;synth2D&quot;;[.H331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Non-Idle Hotstart Enrichment (Post Delay)</text:p>
          </table:table-cell>
          <table:table-cell table:number-columns-repeated="2" table:style-name="ce20" office:value-type="string" calcext:value-type="string">
            <text:p>111e4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32]=&quot;2D&quot;;[.D332]=[.E332]);&quot;synth2D&quot;;[.H332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Limit Runtime</text:p>
          </table:table-cell>
          <table:table-cell table:number-columns-repeated="2" table:style-name="ce20" office:value-type="string" calcext:value-type="string">
            <text:p>11177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33]=&quot;2D&quot;;[.D333]=[.E333]);&quot;synth2D&quot;;[.H333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(During Delay and Runtime)</text:p>
          </table:table-cell>
          <table:table-cell table:number-columns-repeated="2" table:style-name="ce20" office:value-type="string" calcext:value-type="string">
            <text:p>111e4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34]=&quot;2D&quot;;[.D334]=[.E334]);&quot;synth2D&quot;;[.H334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L Target Compensation Limits</text:p>
          </table:table-cell>
          <table:table-cell table:number-columns-repeated="2" table:style-name="ce20" office:value-type="string" calcext:value-type="string">
            <text:p>69c3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35]=&quot;2D&quot;;[.D335]=[.E335]);&quot;synth2D&quot;;[.H335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orrection Limits</text:p>
          </table:table-cell>
          <table:table-cell table:number-columns-repeated="2" table:style-name="ce20" office:value-type="string" calcext:value-type="string">
            <text:p>6a72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2D</text:p>
          </table:table-cell>
          <table:table-cell table:style-name="ce19" table:formula="of:=IF(AND([.H336]=&quot;2D&quot;;[.D336]=[.E336]);&quot;synth2D&quot;;[.H336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P000A) CAMSHAFT POS. A - TIMING SLOW RESPONSE BANK 1</text:p>
          </table:table-cell>
          <table:table-cell office:value-type="string" calcext:value-type="string">
            <text:p>124e2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0B) CAMSHAFT POS. B - TIMING SLOW RESPONSE BANK 1</text:p>
          </table:table-cell>
          <table:table-cell office:value-type="string" calcext:value-type="string">
            <text:p>124e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0C) CAMSHAFT POS. A - TIMING SLOW RESPONSE BANK 2</text:p>
          </table:table-cell>
          <table:table-cell office:value-type="string" calcext:value-type="string">
            <text:p>124e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0D) CAMSHAFT POS. B - TIMING SLOW RESPONSE BANK 2</text:p>
          </table:table-cell>
          <table:table-cell office:value-type="string" calcext:value-type="string">
            <text:p>124e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0) CAMSHAFT POS. A ACTUATOR CIRCUIT 1</text:p>
          </table:table-cell>
          <table:table-cell office:value-type="string" calcext:value-type="string">
            <text:p>124fe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1) CAMSHAFT POS. A - TIMING OVER-ADVANCED 1</text:p>
          </table:table-cell>
          <table:table-cell office:value-type="string" calcext:value-type="string">
            <text:p>1248f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3) CAMSHAFT POS. B ACTUATOR CIRCUIT / OPEN 1</text:p>
          </table:table-cell>
          <table:table-cell office:value-type="string" calcext:value-type="string">
            <text:p>125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4) EXHAUST AVCS SYSTEM 1 RANGE/PERF</text:p>
          </table:table-cell>
          <table:table-cell office:value-type="string" calcext:value-type="string">
            <text:p>124c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6) CRANKSHAFT/CAMSHAFT CORRELATION 1A</text:p>
          </table:table-cell>
          <table:table-cell office:value-type="string" calcext:value-type="string">
            <text:p>124bf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7) CRANK/CAM TIMING B FAILURE 1</text:p>
          </table:table-cell>
          <table:table-cell office:value-type="string" calcext:value-type="string">
            <text:p>124c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8) CRANKSHAFT/CAMSHAFT CORRELATION 2A</text:p>
          </table:table-cell>
          <table:table-cell office:value-type="string" calcext:value-type="string">
            <text:p>124be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9) CRANK/CAM TIMING B FAILURE 2</text:p>
          </table:table-cell>
          <table:table-cell office:value-type="string" calcext:value-type="string">
            <text:p>124c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20) CAMSHAFT POS. A ACTUATOR CIRCUIT 2</text:p>
          </table:table-cell>
          <table:table-cell office:value-type="string" calcext:value-type="string">
            <text:p>124ff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21) CAMSHAFT POS. A - TIMING OVER-ADVANCED 2</text:p>
          </table:table-cell>
          <table:table-cell office:value-type="string" calcext:value-type="string">
            <text:p>1249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23) CAMSHAFT POS. B ACTUATOR CIRCUIT / OPEN 2</text:p>
          </table:table-cell>
          <table:table-cell office:value-type="string" calcext:value-type="string">
            <text:p>12500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24) EXHAUST AVCS SYSTEM 2 RANGE/PERF</text:p>
          </table:table-cell>
          <table:table-cell office:value-type="string" calcext:value-type="string">
            <text:p>124c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30) FRONT O2 SENSOR RANGE/PERF</text:p>
          </table:table-cell>
          <table:table-cell office:value-type="string" calcext:value-type="string">
            <text:p>124a6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31) FRONT O2 SENSOR LOW INPUT</text:p>
          </table:table-cell>
          <table:table-cell office:value-type="string" calcext:value-type="string">
            <text:p>1249f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32) FRONT O2 SENSOR HIGH INPUT</text:p>
          </table:table-cell>
          <table:table-cell office:value-type="string" calcext:value-type="string">
            <text:p>1249d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37) REAR O2 SENSOR LOW INPUT</text:p>
          </table:table-cell>
          <table:table-cell office:value-type="string" calcext:value-type="string">
            <text:p>1249e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38) REAR O2 SENSOR HIGH INPUT</text:p>
          </table:table-cell>
          <table:table-cell office:value-type="string" calcext:value-type="string">
            <text:p>1249d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68) MAP SENSOR RANGE/PERF</text:p>
          </table:table-cell>
          <table:table-cell office:value-type="string" calcext:value-type="string">
            <text:p>124a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71) AMBIENT AIR TEMP SENSOR RANGE / PERFORMANCE</text:p>
          </table:table-cell>
          <table:table-cell office:value-type="string" calcext:value-type="string">
            <text:p>1248b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72) AMBIENT AIR TEMP SENSOR LOW INPUT</text:p>
          </table:table-cell>
          <table:table-cell office:value-type="string" calcext:value-type="string">
            <text:p>1248c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73) AMBIENT AIR TEMP SENSOR HIGH INPUT</text:p>
          </table:table-cell>
          <table:table-cell office:value-type="string" calcext:value-type="string">
            <text:p>1248b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87) FUEL RAIL / SYSTEM PRESSURE TOO LOW</text:p>
          </table:table-cell>
          <table:table-cell office:value-type="string" calcext:value-type="string">
            <text:p>124f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88) FUEL RAIL / SYSTEM PRESSURE TOO HIGH</text:p>
          </table:table-cell>
          <table:table-cell office:value-type="string" calcext:value-type="string">
            <text:p>124f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01) MAF SENSOR RANGE/PERF</text:p>
          </table:table-cell>
          <table:table-cell office:value-type="string" calcext:value-type="string">
            <text:p>124a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02) MAF SENSOR LOW INPUT</text:p>
          </table:table-cell>
          <table:table-cell office:value-type="string" calcext:value-type="string">
            <text:p>1247b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03) MAF SENSOR HIGH INPUT</text:p>
          </table:table-cell>
          <table:table-cell office:value-type="string" calcext:value-type="string">
            <text:p>1247c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07) MAP SENSOR LOW INPUT</text:p>
          </table:table-cell>
          <table:table-cell office:value-type="string" calcext:value-type="string">
            <text:p>124a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08) MAP SENSOR HIGH INPUT</text:p>
          </table:table-cell>
          <table:table-cell office:value-type="string" calcext:value-type="string">
            <text:p>124a0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1) IAT SENSOR RANGE/PERF</text:p>
          </table:table-cell>
          <table:table-cell office:value-type="string" calcext:value-type="string">
            <text:p>1249c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2) IAT SENSOR LOW INPUT</text:p>
          </table:table-cell>
          <table:table-cell office:value-type="string" calcext:value-type="string">
            <text:p>1249a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3) IAT SENSOR HIGH INPUT</text:p>
          </table:table-cell>
          <table:table-cell office:value-type="string" calcext:value-type="string">
            <text:p>1249b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6) ENGINE COOLANT TEMPERATURE CIRCUIT RANGE / PERFORMANCE PROBLEM</text:p>
          </table:table-cell>
          <table:table-cell office:value-type="string" calcext:value-type="string">
            <text:p>124ea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7) COOLANT TEMP SENSOR LOW INPUT</text:p>
          </table:table-cell>
          <table:table-cell office:value-type="string" calcext:value-type="string">
            <text:p>1248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8) COOLANT TEMP SENSOR HIGH INPUT</text:p>
          </table:table-cell>
          <table:table-cell office:value-type="string" calcext:value-type="string">
            <text:p>12482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22) TPS A LOW INPUT</text:p>
          </table:table-cell>
          <table:table-cell office:value-type="string" calcext:value-type="string">
            <text:p>1248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23) TPS A HIGH INPUT</text:p>
          </table:table-cell>
          <table:table-cell office:value-type="string" calcext:value-type="string">
            <text:p>1248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25) INSUFFICIENT COOLANT TEMP (FUELING)</text:p>
          </table:table-cell>
          <table:table-cell office:value-type="string" calcext:value-type="string">
            <text:p>1248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28) THERMOSTAT MALFUNCTION</text:p>
          </table:table-cell>
          <table:table-cell office:value-type="string" calcext:value-type="string">
            <text:p>124a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1) FRONT O2 SENSOR LOW INPUT</text:p>
          </table:table-cell>
          <table:table-cell office:value-type="string" calcext:value-type="string">
            <text:p>1249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2) FRONT O2 SENSOR HIGH INPUT</text:p>
          </table:table-cell>
          <table:table-cell office:value-type="string" calcext:value-type="string">
            <text:p>1249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3) FRONT O2 SENSOR SLOW RESPONSE</text:p>
          </table:table-cell>
          <table:table-cell office:value-type="string" calcext:value-type="string">
            <text:p>1249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4) FRONT O2 SENSOR NO ACTIVITY</text:p>
          </table:table-cell>
          <table:table-cell office:value-type="string" calcext:value-type="string">
            <text:p>124a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7) REAR O2 SENSOR LOW VOLTAGE</text:p>
          </table:table-cell>
          <table:table-cell office:value-type="string" calcext:value-type="string">
            <text:p>12497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8) REAR O2 SENSOR HIGH VOLTAGE</text:p>
          </table:table-cell>
          <table:table-cell office:value-type="string" calcext:value-type="string">
            <text:p>1249a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A) O2 SENSOR SLOW RESPONSE RICH TO LEAN B1 S2</text:p>
          </table:table-cell>
          <table:table-cell office:value-type="string" calcext:value-type="string">
            <text:p>124dd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B) O2 SENSOR SLOW RESPONSE LEAN TO RICH B1 S2</text:p>
          </table:table-cell>
          <table:table-cell office:value-type="string" calcext:value-type="string">
            <text:p>124dc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E) O2 SENSOR DELAYED RESPONSE RICH TO LEAN B1 S2</text:p>
          </table:table-cell>
          <table:table-cell office:value-type="string" calcext:value-type="string">
            <text:p>124dc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F) O2 SENSOR DELAYED RESPONSE LEAN TO RICH B1 S2</text:p>
          </table:table-cell>
          <table:table-cell office:value-type="string" calcext:value-type="string">
            <text:p>124db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40) REAR O2 SENSOR NO ACTIVITY</text:p>
          </table:table-cell>
          <table:table-cell office:value-type="string" calcext:value-type="string">
            <text:p>1251f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41) REAR O2 SENSOR MALFUNCTION</text:p>
          </table:table-cell>
          <table:table-cell office:value-type="string" calcext:value-type="string">
            <text:p>1249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4C) O2 SENSOR SLOW RESPONSE RICH TO LEAN B1 S1</text:p>
          </table:table-cell>
          <table:table-cell office:value-type="string" calcext:value-type="string">
            <text:p>124d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4D) O2 SENSOR SLOW RESPONSE LEAN TO RICH B1 S1</text:p>
          </table:table-cell>
          <table:table-cell office:value-type="string" calcext:value-type="string">
            <text:p>124d3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5A) O2 SENSOR DELAYED RESPONSE RICH TO LEAN B1 S1</text:p>
          </table:table-cell>
          <table:table-cell office:value-type="string" calcext:value-type="string">
            <text:p>124d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5B) O2 SENSOR DELAYED RESPONSE LEAN TO RICH B1 S1</text:p>
          </table:table-cell>
          <table:table-cell office:value-type="string" calcext:value-type="string">
            <text:p>124d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71) SYSTEM TOO LEAN</text:p>
          </table:table-cell>
          <table:table-cell office:value-type="string" calcext:value-type="string">
            <text:p>1249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72) SYSTEM TOO RICH</text:p>
          </table:table-cell>
          <table:table-cell office:value-type="string" calcext:value-type="string">
            <text:p>1249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1) FUEL RAIL PRESSURE SENSOR CIRCUIT RANGE/PERFORMANCE</text:p>
          </table:table-cell>
          <table:table-cell office:value-type="string" calcext:value-type="string">
            <text:p>1250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2) FUEL RAIL PRESSURE SENSOR CIRCUIT LOW INPUT</text:p>
          </table:table-cell>
          <table:table-cell office:value-type="string" calcext:value-type="string">
            <text:p>124f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3) FUEL RAIL PRESSURE SENSOR CIRCUIT HIGH INPUT</text:p>
          </table:table-cell>
          <table:table-cell office:value-type="string" calcext:value-type="string">
            <text:p>124f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6) OIL TEMP SENSOR RANGE/PERF</text:p>
          </table:table-cell>
          <table:table-cell office:value-type="string" calcext:value-type="string">
            <text:p>124b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7) OIL TEMP SENSOR LOW</text:p>
          </table:table-cell>
          <table:table-cell office:value-type="string" calcext:value-type="string">
            <text:p>124b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8) OIL TEMP SENSOR HIGH</text:p>
          </table:table-cell>
          <table:table-cell office:value-type="string" calcext:value-type="string">
            <text:p>124b8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01) INJECTOR CIRCUIT / OPEN - CYLINDER 1</text:p>
          </table:table-cell>
          <table:table-cell office:value-type="string" calcext:value-type="string">
            <text:p>124c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02) INJECTOR CIRCUIT / OPEN - CYLINDER 2</text:p>
          </table:table-cell>
          <table:table-cell office:value-type="string" calcext:value-type="string">
            <text:p>124c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03) INJECTOR CIRCUIT / OPEN - CYLINDER 3</text:p>
          </table:table-cell>
          <table:table-cell office:value-type="string" calcext:value-type="string">
            <text:p>124c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04) INJECTOR CIRCUIT / OPEN - CYLINDER 4</text:p>
          </table:table-cell>
          <table:table-cell office:value-type="string" calcext:value-type="string">
            <text:p>124c4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22) TPS B LOW INPUT</text:p>
          </table:table-cell>
          <table:table-cell office:value-type="string" calcext:value-type="string">
            <text:p>124a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23) TPS B HIGH INPUT</text:p>
          </table:table-cell>
          <table:table-cell office:value-type="string" calcext:value-type="string">
            <text:p>124a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30) FUEL PUMP PRIMARY CIRCUIT</text:p>
          </table:table-cell>
          <table:table-cell office:value-type="string" calcext:value-type="string">
            <text:p>124a3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27) KNOCK SENSOR 1 LOW INPUT</text:p>
          </table:table-cell>
          <table:table-cell office:value-type="string" calcext:value-type="string">
            <text:p>1247f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28) KNOCK SENSOR 1 HIGH INPUT</text:p>
          </table:table-cell>
          <table:table-cell office:value-type="string" calcext:value-type="string">
            <text:p>1247f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32) KNOCK SENSOR 2 LOW INPUT</text:p>
          </table:table-cell>
          <table:table-cell office:value-type="string" calcext:value-type="string">
            <text:p>1247d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33) KNOCK SENSOR 2 HIGH INPUT</text:p>
          </table:table-cell>
          <table:table-cell office:value-type="string" calcext:value-type="string">
            <text:p>1247e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35) CRANKSHAFT POS. SENSOR A MALFUNCTION</text:p>
          </table:table-cell>
          <table:table-cell office:value-type="string" calcext:value-type="string">
            <text:p>1247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36) CRANKSHAFT POS. SENSOR A RANGE/PERF</text:p>
          </table:table-cell>
          <table:table-cell office:value-type="string" calcext:value-type="string">
            <text:p>12479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40) CAMSHAFT POS. SENSOR A MALFUNCTION</text:p>
          </table:table-cell>
          <table:table-cell office:value-type="string" calcext:value-type="string">
            <text:p>124b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41) CAMSHAFT POS. SENSOR A RANGE/PERF</text:p>
          </table:table-cell>
          <table:table-cell office:value-type="string" calcext:value-type="string">
            <text:p>124f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45) CAMSHAFT POS. SENSOR A BANK 2</text:p>
          </table:table-cell>
          <table:table-cell office:value-type="string" calcext:value-type="string">
            <text:p>124b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46) CAMSHAFT POS. SENSOR A RANGE/PERF BANK 2</text:p>
          </table:table-cell>
          <table:table-cell office:value-type="string" calcext:value-type="string">
            <text:p>124f1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51) IGNITION COIL A PRIMARY / SECONDARY CIRCUIT</text:p>
          </table:table-cell>
          <table:table-cell office:value-type="string" calcext:value-type="string">
            <text:p>124e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52) IGNITION COIL B PRIMARY / SECONDARY CIRCUIT</text:p>
          </table:table-cell>
          <table:table-cell office:value-type="string" calcext:value-type="string">
            <text:p>124e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53) IGNITION COIL C PRIMARY / SECONDARY CIRCUIT</text:p>
          </table:table-cell>
          <table:table-cell office:value-type="string" calcext:value-type="string">
            <text:p>124e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54) IGNITION COIL D PRIMARY / SECONDARY CIRCUIT</text:p>
          </table:table-cell>
          <table:table-cell office:value-type="string" calcext:value-type="string">
            <text:p>124df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65) CAMSHAFT POS. SENSOR B BANK 1</text:p>
          </table:table-cell>
          <table:table-cell office:value-type="string" calcext:value-type="string">
            <text:p>124b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66) CAMSHAFT POS. SENSOR B RANGE / PERFORMANCE BANK 1</text:p>
          </table:table-cell>
          <table:table-cell office:value-type="string" calcext:value-type="string">
            <text:p>124f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90) CAMSHAFT POS. SENSOR B BANK 2</text:p>
          </table:table-cell>
          <table:table-cell office:value-type="string" calcext:value-type="string">
            <text:p>124b2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91) CAMSHAFT POS. SENSOR B RANGE / PERFORMANCE BANK 2</text:p>
          </table:table-cell>
          <table:table-cell office:value-type="string" calcext:value-type="string">
            <text:p>124f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20) CAT EFFICIENCY BELOW THRESHOLD</text:p>
          </table:table-cell>
          <table:table-cell office:value-type="string" calcext:value-type="string">
            <text:p>1249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41) EVAP INCORRECT PURGE FLOW</text:p>
          </table:table-cell>
          <table:table-cell office:value-type="string" calcext:value-type="string">
            <text:p>124d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55) EVAP LEAK DETECTED (GROSS LEAK)</text:p>
          </table:table-cell>
          <table:table-cell office:value-type="string" calcext:value-type="string">
            <text:p>124d6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56) EVAP LEAK DETECTED (VERY SMALL)</text:p>
          </table:table-cell>
          <table:table-cell office:value-type="string" calcext:value-type="string">
            <text:p>12494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58) EVAP PURGE VALVE CIRCUIT LOW</text:p>
          </table:table-cell>
          <table:table-cell office:value-type="string" calcext:value-type="string">
            <text:p>1249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59) EVAP PURGE VALVE CIRCUIT HIGH</text:p>
          </table:table-cell>
          <table:table-cell office:value-type="string" calcext:value-type="string">
            <text:p>12491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61) FUEL LEVEL SENSOR RANGE/PERF</text:p>
          </table:table-cell>
          <table:table-cell office:value-type="string" calcext:value-type="string">
            <text:p>12485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62) FUEL LEVEL SENSOR LOW INPUT</text:p>
          </table:table-cell>
          <table:table-cell office:value-type="string" calcext:value-type="string">
            <text:p>1248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63) FUEL LEVEL SENSOR HIGH INPUT</text:p>
          </table:table-cell>
          <table:table-cell office:value-type="string" calcext:value-type="string">
            <text:p>1248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06) IDLE CONTROL RPM LOWER THAN EXPECTED</text:p>
          </table:table-cell>
          <table:table-cell office:value-type="string" calcext:value-type="string">
            <text:p>1248e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07) IDLE CONTROL RPM HIGH THAN EXPECTED</text:p>
          </table:table-cell>
          <table:table-cell office:value-type="string" calcext:value-type="string">
            <text:p>1248e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0A) COLD START IDLE AIR CONTROL SYSTEM PERFORMANCE</text:p>
          </table:table-cell>
          <table:table-cell office:value-type="string" calcext:value-type="string">
            <text:p>124cd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0B) COLD START IGNITION TIMING PERFORMANCE</text:p>
          </table:table-cell>
          <table:table-cell office:value-type="string" calcext:value-type="string">
            <text:p>124cc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0E)</text:p>
          </table:table-cell>
          <table:table-cell office:value-type="string" calcext:value-type="string">
            <text:p>124c1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12) STARTER REQUEST CIRCUIT</text:p>
          </table:table-cell>
          <table:table-cell office:value-type="string" calcext:value-type="string">
            <text:p>124e5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16)</text:p>
          </table:table-cell>
          <table:table-cell office:value-type="string" calcext:value-type="string">
            <text:p>124bc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17)</text:p>
          </table:table-cell>
          <table:table-cell office:value-type="string" calcext:value-type="string">
            <text:p>124bb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60) SYSTEM VOLTAGE</text:p>
          </table:table-cell>
          <table:table-cell office:value-type="string" calcext:value-type="string">
            <text:p>124e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62) SYSTEM VOLTAGE LOW</text:p>
          </table:table-cell>
          <table:table-cell office:value-type="string" calcext:value-type="string">
            <text:p>124a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63) SYSTEM VOLTAGE HIGH</text:p>
          </table:table-cell>
          <table:table-cell office:value-type="string" calcext:value-type="string">
            <text:p>124a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04) CONTROL MODULE RAM ERROR</text:p>
          </table:table-cell>
          <table:table-cell office:value-type="string" calcext:value-type="string">
            <text:p>1247a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05) CONTROL MODULE ROM ERROR</text:p>
          </table:table-cell>
          <table:table-cell office:value-type="string" calcext:value-type="string">
            <text:p>124b5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06) ECM/PCM PROCESSOR</text:p>
          </table:table-cell>
          <table:table-cell office:value-type="string" calcext:value-type="string">
            <text:p>124ee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0A) CONTROL MODULE MONITORING PROCESSOR</text:p>
          </table:table-cell>
          <table:table-cell office:value-type="string" calcext:value-type="string">
            <text:p>124ed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0B) CONTROL MODULE A/D PROCESSING</text:p>
          </table:table-cell>
          <table:table-cell office:value-type="string" calcext:value-type="string">
            <text:p>124ec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16) STARTER RELAY CIRCUIT LOW</text:p>
          </table:table-cell>
          <table:table-cell office:value-type="string" calcext:value-type="string">
            <text:p>124e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17) STARTER RELAY CIRCUIT HIGH</text:p>
          </table:table-cell>
          <table:table-cell office:value-type="string" calcext:value-type="string">
            <text:p>124e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2D) FUEL INJECTOR 1 DRIVER CIRCUIT PERFORMANCE</text:p>
          </table:table-cell>
          <table:table-cell office:value-type="string" calcext:value-type="string">
            <text:p>124f4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2F) CONTROL MODULE EEPROM ERROR</text:p>
          </table:table-cell>
          <table:table-cell office:value-type="string" calcext:value-type="string">
            <text:p>124eb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5A) GENERATOR SYSTEM PERFORMANCE</text:p>
          </table:table-cell>
          <table:table-cell office:value-type="string" calcext:value-type="string">
            <text:p>1251b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85) ECM/PCM POWER RELAY CONTROL CIRCUIT / OPEN</text:p>
          </table:table-cell>
          <table:table-cell office:value-type="string" calcext:value-type="string">
            <text:p>1248d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700) TRANSMISSION CONTROL SYSTEM</text:p>
          </table:table-cell>
          <table:table-cell office:value-type="string" calcext:value-type="string">
            <text:p>124b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81A) STARTER DISABLE CIRCUIT LOW</text:p>
          </table:table-cell>
          <table:table-cell office:value-type="string" calcext:value-type="string">
            <text:p>124eb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851) NEUTRAL SWITCH INPUT LOW</text:p>
          </table:table-cell>
          <table:table-cell office:value-type="string" calcext:value-type="string">
            <text:p>1248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852) NEUTRAL SWITCH INPUT HIGH</text:p>
          </table:table-cell>
          <table:table-cell office:value-type="string" calcext:value-type="string">
            <text:p>1248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A3B) GENERATOR OVER TEMPERATURE</text:p>
          </table:table-cell>
          <table:table-cell office:value-type="string" calcext:value-type="string">
            <text:p>1251c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09) THROTTLE DEPOSIT MALFUNCTION</text:p>
          </table:table-cell>
          <table:table-cell office:value-type="string" calcext:value-type="string">
            <text:p>124fd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60) ABNORMAL RETURN SPRING</text:p>
          </table:table-cell>
          <table:table-cell office:value-type="string" calcext:value-type="string">
            <text:p>124a9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70) PORT INJECTOR FUEL PERFORMANCE</text:p>
          </table:table-cell>
          <table:table-cell office:value-type="string" calcext:value-type="string">
            <text:p>124fb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7B) DIRECT INJECTOR FUEL PERFORMANCE</text:p>
          </table:table-cell>
          <table:table-cell office:value-type="string" calcext:value-type="string">
            <text:p>124fa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92) FUEL RAIL PRESSURE SENSOR B CIRCUIT LOW INPUT</text:p>
          </table:table-cell>
          <table:table-cell office:value-type="string" calcext:value-type="string">
            <text:p>12512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93) FUEL RAIL PRESSURE SENSOR B CIRCUIT HIGH INPUT</text:p>
          </table:table-cell>
          <table:table-cell office:value-type="string" calcext:value-type="string">
            <text:p>1251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9E) BANK 1 AFR IMBALANCE FOR PORT INJECTION</text:p>
          </table:table-cell>
          <table:table-cell office:value-type="string" calcext:value-type="string">
            <text:p>1249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9F) BANK 1 AFR IMBALANCE FOR DIRECT INJECTION</text:p>
          </table:table-cell>
          <table:table-cell office:value-type="string" calcext:value-type="string">
            <text:p>124bd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235) HIGH PRESSURE FUEL PUMP CIRCUIT</text:p>
          </table:table-cell>
          <table:table-cell office:value-type="string" calcext:value-type="string">
            <text:p>124fa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261) DI INJECTOR CIRCUIT / OPEN - CYLINDER 1</text:p>
          </table:table-cell>
          <table:table-cell office:value-type="string" calcext:value-type="string">
            <text:p>124f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262) DI INJECTOR CIRCUIT / OPEN - CYLINDER 2</text:p>
          </table:table-cell>
          <table:table-cell office:value-type="string" calcext:value-type="string">
            <text:p>124f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263) DI INJECTOR CIRCUIT / OPEN - CYLINDER 3</text:p>
          </table:table-cell>
          <table:table-cell office:value-type="string" calcext:value-type="string">
            <text:p>124f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264) DI INJECTOR CIRCUIT / OPEN - CYLINDER 4</text:p>
          </table:table-cell>
          <table:table-cell office:value-type="string" calcext:value-type="string">
            <text:p>124f7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449) EVAPORATIVE EMISSION CONT. SYS. AIR FILTER CLOG</text:p>
          </table:table-cell>
          <table:table-cell office:value-type="string" calcext:value-type="string">
            <text:p>124d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451) EVAPORATIVE EMISSION CONT. SYS.</text:p>
          </table:table-cell>
          <table:table-cell office:value-type="string" calcext:value-type="string">
            <text:p>124d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530) BATTERY CURRENT SENSOR CIRCUIT (LOW)</text:p>
          </table:table-cell>
          <table:table-cell office:value-type="string" calcext:value-type="string">
            <text:p>124bb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531) BATTERY CURRENT SENSOR CIRCUIT (HIGH)</text:p>
          </table:table-cell>
          <table:table-cell office:value-type="string" calcext:value-type="string">
            <text:p>124ba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532) CHARGING CONTROL SYSTEM</text:p>
          </table:table-cell>
          <table:table-cell office:value-type="string" calcext:value-type="string">
            <text:p>124b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603) ENGINE STALL HISTORY</text:p>
          </table:table-cell>
          <table:table-cell office:value-type="string" calcext:value-type="string">
            <text:p>124fc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604) STARTABILITY MALFUNCTION</text:p>
          </table:table-cell>
          <table:table-cell office:value-type="string" calcext:value-type="string">
            <text:p>124fd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C00) BATTERY MONITOR MODULE A PERFORMANCE</text:p>
          </table:table-cell>
          <table:table-cell office:value-type="string" calcext:value-type="string">
            <text:p>12515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096) POST CATALYST TOO LEAN B1</text:p>
          </table:table-cell>
          <table:table-cell office:value-type="string" calcext:value-type="string">
            <text:p>124ac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097) POST CATALYST TOO RICH B1</text:p>
          </table:table-cell>
          <table:table-cell office:value-type="string" calcext:value-type="string">
            <text:p>124b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01) THROTTLE ACTUATOR CIRCUIT RANGE/PERF</text:p>
          </table:table-cell>
          <table:table-cell office:value-type="string" calcext:value-type="string">
            <text:p>124ac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02) THROTTLE ACTUATOR CIRCUIT LOW</text:p>
          </table:table-cell>
          <table:table-cell office:value-type="string" calcext:value-type="string">
            <text:p>124aa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03) THROTTLE ACTUATOR CIRCUIT HIGH</text:p>
          </table:table-cell>
          <table:table-cell office:value-type="string" calcext:value-type="string">
            <text:p>124ab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09) TPS A MINIMUM STOP PERF</text:p>
          </table:table-cell>
          <table:table-cell office:value-type="string" calcext:value-type="string">
            <text:p>124a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19) THROTTLE BODY RANGE / PERFORMANCE</text:p>
          </table:table-cell>
          <table:table-cell office:value-type="string" calcext:value-type="string">
            <text:p>124ef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22) TPS D CIRCUIT LOW INPUT</text:p>
          </table:table-cell>
          <table:table-cell office:value-type="string" calcext:value-type="string">
            <text:p>124af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23) TPS D CIRCUIT HIGH INPUT</text:p>
          </table:table-cell>
          <table:table-cell office:value-type="string" calcext:value-type="string">
            <text:p>124b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27) TPS E CIRCUIT LOW INPUT</text:p>
          </table:table-cell>
          <table:table-cell office:value-type="string" calcext:value-type="string">
            <text:p>124ae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28) TPS E CIRCUIT HIGH INPUT</text:p>
          </table:table-cell>
          <table:table-cell office:value-type="string" calcext:value-type="string">
            <text:p>124af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35) TPS A/B VOLTAGE</text:p>
          </table:table-cell>
          <table:table-cell office:value-type="string" calcext:value-type="string">
            <text:p>124b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38) TPS D/E VOLTAGE</text:p>
          </table:table-cell>
          <table:table-cell office:value-type="string" calcext:value-type="string">
            <text:p>124ad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58) VEHICLE SPEED SENSOR B</text:p>
          </table:table-cell>
          <table:table-cell office:value-type="string" calcext:value-type="string">
            <text:p>1248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95) O2 SENSOR SIGNAL STUCK LEAN B1 S1</text:p>
          </table:table-cell>
          <table:table-cell office:value-type="string" calcext:value-type="string">
            <text:p>124e8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96) O2 SENSOR SIGNAL STUCK RICH B1 S1</text:p>
          </table:table-cell>
          <table:table-cell office:value-type="string" calcext:value-type="string">
            <text:p>124e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9A) BANK 1 AFR IMBALANCE</text:p>
          </table:table-cell>
          <table:table-cell office:value-type="string" calcext:value-type="string">
            <text:p>124d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270) O2 SENSOR SIGNAL STUCK LEAN B1 S2</text:p>
          </table:table-cell>
          <table:table-cell office:value-type="string" calcext:value-type="string">
            <text:p>12488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271) O2 SENSOR SIGNAL STUCK RICH B1 S2</text:p>
          </table:table-cell>
          <table:table-cell office:value-type="string" calcext:value-type="string">
            <text:p>1248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01) EVAP LEAK DETECTION PUMP CONTROL CIRCUIT LOW</text:p>
          </table:table-cell>
          <table:table-cell office:value-type="string" calcext:value-type="string">
            <text:p>124d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02) EVAP LEAK DETECTION PUMP CONTROL CIRCUIT HIGH</text:p>
          </table:table-cell>
          <table:table-cell office:value-type="string" calcext:value-type="string">
            <text:p>124da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04) EVAP LEAK DETECTION PUMP SENSE CIRCUIT RANGE/PERFORMANCE</text:p>
          </table:table-cell>
          <table:table-cell office:value-type="string" calcext:value-type="string">
            <text:p>124d9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19) EVAP SWITCHING VALVE LOW</text:p>
          </table:table-cell>
          <table:table-cell office:value-type="string" calcext:value-type="string">
            <text:p>124cf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20) EVAP SWITCHING VALVE HIGH</text:p>
          </table:table-cell>
          <table:table-cell office:value-type="string" calcext:value-type="string">
            <text:p>124ce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B9)</text:p>
          </table:table-cell>
          <table:table-cell office:value-type="string" calcext:value-type="string">
            <text:p>124d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BA)</text:p>
          </table:table-cell>
          <table:table-cell office:value-type="string" calcext:value-type="string">
            <text:p>124d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BB)</text:p>
          </table:table-cell>
          <table:table-cell office:value-type="string" calcext:value-type="string">
            <text:p>124d0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530) IGNITION SWITCH RUN POSITION CIRCUIT</text:p>
          </table:table-cell>
          <table:table-cell office:value-type="string" calcext:value-type="string">
            <text:p>1248a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610) ECM/PCM INTERNAL ENGINE OFF TIMER PERFORMANCE</text:p>
          </table:table-cell>
          <table:table-cell office:value-type="string" calcext:value-type="string">
            <text:p>124cd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C1571)</text:p>
          </table:table-cell>
          <table:table-cell office:value-type="string" calcext:value-type="string">
            <text:p>124c7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C1572)</text:p>
          </table:table-cell>
          <table:table-cell office:value-type="string" calcext:value-type="string">
            <text:p>124c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C1576)</text:p>
          </table:table-cell>
          <table:table-cell office:value-type="string" calcext:value-type="string">
            <text:p>1247c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C1577)</text:p>
          </table:table-cell>
          <table:table-cell office:value-type="string" calcext:value-type="string">
            <text:p>125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C1578)</text:p>
          </table:table-cell>
          <table:table-cell office:value-type="string" calcext:value-type="string">
            <text:p>124ee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073) CAN COMMUNICATION BUS A OFF</text:p>
          </table:table-cell>
          <table:table-cell office:value-type="string" calcext:value-type="string">
            <text:p>124cb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077) LIN COMMUNICATION BUS ECM/PCM OFF</text:p>
          </table:table-cell>
          <table:table-cell office:value-type="string" calcext:value-type="string">
            <text:p>1251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101) CAN LOST COMMUNICATION WITH TCM</text:p>
          </table:table-cell>
          <table:table-cell office:value-type="string" calcext:value-type="string">
            <text:p>124c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122) CAN LOST COMMUNICATION WITH VDC</text:p>
          </table:table-cell>
          <table:table-cell office:value-type="string" calcext:value-type="string">
            <text:p>124ca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155) LOST COMMUNICATION WITH INSTRUMENT PANEL CLUSTER (IPC) CONTROL MODULE</text:p>
          </table:table-cell>
          <table:table-cell office:value-type="string" calcext:value-type="string">
            <text:p>124df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402) CAN INVALID DATA RECEIVED FROM TCM</text:p>
          </table:table-cell>
          <table:table-cell office:value-type="string" calcext:value-type="string">
            <text:p>124c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416) CAN INVALID DATA RECEIVED FROM VDC</text:p>
          </table:table-cell>
          <table:table-cell office:value-type="string" calcext:value-type="string">
            <text:p>124ca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423) INVALID DATA RECEIVED FROM INSTRUMENT PANEL CLUSTER CONTROL MODULE</text:p>
          </table:table-cell>
          <table:table-cell office:value-type="string" calcext:value-type="string">
            <text:p>124de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1712) LOST LIN COMMUNICATION WITH BATTERY 1 MONITOR MODULE</text:p>
          </table:table-cell>
          <table:table-cell office:value-type="string" calcext:value-type="string">
            <text:p>1251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171F) LOST LIN COMMUNICATION WITH GENERATOR</text:p>
          </table:table-cell>
          <table:table-cell office:value-type="string" calcext:value-type="string">
            <text:p>1251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unch Control Disable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unch Control RPM Delt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lat-Foot Shift RPM Delt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8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9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8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9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8 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9 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(Loa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(Load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(Load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D (Loa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Imm. Cruise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Imm. Non-Cruise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ECT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ECT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ECT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ECT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(ECT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/Switch SI-DRIVE Intellig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 (Atm. Press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 A (Atm. Press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 B (Atm. Press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(Accelerator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A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B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C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Throttle Hysteresi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A (Base Pulse Widt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B (Base Pulse Widt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C (Base Pulse Widt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BPW Hysteresi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Counter Step Value (MAF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Perio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EG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Maximum Vehicle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inimum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Engine Loa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Engine Load Counter Thresh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Engine Speed (Per Gear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Engine Speed (Per Gear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Engine Speed (Neutral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Engine Speed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Engine Speed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Engine Speed B Counter Thresh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Throttle)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Throttle A Counter Thresh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Throttle) B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Throttle Atm. Pressure Threshol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Throttle) (Low Atm. Press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Throttle) (High Atm. Press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A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B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C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D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hrottle Tip-in Enrich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Compensation (Boost Error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Compensation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 Activation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/F #3 Learning Limi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A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C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D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G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H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otstart Low Enrichment Activation Threshold (Intake Air Temperat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otstart Maximum Non-Idle Enrichment Del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Primary Crui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Reference Cruise (AVCS rela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Primary Non-Crui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Reference Non-Cruise (AVCS rela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Neutral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Neutral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(Below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(Below Speed Threshold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(Above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(In-Gear)(Above Speed Threshold) 2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Above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Above Speed Threshold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Above Speed Threshold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Above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Above Speed Threshold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Above Speed Threshold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Above Speed Threshold)(MT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Above Speed Threshold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Below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Below Speed Threshold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Below Speed Threshold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Below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Below Speed Threshold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Below Speed Threshold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Neutral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Neutral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Neutral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Neutral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Neutral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Neutral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Minim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Minimum Vehicle Speed Enab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Alternate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Additive (Knock Condition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Additive A (Knock Conditions)(IA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Additive B (Knock Condition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Primary (Knock Conditions High)(IA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Primary (Knock Conditions Low)(IA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Primary Cruise (IA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Crui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Primary Non-Cruise (IA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Non-Crui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Alternate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Alternate Mode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Alternate Mode 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Additive Range (RP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A (I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(IAT) Activation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A (IAT) Activ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 Min Load (I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B (I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B (IAT) IAM Activ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B (IAT) Max Additiv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C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D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Imm. Cruise A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Imm. Cruise B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Imm. Non-Cruise A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Imm. Non-Cruise B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(MRP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A 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B 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C 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D 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A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B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C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D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(1s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(2n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(3r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(4t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(5t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Activation (RP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Activation (Loa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edback Correction Minimum Load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edback Correction Retard Value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Delay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tended Feedback Correction High RPM Compens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Minimum (RP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Maximum (RP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Rows (RPM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Columns (Load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Retard Value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Retard Value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Retard Value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ough Correction Learning Delay (Increasing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ough Correction Learning Delay (Increasing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Throttle Plate Position Divider (RP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(Throttle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(Fuel Cu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A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B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(Throttle) SI-DRIVE Intellig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GT Sensor Scal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uel Temp Sensor Scal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mospheric Pressure Sensor Scal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uel Pump Duty Cyc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diator Fan Modes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diator Fan Modes C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diator Fan Modes D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mospheric Pressure Sensor Scaling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ar Determination Threshol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ar Determination Thresholds 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FR Sensor Heater Prote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FR Sensor Heating Limi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L Fuelling Throttle Compens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L Fuelling Accelerator Compens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talyst Warm Up Id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talyst Warm Up Non-Id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FR Sensor Heating Limit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FR Sensor Heating Limit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orce Pass Readiness Monito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orce Pass Readiness Monitors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00) PASS CODE (NO DTC DETEC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00) PASS CODE (NO DTC DETECTED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26) OSV SOLENOID VALVE CIRCUIT RANGE PERF B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28) OSV SOLENOID VALVE CIRCUIT RANGE PERF B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43) HO2S CIRCUIT LOW B1 S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44) HO2S CIRCUIT HIGH B1 S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50) HO2S CIRCUIT RANGE PERF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51) HO2S CIRCUIT LOW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52) HO2S CIRCUIT HIGH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57) HO2S CIRCUIT LOW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58) HO2S CIRCUIT HIGH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76) INTAKE VALVE CIRCUIT LOW (BANK 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77) INTAKE VALVE CONTROL HIGH (BANK 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82) INTAKE VALVE CONTROL LOW (BANK 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83) INTAKE VALVE CONTROL HIGH (BANK 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21) TPS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26) INSUFFICIENT COOLANT TEMP (OPERATIO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29) ATMOS. PRESSURE SENSOR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39) REAR O2 SENSOR SLOW RESPON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43) O2 SENSOR CIRCUIT LOW B1 S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44) O2 SENSOR CIRCUIT HIGH B1 S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45) O2 SENSOR CIRCUIT SLOW RESPONSE B1 S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1) O2 SENSOR CIRCUIT LOW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2) O2 SENSOR CIRCUIT HIGH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3) O2 SENSOR CIRCUIT SLOW RESPONSE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4) O2 SENSOR CIRCUIT OPEN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7) O2 SENSOR CIRCUIT LOW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8) O2 SENSOR CIRCUIT HIGH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9) O2 SENSOR CIRCUIT SLOW RESPONSE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60) O2 SENSOR NO ACTIVITY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74) SYSTEM TOO LEAN B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75) SYSTEM TOO RICH B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81) FUEL TEMP SENSOR A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82) FUEL TEMP SENSOR A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83) FUEL TEMP SENSOR A HIGH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44) WASTEGATE SOLENOID A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45) WASTEGATE SOLENOID A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46) WASTEGATE SOLENOID A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61) FUEL INJECTOR #1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64) FUEL INJECTOR #2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67) FUEL INJECTOR #3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70) FUEL INJECTOR #4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0) RANDOM MULTIPLE CYLINDER MISFIRE DETEC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1) MISFIRE CYLINDER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2) MISFIRE CYLINDER 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3) MISFIRE CYLINDER 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4) MISFIRE CYLINDER 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5) MISFIRE CYLINDER 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6) MISFIRE CYLINDER 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50) IGNITION COIL PRIMARY/SECONDAR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00) EGR F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0) SECONDARY AIR PUMP SYSTE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1) SECONDARY AIR PUMP INCORRECT F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3) SECONDARY AIR PUMP A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4) SECONDARY AIR PUMP A SHOR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6) SECONDARY AIR PUMP B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7) SECONDARY AIR PUMP B SHOR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8) SECONDARY AIR PUMP RELAY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42) EVAP LEAK DETECTED (SMALL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47) EVAP VENT CONTROL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48) EVAP VENT CONTROL CIRCUIT SHOR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51) EVAP PRESSURE SENSOR RANGE/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52) EVAP PRESSURE SENSOR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53) EVAP PRESSURE SENSOR HIGH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57) EVAP LEAK DETECTED (FUEL CAP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64) FUEL LEVEL SENSOR INTERMITT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83) RADIATOR FAN RATIONALITY CHEC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00) VEHICLE SPEED SENSOR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02) VEHICLE SPEED SENSOR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03) VEHICLE SPEED SENSOR INTERMITT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08) IDLE CONTROL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09) IDLE CONTROL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19) IDLE CONTROL MALFUNCTION (FAIL-SAF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45) EGT SENSOR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46) EGT SENSOR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58) ALTERNATOR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59) ALTERNATOR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65) CRUISE CONTROL SET SIGN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00) SERIAL COMMUNICATION LIN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02) CONTROL MODULE PROG. ERRO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07) CONTROL MODULE PERFORMAN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38) THROTTLE ACTUATOR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91) RADIATOR FAN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92) RADIATOR FAN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03) BRAKE SWITCH INPUT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05) TRANSMISSION RANGE SENSOR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10) ATF TEMP SENSOR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16) TORQUE CONVERTER TURBINE SPEED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20) AT VEHICLE SPEED SENSOR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26) ENGINE SPEED INPUT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31) GEAR 1 INCORRECT 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32) GEAR 2 INCORRECT 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33) GEAR 3 INCORRECT 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34) GEAR 4 INCORRECT 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41) TORQUE CONVERTER CLUTCH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43) TORQUE CONVERTER CLUTCH LOCK-UP DUTY SOLENO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48) PRESSURE CONTROL LINE PRESSURE DUTY SOLENO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53) SHIFT SOLENOID A ELECTRIC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58) SHIFT SOLENOID B ELECTRIC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71) AT LOW CLUTCH TIMING SOLENOID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78) AT 2-4 BRAKE PRESSURE SOLENOID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85) AT 2-4 BRAKE TIMING SOLENOID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864) TCM COMMUNICATION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865) TCM COMMUNICATION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866) TCM COMMUNICATION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26) VVL SYSTEMS 1 PERFORMAN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28) VVL SYSTEMS 2 PERFORMAN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86) TGV POS. 2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87) TGV POS. 2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88) TGV POS. 1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89) TGV POS. 1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0) TGV SYSTEM 1 (VALVE OP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1) TGV SYSTEM 1 (VALVE CLOS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2) TGV SYSTEM 2 (VALVE OP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3) TGV SYSTEM 2 (VALVE CLOS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4) TGV SIGNAL 1 (OP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5) TGV SIGNAL 1 (SHOR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6) TGV SIGNAL 2 (OP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7) TGV SIGNAL 2 (SHOR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10) ATMOS. PRESSURE SENSOR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11) ATMOS. PRESSURE SENSOR HIGH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52) FRONT O2 SENSOR RANGE PERF LOW B1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53) FRONT O2 SENSOR RANGE PERF HIGH B1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54) O2 SENSOR RANGE PERF LOW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55) O2 SENSOR RANGE PERF HIGH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282) PCV SYSTEM CIRCUIT (OP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301) MISFIRE (HIGH TEMP EXHAUST GA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312) EGT SENSOR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00) FUEL TANK PRESSURE SOL.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10) SECONDARY AIR PUMP VALVE STUCK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18) SECONDARY AIR PUMP CIRCUIT SHOR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20) FUEL TANK PRESSURE SOL. HIGH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43) VENT CONTROL SOLENOID FUNCTION PROBLE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46) FUEL TANK SENSOR CONTROL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47) FUEL TANK SENSOR CONTROL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48) FUEL TANK SENSOR CONTROL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1) PCV (BLOWBY) FUNCTION PROBLE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2) EGR SOLENOID SIGNAL 1 MALFUNCTION (LOW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3) EGR SOLENOID SIGNAL 1 MALFUNCTION (HIG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4) EGR SOLENOID SIGNAL 2 MALFUNCTION (LOW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5) EGR SOLENOID SIGNAL 2 MALFUNCTION (HIG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6) EGR SIGNAL 3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7) EGR SOLENOID SIGNAL 3 MALFUNCTION (HIG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8) EGR SIGNAL 4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9) EGR SIGNAL 4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518) STARTER SWITCH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519) IMRC STUCK CLOS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520) IMRC CIRCUIT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544) EGT TOO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560) BACK-UP VOLTAGE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602) CONTROL MODULE PROGRAMMING ERRO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616) SBDS INTERACTIVE COD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700) TPS CIRCUIT MALFUNCTION 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4) TGV - INTAKE MANIFOLD RUNNER 1 STUCK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5) TGV - INTAKE MANIFOLD RUNNER 2 STUCK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6) TGV - INTAKE MANIFOLD RUNNER 1 STUCK CLOS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7) TGV - INTAKE MANIFOLD RUNNER 2 STUCK CLOS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8) TGV - INTAKE MANIFOLD RUNNER 1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9) TGV - INTAKE MANIFOLD RUNNER 1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11) TGV - INTAKE MANIFOLD RUNNER 2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12) TGV - INTAKE MANIFOLD RUNNER 2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16) TGV - INTAKE MANIFOLD RUNNER 1 POS. SENSOR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17) TGV - INTAKE MANIFOLD RUNNER 1 POS. SENSOR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21) TGV - INTAKE MANIFOLD RUNNER 2 POS. SENSOR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22) TGV - INTAKE MANIFOLD RUNNER 2 POS. SENSOR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88) OCV SOLENOID A1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89) OCV SOLENOID A1 CIRCUIT SHO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0) OCV SOLENOID B1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1) OCV SOLENOID B1 CIRCUIT SHO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2) OCV SOLENOID A2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3) OCV SOLENOID A2 CIRCUIT SHO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4) OCV SOLENOID B2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5) OCV SOLENOID B2 CIRCUIT SHO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8) POST CATALYST TOO LEAN B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9) POST CATALYST TOO RICH B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227) BARO. PRESSURE CIRCUIT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228) BARO. PRESSURE CIRCUIT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229) BARO. PRESSURE CIRCUIT HIGH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31) SECONDARY AIR PUMP CIRCUIT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32) SECONDARY AIR PUMP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33) SECONDARY AIR PUMP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40) SECONDARY AIR PUMP VALVE 1 STUCK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41) SECONDARY AIR PUMP VALVE 1 STUCK CLOS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42) SECONDARY AIR PUMP VALVE 2 STUCK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43) SECONDARY AIR PUMP 2 STUCK CLOS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44) SECONDARY AIR PUMP 1 STUCK ON B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503) CHARGING SYSTEM VOLTAGE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504) CHARGING SYSTEM VOLTAGE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sum Fi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sum Fix 2</text:p>
          </table:table-cell>
          <table:table-cell table:number-columns-repeated="7"/>
        </table:table-row>
        <table:table-row table:style-name="ro1" table:number-rows-repeated="10476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10C-parse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addr</text:p>
          </table:table-cell>
          <table:table-cell office:value-type="string" calcext:value-type="string">
            <text:p>tableaddr</text:p>
          </table:table-cell>
          <table:table-cell office:value-type="string" calcext:value-type="string">
            <text:p>sizey</text:p>
          </table:table-cell>
          <table:table-cell office:value-type="string" calcext:value-type="string">
            <text:p>siz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PI Ratio Thresholds</text:p>
          </table:table-cell>
          <table:table-cell table:number-columns-repeated="2" table:style-name="ce22" office:value-type="string" calcext:value-type="string">
            <text:p>1119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RPM)</text:p>
          </table:table-cell>
          <table:table-cell table:style-name="ce22" office:value-type="string" calcext:value-type="string">
            <text:p>1119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Load)</text:p>
          </table:table-cell>
          <table:table-cell office:value-type="string" calcext:value-type="string">
            <text:p>1119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GDI Pressure Multiplier C</text:p>
          </table:table-cell>
          <table:table-cell table:number-columns-repeated="2" table:style-name="ce22" office:value-type="string" calcext:value-type="string">
            <text:p>111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Requested Torque Base</text:p>
          </table:table-cell>
          <table:table-cell office:value-type="string" calcext:value-type="string">
            <text:p>13c528</text:p>
          </table:table-cell>
          <table:table-cell office:value-type="string" calcext:value-type="string">
            <text:p>e20ec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ranking Fuel Injector Pulse Width B (ECT)</text:p>
          </table:table-cell>
          <table:table-cell table:style-name="ce22" office:value-type="string" calcext:value-type="string">
            <text:p>117e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E (ECT)</text:p>
          </table:table-cell>
          <table:table-cell table:style-name="ce22" office:value-type="string" calcext:value-type="string">
            <text:p>117e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F (ECT)</text:p>
          </table:table-cell>
          <table:table-cell office:value-type="string" calcext:value-type="string">
            <text:p>117ee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I (ECT)</text:p>
          </table:table-cell>
          <table:table-cell office:value-type="string" calcext:value-type="string">
            <text:p>117f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J (ECT)</text:p>
          </table:table-cell>
          <table:table-cell office:value-type="string" calcext:value-type="string">
            <text:p>117f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Injector Minimum Open Time</text:p>
          </table:table-cell>
          <table:table-cell table:number-columns-repeated="2" table:style-name="ce22" office:value-type="string" calcext:value-type="string">
            <text:p>1119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Engine Load Multiplier</text:p>
          </table:table-cell>
          <table:table-cell table:number-columns-repeated="2" table:style-name="ce22" office:value-type="string" calcext:value-type="string">
            <text:p>1119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CPC Duty Multiplier</text:p>
          </table:table-cell>
          <table:table-cell office:value-type="string" calcext:value-type="string">
            <text:p>c6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Engine Load Limiter A</text:p>
          </table:table-cell>
          <table:table-cell office:value-type="string" calcext:value-type="string">
            <text:p>104c6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er B</text:p>
          </table:table-cell>
          <table:table-cell office:value-type="string" calcext:value-type="string">
            <text:p>104ca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AVCS Base/Normal/Safe Hysteresis</text:p>
          </table:table-cell>
          <table:table-cell office:value-type="string" calcext:value-type="string">
            <text:p>1294b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dle Throttle Target for Airflow</text:p>
          </table:table-cell>
          <table:table-cell office:value-type="string" calcext:value-type="string">
            <text:p>13c6f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B</text:p>
          </table:table-cell>
          <table:table-cell office:value-type="string" calcext:value-type="string">
            <text:p>13c5ec</text:p>
          </table:table-cell>
          <table:table-cell office:value-type="string" calcext:value-type="string">
            <text:p>e213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C</text:p>
          </table:table-cell>
          <table:table-cell office:value-type="string" calcext:value-type="string">
            <text:p>13c624</text:p>
          </table:table-cell>
          <table:table-cell office:value-type="string" calcext:value-type="string">
            <text:p>e21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D</text:p>
          </table:table-cell>
          <table:table-cell office:value-type="string" calcext:value-type="string">
            <text:p>13d984</text:p>
          </table:table-cell>
          <table:table-cell office:value-type="string" calcext:value-type="string">
            <text:p>e23dc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for Airflow</text:p>
          </table:table-cell>
          <table:table-cell office:value-type="string" calcext:value-type="string">
            <text:p>10c2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B</text:p>
          </table:table-cell>
          <table:table-cell office:value-type="string" calcext:value-type="string">
            <text:p>10c224</text:p>
          </table:table-cell>
          <table:table-cell office:value-type="string" calcext:value-type="string">
            <text:p>dd1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C</text:p>
          </table:table-cell>
          <table:table-cell office:value-type="string" calcext:value-type="string">
            <text:p>10c234</text:p>
          </table:table-cell>
          <table:table-cell office:value-type="string" calcext:value-type="string">
            <text:p>dd1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D</text:p>
          </table:table-cell>
          <table:table-cell table:style-name="ce22" office:value-type="string" calcext:value-type="string">
            <text:p>110714</text:p>
          </table:table-cell>
          <table:table-cell office:value-type="string" calcext:value-type="string">
            <text:p>ddb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CL to OL Transition with Delay (Injector Load Threshold)</text:p>
          </table:table-cell>
          <table:table-cell table:style-name="ce22" office:value-type="string" calcext:value-type="string">
            <text:p>1142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Manifold Pressure Sensor Scaling A</text:p>
          </table:table-cell>
          <table:table-cell table:number-columns-repeated="2" office:value-type="string" calcext:value-type="string">
            <text:p>1253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Limits (CEL)</text:p>
          </table:table-cell>
          <table:table-cell table:style-name="ce22" office:value-type="string" calcext:value-type="string">
            <text:p>12539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CEL Delays</text:p>
          </table:table-cell>
          <table:table-cell table:number-columns-repeated="2" office:value-type="string" calcext:value-type="string">
            <text:p>1252f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Primary Open Loop Fueling (Safe)</text:p>
          </table:table-cell>
          <table:table-cell office:value-type="string" calcext:value-type="string">
            <text:p>1166d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(Base)</text:p>
          </table:table-cell>
          <table:table-cell table:style-name="ce22" office:value-type="string" calcext:value-type="string">
            <text:p>11689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Minimum</text:p>
          </table:table-cell>
          <table:table-cell office:value-type="string" calcext:value-type="string">
            <text:p>116ea0</text:p>
          </table:table-cell>
          <table:table-cell office:value-type="string" calcext:value-type="string">
            <text:p>df7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Minimum Active Primary Open Loop Enrichment</text:p>
          </table:table-cell>
          <table:table-cell office:value-type="string" calcext:value-type="string">
            <text:p>111d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Front Oxygen Sensor Scaling A</text:p>
          </table:table-cell>
          <table:table-cell office:value-type="string" calcext:value-type="string">
            <text:p>126fac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Scaling B</text:p>
          </table:table-cell>
          <table:table-cell office:value-type="string" calcext:value-type="string">
            <text:p>12701c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Rich Limit</text:p>
          </table:table-cell>
          <table:table-cell table:number-columns-repeated="2" office:value-type="string" calcext:value-type="string">
            <text:p>52d7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Compensation (Atm. Pressure)</text:p>
          </table:table-cell>
          <table:table-cell table:style-name="ce22" office:value-type="string" calcext:value-type="string">
            <text:p>104e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CL Fueling Unknown A</text:p>
          </table:table-cell>
          <table:table-cell office:value-type="string" calcext:value-type="string">
            <text:p>113cb4</text:p>
          </table:table-cell>
          <table:table-cell office:value-type="string" calcext:value-type="string">
            <text:p>de98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Unknown F</text:p>
          </table:table-cell>
          <table:table-cell office:value-type="string" calcext:value-type="string">
            <text:p>111b7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A</text:p>
          </table:table-cell>
          <table:table-cell table:style-name="ce22" office:value-type="string" calcext:value-type="string">
            <text:p>11515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A</text:p>
          </table:table-cell>
          <table:table-cell table:style-name="ce22" office:value-type="string" calcext:value-type="string">
            <text:p>11520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A</text:p>
          </table:table-cell>
          <table:table-cell office:value-type="string" calcext:value-type="string">
            <text:p>1152b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A</text:p>
          </table:table-cell>
          <table:table-cell table:style-name="ce22" office:value-type="string" calcext:value-type="string">
            <text:p>1153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A</text:p>
          </table:table-cell>
          <table:table-cell table:style-name="ce22" office:value-type="string" calcext:value-type="string">
            <text:p>1153e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A</text:p>
          </table:table-cell>
          <table:table-cell table:style-name="ce22" office:value-type="string" calcext:value-type="string">
            <text:p>11544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A</text:p>
          </table:table-cell>
          <table:table-cell office:value-type="string" calcext:value-type="string">
            <text:p>1154a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A</text:p>
          </table:table-cell>
          <table:table-cell table:style-name="ce22" office:value-type="string" calcext:value-type="string">
            <text:p>11551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A</text:p>
          </table:table-cell>
          <table:table-cell table:style-name="ce22" office:value-type="string" calcext:value-type="string">
            <text:p>11557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B</text:p>
          </table:table-cell>
          <table:table-cell office:value-type="string" calcext:value-type="string">
            <text:p>1151a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B</text:p>
          </table:table-cell>
          <table:table-cell table:style-name="ce22" office:value-type="string" calcext:value-type="string">
            <text:p>11525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B</text:p>
          </table:table-cell>
          <table:table-cell table:style-name="ce22" office:value-type="string" calcext:value-type="string">
            <text:p>11530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B</text:p>
          </table:table-cell>
          <table:table-cell office:value-type="string" calcext:value-type="string">
            <text:p>1155d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B</text:p>
          </table:table-cell>
          <table:table-cell table:style-name="ce22" office:value-type="string" calcext:value-type="string">
            <text:p>11564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B</text:p>
          </table:table-cell>
          <table:table-cell office:value-type="string" calcext:value-type="string">
            <text:p>1156a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B</text:p>
          </table:table-cell>
          <table:table-cell table:style-name="ce22" office:value-type="string" calcext:value-type="string">
            <text:p>11570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B</text:p>
          </table:table-cell>
          <table:table-cell office:value-type="string" calcext:value-type="string">
            <text:p>11573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B</text:p>
          </table:table-cell>
          <table:table-cell office:value-type="string" calcext:value-type="string">
            <text:p>1157d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0</text:p>
          </table:table-cell>
          <table:table-cell office:value-type="string" calcext:value-type="string">
            <text:p>114b20</text:p>
          </table:table-cell>
          <table:table-cell office:value-type="string" calcext:value-type="string">
            <text:p>deed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A</text:p>
          </table:table-cell>
          <table:table-cell table:style-name="ce22" office:value-type="string" calcext:value-type="string">
            <text:p>11366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B</text:p>
          </table:table-cell>
          <table:table-cell office:value-type="string" calcext:value-type="string">
            <text:p>1136f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C</text:p>
          </table:table-cell>
          <table:table-cell table:style-name="ce22" office:value-type="string" calcext:value-type="string">
            <text:p>11368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2</text:p>
          </table:table-cell>
          <table:table-cell office:value-type="string" calcext:value-type="string">
            <text:p>112a68</text:p>
          </table:table-cell>
          <table:table-cell office:value-type="string" calcext:value-type="string">
            <text:p>ddea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3</text:p>
          </table:table-cell>
          <table:table-cell table:style-name="ce22" office:value-type="string" calcext:value-type="string">
            <text:p>116210</text:p>
          </table:table-cell>
          <table:table-cell office:value-type="string" calcext:value-type="string">
            <text:p>df4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4</text:p>
          </table:table-cell>
          <table:table-cell office:value-type="string" calcext:value-type="string">
            <text:p>1136fc</text:p>
          </table:table-cell>
          <table:table-cell office:value-type="string" calcext:value-type="string">
            <text:p>de52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5</text:p>
          </table:table-cell>
          <table:table-cell office:value-type="string" calcext:value-type="string">
            <text:p>112a40</text:p>
          </table:table-cell>
          <table:table-cell office:value-type="string" calcext:value-type="string">
            <text:p>dde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6</text:p>
          </table:table-cell>
          <table:table-cell office:value-type="string" calcext:value-type="string">
            <text:p>112a50</text:p>
          </table:table-cell>
          <table:table-cell office:value-type="string" calcext:value-type="string">
            <text:p>dde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7</text:p>
          </table:table-cell>
          <table:table-cell office:value-type="string" calcext:value-type="string">
            <text:p>1161f4</text:p>
          </table:table-cell>
          <table:table-cell office:value-type="string" calcext:value-type="string">
            <text:p>df3f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Load)</text:p>
          </table:table-cell>
          <table:table-cell table:style-name="ce22" office:value-type="string" calcext:value-type="string">
            <text:p>119830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Load)</text:p>
          </table:table-cell>
          <table:table-cell office:value-type="string" calcext:value-type="string">
            <text:p>11997c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C (Load)</text:p>
          </table:table-cell>
          <table:table-cell office:value-type="string" calcext:value-type="string">
            <text:p>11bdec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</text:p>
          </table:table-cell>
          <table:table-cell office:value-type="string" calcext:value-type="string">
            <text:p>11970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</text:p>
          </table:table-cell>
          <table:table-cell table:style-name="ce22" office:value-type="string" calcext:value-type="string">
            <text:p>1197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 Disable</text:p>
          </table:table-cell>
          <table:table-cell office:value-type="string" calcext:value-type="string">
            <text:p>111b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to OL Transition with Delay (Base Pulse Width)</text:p>
          </table:table-cell>
          <table:table-cell office:value-type="string" calcext:value-type="string">
            <text:p>1141b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</text:p>
          </table:table-cell>
          <table:table-cell office:value-type="string" calcext:value-type="string">
            <text:p>11c2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Injector Latency</text:p>
          </table:table-cell>
          <table:table-cell table:style-name="ce22" office:value-type="string" calcext:value-type="string">
            <text:p>1180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</text:p>
          </table:table-cell>
          <table:table-cell table:number-columns-repeated="2" table:style-name="ce22" office:value-type="string" calcext:value-type="string">
            <text:p>1119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 BRZ</text:p>
          </table:table-cell>
          <table:table-cell table:number-columns-repeated="2" office:value-type="string" calcext:value-type="string">
            <text:p>1118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A</text:p>
          </table:table-cell>
          <table:table-cell office:value-type="string" calcext:value-type="string">
            <text:p>11717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B</text:p>
          </table:table-cell>
          <table:table-cell office:value-type="string" calcext:value-type="string">
            <text:p>11723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C</text:p>
          </table:table-cell>
          <table:table-cell office:value-type="string" calcext:value-type="string">
            <text:p>1172f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D</text:p>
          </table:table-cell>
          <table:table-cell office:value-type="string" calcext:value-type="string">
            <text:p>1173b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E</text:p>
          </table:table-cell>
          <table:table-cell office:value-type="string" calcext:value-type="string">
            <text:p>11747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F</text:p>
          </table:table-cell>
          <table:table-cell office:value-type="string" calcext:value-type="string">
            <text:p>11753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G</text:p>
          </table:table-cell>
          <table:table-cell office:value-type="string" calcext:value-type="string">
            <text:p>1175f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H</text:p>
          </table:table-cell>
          <table:table-cell office:value-type="string" calcext:value-type="string">
            <text:p>1176b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Cranking Fuel IPW Compensation A (RPM)</text:p>
          </table:table-cell>
          <table:table-cell office:value-type="string" calcext:value-type="string">
            <text:p>115ff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MAP)</text:p>
          </table:table-cell>
          <table:table-cell table:style-name="ce22" office:value-type="string" calcext:value-type="string">
            <text:p>11298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Accelerator)</text:p>
          </table:table-cell>
          <table:table-cell office:value-type="string" calcext:value-type="string">
            <text:p>1129a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IAT)</text:p>
          </table:table-cell>
          <table:table-cell office:value-type="string" calcext:value-type="string">
            <text:p>1129c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Throttle Tip-in Enrichment A</text:p>
          </table:table-cell>
          <table:table-cell table:style-name="ce22" office:value-type="string" calcext:value-type="string">
            <text:p>11478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hrottle Tip-in Enrichment B</text:p>
          </table:table-cell>
          <table:table-cell office:value-type="string" calcext:value-type="string">
            <text:p>1147ec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</text:p>
          </table:table-cell>
          <table:table-cell office:value-type="string" calcext:value-type="string">
            <text:p>1120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 (Throttle)</text:p>
          </table:table-cell>
          <table:table-cell table:style-name="ce22" office:value-type="string" calcext:value-type="string">
            <text:p>1120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RPM)</text:p>
          </table:table-cell>
          <table:table-cell office:value-type="string" calcext:value-type="string">
            <text:p>112fd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MRP)</text:p>
          </table:table-cell>
          <table:table-cell table:style-name="ce22" office:value-type="string" calcext:value-type="string">
            <text:p>11300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A (ECT)</text:p>
          </table:table-cell>
          <table:table-cell table:style-name="ce22" office:value-type="string" calcext:value-type="string">
            <text:p>1130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B (ECT)</text:p>
          </table:table-cell>
          <table:table-cell table:style-name="ce22" office:value-type="string" calcext:value-type="string">
            <text:p>1148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C (ECT)</text:p>
          </table:table-cell>
          <table:table-cell table:style-name="ce22" office:value-type="string" calcext:value-type="string">
            <text:p>11483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</text:p>
          </table:table-cell>
          <table:table-cell table:style-name="ce22" office:value-type="string" calcext:value-type="string">
            <text:p>11487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Activation</text:p>
          </table:table-cell>
          <table:table-cell table:style-name="ce22" office:value-type="string" calcext:value-type="string">
            <text:p>1120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A (ECT)</text:p>
          </table:table-cell>
          <table:table-cell table:style-name="ce22" office:value-type="string" calcext:value-type="string">
            <text:p>11302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B (ECT)</text:p>
          </table:table-cell>
          <table:table-cell table:style-name="ce22" office:value-type="string" calcext:value-type="string">
            <text:p>11303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Applied Counter Reset</text:p>
          </table:table-cell>
          <table:table-cell office:value-type="string" calcext:value-type="string">
            <text:p>1116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A (ECT)</text:p>
          </table:table-cell>
          <table:table-cell table:style-name="ce22" office:value-type="string" calcext:value-type="string">
            <text:p>11489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B (ECT)</text:p>
          </table:table-cell>
          <table:table-cell office:value-type="string" calcext:value-type="string">
            <text:p>1148b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Throttle Cumulative Reset</text:p>
          </table:table-cell>
          <table:table-cell office:value-type="string" calcext:value-type="string">
            <text:p>1116c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A/F Learning #1 Limits</text:p>
          </table:table-cell>
          <table:table-cell office:value-type="string" calcext:value-type="string">
            <text:p>111c0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A</text:p>
          </table:table-cell>
          <table:table-cell table:style-name="ce22" office:value-type="string" calcext:value-type="string">
            <text:p>11502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B</text:p>
          </table:table-cell>
          <table:table-cell table:style-name="ce22" office:value-type="string" calcext:value-type="string">
            <text:p>11505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MAF Voltage Limits (CEL)</text:p>
          </table:table-cell>
          <table:table-cell table:style-name="ce22" office:value-type="string" calcext:value-type="string">
            <text:p>12539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Limit (Maximum)</text:p>
          </table:table-cell>
          <table:table-cell table:style-name="ce22" office:value-type="string" calcext:value-type="string">
            <text:p>1047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Sensor Scaling</text:p>
          </table:table-cell>
          <table:table-cell office:value-type="string" calcext:value-type="string">
            <text:p>126e9c</text:p>
          </table:table-cell>
          <table:table-cell office:value-type="string" calcext:value-type="string">
            <text:p>e2a0c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mpensation (IAT)</text:p>
          </table:table-cell>
          <table:table-cell table:style-name="ce22" office:value-type="string" calcext:value-type="string">
            <text:p>105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Neutral)</text:p>
          </table:table-cell>
          <table:table-cell office:value-type="string" calcext:value-type="string">
            <text:p>12347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In Gear)</text:p>
          </table:table-cell>
          <table:table-cell office:value-type="string" calcext:value-type="string">
            <text:p>1235b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 (Maximum)</text:p>
          </table:table-cell>
          <table:table-cell table:style-name="ce22" office:value-type="string" calcext:value-type="string">
            <text:p>508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Compensation (MP)</text:p>
          </table:table-cell>
          <table:table-cell table:style-name="ce22" office:value-type="string" calcext:value-type="string">
            <text:p>1059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Base Timing A (Safe)</text:p>
          </table:table-cell>
          <table:table-cell office:value-type="string" calcext:value-type="string">
            <text:p>11e2a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A (Base)</text:p>
          </table:table-cell>
          <table:table-cell office:value-type="string" calcext:value-type="string">
            <text:p>11e0d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 (Safe)</text:p>
          </table:table-cell>
          <table:table-cell office:value-type="string" calcext:value-type="string">
            <text:p>11e65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 (Base)</text:p>
          </table:table-cell>
          <table:table-cell table:style-name="ce22" office:value-type="string" calcext:value-type="string">
            <text:p>11e4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A</text:p>
          </table:table-cell>
          <table:table-cell office:value-type="string" calcext:value-type="string">
            <text:p>11d4ae</text:p>
          </table:table-cell>
          <table:table-cell office:value-type="string" calcext:value-type="string">
            <text:p>e09d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B</text:p>
          </table:table-cell>
          <table:table-cell office:value-type="string" calcext:value-type="string">
            <text:p>11d50e</text:p>
          </table:table-cell>
          <table:table-cell office:value-type="string" calcext:value-type="string">
            <text:p>e0a0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C</text:p>
          </table:table-cell>
          <table:table-cell office:value-type="string" calcext:value-type="string">
            <text:p>11d76c</text:p>
          </table:table-cell>
          <table:table-cell office:value-type="string" calcext:value-type="string">
            <text:p>e0b6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1</text:p>
          </table:table-cell>
          <table:table-cell office:value-type="string" calcext:value-type="string">
            <text:p>11d4ee</text:p>
          </table:table-cell>
          <table:table-cell office:value-type="string" calcext:value-type="string">
            <text:p>e09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2</text:p>
          </table:table-cell>
          <table:table-cell office:value-type="string" calcext:value-type="string">
            <text:p>11d4ce</text:p>
          </table:table-cell>
          <table:table-cell office:value-type="string" calcext:value-type="string">
            <text:p>e09e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1</text:p>
          </table:table-cell>
          <table:table-cell office:value-type="string" calcext:value-type="string">
            <text:p>11cd2c</text:p>
          </table:table-cell>
          <table:table-cell office:value-type="string" calcext:value-type="string">
            <text:p>e04f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2</text:p>
          </table:table-cell>
          <table:table-cell office:value-type="string" calcext:value-type="string">
            <text:p>11cd6c</text:p>
          </table:table-cell>
          <table:table-cell office:value-type="string" calcext:value-type="string">
            <text:p>e053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F1</text:p>
          </table:table-cell>
          <table:table-cell office:value-type="string" calcext:value-type="string">
            <text:p>11d52e</text:p>
          </table:table-cell>
          <table:table-cell office:value-type="string" calcext:value-type="string">
            <text:p>e0a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1</text:p>
          </table:table-cell>
          <table:table-cell office:value-type="string" calcext:value-type="string">
            <text:p>11cd44</text:p>
          </table:table-cell>
          <table:table-cell office:value-type="string" calcext:value-type="string">
            <text:p>e05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2</text:p>
          </table:table-cell>
          <table:table-cell office:value-type="string" calcext:value-type="string">
            <text:p>11cd58</text:p>
          </table:table-cell>
          <table:table-cell office:value-type="string" calcext:value-type="string">
            <text:p>e05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H</text:p>
          </table:table-cell>
          <table:table-cell office:value-type="string" calcext:value-type="string">
            <text:p>11d54e</text:p>
          </table:table-cell>
          <table:table-cell office:value-type="string" calcext:value-type="string">
            <text:p>e0a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Above Speed Threshold)</text:p>
          </table:table-cell>
          <table:table-cell table:style-name="ce22" office:value-type="string" calcext:value-type="string">
            <text:p>11e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Below Speed Threshold)</text:p>
          </table:table-cell>
          <table:table-cell office:value-type="string" calcext:value-type="string">
            <text:p>11cbbc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Neutral)</text:p>
          </table:table-cell>
          <table:table-cell office:value-type="string" calcext:value-type="string">
            <text:p>11cbe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A</text:p>
          </table:table-cell>
          <table:table-cell office:value-type="string" calcext:value-type="string">
            <text:p>11cc10</text:p>
          </table:table-cell>
          <table:table-cell office:value-type="string" calcext:value-type="string">
            <text:p>e048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B</text:p>
          </table:table-cell>
          <table:table-cell office:value-type="string" calcext:value-type="string">
            <text:p>11cc19</text:p>
          </table:table-cell>
          <table:table-cell office:value-type="string" calcext:value-type="string">
            <text:p>e049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C</text:p>
          </table:table-cell>
          <table:table-cell office:value-type="string" calcext:value-type="string">
            <text:p>11cdd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Vehicle Speed Threshold</text:p>
          </table:table-cell>
          <table:table-cell office:value-type="string" calcext:value-type="string">
            <text:p>11831c</text:p>
          </table:table-cell>
          <table:table-cell office:value-type="string" calcext:value-type="string">
            <text:p>11c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</text:p>
          </table:table-cell>
          <table:table-cell office:value-type="string" calcext:value-type="string">
            <text:p>11f29c</text:p>
          </table:table-cell>
          <table:table-cell office:value-type="string" calcext:value-type="string">
            <text:p>e117c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Compensation (IAT)</text:p>
          </table:table-cell>
          <table:table-cell office:value-type="string" calcext:value-type="string">
            <text:p>11ce8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IAT) Activation</text:p>
          </table:table-cell>
          <table:table-cell table:style-name="ce22" office:value-type="string" calcext:value-type="string">
            <text:p>11e8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A (ECT)</text:p>
          </table:table-cell>
          <table:table-cell office:value-type="string" calcext:value-type="string">
            <text:p>11ce0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ECT)</text:p>
          </table:table-cell>
          <table:table-cell office:value-type="string" calcext:value-type="string">
            <text:p>11ce1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</text:p>
          </table:table-cell>
          <table:table-cell office:value-type="string" calcext:value-type="string">
            <text:p>11ef24</text:p>
          </table:table-cell>
          <table:table-cell office:value-type="string" calcext:value-type="string">
            <text:p>e109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</text:p>
          </table:table-cell>
          <table:table-cell office:value-type="string" calcext:value-type="string">
            <text:p>11efdc</text:p>
          </table:table-cell>
          <table:table-cell office:value-type="string" calcext:value-type="string">
            <text:p>e10b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</text:p>
          </table:table-cell>
          <table:table-cell office:value-type="string" calcext:value-type="string">
            <text:p>11f094</text:p>
          </table:table-cell>
          <table:table-cell office:value-type="string" calcext:value-type="string">
            <text:p>e10d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</text:p>
          </table:table-cell>
          <table:table-cell office:value-type="string" calcext:value-type="string">
            <text:p>11f14c</text:p>
          </table:table-cell>
          <table:table-cell office:value-type="string" calcext:value-type="string">
            <text:p>e10f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Load (Per Cylinder)</text:p>
          </table:table-cell>
          <table:table-cell office:value-type="string" calcext:value-type="string">
            <text:p>11c4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aximum RPM (Per Cylinder)</text:p>
          </table:table-cell>
          <table:table-cell office:value-type="string" calcext:value-type="string">
            <text:p>11c4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Coolant Temp (Per Cylinder)</text:p>
          </table:table-cell>
          <table:table-cell office:value-type="string" calcext:value-type="string">
            <text:p>11c4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Feedback Correction Range (RPM)</text:p>
          </table:table-cell>
          <table:table-cell office:value-type="string" calcext:value-type="string">
            <text:p>11c4a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Minimum Load</text:p>
          </table:table-cell>
          <table:table-cell table:number-columns-repeated="2" office:value-type="string" calcext:value-type="string">
            <text:p>11c49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Value</text:p>
          </table:table-cell>
          <table:table-cell table:number-columns-repeated="2" office:value-type="string" calcext:value-type="string">
            <text:p>11c4c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Limit</text:p>
          </table:table-cell>
          <table:table-cell table:number-columns-repeated="2" office:value-type="string" calcext:value-type="string">
            <text:p>11c4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Value</text:p>
          </table:table-cell>
          <table:table-cell table:number-columns-repeated="2" office:value-type="string" calcext:value-type="string">
            <text:p>11c4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Delay</text:p>
          </table:table-cell>
          <table:table-cell table:number-columns-repeated="2" office:value-type="string" calcext:value-type="string">
            <text:p>11c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RPM)</text:p>
          </table:table-cell>
          <table:table-cell office:value-type="string" calcext:value-type="string">
            <text:p>11c66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Load)</text:p>
          </table:table-cell>
          <table:table-cell office:value-type="string" calcext:value-type="string">
            <text:p>11c67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ows (RPM)</text:p>
          </table:table-cell>
          <table:table-cell office:value-type="string" calcext:value-type="string">
            <text:p>11c60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Columns (Load)</text:p>
          </table:table-cell>
          <table:table-cell office:value-type="string" calcext:value-type="string">
            <text:p>11c6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</text:p>
          </table:table-cell>
          <table:table-cell table:number-columns-repeated="2" office:value-type="string" calcext:value-type="string">
            <text:p>11c6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Limit</text:p>
          </table:table-cell>
          <table:table-cell table:number-columns-repeated="2" office:value-type="string" calcext:value-type="string">
            <text:p>11c65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Value</text:p>
          </table:table-cell>
          <table:table-cell table:number-columns-repeated="2" office:value-type="string" calcext:value-type="string">
            <text:p>11c63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Limit</text:p>
          </table:table-cell>
          <table:table-cell table:number-columns-repeated="2" office:value-type="string" calcext:value-type="string">
            <text:p>11c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Delay</text:p>
          </table:table-cell>
          <table:table-cell table:number-columns-repeated="2" office:value-type="string" calcext:value-type="string">
            <text:p>11c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RPM)</text:p>
          </table:table-cell>
          <table:table-cell office:value-type="string" calcext:value-type="string">
            <text:p>11c5b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Load)</text:p>
          </table:table-cell>
          <table:table-cell office:value-type="string" calcext:value-type="string">
            <text:p>11c5c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Minimum KC Advance Map Value</text:p>
          </table:table-cell>
          <table:table-cell office:value-type="string" calcext:value-type="string">
            <text:p>11c5d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(Initial)</text:p>
          </table:table-cell>
          <table:table-cell office:value-type="string" calcext:value-type="string">
            <text:p>11c5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Step Value</text:p>
          </table:table-cell>
          <table:table-cell table:number-columns-repeated="2" office:value-type="string" calcext:value-type="string">
            <text:p>11c5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Sensor Calibration</text:p>
          </table:table-cell>
          <table:table-cell office:value-type="string" calcext:value-type="string">
            <text:p>12677c</text:p>
          </table:table-cell>
          <table:table-cell office:value-type="string" calcext:value-type="string">
            <text:p>e295c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Threshold</text:p>
          </table:table-cell>
          <table:table-cell office:value-type="string" calcext:value-type="string">
            <text:p>11dea0</text:p>
          </table:table-cell>
          <table:table-cell office:value-type="string" calcext:value-type="string">
            <text:p>e0ca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equested Torque A (Accelerator Pedal)</text:p>
          </table:table-cell>
          <table:table-cell office:value-type="string" calcext:value-type="string">
            <text:p>103a4c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quested Torque B (Accelerator Pedal)</text:p>
          </table:table-cell>
          <table:table-cell office:value-type="string" calcext:value-type="string">
            <text:p>13cd8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Target Throttle Plate Position Maximum (Requested Torque)</text:p>
          </table:table-cell>
          <table:table-cell office:value-type="string" calcext:value-type="string">
            <text:p>13c8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v Limit A (Fuel Cut)</text:p>
          </table:table-cell>
          <table:table-cell office:value-type="string" calcext:value-type="string">
            <text:p>1120c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B</text:p>
          </table:table-cell>
          <table:table-cell table:number-columns-repeated="2" office:value-type="string" calcext:value-type="string">
            <text:p>1120d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Fuel Resume (MP)</text:p>
          </table:table-cell>
          <table:table-cell office:value-type="string" calcext:value-type="string">
            <text:p>1120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Enable (Fuel Cut)</text:p>
          </table:table-cell>
          <table:table-cell table:style-name="ce22" office:value-type="string" calcext:value-type="string">
            <text:p>1120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Disable (Fuel Cut)</text:p>
          </table:table-cell>
          <table:table-cell table:style-name="ce22" office:value-type="string" calcext:value-type="string">
            <text:p>1120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Sport/Sport Sharp</text:p>
          </table:table-cell>
          <table:table-cell office:value-type="string" calcext:value-type="string">
            <text:p>13c34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Sport/Sport Sharp</text:p>
          </table:table-cell>
          <table:table-cell office:value-type="string" calcext:value-type="string">
            <text:p>13c3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Intelligent</text:p>
          </table:table-cell>
          <table:table-cell office:value-type="string" calcext:value-type="string">
            <text:p>13c35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Intelligent</text:p>
          </table:table-cell>
          <table:table-cell office:value-type="string" calcext:value-type="string">
            <text:p>13c36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Intake Temp Sensor Scaling</text:p>
          </table:table-cell>
          <table:table-cell table:style-name="ce22" office:value-type="string" calcext:value-type="string">
            <text:p>126984</text:p>
          </table:table-cell>
          <table:table-cell office:value-type="string" calcext:value-type="string">
            <text:p>e297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Coolant Temp Sensor Scaling</text:p>
          </table:table-cell>
          <table:table-cell office:value-type="string" calcext:value-type="string">
            <text:p>12689c</text:p>
          </table:table-cell>
          <table:table-cell office:value-type="string" calcext:value-type="string">
            <text:p>e297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Radiator Fan Modes A (ECT)</text:p>
          </table:table-cell>
          <table:table-cell table:style-name="ce22" office:value-type="string" calcext:value-type="string">
            <text:p>12527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B (ECT)</text:p>
          </table:table-cell>
          <table:table-cell table:style-name="ce22" office:value-type="string" calcext:value-type="string">
            <text:p>12528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(Veh. Speed)</text:p>
          </table:table-cell>
          <table:table-cell table:style-name="ce22" office:value-type="string" calcext:value-type="string">
            <text:p>12529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A</text:p>
          </table:table-cell>
          <table:table-cell office:value-type="string" calcext:value-type="string">
            <text:p>104a1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B</text:p>
          </table:table-cell>
          <table:table-cell office:value-type="string" calcext:value-type="string">
            <text:p>104a2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Idle Speed Target A</text:p>
          </table:table-cell>
          <table:table-cell office:value-type="string" calcext:value-type="string">
            <text:p>120f60</text:p>
          </table:table-cell>
          <table:table-cell office:value-type="string" calcext:value-type="string">
            <text:p>e176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B</text:p>
          </table:table-cell>
          <table:table-cell office:value-type="string" calcext:value-type="string">
            <text:p>120f80</text:p>
          </table:table-cell>
          <table:table-cell office:value-type="string" calcext:value-type="string">
            <text:p>e17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C</text:p>
          </table:table-cell>
          <table:table-cell office:value-type="string" calcext:value-type="string">
            <text:p>120fa0</text:p>
          </table:table-cell>
          <table:table-cell office:value-type="string" calcext:value-type="string">
            <text:p>e179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D</text:p>
          </table:table-cell>
          <table:table-cell office:value-type="string" calcext:value-type="string">
            <text:p>120fc0</text:p>
          </table:table-cell>
          <table:table-cell office:value-type="string" calcext:value-type="string">
            <text:p>e17a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E</text:p>
          </table:table-cell>
          <table:table-cell office:value-type="string" calcext:value-type="string">
            <text:p>120fe0</text:p>
          </table:table-cell>
          <table:table-cell office:value-type="string" calcext:value-type="string">
            <text:p>e17b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F</text:p>
          </table:table-cell>
          <table:table-cell table:style-name="ce22" office:value-type="string" calcext:value-type="string">
            <text:p>121000</text:p>
          </table:table-cell>
          <table:table-cell office:value-type="string" calcext:value-type="string">
            <text:p>e17d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G</text:p>
          </table:table-cell>
          <table:table-cell table:style-name="ce22" office:value-type="string" calcext:value-type="string">
            <text:p>121020</text:p>
          </table:table-cell>
          <table:table-cell office:value-type="string" calcext:value-type="string">
            <text:p>e17e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H</text:p>
          </table:table-cell>
          <table:table-cell table:style-name="ce22" office:value-type="string" calcext:value-type="string">
            <text:p>121080</text:p>
          </table:table-cell>
          <table:table-cell office:value-type="string" calcext:value-type="string">
            <text:p>e17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I</text:p>
          </table:table-cell>
          <table:table-cell table:style-name="ce22" office:value-type="string" calcext:value-type="string">
            <text:p>1210e0</text:p>
          </table:table-cell>
          <table:table-cell office:value-type="string" calcext:value-type="string">
            <text:p>e180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J</text:p>
          </table:table-cell>
          <table:table-cell table:style-name="ce22" office:value-type="string" calcext:value-type="string">
            <text:p>121140</text:p>
          </table:table-cell>
          <table:table-cell office:value-type="string" calcext:value-type="string">
            <text:p>e18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K</text:p>
          </table:table-cell>
          <table:table-cell office:value-type="string" calcext:value-type="string">
            <text:p>1211a0</text:p>
          </table:table-cell>
          <table:table-cell office:value-type="string" calcext:value-type="string">
            <text:p>e18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L</text:p>
          </table:table-cell>
          <table:table-cell table:style-name="ce22" office:value-type="string" calcext:value-type="string">
            <text:p>121200</text:p>
          </table:table-cell>
          <table:table-cell office:value-type="string" calcext:value-type="string">
            <text:p>e184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</text:p>
          </table:table-cell>
          <table:table-cell table:style-name="ce22" office:value-type="string" calcext:value-type="string">
            <text:p>1228e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B</text:p>
          </table:table-cell>
          <table:table-cell office:value-type="string" calcext:value-type="string">
            <text:p>122ab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dditive</text:p>
          </table:table-cell>
          <table:table-cell office:value-type="string" calcext:value-type="string">
            <text:p>12125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gnition Dwell</text:p>
          </table:table-cell>
          <table:table-cell office:value-type="string" calcext:value-type="string">
            <text:p>1270a8</text:p>
          </table:table-cell>
          <table:table-cell office:value-type="string" calcext:value-type="string">
            <text:p>e2a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AFR Sensor Heater Duty Cycle A</text:p>
          </table:table-cell>
          <table:table-cell table:style-name="ce22" office:value-type="string" calcext:value-type="string">
            <text:p>100770</text:p>
          </table:table-cell>
          <table:table-cell office:value-type="string" calcext:value-type="string">
            <text:p>dae5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er Duty Cycle B</text:p>
          </table:table-cell>
          <table:table-cell table:style-name="ce22" office:value-type="string" calcext:value-type="string">
            <text:p>100788</text:p>
          </table:table-cell>
          <table:table-cell office:value-type="string" calcext:value-type="string">
            <text:p>dae7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uel Multiplier Display Offset</text:p>
          </table:table-cell>
          <table:table-cell office:value-type="string" calcext:value-type="string">
            <text:p>10272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Calculated Torque A</text:p>
          </table:table-cell>
          <table:table-cell office:value-type="string" calcext:value-type="string">
            <text:p>102c44</text:p>
          </table:table-cell>
          <table:table-cell office:value-type="string" calcext:value-type="string">
            <text:p>db24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alculated Torque B</text:p>
          </table:table-cell>
          <table:table-cell office:value-type="string" calcext:value-type="string">
            <text:p>102f24</text:p>
          </table:table-cell>
          <table:table-cell office:value-type="string" calcext:value-type="string">
            <text:p>db26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Post Cranking Airflow Initial Reference Coolant</text:p>
          </table:table-cell>
          <table:table-cell office:value-type="string" calcext:value-type="string">
            <text:p>104c2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Post Cranking Load Initial Reference Coolant</text:p>
          </table:table-cell>
          <table:table-cell office:value-type="string" calcext:value-type="string">
            <text:p>104d30</text:p>
          </table:table-cell>
          <table:table-cell office:value-type="string" calcext:value-type="string">
            <text:p>db9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ylinder Fill Percentage</text:p>
          </table:table-cell>
          <table:table-cell office:value-type="string" calcext:value-type="string">
            <text:p>1080e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Solenoid Control</text:p>
          </table:table-cell>
          <table:table-cell office:value-type="string" calcext:value-type="string">
            <text:p>108acc</text:p>
          </table:table-cell>
          <table:table-cell office:value-type="string" calcext:value-type="string">
            <text:p>dc3f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Solenoid Duty</text:p>
          </table:table-cell>
          <table:table-cell office:value-type="string" calcext:value-type="string">
            <text:p>108b7c</text:p>
          </table:table-cell>
          <table:table-cell office:value-type="string" calcext:value-type="string">
            <text:p>dc40c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Misfire Count MAP Threshold A</text:p>
          </table:table-cell>
          <table:table-cell office:value-type="string" calcext:value-type="string">
            <text:p>10a3a6</text:p>
          </table:table-cell>
          <table:table-cell office:value-type="string" calcext:value-type="string">
            <text:p>dc48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Count MAP Threshold B</text:p>
          </table:table-cell>
          <table:table-cell office:value-type="string" calcext:value-type="string">
            <text:p>10a3b3</text:p>
          </table:table-cell>
          <table:table-cell office:value-type="string" calcext:value-type="string">
            <text:p>dc4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DTC Threshold</text:p>
          </table:table-cell>
          <table:table-cell office:value-type="string" calcext:value-type="string">
            <text:p>10cd20</text:p>
          </table:table-cell>
          <table:table-cell office:value-type="string" calcext:value-type="string">
            <text:p>dd39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AFR Minimum Correction</text:p>
          </table:table-cell>
          <table:table-cell office:value-type="string" calcext:value-type="string">
            <text:p>112bb8</text:p>
          </table:table-cell>
          <table:table-cell office:value-type="string" calcext:value-type="string">
            <text:p>ddf7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AFR Maximum Correction</text:p>
          </table:table-cell>
          <table:table-cell office:value-type="string" calcext:value-type="string">
            <text:p>112be8</text:p>
          </table:table-cell>
          <table:table-cell office:value-type="string" calcext:value-type="string">
            <text:p>ddf8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Port Injection MRP Compensation</text:p>
          </table:table-cell>
          <table:table-cell table:style-name="ce22" office:value-type="string" calcext:value-type="string">
            <text:p>114e74</text:p>
          </table:table-cell>
          <table:table-cell office:value-type="string" calcext:value-type="string">
            <text:p>defd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Direct Injection Quantity Maximum</text:p>
          </table:table-cell>
          <table:table-cell office:value-type="string" calcext:value-type="string">
            <text:p>114ec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Direct Injection Quantity Minimum</text:p>
          </table:table-cell>
          <table:table-cell office:value-type="string" calcext:value-type="string">
            <text:p>114f0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Cold Idle</text:p>
          </table:table-cell>
          <table:table-cell office:value-type="string" calcext:value-type="string">
            <text:p>115ce8</text:p>
          </table:table-cell>
          <table:table-cell office:value-type="string" calcext:value-type="string">
            <text:p>df2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Cold</text:p>
          </table:table-cell>
          <table:table-cell office:value-type="string" calcext:value-type="string">
            <text:p>115d5c</text:p>
          </table:table-cell>
          <table:table-cell office:value-type="string" calcext:value-type="string">
            <text:p>df25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Hot</text:p>
          </table:table-cell>
          <table:table-cell table:style-name="ce22" office:value-type="string" calcext:value-type="string">
            <text:p>115e28</text:p>
          </table:table-cell>
          <table:table-cell office:value-type="string" calcext:value-type="string">
            <text:p>df26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Cold</text:p>
          </table:table-cell>
          <table:table-cell office:value-type="string" calcext:value-type="string">
            <text:p>115e3c</text:p>
          </table:table-cell>
          <table:table-cell office:value-type="string" calcext:value-type="string">
            <text:p>df2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Hot</text:p>
          </table:table-cell>
          <table:table-cell table:style-name="ce22" office:value-type="string" calcext:value-type="string">
            <text:p>115e50</text:p>
          </table:table-cell>
          <table:table-cell office:value-type="string" calcext:value-type="string">
            <text:p>df2a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Multiplier A</text:p>
          </table:table-cell>
          <table:table-cell office:value-type="string" calcext:value-type="string">
            <text:p>115ea4</text:p>
          </table:table-cell>
          <table:table-cell office:value-type="string" calcext:value-type="string">
            <text:p>df2c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A</text:p>
          </table:table-cell>
          <table:table-cell office:value-type="string" calcext:value-type="string">
            <text:p>115f48</text:p>
          </table:table-cell>
          <table:table-cell office:value-type="string" calcext:value-type="string">
            <text:p>df2f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B</text:p>
          </table:table-cell>
          <table:table-cell office:value-type="string" calcext:value-type="string">
            <text:p>117a2c</text:p>
          </table:table-cell>
          <table:table-cell office:value-type="string" calcext:value-type="string">
            <text:p>df87c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Total Injection Ratio Port Cold</text:p>
          </table:table-cell>
          <table:table-cell office:value-type="string" calcext:value-type="string">
            <text:p>1161c0</text:p>
          </table:table-cell>
          <table:table-cell office:value-type="string" calcext:value-type="string">
            <text:p>df3b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Hot</text:p>
          </table:table-cell>
          <table:table-cell office:value-type="string" calcext:value-type="string">
            <text:p>1161d4</text:p>
          </table:table-cell>
          <table:table-cell office:value-type="string" calcext:value-type="string">
            <text:p>df3d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Warm</text:p>
          </table:table-cell>
          <table:table-cell office:value-type="string" calcext:value-type="string">
            <text:p>1160c0</text:p>
          </table:table-cell>
          <table:table-cell office:value-type="string" calcext:value-type="string">
            <text:p>df3a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Additive)</text:p>
          </table:table-cell>
          <table:table-cell office:value-type="string" calcext:value-type="string">
            <text:p>112a7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Load)</text:p>
          </table:table-cell>
          <table:table-cell table:style-name="ce22" office:value-type="string" calcext:value-type="string">
            <text:p>1162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</text:p>
          </table:table-cell>
          <table:table-cell table:style-name="ce22" office:value-type="string" calcext:value-type="string">
            <text:p>1163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Unknown</text:p>
          </table:table-cell>
          <table:table-cell office:value-type="string" calcext:value-type="string">
            <text:p>114f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</text:p>
          </table:table-cell>
          <table:table-cell office:value-type="string" calcext:value-type="string">
            <text:p>11411a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 B</text:p>
          </table:table-cell>
          <table:table-cell office:value-type="string" calcext:value-type="string">
            <text:p>10bf7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rimary Open Loop Fueling Additive A</text:p>
          </table:table-cell>
          <table:table-cell office:value-type="string" calcext:value-type="string">
            <text:p>116a4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Additive B</text:p>
          </table:table-cell>
          <table:table-cell office:value-type="string" calcext:value-type="string">
            <text:p>116c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GDI Pressure Multiplier B</text:p>
          </table:table-cell>
          <table:table-cell table:style-name="ce22" office:value-type="string" calcext:value-type="string">
            <text:p>1178e4</text:p>
          </table:table-cell>
          <table:table-cell office:value-type="string" calcext:value-type="string">
            <text:p>df8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nput A Rising Load Activation ECT Load 1</text:p>
          </table:table-cell>
          <table:table-cell table:style-name="ce22" office:value-type="string" calcext:value-type="string">
            <text:p>118170</text:p>
          </table:table-cell>
          <table:table-cell office:value-type="string" calcext:value-type="string">
            <text:p>dfaa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2</text:p>
          </table:table-cell>
          <table:table-cell office:value-type="string" calcext:value-type="string">
            <text:p>1181d0</text:p>
          </table:table-cell>
          <table:table-cell office:value-type="string" calcext:value-type="string">
            <text:p>dfac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3</text:p>
          </table:table-cell>
          <table:table-cell table:style-name="ce22" office:value-type="string" calcext:value-type="string">
            <text:p>118230</text:p>
          </table:table-cell>
          <table:table-cell office:value-type="string" calcext:value-type="string">
            <text:p>dfad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4</text:p>
          </table:table-cell>
          <table:table-cell office:value-type="string" calcext:value-type="string">
            <text:p>11829c</text:p>
          </table:table-cell>
          <table:table-cell office:value-type="string" calcext:value-type="string">
            <text:p>dfaf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5</text:p>
          </table:table-cell>
          <table:table-cell table:style-name="ce22" office:value-type="string" calcext:value-type="string">
            <text:p>118308</text:p>
          </table:table-cell>
          <table:table-cell office:value-type="string" calcext:value-type="string">
            <text:p>dfb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6</text:p>
          </table:table-cell>
          <table:table-cell table:style-name="ce22" office:value-type="string" calcext:value-type="string">
            <text:p>118368</text:p>
          </table:table-cell>
          <table:table-cell office:value-type="string" calcext:value-type="string">
            <text:p>dfb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7</text:p>
          </table:table-cell>
          <table:table-cell office:value-type="string" calcext:value-type="string">
            <text:p>1183c8</text:p>
          </table:table-cell>
          <table:table-cell office:value-type="string" calcext:value-type="string">
            <text:p>dfb4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8</text:p>
          </table:table-cell>
          <table:table-cell table:style-name="ce22" office:value-type="string" calcext:value-type="string">
            <text:p>118428</text:p>
          </table:table-cell>
          <table:table-cell office:value-type="string" calcext:value-type="string">
            <text:p>dfb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9</text:p>
          </table:table-cell>
          <table:table-cell table:style-name="ce22" office:value-type="string" calcext:value-type="string">
            <text:p>118494</text:p>
          </table:table-cell>
          <table:table-cell office:value-type="string" calcext:value-type="string">
            <text:p>dfb8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0</text:p>
          </table:table-cell>
          <table:table-cell office:value-type="string" calcext:value-type="string">
            <text:p>1184f4</text:p>
          </table:table-cell>
          <table:table-cell office:value-type="string" calcext:value-type="string">
            <text:p>dfba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1</text:p>
          </table:table-cell>
          <table:table-cell table:style-name="ce22" office:value-type="string" calcext:value-type="string">
            <text:p>118560</text:p>
          </table:table-cell>
          <table:table-cell office:value-type="string" calcext:value-type="string">
            <text:p>dfbb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2</text:p>
          </table:table-cell>
          <table:table-cell office:value-type="string" calcext:value-type="string">
            <text:p>1185c0</text:p>
          </table:table-cell>
          <table:table-cell office:value-type="string" calcext:value-type="string">
            <text:p>dfbd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3</text:p>
          </table:table-cell>
          <table:table-cell office:value-type="string" calcext:value-type="string">
            <text:p>11862c</text:p>
          </table:table-cell>
          <table:table-cell office:value-type="string" calcext:value-type="string">
            <text:p>dfbf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4</text:p>
          </table:table-cell>
          <table:table-cell office:value-type="string" calcext:value-type="string">
            <text:p>11868c</text:p>
          </table:table-cell>
          <table:table-cell office:value-type="string" calcext:value-type="string">
            <text:p>dfc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TPS Related Fuel Adder Activation Min Load</text:p>
          </table:table-cell>
          <table:table-cell office:value-type="string" calcext:value-type="string">
            <text:p>11b51c</text:p>
          </table:table-cell>
          <table:table-cell office:value-type="string" calcext:value-type="string">
            <text:p>e014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GDI Flow Rate</text:p>
          </table:table-cell>
          <table:table-cell office:value-type="string" calcext:value-type="string">
            <text:p>11bf30</text:p>
          </table:table-cell>
          <table:table-cell office:value-type="string" calcext:value-type="string">
            <text:p>e030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gnition Timing Post Start</text:p>
          </table:table-cell>
          <table:table-cell office:value-type="string" calcext:value-type="string">
            <text:p>11ca16</text:p>
          </table:table-cell>
          <table:table-cell office:value-type="string" calcext:value-type="string">
            <text:p>e036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Minimum Timing</text:p>
          </table:table-cell>
          <table:table-cell office:value-type="string" calcext:value-type="string">
            <text:p>11ca48</text:p>
          </table:table-cell>
          <table:table-cell office:value-type="string" calcext:value-type="string">
            <text:p>e038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Ignition Timing Compensation MAP Delta (Clutch Depressed)</text:p>
          </table:table-cell>
          <table:table-cell office:value-type="string" calcext:value-type="string">
            <text:p>11cb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AFR Sensor Atmospheric Pressure Compensation</text:p>
          </table:table-cell>
          <table:table-cell office:value-type="string" calcext:value-type="string">
            <text:p>11d28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Minimum CFP Delta for Transient Retard</text:p>
          </table:table-cell>
          <table:table-cell office:value-type="string" calcext:value-type="string">
            <text:p>11ddb4</text:p>
          </table:table-cell>
          <table:table-cell office:value-type="string" calcext:value-type="string">
            <text:p>e0c8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Ignition Timing Compensation Idle Target Out of Error Range A</text:p>
          </table:table-cell>
          <table:table-cell office:value-type="string" calcext:value-type="string">
            <text:p>11e8e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A</text:p>
          </table:table-cell>
          <table:table-cell table:style-name="ce22" office:value-type="string" calcext:value-type="string">
            <text:p>11e918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A</text:p>
          </table:table-cell>
          <table:table-cell table:style-name="ce22" office:value-type="string" calcext:value-type="string">
            <text:p>11e9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B</text:p>
          </table:table-cell>
          <table:table-cell office:value-type="string" calcext:value-type="string">
            <text:p>11e9d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B</text:p>
          </table:table-cell>
          <table:table-cell office:value-type="string" calcext:value-type="string">
            <text:p>11ea5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ransient Ignition Retard ECT Threshhold</text:p>
          </table:table-cell>
          <table:table-cell office:value-type="string" calcext:value-type="string">
            <text:p>11c4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RPM Threshhold</text:p>
          </table:table-cell>
          <table:table-cell office:value-type="string" calcext:value-type="string">
            <text:p>11c4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PS Angle Threshhold</text:p>
          </table:table-cell>
          <table:table-cell office:value-type="string" calcext:value-type="string">
            <text:p>11c46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Engine Load Threshhold</text:p>
          </table:table-cell>
          <table:table-cell office:value-type="string" calcext:value-type="string">
            <text:p>11c4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</text:p>
          </table:table-cell>
          <table:table-cell office:value-type="string" calcext:value-type="string">
            <text:p>11edd0</text:p>
          </table:table-cell>
          <table:table-cell office:value-type="string" calcext:value-type="string">
            <text:p>e102c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emperature Compensation</text:p>
          </table:table-cell>
          <table:table-cell office:value-type="string" calcext:value-type="string">
            <text:p>11ece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Desired Overrun Mass Airflow A</text:p>
          </table:table-cell>
          <table:table-cell table:style-name="ce22" office:value-type="string" calcext:value-type="string">
            <text:p>1221e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C</text:p>
          </table:table-cell>
          <table:table-cell table:style-name="ce22" office:value-type="string" calcext:value-type="string">
            <text:p>12249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B</text:p>
          </table:table-cell>
          <table:table-cell table:style-name="ce22" office:value-type="string" calcext:value-type="string">
            <text:p>1225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Intake Cam Advance Angle Normal AVCS</text:p>
          </table:table-cell>
          <table:table-cell office:value-type="string" calcext:value-type="string">
            <text:p>12a9a4</text:p>
          </table:table-cell>
          <table:table-cell office:value-type="string" calcext:value-type="string">
            <text:p>e31c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Safe AVCS</text:p>
          </table:table-cell>
          <table:table-cell office:value-type="string" calcext:value-type="string">
            <text:p>12a748</text:p>
          </table:table-cell>
          <table:table-cell office:value-type="string" calcext:value-type="string">
            <text:p>e31ac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Base AVCS</text:p>
          </table:table-cell>
          <table:table-cell office:value-type="string" calcext:value-type="string">
            <text:p>12abe4</text:p>
          </table:table-cell>
          <table:table-cell office:value-type="string" calcext:value-type="string">
            <text:p>e31e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Normal AVCS</text:p>
          </table:table-cell>
          <table:table-cell office:value-type="string" calcext:value-type="string">
            <text:p>12b224</text:p>
          </table:table-cell>
          <table:table-cell office:value-type="string" calcext:value-type="string">
            <text:p>e32a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Safe AVCS</text:p>
          </table:table-cell>
          <table:table-cell office:value-type="string" calcext:value-type="string">
            <text:p>12ae18</text:p>
          </table:table-cell>
          <table:table-cell office:value-type="string" calcext:value-type="string">
            <text:p>e328c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Base AVCS</text:p>
          </table:table-cell>
          <table:table-cell office:value-type="string" calcext:value-type="string">
            <text:p>12a554</text:p>
          </table:table-cell>
          <table:table-cell office:value-type="string" calcext:value-type="string">
            <text:p>e315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</text:p>
          </table:table-cell>
          <table:table-cell office:value-type="string" calcext:value-type="string">
            <text:p>12b96c</text:p>
          </table:table-cell>
          <table:table-cell office:value-type="string" calcext:value-type="string">
            <text:p>e33a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</text:p>
          </table:table-cell>
          <table:table-cell office:value-type="string" calcext:value-type="string">
            <text:p>12ba6c</text:p>
          </table:table-cell>
          <table:table-cell office:value-type="string" calcext:value-type="string">
            <text:p>e33c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C</text:p>
          </table:table-cell>
          <table:table-cell office:value-type="string" calcext:value-type="string">
            <text:p>12bb6c</text:p>
          </table:table-cell>
          <table:table-cell office:value-type="string" calcext:value-type="string">
            <text:p>e33d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D</text:p>
          </table:table-cell>
          <table:table-cell office:value-type="string" calcext:value-type="string">
            <text:p>12bc6c</text:p>
          </table:table-cell>
          <table:table-cell office:value-type="string" calcext:value-type="string">
            <text:p>e33f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</text:p>
          </table:table-cell>
          <table:table-cell office:value-type="string" calcext:value-type="string">
            <text:p>12bd30</text:p>
          </table:table-cell>
          <table:table-cell office:value-type="string" calcext:value-type="string">
            <text:p>e34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</text:p>
          </table:table-cell>
          <table:table-cell office:value-type="string" calcext:value-type="string">
            <text:p>12bd48</text:p>
          </table:table-cell>
          <table:table-cell office:value-type="string" calcext:value-type="string">
            <text:p>e34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A</text:p>
          </table:table-cell>
          <table:table-cell table:style-name="ce22" office:value-type="string" calcext:value-type="string">
            <text:p>129914</text:p>
          </table:table-cell>
          <table:table-cell office:value-type="string" calcext:value-type="string">
            <text:p>e2e3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B</text:p>
          </table:table-cell>
          <table:table-cell office:value-type="string" calcext:value-type="string">
            <text:p>1298c4</text:p>
          </table:table-cell>
          <table:table-cell office:value-type="string" calcext:value-type="string">
            <text:p>e2e2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A</text:p>
          </table:table-cell>
          <table:table-cell office:value-type="string" calcext:value-type="string">
            <text:p>1299b4</text:p>
          </table:table-cell>
          <table:table-cell office:value-type="string" calcext:value-type="string">
            <text:p>e2e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B</text:p>
          </table:table-cell>
          <table:table-cell table:style-name="ce22" office:value-type="string" calcext:value-type="string">
            <text:p>129964</text:p>
          </table:table-cell>
          <table:table-cell office:value-type="string" calcext:value-type="string">
            <text:p>e2e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F Adjust</text:p>
          </table:table-cell>
          <table:table-cell office:value-type="string" calcext:value-type="string">
            <text:p>129a04</text:p>
          </table:table-cell>
          <table:table-cell office:value-type="string" calcext:value-type="string">
            <text:p>e2e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 Adjust</text:p>
          </table:table-cell>
          <table:table-cell office:value-type="string" calcext:value-type="string">
            <text:p>129a1c</text:p>
          </table:table-cell>
          <table:table-cell office:value-type="string" calcext:value-type="string">
            <text:p>e2e8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 Adjust</text:p>
          </table:table-cell>
          <table:table-cell office:value-type="string" calcext:value-type="string">
            <text:p>129a28</text:p>
          </table:table-cell>
          <table:table-cell office:value-type="string" calcext:value-type="string">
            <text:p>e2e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</text:p>
          </table:table-cell>
          <table:table-cell office:value-type="string" calcext:value-type="string">
            <text:p>12be54</text:p>
          </table:table-cell>
          <table:table-cell office:value-type="string" calcext:value-type="string">
            <text:p>e34a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</text:p>
          </table:table-cell>
          <table:table-cell office:value-type="string" calcext:value-type="string">
            <text:p>12bf6c</text:p>
          </table:table-cell>
          <table:table-cell office:value-type="string" calcext:value-type="string">
            <text:p>e34b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C</text:p>
          </table:table-cell>
          <table:table-cell office:value-type="string" calcext:value-type="string">
            <text:p>12c084</text:p>
          </table:table-cell>
          <table:table-cell office:value-type="string" calcext:value-type="string">
            <text:p>e34d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D</text:p>
          </table:table-cell>
          <table:table-cell office:value-type="string" calcext:value-type="string">
            <text:p>12c19c</text:p>
          </table:table-cell>
          <table:table-cell office:value-type="string" calcext:value-type="string">
            <text:p>e34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</text:p>
          </table:table-cell>
          <table:table-cell office:value-type="string" calcext:value-type="string">
            <text:p>12bde4</text:p>
          </table:table-cell>
          <table:table-cell office:value-type="string" calcext:value-type="string">
            <text:p>e34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</text:p>
          </table:table-cell>
          <table:table-cell office:value-type="string" calcext:value-type="string">
            <text:p>12bdfc</text:p>
          </table:table-cell>
          <table:table-cell office:value-type="string" calcext:value-type="string">
            <text:p>e34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A</text:p>
          </table:table-cell>
          <table:table-cell office:value-type="string" calcext:value-type="string">
            <text:p>129abc</text:p>
          </table:table-cell>
          <table:table-cell office:value-type="string" calcext:value-type="string">
            <text:p>e2ec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B</text:p>
          </table:table-cell>
          <table:table-cell office:value-type="string" calcext:value-type="string">
            <text:p>129a6c</text:p>
          </table:table-cell>
          <table:table-cell office:value-type="string" calcext:value-type="string">
            <text:p>e2eb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A</text:p>
          </table:table-cell>
          <table:table-cell office:value-type="string" calcext:value-type="string">
            <text:p>129b5c</text:p>
          </table:table-cell>
          <table:table-cell office:value-type="string" calcext:value-type="string">
            <text:p>e2ef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B</text:p>
          </table:table-cell>
          <table:table-cell office:value-type="string" calcext:value-type="string">
            <text:p>129b0c</text:p>
          </table:table-cell>
          <table:table-cell office:value-type="string" calcext:value-type="string">
            <text:p>e2ed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F Adjust</text:p>
          </table:table-cell>
          <table:table-cell office:value-type="string" calcext:value-type="string">
            <text:p>129bac</text:p>
          </table:table-cell>
          <table:table-cell office:value-type="string" calcext:value-type="string">
            <text:p>e2f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 Adjust</text:p>
          </table:table-cell>
          <table:table-cell office:value-type="string" calcext:value-type="string">
            <text:p>129bc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 Adjust</text:p>
          </table:table-cell>
          <table:table-cell office:value-type="string" calcext:value-type="string">
            <text:p>129bd0</text:p>
          </table:table-cell>
          <table:table-cell office:value-type="string" calcext:value-type="string">
            <text:p>e2f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Minimum Port Injection Quantity</text:p>
          </table:table-cell>
          <table:table-cell table:number-columns-repeated="2" table:style-name="ce22" office:value-type="string" calcext:value-type="string">
            <text:p>1119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Fuel Injection Ratio ECT Threshold A</text:p>
          </table:table-cell>
          <table:table-cell table:number-columns-repeated="2" table:style-name="ce22" office:value-type="string" calcext:value-type="string">
            <text:p>11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Fuel Injection Ratio ECT Threshold B</text:p>
          </table:table-cell>
          <table:table-cell table:number-columns-repeated="2" table:style-name="ce22" office:value-type="string" calcext:value-type="string">
            <text:p>111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Low Pulse Width Fuel Injector Compensation</text:p>
          </table:table-cell>
          <table:table-cell office:value-type="string" calcext:value-type="string">
            <text:p>112f8c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RPM</text:p>
          </table:table-cell>
          <table:table-cell office:value-type="string" calcext:value-type="string">
            <text:p>111f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IPW</text:p>
          </table:table-cell>
          <table:table-cell office:value-type="string" calcext:value-type="string">
            <text:p>111f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Overrun Fueling RPM Resume Threshold</text:p>
          </table:table-cell>
          <table:table-cell office:value-type="string" calcext:value-type="string">
            <text:p>114a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Enrich RPM Delta Activation</text:p>
          </table:table-cell>
          <table:table-cell table:number-columns-repeated="2" table:style-name="ce22" office:value-type="string" calcext:value-type="string">
            <text:p>112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initial injector enrichment (pulsewidth)</text:p>
          </table:table-cell>
          <table:table-cell table:style-name="ce22" office:value-type="string" calcext:value-type="string">
            <text:p>1120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Fueling Cut Counter RPM Threshold</text:p>
          </table:table-cell>
          <table:table-cell table:number-columns-repeated="2" office:value-type="string" calcext:value-type="string">
            <text:p>1120a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Hotstart Enrichment Decay Delay</text:p>
          </table:table-cell>
          <table:table-cell table:number-columns-repeated="2" office:value-type="string" calcext:value-type="string">
            <text:p>11176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Enrichment Decay Step</text:p>
          </table:table-cell>
          <table:table-cell table:number-columns-repeated="2" table:style-name="ce22" office:value-type="string" calcext:value-type="string">
            <text:p>111e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High)</text:p>
          </table:table-cell>
          <table:table-cell table:style-name="ce22" office:value-type="string" calcext:value-type="string">
            <text:p>111e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Coolant Temperature)</text:p>
          </table:table-cell>
          <table:table-cell table:style-name="ce22" office:value-type="string" calcext:value-type="string">
            <text:p>111e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Intake Air Temperature)</text:p>
          </table:table-cell>
          <table:table-cell table:style-name="ce22" office:value-type="string" calcext:value-type="string">
            <text:p>111e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Low)</text:p>
          </table:table-cell>
          <table:table-cell table:style-name="ce22" office:value-type="string" calcext:value-type="string">
            <text:p>111e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Low Enrichment Activation Threshold (Coolant Temperature)</text:p>
          </table:table-cell>
          <table:table-cell office:value-type="string" calcext:value-type="string">
            <text:p>111e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Maximum Non-Idle Hotstart Enrichment (Post Delay)</text:p>
          </table:table-cell>
          <table:table-cell office:value-type="string" calcext:value-type="string">
            <text:p>111e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Limit Runtime</text:p>
          </table:table-cell>
          <table:table-cell table:number-columns-repeated="2" table:style-name="ce22" office:value-type="string" calcext:value-type="string">
            <text:p>1117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(During Delay and Runtime)</text:p>
          </table:table-cell>
          <table:table-cell table:style-name="ce22" office:value-type="string" calcext:value-type="string">
            <text:p>111e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A/F #3 CL Target Compensation Limits</text:p>
          </table:table-cell>
          <table:table-cell office:value-type="string" calcext:value-type="string">
            <text:p>69c3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#3 Correction Limits</text:p>
          </table:table-cell>
          <table:table-cell office:value-type="string" calcext:value-type="string">
            <text:p>6a72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(P000A) CAMSHAFT POS. A - TIMING SLOW RESPONSE BANK 1</text:p>
          </table:table-cell>
          <table:table-cell office:value-type="string" calcext:value-type="string">
            <text:p>124e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0B) CAMSHAFT POS. B - TIMING SLOW RESPONSE BANK 1</text:p>
          </table:table-cell>
          <table:table-cell table:style-name="ce22" office:value-type="string" calcext:value-type="string">
            <text:p>124e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0C) CAMSHAFT POS. A - TIMING SLOW RESPONSE BANK 2</text:p>
          </table:table-cell>
          <table:table-cell table:style-name="ce22" office:value-type="string" calcext:value-type="string">
            <text:p>124e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0D) CAMSHAFT POS. B - TIMING SLOW RESPONSE BANK 2</text:p>
          </table:table-cell>
          <table:table-cell table:style-name="ce22" office:value-type="string" calcext:value-type="string">
            <text:p>124e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0) CAMSHAFT POS. A ACTUATOR CIRCUIT 1</text:p>
          </table:table-cell>
          <table:table-cell office:value-type="string" calcext:value-type="string">
            <text:p>124f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1) CAMSHAFT POS. A - TIMING OVER-ADVANCED 1</text:p>
          </table:table-cell>
          <table:table-cell office:value-type="string" calcext:value-type="string">
            <text:p>1248f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3) CAMSHAFT POS. B ACTUATOR CIRCUIT / OPEN 1</text:p>
          </table:table-cell>
          <table:table-cell table:style-name="ce22" office:value-type="string" calcext:value-type="string">
            <text:p>125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4) EXHAUST AVCS SYSTEM 1 RANGE/PERF</text:p>
          </table:table-cell>
          <table:table-cell office:value-type="string" calcext:value-type="string">
            <text:p>124c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6) CRANKSHAFT/CAMSHAFT CORRELATION 1A</text:p>
          </table:table-cell>
          <table:table-cell office:value-type="string" calcext:value-type="string">
            <text:p>124bf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7) CRANK/CAM TIMING B FAILURE 1</text:p>
          </table:table-cell>
          <table:table-cell office:value-type="string" calcext:value-type="string">
            <text:p>124c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8) CRANKSHAFT/CAMSHAFT CORRELATION 2A</text:p>
          </table:table-cell>
          <table:table-cell office:value-type="string" calcext:value-type="string">
            <text:p>124be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9) CRANK/CAM TIMING B FAILURE 2</text:p>
          </table:table-cell>
          <table:table-cell office:value-type="string" calcext:value-type="string">
            <text:p>124c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0) CAMSHAFT POS. A ACTUATOR CIRCUIT 2</text:p>
          </table:table-cell>
          <table:table-cell office:value-type="string" calcext:value-type="string">
            <text:p>124ff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1) CAMSHAFT POS. A - TIMING OVER-ADVANCED 2</text:p>
          </table:table-cell>
          <table:table-cell table:style-name="ce22" office:value-type="string" calcext:value-type="string">
            <text:p>1249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3) CAMSHAFT POS. B ACTUATOR CIRCUIT / OPEN 2</text:p>
          </table:table-cell>
          <table:table-cell office:value-type="string" calcext:value-type="string">
            <text:p>12500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4) EXHAUST AVCS SYSTEM 2 RANGE/PERF</text:p>
          </table:table-cell>
          <table:table-cell office:value-type="string" calcext:value-type="string">
            <text:p>124c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30) FRONT O2 SENSOR RANGE/PERF</text:p>
          </table:table-cell>
          <table:table-cell office:value-type="string" calcext:value-type="string">
            <text:p>124a6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31) FRONT O2 SENSOR LOW INPUT</text:p>
          </table:table-cell>
          <table:table-cell office:value-type="string" calcext:value-type="string">
            <text:p>1249f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32) FRONT O2 SENSOR HIGH INPUT</text:p>
          </table:table-cell>
          <table:table-cell office:value-type="string" calcext:value-type="string">
            <text:p>1249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37) REAR O2 SENSOR LOW INPUT</text:p>
          </table:table-cell>
          <table:table-cell table:style-name="ce22" office:value-type="string" calcext:value-type="string">
            <text:p>1249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38) REAR O2 SENSOR HIGH INPUT</text:p>
          </table:table-cell>
          <table:table-cell office:value-type="string" calcext:value-type="string">
            <text:p>1249d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68) MAP SENSOR RANGE/PERF</text:p>
          </table:table-cell>
          <table:table-cell office:value-type="string" calcext:value-type="string">
            <text:p>124a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71) AMBIENT AIR TEMP SENSOR RANGE / PERFORMANCE</text:p>
          </table:table-cell>
          <table:table-cell office:value-type="string" calcext:value-type="string">
            <text:p>1248b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72) AMBIENT AIR TEMP SENSOR LOW INPUT</text:p>
          </table:table-cell>
          <table:table-cell office:value-type="string" calcext:value-type="string">
            <text:p>1248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73) AMBIENT AIR TEMP SENSOR HIGH INPUT</text:p>
          </table:table-cell>
          <table:table-cell office:value-type="string" calcext:value-type="string">
            <text:p>1248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87) FUEL RAIL / SYSTEM PRESSURE TOO LOW</text:p>
          </table:table-cell>
          <table:table-cell office:value-type="string" calcext:value-type="string">
            <text:p>124f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88) FUEL RAIL / SYSTEM PRESSURE TOO HIGH</text:p>
          </table:table-cell>
          <table:table-cell office:value-type="string" calcext:value-type="string">
            <text:p>124f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01) MAF SENSOR RANGE/PERF</text:p>
          </table:table-cell>
          <table:table-cell office:value-type="string" calcext:value-type="string">
            <text:p>124a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02) MAF SENSOR LOW INPUT</text:p>
          </table:table-cell>
          <table:table-cell office:value-type="string" calcext:value-type="string">
            <text:p>1247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03) MAF SENSOR HIGH INPUT</text:p>
          </table:table-cell>
          <table:table-cell office:value-type="string" calcext:value-type="string">
            <text:p>1247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07) MAP SENSOR LOW INPUT</text:p>
          </table:table-cell>
          <table:table-cell office:value-type="string" calcext:value-type="string">
            <text:p>124a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08) MAP SENSOR HIGH INPUT</text:p>
          </table:table-cell>
          <table:table-cell office:value-type="string" calcext:value-type="string">
            <text:p>124a0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1) IAT SENSOR RANGE/PERF</text:p>
          </table:table-cell>
          <table:table-cell office:value-type="string" calcext:value-type="string">
            <text:p>1249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2) IAT SENSOR LOW INPUT</text:p>
          </table:table-cell>
          <table:table-cell office:value-type="string" calcext:value-type="string">
            <text:p>1249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3) IAT SENSOR HIGH INPUT</text:p>
          </table:table-cell>
          <table:table-cell office:value-type="string" calcext:value-type="string">
            <text:p>1249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6) ENGINE COOLANT TEMPERATURE CIRCUIT RANGE / PERFORMANCE PROBLEM</text:p>
          </table:table-cell>
          <table:table-cell office:value-type="string" calcext:value-type="string">
            <text:p>124ea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7) COOLANT TEMP SENSOR LOW INPUT</text:p>
          </table:table-cell>
          <table:table-cell table:style-name="ce22" office:value-type="string" calcext:value-type="string">
            <text:p>1248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8) COOLANT TEMP SENSOR HIGH INPUT</text:p>
          </table:table-cell>
          <table:table-cell office:value-type="string" calcext:value-type="string">
            <text:p>1248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2) TPS A LOW INPUT</text:p>
          </table:table-cell>
          <table:table-cell table:style-name="ce22" office:value-type="string" calcext:value-type="string">
            <text:p>1248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3) TPS A HIGH INPUT</text:p>
          </table:table-cell>
          <table:table-cell table:style-name="ce22" office:value-type="string" calcext:value-type="string">
            <text:p>1248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5) INSUFFICIENT COOLANT TEMP (FUELING)</text:p>
          </table:table-cell>
          <table:table-cell table:style-name="ce22" office:value-type="string" calcext:value-type="string">
            <text:p>1248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8) THERMOSTAT MALFUNCTION</text:p>
          </table:table-cell>
          <table:table-cell office:value-type="string" calcext:value-type="string">
            <text:p>124a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1) FRONT O2 SENSOR LOW INPUT</text:p>
          </table:table-cell>
          <table:table-cell table:style-name="ce22" office:value-type="string" calcext:value-type="string">
            <text:p>1249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2) FRONT O2 SENSOR HIGH INPUT</text:p>
          </table:table-cell>
          <table:table-cell table:style-name="ce22" office:value-type="string" calcext:value-type="string">
            <text:p>1249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3) FRONT O2 SENSOR SLOW RESPONSE</text:p>
          </table:table-cell>
          <table:table-cell table:style-name="ce22" office:value-type="string" calcext:value-type="string">
            <text:p>1249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4) FRONT O2 SENSOR NO ACTIVITY</text:p>
          </table:table-cell>
          <table:table-cell office:value-type="string" calcext:value-type="string">
            <text:p>124a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7) REAR O2 SENSOR LOW VOLTAGE</text:p>
          </table:table-cell>
          <table:table-cell office:value-type="string" calcext:value-type="string">
            <text:p>12497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8) REAR O2 SENSOR HIGH VOLTAGE</text:p>
          </table:table-cell>
          <table:table-cell office:value-type="string" calcext:value-type="string">
            <text:p>1249a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A) O2 SENSOR SLOW RESPONSE RICH TO LEAN B1 S2</text:p>
          </table:table-cell>
          <table:table-cell office:value-type="string" calcext:value-type="string">
            <text:p>124d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B) O2 SENSOR SLOW RESPONSE LEAN TO RICH B1 S2</text:p>
          </table:table-cell>
          <table:table-cell office:value-type="string" calcext:value-type="string">
            <text:p>124d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E) O2 SENSOR DELAYED RESPONSE RICH TO LEAN B1 S2</text:p>
          </table:table-cell>
          <table:table-cell office:value-type="string" calcext:value-type="string">
            <text:p>124d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F) O2 SENSOR DELAYED RESPONSE LEAN TO RICH B1 S2</text:p>
          </table:table-cell>
          <table:table-cell office:value-type="string" calcext:value-type="string">
            <text:p>124d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0) REAR O2 SENSOR NO ACTIVITY</text:p>
          </table:table-cell>
          <table:table-cell office:value-type="string" calcext:value-type="string">
            <text:p>1251f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1) REAR O2 SENSOR MALFUNCTION</text:p>
          </table:table-cell>
          <table:table-cell table:style-name="ce22" office:value-type="string" calcext:value-type="string">
            <text:p>1249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C) O2 SENSOR SLOW RESPONSE RICH TO LEAN B1 S1</text:p>
          </table:table-cell>
          <table:table-cell office:value-type="string" calcext:value-type="string">
            <text:p>124d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D) O2 SENSOR SLOW RESPONSE LEAN TO RICH B1 S1</text:p>
          </table:table-cell>
          <table:table-cell office:value-type="string" calcext:value-type="string">
            <text:p>124d3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A) O2 SENSOR DELAYED RESPONSE RICH TO LEAN B1 S1</text:p>
          </table:table-cell>
          <table:table-cell office:value-type="string" calcext:value-type="string">
            <text:p>124d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B) O2 SENSOR DELAYED RESPONSE LEAN TO RICH B1 S1</text:p>
          </table:table-cell>
          <table:table-cell office:value-type="string" calcext:value-type="string">
            <text:p>124d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71) SYSTEM TOO LEAN</text:p>
          </table:table-cell>
          <table:table-cell table:style-name="ce22" office:value-type="string" calcext:value-type="string">
            <text:p>1249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72) SYSTEM TOO RICH</text:p>
          </table:table-cell>
          <table:table-cell table:style-name="ce22" office:value-type="string" calcext:value-type="string">
            <text:p>1249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1) FUEL RAIL PRESSURE SENSOR CIRCUIT RANGE/PERFORMANCE</text:p>
          </table:table-cell>
          <table:table-cell table:style-name="ce22" office:value-type="string" calcext:value-type="string">
            <text:p>1250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2) FUEL RAIL PRESSURE SENSOR CIRCUIT LOW INPUT</text:p>
          </table:table-cell>
          <table:table-cell office:value-type="string" calcext:value-type="string">
            <text:p>124f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3) FUEL RAIL PRESSURE SENSOR CIRCUIT HIGH INPUT</text:p>
          </table:table-cell>
          <table:table-cell office:value-type="string" calcext:value-type="string">
            <text:p>124f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6) OIL TEMP SENSOR RANGE/PERF</text:p>
          </table:table-cell>
          <table:table-cell office:value-type="string" calcext:value-type="string">
            <text:p>124b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7) OIL TEMP SENSOR LOW</text:p>
          </table:table-cell>
          <table:table-cell office:value-type="string" calcext:value-type="string">
            <text:p>124b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8) OIL TEMP SENSOR HIGH</text:p>
          </table:table-cell>
          <table:table-cell office:value-type="string" calcext:value-type="string">
            <text:p>124b8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01) INJECTOR CIRCUIT / OPEN - CYLINDER 1</text:p>
          </table:table-cell>
          <table:table-cell office:value-type="string" calcext:value-type="string">
            <text:p>124c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02) INJECTOR CIRCUIT / OPEN - CYLINDER 2</text:p>
          </table:table-cell>
          <table:table-cell office:value-type="string" calcext:value-type="string">
            <text:p>124c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03) INJECTOR CIRCUIT / OPEN - CYLINDER 3</text:p>
          </table:table-cell>
          <table:table-cell office:value-type="string" calcext:value-type="string">
            <text:p>124c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04) INJECTOR CIRCUIT / OPEN - CYLINDER 4</text:p>
          </table:table-cell>
          <table:table-cell office:value-type="string" calcext:value-type="string">
            <text:p>124c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22) TPS B LOW INPUT</text:p>
          </table:table-cell>
          <table:table-cell office:value-type="string" calcext:value-type="string">
            <text:p>124a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23) TPS B HIGH INPUT</text:p>
          </table:table-cell>
          <table:table-cell office:value-type="string" calcext:value-type="string">
            <text:p>124a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30) FUEL PUMP PRIMARY CIRCUIT</text:p>
          </table:table-cell>
          <table:table-cell office:value-type="string" calcext:value-type="string">
            <text:p>124a3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27) KNOCK SENSOR 1 LOW INPUT</text:p>
          </table:table-cell>
          <table:table-cell office:value-type="string" calcext:value-type="string">
            <text:p>1247f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28) KNOCK SENSOR 1 HIGH INPUT</text:p>
          </table:table-cell>
          <table:table-cell office:value-type="string" calcext:value-type="string">
            <text:p>1247f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32) KNOCK SENSOR 2 LOW INPUT</text:p>
          </table:table-cell>
          <table:table-cell office:value-type="string" calcext:value-type="string">
            <text:p>1247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33) KNOCK SENSOR 2 HIGH INPUT</text:p>
          </table:table-cell>
          <table:table-cell table:style-name="ce22" office:value-type="string" calcext:value-type="string">
            <text:p>1247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35) CRANKSHAFT POS. SENSOR A MALFUNCTION</text:p>
          </table:table-cell>
          <table:table-cell table:style-name="ce22" office:value-type="string" calcext:value-type="string">
            <text:p>1247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36) CRANKSHAFT POS. SENSOR A RANGE/PERF</text:p>
          </table:table-cell>
          <table:table-cell office:value-type="string" calcext:value-type="string">
            <text:p>12479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40) CAMSHAFT POS. SENSOR A MALFUNCTION</text:p>
          </table:table-cell>
          <table:table-cell office:value-type="string" calcext:value-type="string">
            <text:p>124b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41) CAMSHAFT POS. SENSOR A RANGE/PERF</text:p>
          </table:table-cell>
          <table:table-cell office:value-type="string" calcext:value-type="string">
            <text:p>124f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45) CAMSHAFT POS. SENSOR A BANK 2</text:p>
          </table:table-cell>
          <table:table-cell office:value-type="string" calcext:value-type="string">
            <text:p>124b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46) CAMSHAFT POS. SENSOR A RANGE/PERF BANK 2</text:p>
          </table:table-cell>
          <table:table-cell office:value-type="string" calcext:value-type="string">
            <text:p>124f1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51) IGNITION COIL A PRIMARY / SECONDARY CIRCUIT</text:p>
          </table:table-cell>
          <table:table-cell table:style-name="ce22" office:value-type="string" calcext:value-type="string">
            <text:p>124e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52) IGNITION COIL B PRIMARY / SECONDARY CIRCUIT</text:p>
          </table:table-cell>
          <table:table-cell table:style-name="ce22" office:value-type="string" calcext:value-type="string">
            <text:p>124e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53) IGNITION COIL C PRIMARY / SECONDARY CIRCUIT</text:p>
          </table:table-cell>
          <table:table-cell table:style-name="ce22" office:value-type="string" calcext:value-type="string">
            <text:p>124e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54) IGNITION COIL D PRIMARY / SECONDARY CIRCUIT</text:p>
          </table:table-cell>
          <table:table-cell office:value-type="string" calcext:value-type="string">
            <text:p>124df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65) CAMSHAFT POS. SENSOR B BANK 1</text:p>
          </table:table-cell>
          <table:table-cell office:value-type="string" calcext:value-type="string">
            <text:p>124b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66) CAMSHAFT POS. SENSOR B RANGE / PERFORMANCE BANK 1</text:p>
          </table:table-cell>
          <table:table-cell office:value-type="string" calcext:value-type="string">
            <text:p>124f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90) CAMSHAFT POS. SENSOR B BANK 2</text:p>
          </table:table-cell>
          <table:table-cell office:value-type="string" calcext:value-type="string">
            <text:p>124b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91) CAMSHAFT POS. SENSOR B RANGE / PERFORMANCE BANK 2</text:p>
          </table:table-cell>
          <table:table-cell office:value-type="string" calcext:value-type="string">
            <text:p>124f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20) CAT EFFICIENCY BELOW THRESHOLD</text:p>
          </table:table-cell>
          <table:table-cell table:style-name="ce22" office:value-type="string" calcext:value-type="string">
            <text:p>1249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41) EVAP INCORRECT PURGE FLOW</text:p>
          </table:table-cell>
          <table:table-cell office:value-type="string" calcext:value-type="string">
            <text:p>124d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5) EVAP LEAK DETECTED (GROSS LEAK)</text:p>
          </table:table-cell>
          <table:table-cell office:value-type="string" calcext:value-type="string">
            <text:p>124d6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6) EVAP LEAK DETECTED (VERY SMALL)</text:p>
          </table:table-cell>
          <table:table-cell office:value-type="string" calcext:value-type="string">
            <text:p>1249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8) EVAP PURGE VALVE CIRCUIT LOW</text:p>
          </table:table-cell>
          <table:table-cell table:style-name="ce22" office:value-type="string" calcext:value-type="string">
            <text:p>1249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9) EVAP PURGE VALVE CIRCUIT HIGH</text:p>
          </table:table-cell>
          <table:table-cell office:value-type="string" calcext:value-type="string">
            <text:p>12491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61) FUEL LEVEL SENSOR RANGE/PERF</text:p>
          </table:table-cell>
          <table:table-cell office:value-type="string" calcext:value-type="string">
            <text:p>12485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62) FUEL LEVEL SENSOR LOW INPUT</text:p>
          </table:table-cell>
          <table:table-cell table:style-name="ce22" office:value-type="string" calcext:value-type="string">
            <text:p>1248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63) FUEL LEVEL SENSOR HIGH INPUT</text:p>
          </table:table-cell>
          <table:table-cell table:style-name="ce22" office:value-type="string" calcext:value-type="string">
            <text:p>1248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6) IDLE CONTROL RPM LOWER THAN EXPECTED</text:p>
          </table:table-cell>
          <table:table-cell table:style-name="ce22" office:value-type="string" calcext:value-type="string">
            <text:p>1248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7) IDLE CONTROL RPM HIGH THAN EXPECTED</text:p>
          </table:table-cell>
          <table:table-cell office:value-type="string" calcext:value-type="string">
            <text:p>1248e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A) COLD START IDLE AIR CONTROL SYSTEM PERFORMANCE</text:p>
          </table:table-cell>
          <table:table-cell office:value-type="string" calcext:value-type="string">
            <text:p>124cd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B) COLD START IGNITION TIMING PERFORMANCE</text:p>
          </table:table-cell>
          <table:table-cell office:value-type="string" calcext:value-type="string">
            <text:p>124c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E)</text:p>
          </table:table-cell>
          <table:table-cell office:value-type="string" calcext:value-type="string">
            <text:p>124c1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12) STARTER REQUEST CIRCUIT</text:p>
          </table:table-cell>
          <table:table-cell office:value-type="string" calcext:value-type="string">
            <text:p>124e5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16)</text:p>
          </table:table-cell>
          <table:table-cell office:value-type="string" calcext:value-type="string">
            <text:p>124b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17)</text:p>
          </table:table-cell>
          <table:table-cell office:value-type="string" calcext:value-type="string">
            <text:p>124b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60) SYSTEM VOLTAGE</text:p>
          </table:table-cell>
          <table:table-cell table:style-name="ce22" office:value-type="string" calcext:value-type="string">
            <text:p>124e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62) SYSTEM VOLTAGE LOW</text:p>
          </table:table-cell>
          <table:table-cell office:value-type="string" calcext:value-type="string">
            <text:p>124a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63) SYSTEM VOLTAGE HIGH</text:p>
          </table:table-cell>
          <table:table-cell office:value-type="string" calcext:value-type="string">
            <text:p>124a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4) CONTROL MODULE RAM ERROR</text:p>
          </table:table-cell>
          <table:table-cell office:value-type="string" calcext:value-type="string">
            <text:p>1247a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5) CONTROL MODULE ROM ERROR</text:p>
          </table:table-cell>
          <table:table-cell office:value-type="string" calcext:value-type="string">
            <text:p>124b5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6) ECM/PCM PROCESSOR</text:p>
          </table:table-cell>
          <table:table-cell office:value-type="string" calcext:value-type="string">
            <text:p>124ee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A) CONTROL MODULE MONITORING PROCESSOR</text:p>
          </table:table-cell>
          <table:table-cell office:value-type="string" calcext:value-type="string">
            <text:p>124ed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B) CONTROL MODULE A/D PROCESSING</text:p>
          </table:table-cell>
          <table:table-cell office:value-type="string" calcext:value-type="string">
            <text:p>124e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16) STARTER RELAY CIRCUIT LOW</text:p>
          </table:table-cell>
          <table:table-cell table:style-name="ce22" office:value-type="string" calcext:value-type="string">
            <text:p>124e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17) STARTER RELAY CIRCUIT HIGH</text:p>
          </table:table-cell>
          <table:table-cell table:style-name="ce22" office:value-type="string" calcext:value-type="string">
            <text:p>124e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2D) FUEL INJECTOR 1 DRIVER CIRCUIT PERFORMANCE</text:p>
          </table:table-cell>
          <table:table-cell office:value-type="string" calcext:value-type="string">
            <text:p>124f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2F) CONTROL MODULE EEPROM ERROR</text:p>
          </table:table-cell>
          <table:table-cell office:value-type="string" calcext:value-type="string">
            <text:p>124e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5A) GENERATOR SYSTEM PERFORMANCE</text:p>
          </table:table-cell>
          <table:table-cell office:value-type="string" calcext:value-type="string">
            <text:p>1251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85) ECM/PCM POWER RELAY CONTROL CIRCUIT / OPEN</text:p>
          </table:table-cell>
          <table:table-cell office:value-type="string" calcext:value-type="string">
            <text:p>1248d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00) TRANSMISSION CONTROL SYSTEM</text:p>
          </table:table-cell>
          <table:table-cell office:value-type="string" calcext:value-type="string">
            <text:p>124b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1A) STARTER DISABLE CIRCUIT LOW</text:p>
          </table:table-cell>
          <table:table-cell office:value-type="string" calcext:value-type="string">
            <text:p>124eb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51) NEUTRAL SWITCH INPUT LOW</text:p>
          </table:table-cell>
          <table:table-cell table:style-name="ce22" office:value-type="string" calcext:value-type="string">
            <text:p>1248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52) NEUTRAL SWITCH INPUT HIGH</text:p>
          </table:table-cell>
          <table:table-cell table:style-name="ce22" office:value-type="string" calcext:value-type="string">
            <text:p>1248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A3B) GENERATOR OVER TEMPERATURE</text:p>
          </table:table-cell>
          <table:table-cell office:value-type="string" calcext:value-type="string">
            <text:p>1251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09) THROTTLE DEPOSIT MALFUNCTION</text:p>
          </table:table-cell>
          <table:table-cell office:value-type="string" calcext:value-type="string">
            <text:p>124f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60) ABNORMAL RETURN SPRING</text:p>
          </table:table-cell>
          <table:table-cell office:value-type="string" calcext:value-type="string">
            <text:p>124a9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70) PORT INJECTOR FUEL PERFORMANCE</text:p>
          </table:table-cell>
          <table:table-cell office:value-type="string" calcext:value-type="string">
            <text:p>124f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7B) DIRECT INJECTOR FUEL PERFORMANCE</text:p>
          </table:table-cell>
          <table:table-cell office:value-type="string" calcext:value-type="string">
            <text:p>124f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92) FUEL RAIL PRESSURE SENSOR B CIRCUIT LOW INPUT</text:p>
          </table:table-cell>
          <table:table-cell office:value-type="string" calcext:value-type="string">
            <text:p>1251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93) FUEL RAIL PRESSURE SENSOR B CIRCUIT HIGH INPUT</text:p>
          </table:table-cell>
          <table:table-cell table:style-name="ce22" office:value-type="string" calcext:value-type="string">
            <text:p>1251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9E) BANK 1 AFR IMBALANCE FOR PORT INJECTION</text:p>
          </table:table-cell>
          <table:table-cell table:style-name="ce22" office:value-type="string" calcext:value-type="string">
            <text:p>1249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9F) BANK 1 AFR IMBALANCE FOR DIRECT INJECTION</text:p>
          </table:table-cell>
          <table:table-cell office:value-type="string" calcext:value-type="string">
            <text:p>124bd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35) HIGH PRESSURE FUEL PUMP CIRCUIT</text:p>
          </table:table-cell>
          <table:table-cell office:value-type="string" calcext:value-type="string">
            <text:p>124fa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61) DI INJECTOR CIRCUIT / OPEN - CYLINDER 1</text:p>
          </table:table-cell>
          <table:table-cell office:value-type="string" calcext:value-type="string">
            <text:p>124f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62) DI INJECTOR CIRCUIT / OPEN - CYLINDER 2</text:p>
          </table:table-cell>
          <table:table-cell office:value-type="string" calcext:value-type="string">
            <text:p>124f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63) DI INJECTOR CIRCUIT / OPEN - CYLINDER 3</text:p>
          </table:table-cell>
          <table:table-cell office:value-type="string" calcext:value-type="string">
            <text:p>124f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64) DI INJECTOR CIRCUIT / OPEN - CYLINDER 4</text:p>
          </table:table-cell>
          <table:table-cell office:value-type="string" calcext:value-type="string">
            <text:p>124f7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49) EVAPORATIVE EMISSION CONT. SYS. AIR FILTER CLOG</text:p>
          </table:table-cell>
          <table:table-cell office:value-type="string" calcext:value-type="string">
            <text:p>124d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51) EVAPORATIVE EMISSION CONT. SYS.</text:p>
          </table:table-cell>
          <table:table-cell office:value-type="string" calcext:value-type="string">
            <text:p>124d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30) BATTERY CURRENT SENSOR CIRCUIT (LOW)</text:p>
          </table:table-cell>
          <table:table-cell office:value-type="string" calcext:value-type="string">
            <text:p>124bb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31) BATTERY CURRENT SENSOR CIRCUIT (HIGH)</text:p>
          </table:table-cell>
          <table:table-cell office:value-type="string" calcext:value-type="string">
            <text:p>124ba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32) CHARGING CONTROL SYSTEM</text:p>
          </table:table-cell>
          <table:table-cell office:value-type="string" calcext:value-type="string">
            <text:p>124b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603) ENGINE STALL HISTORY</text:p>
          </table:table-cell>
          <table:table-cell office:value-type="string" calcext:value-type="string">
            <text:p>124f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604) STARTABILITY MALFUNCTION</text:p>
          </table:table-cell>
          <table:table-cell office:value-type="string" calcext:value-type="string">
            <text:p>124fd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C00) BATTERY MONITOR MODULE A PERFORMANCE</text:p>
          </table:table-cell>
          <table:table-cell office:value-type="string" calcext:value-type="string">
            <text:p>12515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6) POST CATALYST TOO LEAN B1</text:p>
          </table:table-cell>
          <table:table-cell office:value-type="string" calcext:value-type="string">
            <text:p>124a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7) POST CATALYST TOO RICH B1</text:p>
          </table:table-cell>
          <table:table-cell office:value-type="string" calcext:value-type="string">
            <text:p>124b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01) THROTTLE ACTUATOR CIRCUIT RANGE/PERF</text:p>
          </table:table-cell>
          <table:table-cell office:value-type="string" calcext:value-type="string">
            <text:p>124a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02) THROTTLE ACTUATOR CIRCUIT LOW</text:p>
          </table:table-cell>
          <table:table-cell office:value-type="string" calcext:value-type="string">
            <text:p>124aa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03) THROTTLE ACTUATOR CIRCUIT HIGH</text:p>
          </table:table-cell>
          <table:table-cell office:value-type="string" calcext:value-type="string">
            <text:p>124a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09) TPS A MINIMUM STOP PERF</text:p>
          </table:table-cell>
          <table:table-cell office:value-type="string" calcext:value-type="string">
            <text:p>124a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19) THROTTLE BODY RANGE / PERFORMANCE</text:p>
          </table:table-cell>
          <table:table-cell office:value-type="string" calcext:value-type="string">
            <text:p>124ef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22) TPS D CIRCUIT LOW INPUT</text:p>
          </table:table-cell>
          <table:table-cell office:value-type="string" calcext:value-type="string">
            <text:p>124af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23) TPS D CIRCUIT HIGH INPUT</text:p>
          </table:table-cell>
          <table:table-cell office:value-type="string" calcext:value-type="string">
            <text:p>124b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27) TPS E CIRCUIT LOW INPUT</text:p>
          </table:table-cell>
          <table:table-cell office:value-type="string" calcext:value-type="string">
            <text:p>124a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28) TPS E CIRCUIT HIGH INPUT</text:p>
          </table:table-cell>
          <table:table-cell office:value-type="string" calcext:value-type="string">
            <text:p>124af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35) TPS A/B VOLTAGE</text:p>
          </table:table-cell>
          <table:table-cell office:value-type="string" calcext:value-type="string">
            <text:p>124b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38) TPS D/E VOLTAGE</text:p>
          </table:table-cell>
          <table:table-cell office:value-type="string" calcext:value-type="string">
            <text:p>124a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58) VEHICLE SPEED SENSOR B</text:p>
          </table:table-cell>
          <table:table-cell table:style-name="ce22" office:value-type="string" calcext:value-type="string">
            <text:p>1248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95) O2 SENSOR SIGNAL STUCK LEAN B1 S1</text:p>
          </table:table-cell>
          <table:table-cell office:value-type="string" calcext:value-type="string">
            <text:p>124e8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96) O2 SENSOR SIGNAL STUCK RICH B1 S1</text:p>
          </table:table-cell>
          <table:table-cell table:style-name="ce22" office:value-type="string" calcext:value-type="string">
            <text:p>124e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9A) BANK 1 AFR IMBALANCE</text:p>
          </table:table-cell>
          <table:table-cell office:value-type="string" calcext:value-type="string">
            <text:p>124d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270) O2 SENSOR SIGNAL STUCK LEAN B1 S2</text:p>
          </table:table-cell>
          <table:table-cell office:value-type="string" calcext:value-type="string">
            <text:p>12488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271) O2 SENSOR SIGNAL STUCK RICH B1 S2</text:p>
          </table:table-cell>
          <table:table-cell table:style-name="ce22" office:value-type="string" calcext:value-type="string">
            <text:p>1248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01) EVAP LEAK DETECTION PUMP CONTROL CIRCUIT LOW</text:p>
          </table:table-cell>
          <table:table-cell office:value-type="string" calcext:value-type="string">
            <text:p>124d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02) EVAP LEAK DETECTION PUMP CONTROL CIRCUIT HIGH</text:p>
          </table:table-cell>
          <table:table-cell office:value-type="string" calcext:value-type="string">
            <text:p>124da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04) EVAP LEAK DETECTION PUMP SENSE CIRCUIT RANGE/PERFORMANCE</text:p>
          </table:table-cell>
          <table:table-cell office:value-type="string" calcext:value-type="string">
            <text:p>124d9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19) EVAP SWITCHING VALVE LOW</text:p>
          </table:table-cell>
          <table:table-cell office:value-type="string" calcext:value-type="string">
            <text:p>124cf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20) EVAP SWITCHING VALVE HIGH</text:p>
          </table:table-cell>
          <table:table-cell office:value-type="string" calcext:value-type="string">
            <text:p>124c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B9)</text:p>
          </table:table-cell>
          <table:table-cell office:value-type="string" calcext:value-type="string">
            <text:p>124d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BA)</text:p>
          </table:table-cell>
          <table:table-cell office:value-type="string" calcext:value-type="string">
            <text:p>124d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BB)</text:p>
          </table:table-cell>
          <table:table-cell office:value-type="string" calcext:value-type="string">
            <text:p>124d0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530) IGNITION SWITCH RUN POSITION CIRCUIT</text:p>
          </table:table-cell>
          <table:table-cell office:value-type="string" calcext:value-type="string">
            <text:p>1248a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610) ECM/PCM INTERNAL ENGINE OFF TIMER PERFORMANCE</text:p>
          </table:table-cell>
          <table:table-cell office:value-type="string" calcext:value-type="string">
            <text:p>124c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C1571)</text:p>
          </table:table-cell>
          <table:table-cell office:value-type="string" calcext:value-type="string">
            <text:p>124c7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C1572)</text:p>
          </table:table-cell>
          <table:table-cell office:value-type="string" calcext:value-type="string">
            <text:p>124c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C1576)</text:p>
          </table:table-cell>
          <table:table-cell office:value-type="string" calcext:value-type="string">
            <text:p>1247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C1577)</text:p>
          </table:table-cell>
          <table:table-cell table:style-name="ce22" office:value-type="string" calcext:value-type="string">
            <text:p>1250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C1578)</text:p>
          </table:table-cell>
          <table:table-cell office:value-type="string" calcext:value-type="string">
            <text:p>124e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073) CAN COMMUNICATION BUS A OFF</text:p>
          </table:table-cell>
          <table:table-cell office:value-type="string" calcext:value-type="string">
            <text:p>124c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077) LIN COMMUNICATION BUS ECM/PCM OFF</text:p>
          </table:table-cell>
          <table:table-cell table:style-name="ce22" office:value-type="string" calcext:value-type="string">
            <text:p>1251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101) CAN LOST COMMUNICATION WITH TCM</text:p>
          </table:table-cell>
          <table:table-cell office:value-type="string" calcext:value-type="string">
            <text:p>124c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122) CAN LOST COMMUNICATION WITH VDC</text:p>
          </table:table-cell>
          <table:table-cell office:value-type="string" calcext:value-type="string">
            <text:p>124c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155) LOST COMMUNICATION WITH INSTRUMENT PANEL CLUSTER (IPC) CONTROL MODULE</text:p>
          </table:table-cell>
          <table:table-cell office:value-type="string" calcext:value-type="string">
            <text:p>124df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402) CAN INVALID DATA RECEIVED FROM TCM</text:p>
          </table:table-cell>
          <table:table-cell office:value-type="string" calcext:value-type="string">
            <text:p>124c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416) CAN INVALID DATA RECEIVED FROM VDC</text:p>
          </table:table-cell>
          <table:table-cell office:value-type="string" calcext:value-type="string">
            <text:p>124ca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423) INVALID DATA RECEIVED FROM INSTRUMENT PANEL CLUSTER CONTROL MODULE</text:p>
          </table:table-cell>
          <table:table-cell office:value-type="string" calcext:value-type="string">
            <text:p>124d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1712) LOST LIN COMMUNICATION WITH BATTERY 1 MONITOR MODULE</text:p>
          </table:table-cell>
          <table:table-cell table:style-name="ce22" office:value-type="string" calcext:value-type="string">
            <text:p>1251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171F) LOST LIN COMMUNICATION WITH GENERATOR</text:p>
          </table:table-cell>
          <table:table-cell table:style-name="ce22" office:value-type="string" calcext:value-type="string">
            <text:p>1251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Launch Control Disable Spe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Launch Control/FFS</text:p>
          </table:table-cell>
        </table:table-row>
        <table:table-row table:style-name="ro1">
          <table:table-cell office:value-type="string" calcext:value-type="string">
            <text:p>Launch Control RPM Del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Launch Control/FFS</text:p>
          </table:table-cell>
        </table:table-row>
        <table:table-row table:style-name="ro1">
          <table:table-cell office:value-type="string" calcext:value-type="string">
            <text:p>Flat-Foot Shift RPM Del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Launch Control/FFS</text:p>
          </table:table-cell>
        </table:table-row>
        <table:table-row table:style-name="ro1">
          <table:table-cell office:value-type="string" calcext:value-type="string">
            <text:p>DiPi Fueling ECT Unknown 18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9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0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1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2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3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4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5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6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7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A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A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B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B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C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C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Load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Load)(M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Load)(A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D (Load)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Imm. Cruise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Imm. Non-Cruise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(M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(A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(M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(A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to OL Delay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/Switch SI-DRIVE Intellig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(Atm. Pressure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A (Atm. Pressure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B (Atm. Pressure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(Accelerator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A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B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C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Throttle Hysteres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A (Base Pulse Width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B (Base Pulse Width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C (Base Pulse Width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BPW Hysteres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Counter Step Value (MAF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Perio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EG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Maximum Vehicle Spe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inimum (EC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Engine Load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Engine Load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(M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(A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Neutral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Engine Speed B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Throttle A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B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Throttle Atm. Pressure Threshold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(Low Atm. Pressur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(High Atm. Pressur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Per Injector Primary Fuel Offset Compensation 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B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C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A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B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C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D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Throttle Tip-in Enrichmen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Boost Error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Activatio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A/F #3 Learning Limi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Cranking Fuel Injector Pulse Width A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C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D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G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H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Hotstart Low Enrichment Activation Threshold (Intake Air Temperatur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aximum Non-Idle Enrichment D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Base Timin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C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F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H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Primary 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Reference Cruise (AVCS related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Primary Non-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Reference Non-Cruise (AVCS related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Below Speed Threshol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Below Speed Threshold)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Above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Above Speed Threshold) 2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Above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Above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Above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(MT)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Below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Below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Below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Below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Below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Below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Minimum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Minimum Vehicle Speed En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Alternate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B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dditive (Knock Conditions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dditive A (Knock Conditions)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dditive B (Knock Conditions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(Knock Conditions High)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(Knock Conditions Low)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Cruise 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Non-Cruise 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Non-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lternate M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lternate Mod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lternate Mode 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dditive Range (RPM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Compensation A (IA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IAT) Activation 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A (IAT) Activation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 Load (IA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IA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IAT) IAM Activ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IAT) Max Additiv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C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D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Cruise A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Cruise B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Non-Cruise A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Non-Cruise B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MRP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F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1s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2nd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3rd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4th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5th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Activation (RP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Activation (Load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Feedback Correction Minimum Load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Value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Delay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Extended Feedback Correction High RPM Compens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Minimum (RP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Maximum (RP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ows (RPM)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Columns (Load)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Learning Delay (Increasing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Learning Delay (Increasing)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Target Throttle Plate Position Divider (RPM)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Speed Limiting (Throttle)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(Fuel Cu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(Throttl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(Throttle) SI-DRIVE Intellige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EGT Sensor Scal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Fuel Temp Sensor Scal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Atmospheric Pressure Sensor Scal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Fuel Pump Duty Cyc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(EC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C (EC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D (EC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Atmospheric Pressure Sensor Scaling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Gear Determination Threshold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AFR Sensor Heater Protection</text:p>
          </table:table-cell>
          <table:table-cell/>
          <table:table-cell office:value-type="string" calcext:value-type="string">
            <text:p>dae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ing Limit</text:p>
          </table:table-cell>
          <table:table-cell/>
          <table:table-cell office:value-type="string" calcext:value-type="string">
            <text:p>daee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OL Fuelling Throttle Compensa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OL Fuelling Accelerator Compensa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Catalyst Warm Up Idle</text:p>
          </table:table-cell>
          <table:table-cell/>
          <table:table-cell office:value-type="string" calcext:value-type="string">
            <text:p>e0f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Catalyst Warm Up Non-Idle</text:p>
          </table:table-cell>
          <table:table-cell/>
          <table:table-cell office:value-type="string" calcext:value-type="string">
            <text:p>e0fa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AFR Sensor Heating Limit A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ing Limit B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orce Pass Readiness Monitor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OBD-II</text:p>
          </table:table-cell>
        </table:table-row>
        <table:table-row table:style-name="ro1">
          <table:table-cell office:value-type="string" calcext:value-type="string">
            <text:p>Force Pass Readiness Monitors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OBD-II</text:p>
          </table:table-cell>
        </table:table-row>
        <table:table-row table:style-name="ro1">
          <table:table-cell office:value-type="string" calcext:value-type="string">
            <text:p>(P0000) PASS CODE (NO DTC DETECTE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00) PASS CODE (NO DTC DETECTED)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6) OSV SOLENOID VALVE CIRCUIT RANGE PERF B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8) OSV SOLENOID VALVE CIRCUIT RANGE PERF B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43) HO2S CIRCUIT LOW B1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44) HO2S CIRCUIT HIGH B1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50) HO2S CIRCUIT RANGE PERF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51) HO2S CIRCUIT LOW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52) HO2S CIRCUIT HIGH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57) HO2S CIRCUIT LOW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58) HO2S CIRCUIT HIGH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76) INTAKE VALVE CIRCUIT LOW (BANK 1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77) INTAKE VALVE CONTROL HIGH (BANK 1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82) INTAKE VALVE CONTROL LOW (BANK 2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83) INTAKE VALVE CONTROL HIGH (BANK 2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1) TPS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6) INSUFFICIENT COOLANT TEMP (OPERATIO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9) ATMOS. PRESSURE SENSOR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9) REAR O2 SENSOR SLOW RESPON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3) O2 SENSOR CIRCUIT LOW B1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4) O2 SENSOR CIRCUIT HIGH B1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5) O2 SENSOR CIRCUIT SLOW RESPONSE B1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1) O2 SENSOR CIRCUIT LOW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2) O2 SENSOR CIRCUIT HIGH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3) O2 SENSOR CIRCUIT SLOW RESPONSE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4) O2 SENSOR CIRCUIT OPEN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7) O2 SENSOR CIRCUIT LOW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8) O2 SENSOR CIRCUIT HIGH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9) O2 SENSOR CIRCUIT SLOW RESPONSE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60) O2 SENSOR NO ACTIVITY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74) SYSTEM TOO LEAN B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75) SYSTEM TOO RICH B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81) FUEL TEMP SENSOR A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82) FUEL TEMP SENSOR A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83) FUEL TEMP SENSOR A HIGH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44) WASTEGATE SOLENOID A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45) WASTEGATE SOLENOID A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46) WASTEGATE SOLENOID A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61) FUEL INJECTOR #1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64) FUEL INJECTOR #2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67) FUEL INJECTOR #3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70) FUEL INJECTOR #4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0) RANDOM MULTIPLE CYLINDER MISFIRE DETECT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1) MISFIRE CYLINDER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2) MISFIRE CYLINDER 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3) MISFIRE CYLINDER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4) MISFIRE CYLINDER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5) MISFIRE CYLINDER 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6) MISFIRE CYLINDER 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50) IGNITION COIL PRIMARY/SECONDA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00) EGR F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0) SECONDARY AIR PUMP SYS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1) SECONDARY AIR PUMP INCORRECT F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3) SECONDARY AIR PUMP A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4) SECONDARY AIR PUMP A SHORT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6) SECONDARY AIR PUMP B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7) SECONDARY AIR PUMP B SHORT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8) SECONDARY AIR PUMP RELAY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42) EVAP LEAK DETECTED (SMALL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47) EVAP VENT CONTROL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48) EVAP VENT CONTROL CIRCUIT SHORT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1) EVAP PRESSURE SENSOR RANGE/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2) EVAP PRESSURE SENSOR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3) EVAP PRESSURE SENSOR HIGH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7) EVAP LEAK DETECTED (FUEL CAP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64) FUEL LEVEL SENSOR INTERMITT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83) RADIATOR FAN RATIONALITY CHE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0) VEHICLE SPEED SENSOR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2) VEHICLE SPEED SENSOR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3) VEHICLE SPEED SENSOR INTERMITT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8) IDLE CONTROL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9) IDLE CONTROL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19) IDLE CONTROL MALFUNCTION (FAIL-SAF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45) EGT SENSOR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46) EGT SENSOR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58) ALTERNATOR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59) ALTERNATOR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65) CRUISE CONTROL SET SIG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0) SERIAL COMMUNICATION LI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2) CONTROL MODULE PROG. ERR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7) CONTROL MODULE PERFORM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38) THROTTLE ACTUATOR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91) RADIATOR FAN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92) RADIATOR FAN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03) BRAKE SWITCH INPUT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05) TRANSMISSION RANGE SENSOR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10) ATF TEMP SENSOR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16) TORQUE CONVERTER TURBINE SPEED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20) AT VEHICLE SPEED SENSOR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26) ENGINE SPEED INPUT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31) GEAR 1 INCORRECT RAT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32) GEAR 2 INCORRECT RAT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33) GEAR 3 INCORRECT RAT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34) GEAR 4 INCORRECT RAT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41) TORQUE CONVERTER CLUTCH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43) TORQUE CONVERTER CLUTCH LOCK-UP DUTY SOLENO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48) PRESSURE CONTROL LINE PRESSURE DUTY SOLENO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53) SHIFT SOLENOID A ELECTRI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58) SHIFT SOLENOID B ELECTRI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71) AT LOW CLUTCH TIMING SOLENOID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78) AT 2-4 BRAKE PRESSURE SOLENOID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85) AT 2-4 BRAKE TIMING SOLENOID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64) TCM COMMUNICATION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65) TCM COMMUNICATION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66) TCM COMMUNICATION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26) VVL SYSTEMS 1 PERFORM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28) VVL SYSTEMS 2 PERFORM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86) TGV POS. 2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87) TGV POS. 2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88) TGV POS. 1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89) TGV POS. 1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0) TGV SYSTEM 1 (VALVE OP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1) TGV SYSTEM 1 (VALVE CLOS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2) TGV SYSTEM 2 (VALVE OP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3) TGV SYSTEM 2 (VALVE CLOS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4) TGV SIGNAL 1 (OP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5) TGV SIGNAL 1 (SHOR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6) TGV SIGNAL 2 (OP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7) TGV SIGNAL 2 (SHOR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10) ATMOS. PRESSURE SENSOR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11) ATMOS. PRESSURE SENSOR HIGH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52) FRONT O2 SENSOR RANGE PERF LOW B1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53) FRONT O2 SENSOR RANGE PERF HIGH B1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54) O2 SENSOR RANGE PERF LOW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55) O2 SENSOR RANGE PERF HIGH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82) PCV SYSTEM CIRCUIT (OP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301) MISFIRE (HIGH TEMP EXHAUST GA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312) EGT SENSOR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00) FUEL TANK PRESSURE SOL.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10) SECONDARY AIR PUMP VALVE STUCK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18) SECONDARY AIR PUMP CIRCUIT SHORT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20) FUEL TANK PRESSURE SOL. HIGH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43) VENT CONTROL SOLENOID FUNCTION PROBL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46) FUEL TANK SENSOR CONTROL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47) FUEL TANK SENSOR CONTROL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48) FUEL TANK SENSOR CONTROL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1) PCV (BLOWBY) FUNCTION PROBL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2) EGR SOLENOID SIGNAL 1 MALFUNCTION (LO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3) EGR SOLENOID SIGNAL 1 MALFUNCTION (HIG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4) EGR SOLENOID SIGNAL 2 MALFUNCTION (LO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5) EGR SOLENOID SIGNAL 2 MALFUNCTION (HIG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6) EGR SIGNAL 3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7) EGR SOLENOID SIGNAL 3 MALFUNCTION (HIG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8) EGR SIGNAL 4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9) EGR SIGNAL 4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18) STARTER SWITCH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19) IMRC STUCK CLO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20) IMRC CIRCUIT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44) EGT TOO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60) BACK-UP VOLTAGE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602) CONTROL MODULE PROGRAMMING ERR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616) SBDS INTERACTIVE CO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700) TPS CIRCUIT MALFUNCTION (A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4) TGV - INTAKE MANIFOLD RUNNER 1 STUCK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5) TGV - INTAKE MANIFOLD RUNNER 2 STUCK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6) TGV - INTAKE MANIFOLD RUNNER 1 STUCK CLO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7) TGV - INTAKE MANIFOLD RUNNER 2 STUCK CLO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8) TGV - INTAKE MANIFOLD RUNNER 1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9) TGV - INTAKE MANIFOLD RUNNER 1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11) TGV - INTAKE MANIFOLD RUNNER 2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12) TGV - INTAKE MANIFOLD RUNNER 2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16) TGV - INTAKE MANIFOLD RUNNER 1 POS. SENSOR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17) TGV - INTAKE MANIFOLD RUNNER 1 POS. SENSOR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21) TGV - INTAKE MANIFOLD RUNNER 2 POS. SENSOR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22) TGV - INTAKE MANIFOLD RUNNER 2 POS. SENSOR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88) OCV SOLENOID A1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89) OCV SOLENOID A1 CIRCUIT SHO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0) OCV SOLENOID B1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1) OCV SOLENOID B1 CIRCUIT SHO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2) OCV SOLENOID A2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3) OCV SOLENOID A2 CIRCUIT SHO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4) OCV SOLENOID B2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5) OCV SOLENOID B2 CIRCUIT SHO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8) POST CATALYST TOO LEAN B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9) POST CATALYST TOO RICH B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227) BARO. PRESSURE CIRCUIT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228) BARO. PRESSURE CIRCUIT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229) BARO. PRESSURE CIRCUIT HIGH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31) SECONDARY AIR PUMP CIRCUIT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32) SECONDARY AIR PUMP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33) SECONDARY AIR PUMP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40) SECONDARY AIR PUMP VALVE 1 STUCK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41) SECONDARY AIR PUMP VALVE 1 STUCK CLO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42) SECONDARY AIR PUMP VALVE 2 STUCK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43) SECONDARY AIR PUMP 2 STUCK CLO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44) SECONDARY AIR PUMP 1 STUCK ON B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503) CHARGING SYSTEM VOLTAGE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504) CHARGING SYSTEM VOLTAGE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Checksum Fix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Checksum Fix</text:p>
          </table:table-cell>
        </table:table-row>
        <table:table-row table:style-name="ro1">
          <table:table-cell office:value-type="string" calcext:value-type="string">
            <text:p>Checksum Fix 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Checksum Fi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3:49:29.02457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20:21:46.656730000</meta:creation-date>
    <dc:date>2026-03-03T23:54:06.525549000</dc:date>
    <meta:editing-duration>PT1H35M20S</meta:editing-duration>
    <meta:editing-cycles>9</meta:editing-cycles>
    <meta:generator>LibreOffice/26.2.0.3$MacOSX_AARCH64 LibreOffice_project/afbbd0df0edb6d40b450b0337ac646b0913a760c</meta:generator>
    <meta:document-statistic meta:table-count="4" meta:cell-count="13455" meta:object-count="0"/>
  </office:meta>
</office:document-meta>
</file>